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roman" style:font-pitch="variable"/>
  </office:font-face-decls>
  <office:automatic-styles>
    <style:style style:name="Table1" style:family="table">
      <style:table-properties style:width="16.51cm" fo:break-before="page" table:align="margins"/>
    </style:style>
    <style:style style:name="Table1.A" style:family="table-column">
      <style:table-column-properties style:column-width="1.596cm" style:rel-column-width="6336*"/>
    </style:style>
    <style:style style:name="Table1.B" style:family="table-column">
      <style:table-column-properties style:column-width="2.75cm" style:rel-column-width="10915*"/>
    </style:style>
    <style:style style:name="Table1.D" style:family="table-column">
      <style:table-column-properties style:column-width="4.75cm" style:rel-column-width="18855*"/>
    </style:style>
    <style:style style:name="Table1.E" style:family="table-column">
      <style:table-column-properties style:column-width="4.664cm" style:rel-column-width="18514*"/>
    </style:style>
    <style:style style:name="Table1.A1" style:family="table-cell">
      <style:table-cell-properties fo:padding="0.097cm" fo:border-left="0.5pt solid #000000" fo:border-right="none" fo:border-top="0.5pt solid #000000" fo:border-bottom="0.5pt solid #000000"/>
    </style:style>
    <style:style style:name="Table1.E1" style:family="table-cell">
      <style:table-cell-properties fo:padding="0.097cm" fo:border="0.5pt solid #000000"/>
    </style:style>
    <style:style style:name="Table1.A2" style:family="table-cell">
      <style:table-cell-properties fo:padding="0.097cm" fo:border-left="0.5pt solid #000000" fo:border-right="none" fo:border-top="none" fo:border-bottom="0.5pt solid #000000"/>
    </style:style>
    <style:style style:name="Table1.E2" style:family="table-cell">
      <style:table-cell-properties fo:padding="0.097cm" fo:border-left="0.5pt solid #000000" fo:border-right="0.5pt solid #000000" fo:border-top="none" fo:border-bottom="0.5pt solid #000000"/>
    </style:style>
    <style:style style:name="P1" style:family="paragraph" style:parent-style-name="Text_20_body">
      <style:paragraph-properties fo:margin-top="0cm" fo:margin-bottom="0.25cm" style:contextual-spacing="false" fo:line-height="200%"/>
      <style:text-properties officeooo:paragraph-rsid="00316617"/>
    </style:style>
    <style:style style:name="P2" style:family="paragraph" style:parent-style-name="Text_20_body">
      <style:paragraph-properties fo:margin-top="0cm" fo:margin-bottom="0.25cm" style:contextual-spacing="false" fo:line-height="200%"/>
      <style:text-properties officeooo:paragraph-rsid="0058c8c6"/>
    </style:style>
    <style:style style:name="P3" style:family="paragraph" style:parent-style-name="Text_20_body">
      <style:paragraph-properties fo:margin-top="0cm" fo:margin-bottom="0.25cm" style:contextual-spacing="false" fo:line-height="200%"/>
      <style:text-properties officeooo:paragraph-rsid="00513465"/>
    </style:style>
    <style:style style:name="P4" style:family="paragraph" style:parent-style-name="Text_20_body">
      <style:paragraph-properties fo:margin-top="0cm" fo:margin-bottom="0.25cm" style:contextual-spacing="false" fo:line-height="200%"/>
      <style:text-properties officeooo:paragraph-rsid="006a5770"/>
    </style:style>
    <style:style style:name="P5" style:family="paragraph" style:parent-style-name="Standard">
      <style:paragraph-properties fo:margin-top="0cm" fo:margin-bottom="0.25cm" style:contextual-spacing="false" fo:line-height="200%"/>
      <style:text-properties officeooo:paragraph-rsid="00655d9d"/>
    </style:style>
    <style:style style:name="P6" style:family="paragraph" style:parent-style-name="Text_20_body">
      <style:paragraph-properties fo:margin-top="0cm" fo:margin-bottom="0.25cm" style:contextual-spacing="false" fo:line-height="200%"/>
      <style:text-properties officeooo:rsid="001ae85f" officeooo:paragraph-rsid="001ae85f"/>
    </style:style>
    <style:style style:name="P7" style:family="paragraph" style:parent-style-name="Text_20_body">
      <style:paragraph-properties fo:margin-top="0cm" fo:margin-bottom="0.25cm" style:contextual-spacing="false" fo:line-height="200%"/>
      <style:text-properties officeooo:rsid="001ae85f" officeooo:paragraph-rsid="00513465"/>
    </style:style>
    <style:style style:name="P8" style:family="paragraph" style:parent-style-name="Text_20_body">
      <style:paragraph-properties fo:margin-top="0cm" fo:margin-bottom="0.25cm" style:contextual-spacing="false" fo:line-height="200%"/>
      <style:text-properties fo:font-style="normal" officeooo:rsid="002c9316" officeooo:paragraph-rsid="00513465" style:font-style-asian="normal" style:font-style-complex="normal"/>
    </style:style>
    <style:style style:name="P9" style:family="paragraph" style:parent-style-name="Text_20_body">
      <style:paragraph-properties fo:margin-top="0cm" fo:margin-bottom="0.25cm" style:contextual-spacing="false" fo:line-height="200%"/>
      <style:text-properties fo:font-style="normal" officeooo:rsid="002a63f9" officeooo:paragraph-rsid="002a63f9" style:font-style-asian="normal" style:font-style-complex="normal"/>
    </style:style>
    <style:style style:name="P10" style:family="paragraph" style:parent-style-name="Text_20_body">
      <style:paragraph-properties fo:margin-top="0cm" fo:margin-bottom="0.25cm" style:contextual-spacing="false" fo:line-height="200%"/>
      <style:text-properties fo:font-style="normal" officeooo:rsid="002aaa41" officeooo:paragraph-rsid="002a63f9" style:font-style-asian="normal" style:font-style-complex="normal"/>
    </style:style>
    <style:style style:name="P11" style:family="paragraph" style:parent-style-name="Text_20_body">
      <style:paragraph-properties fo:margin-top="0cm" fo:margin-bottom="0.25cm" style:contextual-spacing="false" fo:line-height="200%"/>
      <style:text-properties fo:font-style="normal" officeooo:rsid="003460cd" officeooo:paragraph-rsid="003460cd" style:font-style-asian="normal" style:font-style-complex="normal"/>
    </style:style>
    <style:style style:name="P12" style:family="paragraph" style:parent-style-name="Text_20_body">
      <style:text-properties fo:font-style="normal" officeooo:rsid="005c94f6" officeooo:paragraph-rsid="0066c4a8" style:font-style-asian="normal" style:font-style-complex="normal"/>
    </style:style>
    <style:style style:name="P13" style:family="paragraph" style:parent-style-name="Text_20_body">
      <style:paragraph-properties fo:margin-top="0cm" fo:margin-bottom="0.25cm" style:contextual-spacing="false" fo:line-height="200%"/>
      <style:text-properties officeooo:rsid="001b763d" officeooo:paragraph-rsid="00513465"/>
    </style:style>
    <style:style style:name="P14" style:family="paragraph" style:parent-style-name="Text_20_body">
      <style:paragraph-properties fo:margin-top="0cm" fo:margin-bottom="0.25cm" style:contextual-spacing="false" fo:line-height="200%"/>
      <style:text-properties fo:font-style="italic" officeooo:rsid="001dc8ae" officeooo:paragraph-rsid="001dc8ae" style:font-style-asian="italic" style:font-style-complex="italic"/>
    </style:style>
    <style:style style:name="P15" style:family="paragraph" style:parent-style-name="Text_20_body">
      <style:paragraph-properties fo:margin-top="0cm" fo:margin-bottom="0.25cm" style:contextual-spacing="false" fo:line-height="200%"/>
      <style:text-properties fo:font-style="italic" officeooo:rsid="001dc8ae" officeooo:paragraph-rsid="00513465" style:font-style-asian="italic" style:font-style-complex="italic"/>
    </style:style>
    <style:style style:name="P16" style:family="paragraph" style:parent-style-name="Text_20_body">
      <style:paragraph-properties fo:margin-top="0cm" fo:margin-bottom="0.25cm" style:contextual-spacing="false" fo:line-height="200%"/>
      <style:text-properties fo:font-style="italic" officeooo:rsid="002e9057" officeooo:paragraph-rsid="002e9057" style:font-style-asian="italic" style:font-style-complex="italic"/>
    </style:style>
    <style:style style:name="P17" style:family="paragraph" style:parent-style-name="Text_20_body">
      <style:paragraph-properties fo:margin-top="0cm" fo:margin-bottom="0.25cm" style:contextual-spacing="false" fo:line-height="200%"/>
      <style:text-properties fo:font-style="italic" officeooo:rsid="00513465" officeooo:paragraph-rsid="00513465" style:font-style-asian="italic" style:font-style-complex="italic"/>
    </style:style>
    <style:style style:name="P18" style:family="paragraph" style:parent-style-name="Text_20_body">
      <style:paragraph-properties fo:margin-top="0cm" fo:margin-bottom="0.25cm" style:contextual-spacing="false" fo:line-height="200%"/>
      <style:text-properties officeooo:rsid="002e9057" officeooo:paragraph-rsid="002e9057"/>
    </style:style>
    <style:style style:name="P19" style:family="paragraph" style:parent-style-name="Text_20_body">
      <style:paragraph-properties fo:margin-top="0cm" fo:margin-bottom="0.25cm" style:contextual-spacing="false" fo:line-height="200%"/>
      <style:text-properties officeooo:rsid="0039f23c" officeooo:paragraph-rsid="00513465"/>
    </style:style>
    <style:style style:name="P20" style:family="paragraph" style:parent-style-name="Table">
      <style:paragraph-properties fo:keep-with-next="always"/>
      <style:text-properties officeooo:paragraph-rsid="0063c1bf"/>
    </style:style>
    <style:style style:name="P21" style:family="paragraph" style:parent-style-name="Table_20_Contents">
      <style:text-properties officeooo:rsid="0044fe20" officeooo:paragraph-rsid="00513465"/>
    </style:style>
    <style:style style:name="P22" style:family="paragraph" style:parent-style-name="Table_20_Contents">
      <style:text-properties officeooo:paragraph-rsid="00513465"/>
    </style:style>
    <style:style style:name="P23" style:family="paragraph" style:parent-style-name="Table_20_Contents">
      <style:text-properties officeooo:rsid="0045fa18" officeooo:paragraph-rsid="00513465"/>
    </style:style>
    <style:style style:name="P24" style:family="paragraph" style:parent-style-name="Table_20_Contents">
      <style:text-properties officeooo:rsid="0047852e" officeooo:paragraph-rsid="00513465"/>
    </style:style>
    <style:style style:name="P25" style:family="paragraph" style:parent-style-name="Table_20_Contents">
      <style:text-properties officeooo:rsid="004befe3" officeooo:paragraph-rsid="00513465"/>
    </style:style>
    <style:style style:name="P26" style:family="paragraph" style:parent-style-name="Text_20_body">
      <style:text-properties officeooo:paragraph-rsid="00655d9d"/>
    </style:style>
    <style:style style:name="P27" style:family="paragraph" style:parent-style-name="Text_20_body">
      <style:text-properties officeooo:paragraph-rsid="0066c4a8"/>
    </style:style>
    <style:style style:name="P28" style:family="paragraph" style:parent-style-name="Heading_20_1">
      <style:paragraph-properties fo:margin-top="0cm" fo:margin-bottom="0.25cm" style:contextual-spacing="false" fo:line-height="200%"/>
    </style:style>
    <style:style style:name="P29" style:family="paragraph" style:parent-style-name="Heading_20_2">
      <style:paragraph-properties fo:margin-top="0cm" fo:margin-bottom="0.25cm" style:contextual-spacing="false" fo:line-height="200%"/>
      <style:text-properties officeooo:rsid="001ae85f" officeooo:paragraph-rsid="0063c1bf"/>
    </style:style>
    <style:style style:name="P30" style:family="paragraph" style:parent-style-name="Heading_20_2">
      <style:paragraph-properties fo:margin-top="0cm" fo:margin-bottom="0.25cm" style:contextual-spacing="false" fo:line-height="200%"/>
      <style:text-properties officeooo:rsid="001ae85f" officeooo:paragraph-rsid="001ae85f"/>
    </style:style>
    <style:style style:name="P31" style:family="paragraph" style:parent-style-name="Heading_20_2">
      <style:paragraph-properties fo:margin-top="0cm" fo:margin-bottom="0.25cm" style:contextual-spacing="false" fo:line-height="200%"/>
      <style:text-properties style:font-name="Liberation Sans" fo:font-size="12pt" fo:font-weight="bold" officeooo:rsid="005da826" officeooo:paragraph-rsid="005da826" style:font-name-asian="Noto Sans CJK SC" style:font-size-asian="16pt" style:font-weight-asian="bold" style:font-name-complex="Lohit Devanagari1" style:font-size-complex="16pt" style:font-weight-complex="bold"/>
    </style:style>
    <style:style style:name="P32" style:family="paragraph" style:parent-style-name="Heading_20_2" style:list-style-name="">
      <style:paragraph-properties fo:margin-top="0cm" fo:margin-bottom="0.25cm" style:contextual-spacing="false" fo:line-height="200%"/>
    </style:style>
    <style:style style:name="P33" style:family="paragraph" style:parent-style-name="Heading_20_2">
      <style:paragraph-properties fo:break-before="page"/>
    </style:style>
    <style:style style:name="P34" style:family="paragraph" style:parent-style-name="Text_20_body" style:list-style-name="L1">
      <style:text-properties officeooo:paragraph-rsid="00655d9d"/>
    </style:style>
    <style:style style:name="P35" style:family="paragraph" style:parent-style-name="Text_20_body" style:list-style-name="L1">
      <style:paragraph-properties fo:margin-top="0cm" fo:margin-bottom="0.25cm" style:contextual-spacing="false" fo:line-height="200%"/>
      <style:text-properties officeooo:paragraph-rsid="00655d9d"/>
    </style:style>
    <style:style style:name="P36" style:family="paragraph" style:parent-style-name="Text_20_body" style:list-style-name="L2">
      <style:paragraph-properties fo:margin-top="0cm" fo:margin-bottom="0.25cm" style:contextual-spacing="false" fo:line-height="200%"/>
      <style:text-properties officeooo:paragraph-rsid="005d959c"/>
    </style:style>
    <style:style style:name="P37" style:family="paragraph" style:parent-style-name="Text_20_body" style:list-style-name="L2">
      <style:paragraph-properties fo:margin-top="0cm" fo:margin-bottom="0.25cm" style:contextual-spacing="false" fo:line-height="200%"/>
      <style:text-properties officeooo:paragraph-rsid="005da826"/>
    </style:style>
    <style:style style:name="P38" style:family="paragraph" style:parent-style-name="Text_20_body" style:list-style-name="L2"/>
    <style:style style:name="P39" style:family="paragraph" style:parent-style-name="Text_20_body" style:list-style-name="L3"/>
    <style:style style:name="P40" style:family="paragraph" style:parent-style-name="Text_20_body" style:list-style-name="L3">
      <style:text-properties officeooo:paragraph-rsid="0070d8d9"/>
    </style:style>
    <style:style style:name="P41" style:family="paragraph" style:parent-style-name="Text_20_body" style:list-style-name="L3">
      <style:text-properties officeooo:paragraph-rsid="006098d8"/>
    </style:style>
    <style:style style:name="T1" style:family="text">
      <style:text-properties officeooo:rsid="001ae85f"/>
    </style:style>
    <style:style style:name="T2" style:family="text">
      <style:text-properties officeooo:rsid="001b763d"/>
    </style:style>
    <style:style style:name="T3" style:family="text">
      <style:text-properties officeooo:rsid="001bb9a9"/>
    </style:style>
    <style:style style:name="T4" style:family="text">
      <style:text-properties officeooo:rsid="001bc4de"/>
    </style:style>
    <style:style style:name="T5" style:family="text">
      <style:text-properties officeooo:rsid="001cfe83"/>
    </style:style>
    <style:style style:name="T6" style:family="text">
      <style:text-properties officeooo:rsid="001dc8ae"/>
    </style:style>
    <style:style style:name="T7" style:family="text">
      <style:text-properties style:use-window-font-color="true" loext:opacity="0%" officeooo:rsid="00044fe8"/>
    </style:style>
    <style:style style:name="T8" style:family="text">
      <style:text-properties style:use-window-font-color="true" loext:opacity="0%" officeooo:rsid="00230d29"/>
    </style:style>
    <style:style style:name="T9" style:family="text">
      <style:text-properties style:use-window-font-color="true" loext:opacity="0%" officeooo:rsid="009ded65"/>
    </style:style>
    <style:style style:name="T10" style:family="text">
      <style:text-properties style:use-window-font-color="true" loext:opacity="0%" officeooo:rsid="0036dcce"/>
    </style:style>
    <style:style style:name="T11" style:family="text">
      <style:text-properties style:use-window-font-color="true" loext:opacity="0%" fo:font-style="normal" officeooo:rsid="00500131" style:font-style-asian="normal" style:font-style-complex="normal"/>
    </style:style>
    <style:style style:name="T12" style:family="text">
      <style:text-properties style:use-window-font-color="true" loext:opacity="0%" fo:font-style="normal" officeooo:rsid="001dc8ae" style:font-style-asian="normal" style:font-style-complex="normal"/>
    </style:style>
    <style:style style:name="T13" style:family="text">
      <style:text-properties style:use-window-font-color="true" loext:opacity="0%" fo:font-style="normal" officeooo:rsid="001dee12" style:font-style-asian="normal" style:font-style-complex="normal"/>
    </style:style>
    <style:style style:name="T14" style:family="text">
      <style:text-properties style:use-window-font-color="true" loext:opacity="0%" fo:font-style="normal" officeooo:rsid="001f842e" style:font-style-asian="normal" style:font-style-complex="normal"/>
    </style:style>
    <style:style style:name="T15" style:family="text">
      <style:text-properties style:use-window-font-color="true" loext:opacity="0%" fo:font-style="normal" officeooo:rsid="00514bda" style:font-style-asian="normal" style:font-style-complex="normal"/>
    </style:style>
    <style:style style:name="T16" style:family="text">
      <style:text-properties style:use-window-font-color="true" loext:opacity="0%" fo:font-style="normal" officeooo:rsid="0020b110" style:font-style-asian="normal" style:font-style-complex="normal"/>
    </style:style>
    <style:style style:name="T17" style:family="text">
      <style:text-properties style:use-window-font-color="true" loext:opacity="0%" fo:font-style="normal" officeooo:rsid="0063c1bf" style:font-style-asian="normal" style:font-style-complex="normal"/>
    </style:style>
    <style:style style:name="T18" style:family="text">
      <style:text-properties style:use-window-font-color="true" loext:opacity="0%" officeooo:rsid="0068e2f5"/>
    </style:style>
    <style:style style:name="T19" style:family="text">
      <style:text-properties style:use-window-font-color="true" loext:opacity="0%" officeooo:rsid="0070af6c"/>
    </style:style>
    <style:style style:name="T20" style:family="text">
      <style:text-properties style:use-window-font-color="true" loext:opacity="0%" officeooo:rsid="0073a8d8"/>
    </style:style>
    <style:style style:name="T21" style:family="text">
      <style:text-properties fo:font-style="normal" style:font-style-asian="normal" style:font-style-complex="normal"/>
    </style:style>
    <style:style style:name="T22" style:family="text">
      <style:text-properties fo:font-style="normal" officeooo:rsid="002a63f9" style:font-style-asian="normal" style:font-style-complex="normal"/>
    </style:style>
    <style:style style:name="T23" style:family="text">
      <style:text-properties fo:font-style="normal" officeooo:rsid="002aaa41" style:font-style-asian="normal" style:font-style-complex="normal"/>
    </style:style>
    <style:style style:name="T24" style:family="text">
      <style:text-properties fo:font-style="normal" officeooo:rsid="00347581" style:font-style-asian="normal" style:font-style-complex="normal"/>
    </style:style>
    <style:style style:name="T25" style:family="text">
      <style:text-properties fo:font-style="normal" officeooo:rsid="0034ac0a" style:font-style-asian="normal" style:font-style-complex="normal"/>
    </style:style>
    <style:style style:name="T26" style:family="text">
      <style:text-properties fo:font-style="normal" officeooo:rsid="00365009" style:font-style-asian="normal" style:font-style-complex="normal"/>
    </style:style>
    <style:style style:name="T27" style:family="text">
      <style:text-properties fo:font-style="normal" officeooo:rsid="003c5e19" style:font-style-asian="normal" style:font-style-complex="normal"/>
    </style:style>
    <style:style style:name="T28" style:family="text">
      <style:text-properties fo:font-style="normal" officeooo:rsid="003c8226" style:font-style-asian="normal" style:font-style-complex="normal"/>
    </style:style>
    <style:style style:name="T29" style:family="text">
      <style:text-properties fo:font-style="normal" officeooo:rsid="004e6a0e" style:font-style-asian="normal" style:font-style-complex="normal"/>
    </style:style>
    <style:style style:name="T30" style:family="text">
      <style:text-properties fo:font-style="normal" officeooo:rsid="0058c8c6" style:font-style-asian="normal" style:font-style-complex="normal"/>
    </style:style>
    <style:style style:name="T31" style:family="text">
      <style:text-properties fo:font-style="normal" officeooo:rsid="003d9e4e" style:font-style-asian="normal" style:font-style-complex="normal"/>
    </style:style>
    <style:style style:name="T32" style:family="text">
      <style:text-properties fo:font-style="normal" officeooo:rsid="004f5b12" style:font-style-asian="normal" style:font-style-complex="normal"/>
    </style:style>
    <style:style style:name="T33" style:family="text">
      <style:text-properties fo:font-style="normal" officeooo:rsid="001dc8ae" style:font-style-asian="normal" style:font-style-complex="normal"/>
    </style:style>
    <style:style style:name="T34" style:family="text">
      <style:text-properties fo:font-style="normal" officeooo:rsid="005c94f6" style:font-style-asian="normal" style:font-style-complex="normal"/>
    </style:style>
    <style:style style:name="T35" style:family="text">
      <style:text-properties fo:font-style="normal" officeooo:rsid="002c9316" style:font-style-asian="normal" style:font-style-complex="normal"/>
    </style:style>
    <style:style style:name="T36" style:family="text">
      <style:text-properties fo:font-style="normal" officeooo:rsid="005d959c" style:font-style-asian="normal" style:font-style-complex="normal"/>
    </style:style>
    <style:style style:name="T37" style:family="text">
      <style:text-properties fo:font-style="normal" officeooo:rsid="005da826" style:font-style-asian="normal" style:font-style-complex="normal"/>
    </style:style>
    <style:style style:name="T38" style:family="text">
      <style:text-properties fo:font-style="normal" officeooo:rsid="00612517" style:font-style-asian="normal" style:font-style-complex="normal"/>
    </style:style>
    <style:style style:name="T39" style:family="text">
      <style:text-properties fo:font-style="normal" officeooo:rsid="006155af" style:font-style-asian="normal" style:font-style-complex="normal"/>
    </style:style>
    <style:style style:name="T40" style:family="text">
      <style:text-properties fo:font-style="normal" officeooo:rsid="0063c1bf" style:font-style-asian="normal" style:font-style-complex="normal"/>
    </style:style>
    <style:style style:name="T41" style:family="text">
      <style:text-properties fo:font-style="normal" officeooo:rsid="00652c41" style:font-style-asian="normal" style:font-style-complex="normal"/>
    </style:style>
    <style:style style:name="T42" style:family="text">
      <style:text-properties fo:font-style="normal" officeooo:rsid="00655d9d" style:font-style-asian="normal" style:font-style-complex="normal"/>
    </style:style>
    <style:style style:name="T43" style:family="text">
      <style:text-properties fo:font-style="normal" officeooo:rsid="0066c4a8" style:font-style-asian="normal" style:font-style-complex="normal"/>
    </style:style>
    <style:style style:name="T44" style:family="text">
      <style:text-properties fo:font-style="normal" officeooo:rsid="006838d4" style:font-style-asian="normal" style:font-style-complex="normal"/>
    </style:style>
    <style:style style:name="T45" style:family="text">
      <style:text-properties fo:font-style="normal" officeooo:rsid="006fd1df" style:font-style-asian="normal" style:font-style-complex="normal"/>
    </style:style>
    <style:style style:name="T46" style:family="text">
      <style:text-properties fo:font-style="normal" officeooo:rsid="0073a8d8" style:font-style-asian="normal" style:font-style-complex="normal"/>
    </style:style>
    <style:style style:name="T47" style:family="text">
      <style:text-properties fo:font-style="normal" fo:font-weight="normal" style:font-style-asian="normal" style:font-weight-asian="normal" style:font-style-complex="normal" style:font-weight-complex="normal"/>
    </style:style>
    <style:style style:name="T48" style:family="text">
      <style:text-properties fo:font-style="normal" fo:font-weight="normal" officeooo:rsid="00730b6f" style:font-style-asian="normal" style:font-weight-asian="normal" style:font-style-complex="normal" style:font-weight-complex="normal"/>
    </style:style>
    <style:style style:name="T49" style:family="text">
      <style:text-properties fo:font-style="normal" fo:font-weight="normal" officeooo:rsid="00352849" style:font-style-asian="normal" style:font-weight-asian="normal" style:font-style-complex="normal" style:font-weight-complex="normal"/>
    </style:style>
    <style:style style:name="T50" style:family="text">
      <style:text-properties fo:font-style="normal" fo:font-weight="normal" officeooo:rsid="004befe3" style:font-style-asian="normal" style:font-weight-asian="normal" style:font-style-complex="normal" style:font-weight-complex="normal"/>
    </style:style>
    <style:style style:name="T51" style:family="text">
      <style:text-properties fo:font-style="normal" fo:font-weight="normal" officeooo:rsid="0073141f" style:font-style-asian="normal" style:font-weight-asian="normal" style:font-style-complex="normal" style:font-weight-complex="normal"/>
    </style:style>
    <style:style style:name="T52" style:family="text">
      <style:text-properties officeooo:rsid="00316617"/>
    </style:style>
    <style:style style:name="T53" style:family="text">
      <style:text-properties officeooo:rsid="003174e1"/>
    </style:style>
    <style:style style:name="T54" style:family="text">
      <style:text-properties officeooo:rsid="00322145"/>
    </style:style>
    <style:style style:name="T55" style:family="text">
      <style:text-properties officeooo:rsid="0038b912"/>
    </style:style>
    <style:style style:name="T56" style:family="text">
      <style:text-properties officeooo:rsid="00398ab1"/>
    </style:style>
    <style:style style:name="T57" style:family="text">
      <style:text-properties officeooo:rsid="0039f23c"/>
    </style:style>
    <style:style style:name="T58" style:family="text">
      <style:text-properties officeooo:rsid="003c8226"/>
    </style:style>
    <style:style style:name="T59" style:family="text">
      <style:text-properties style:font-name="Times New Roman" fo:font-style="normal" officeooo:rsid="002e9057" style:font-style-asian="normal" style:font-style-complex="normal"/>
    </style:style>
    <style:style style:name="T60" style:family="text">
      <style:text-properties style:font-name="Times New Roman" fo:font-style="normal" officeooo:rsid="00514bda" style:font-style-asian="normal" style:font-style-complex="normal"/>
    </style:style>
    <style:style style:name="T61" style:family="text">
      <style:text-properties style:font-name="Times New Roman" fo:font-style="normal" officeooo:rsid="0058c8c6" style:font-style-asian="normal" style:font-style-complex="normal"/>
    </style:style>
    <style:style style:name="T62" style:family="text">
      <style:text-properties style:font-name="Times New Roman" fo:font-style="normal" officeooo:rsid="001dc8ae" style:font-style-asian="normal" style:font-style-complex="normal"/>
    </style:style>
    <style:style style:name="T63" style:family="text">
      <style:text-properties style:font-name="Times New Roman" fo:font-style="normal" officeooo:rsid="005d959c" style:font-style-asian="normal" style:font-style-complex="normal"/>
    </style:style>
    <style:style style:name="T64" style:family="text">
      <style:text-properties style:font-name="Times New Roman" fo:font-style="normal" officeooo:rsid="005da826" style:font-style-asian="normal" style:font-style-complex="normal"/>
    </style:style>
    <style:style style:name="T65" style:family="text">
      <style:text-properties style:font-name="Times New Roman" fo:font-style="normal" officeooo:rsid="006838d4" style:font-style-asian="normal" style:font-style-complex="normal"/>
    </style:style>
    <style:style style:name="T66" style:family="text">
      <style:text-properties style:font-name="Times New Roman" fo:font-style="normal" officeooo:rsid="0070af6c" style:font-style-asian="normal" style:font-style-complex="normal"/>
    </style:style>
    <style:style style:name="T67" style:family="text">
      <style:text-properties officeooo:rsid="0044fe20"/>
    </style:style>
    <style:style style:name="T68" style:family="text">
      <style:text-properties officeooo:rsid="0045fa18"/>
    </style:style>
    <style:style style:name="T69" style:family="text">
      <style:text-properties officeooo:rsid="0047852e"/>
    </style:style>
    <style:style style:name="T70" style:family="text">
      <style:text-properties officeooo:rsid="0047b26f"/>
    </style:style>
    <style:style style:name="T71" style:family="text">
      <style:text-properties officeooo:rsid="004a6b0c"/>
    </style:style>
    <style:style style:name="T72" style:family="text">
      <style:text-properties officeooo:rsid="004befe3"/>
    </style:style>
    <style:style style:name="T73" style:family="text">
      <style:text-properties officeooo:rsid="004e6a0e"/>
    </style:style>
    <style:style style:name="T74" style:family="text">
      <style:text-properties officeooo:rsid="004f5b12"/>
    </style:style>
    <style:style style:name="T75" style:family="text">
      <style:text-properties officeooo:rsid="00513465"/>
    </style:style>
    <style:style style:name="T76" style:family="text">
      <style:text-properties officeooo:rsid="0033bea5"/>
    </style:style>
    <style:style style:name="T77" style:family="text">
      <style:text-properties officeooo:rsid="0051aecd"/>
    </style:style>
    <style:style style:name="T78" style:family="text">
      <style:text-properties officeooo:rsid="0052424d"/>
    </style:style>
    <style:style style:name="T79" style:family="text">
      <style:text-properties officeooo:rsid="00549a54"/>
    </style:style>
    <style:style style:name="T80" style:family="text">
      <style:text-properties fo:font-weight="normal" officeooo:rsid="00b050e1" style:font-weight-asian="normal" style:font-weight-complex="normal"/>
    </style:style>
    <style:style style:name="T81" style:family="text">
      <style:text-properties fo:font-weight="normal" officeooo:rsid="0058c8c6" style:font-weight-asian="normal" style:font-weight-complex="normal"/>
    </style:style>
    <style:style style:name="T82" style:family="text">
      <style:text-properties officeooo:rsid="0058c8c6"/>
    </style:style>
    <style:style style:name="T83" style:family="text">
      <style:text-properties officeooo:rsid="0059c81d"/>
    </style:style>
    <style:style style:name="T84" style:family="text">
      <style:text-properties fo:font-style="italic" style:font-style-asian="italic"/>
    </style:style>
    <style:style style:name="T85" style:family="text">
      <style:text-properties fo:font-variant="normal" fo:text-transform="none" style:use-window-font-color="true" loext:opacity="0%" style:text-position="0% 100%" style:text-underline-style="none" fo:font-weight="normal" officeooo:rsid="0036dcce"/>
    </style:style>
    <style:style style:name="T86" style:family="text">
      <style:text-properties fo:font-variant="normal" fo:text-transform="none" style:use-window-font-color="true" loext:opacity="0%" style:text-position="0% 100%" fo:font-style="normal" style:text-underline-style="none" fo:font-weight="normal" officeooo:rsid="001dc8ae" style:font-style-asian="normal" style:font-style-complex="normal"/>
    </style:style>
    <style:style style:name="T87" style:family="text">
      <style:text-properties fo:font-variant="normal" fo:text-transform="none" style:text-position="0% 100%" fo:font-style="italic" style:text-underline-style="none" fo:font-weight="normal" style:font-style-asian="italic"/>
    </style:style>
    <style:style style:name="T88" style:family="text">
      <style:text-properties fo:font-variant="normal" fo:text-transform="none" style:text-position="0% 100%" style:text-underline-style="none" fo:font-weight="normal"/>
    </style:style>
    <style:style style:name="T89" style:family="text">
      <style:text-properties fo:font-variant="normal" fo:text-transform="none" style:text-position="0% 100%" style:text-underline-style="none" fo:font-weight="normal" officeooo:rsid="006b4743"/>
    </style:style>
    <style:style style:name="T90" style:family="text">
      <style:text-properties fo:font-variant="normal" fo:text-transform="none" style:text-position="0% 100%" style:font-name="Times New Roman" fo:font-style="normal" style:text-underline-style="none" fo:font-weight="normal" officeooo:rsid="001dc8ae" style:font-style-asian="normal" style:font-style-complex="normal"/>
    </style:style>
    <style:style style:name="T91" style:family="text">
      <style:text-properties fo:font-variant="normal" fo:text-transform="none" style:text-position="0% 100%" style:font-name="Times New Roman" fo:font-style="normal" style:text-underline-style="none" fo:font-weight="normal" officeooo:rsid="006838d4" style:font-style-asian="normal" style:font-style-complex="normal"/>
    </style:style>
    <style:style style:name="T92" style:family="text">
      <style:text-properties fo:font-variant="normal" fo:text-transform="none" style:text-position="0% 100%" style:font-name="Times New Roman" fo:font-style="normal" style:text-underline-style="none" fo:font-weight="normal" officeooo:rsid="005da826" style:font-style-asian="normal" style:font-style-complex="normal"/>
    </style:style>
    <style:style style:name="T93" style:family="text">
      <style:text-properties fo:font-variant="normal" fo:text-transform="none" style:text-position="0% 100%" fo:font-style="normal" style:text-underline-style="none" fo:font-weight="normal" officeooo:rsid="0034ac0a" style:font-style-asian="normal" style:font-style-complex="normal"/>
    </style:style>
    <style:style style:name="T94" style:family="text">
      <style:text-properties fo:font-variant="normal" fo:text-transform="none" style:text-position="0% 100%" fo:font-style="normal" style:text-underline-style="none" fo:font-weight="normal" officeooo:rsid="002a63f9" style:font-style-asian="normal" style:font-style-complex="normal"/>
    </style:style>
    <style:style style:name="T95" style:family="text">
      <style:text-properties fo:font-variant="normal" fo:text-transform="none" style:text-position="0% 100%" fo:font-style="normal" style:text-underline-style="none" fo:font-weight="normal" officeooo:rsid="003d9e4e" style:font-style-asian="normal" style:font-style-complex="normal"/>
    </style:style>
    <style:style style:name="T96" style:family="text">
      <style:text-properties fo:font-variant="normal" fo:text-transform="none" style:text-position="0% 100%" fo:font-style="normal" style:text-underline-style="none" fo:font-weight="normal" officeooo:rsid="003c5e19" style:font-style-asian="normal" style:font-style-complex="normal"/>
    </style:style>
    <style:style style:name="T97" style:family="text">
      <style:text-properties fo:font-variant="normal" fo:text-transform="none" style:text-position="0% 100%" fo:font-style="normal" style:text-underline-style="none" fo:font-weight="normal" officeooo:rsid="002c9316" style:font-style-asian="normal" style:font-style-complex="normal"/>
    </style:style>
    <style:style style:name="T98" style:family="text">
      <style:text-properties officeooo:rsid="005b63eb"/>
    </style:style>
    <style:style style:name="T99" style:family="text">
      <style:text-properties officeooo:rsid="005b9d81"/>
    </style:style>
    <style:style style:name="T100" style:family="text">
      <style:text-properties officeooo:rsid="005da826"/>
    </style:style>
    <style:style style:name="T101" style:family="text">
      <style:text-properties officeooo:rsid="005f0045"/>
    </style:style>
    <style:style style:name="T102" style:family="text">
      <style:text-properties fo:font-size="12pt" officeooo:rsid="0012c310" style:font-size-asian="12pt" style:font-size-complex="12pt"/>
    </style:style>
    <style:style style:name="T103" style:family="text">
      <style:text-properties fo:font-size="12pt" officeooo:rsid="005f0045" style:font-size-asian="12pt" style:font-size-complex="12pt"/>
    </style:style>
    <style:style style:name="T104" style:family="text">
      <style:text-properties fo:font-size="12pt" officeooo:rsid="006098d8" style:font-size-asian="12pt" style:font-size-complex="12pt"/>
    </style:style>
    <style:style style:name="T105" style:family="text">
      <style:text-properties fo:font-size="12pt" officeooo:rsid="006a5770" style:font-size-asian="12pt" style:font-size-complex="12pt"/>
    </style:style>
    <style:style style:name="T106" style:family="text">
      <style:text-properties officeooo:rsid="006098d8"/>
    </style:style>
    <style:style style:name="T107" style:family="text">
      <style:text-properties officeooo:rsid="00612517"/>
    </style:style>
    <style:style style:name="T108" style:family="text">
      <style:text-properties officeooo:rsid="0063c1bf"/>
    </style:style>
    <style:style style:name="T109" style:family="text">
      <style:text-properties officeooo:rsid="00652c41"/>
    </style:style>
    <style:style style:name="T110" style:family="text">
      <style:text-properties officeooo:rsid="00655d9d"/>
    </style:style>
    <style:style style:name="T111" style:family="text">
      <style:text-properties officeooo:rsid="0066c4a8"/>
    </style:style>
    <style:style style:name="T112" style:family="text">
      <style:text-properties officeooo:rsid="006838d4"/>
    </style:style>
    <style:style style:name="T113" style:family="text">
      <style:text-properties officeooo:rsid="0068e2f5"/>
    </style:style>
    <style:style style:name="T114" style:family="text">
      <style:text-properties officeooo:rsid="0036dcce"/>
    </style:style>
    <style:style style:name="T115" style:family="text">
      <style:text-properties officeooo:rsid="006a5770"/>
    </style:style>
    <style:style style:name="T116" style:family="text">
      <style:text-properties officeooo:rsid="006b4743"/>
    </style:style>
    <style:style style:name="T117" style:family="text">
      <style:text-properties officeooo:rsid="006d0386"/>
    </style:style>
    <style:style style:name="T118" style:family="text">
      <style:text-properties officeooo:rsid="006fd1df"/>
    </style:style>
    <style:style style:name="T119" style:family="text">
      <style:text-properties officeooo:rsid="0070af6c"/>
    </style:style>
    <style:style style:name="T120" style:family="text">
      <style:text-properties officeooo:rsid="0070d8d9"/>
    </style:style>
    <style:style style:name="T121" style:family="text">
      <style:text-properties officeooo:rsid="00723fd6"/>
    </style:style>
    <style:style style:name="T122" style:family="text">
      <style:text-properties officeooo:rsid="0073a8d8"/>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8" text:outline-level="1"><text:span text:style-name="T1">D</text:span>iscussion</text:h>
      <text:p text:style-name="P2"><text:span text:style-name="T2">The main objective of my thesis was </text:span><text:span text:style-name="T81">to </text:span><text:span text:style-name="T80">better understand</text:span><text:span text:style-name="T81"> principles governing </text:span><text:span text:style-name="T80">the</text:span><text:span text:style-name="T81"> </text:span><text:span text:style-name="T80">biogeography of food webs and the seasonal rearrangement of species and traits</text:span><text:span text:style-name="T2">. To do so, I mainly focused on </text:span><text:span text:style-name="T3">species’ functional </text:span><text:span text:style-name="T2">traits </text:span><text:span text:style-name="T3">and</text:span><text:span text:style-name="T2"> </text:span><text:span text:style-name="T4">us</text:span><text:span text:style-name="T5">ed</text:span><text:span text:style-name="T4"> a </text:span><text:span text:style-name="T2">macroecological </text:span><text:span text:style-name="T4">approach</text:span><text:span text:style-name="T2">, </text:span><text:span text:style-name="T108">analyzing data on</text:span><text:span text:style-name="T3"> hundreds to thousands of species across continental scale. </text:span><text:span text:style-name="T108">T</text:span><text:span text:style-name="T4">his large scale approach </text:span><text:span text:style-name="T108">revealed</text:span><text:span text:style-name="T4"> novel generalities across communities, space, and time. </text:span><text:span text:style-name="T108">In this discussion</text:span><text:span text:style-name="T5">, I</text:span><text:span text:style-name="T4"> will </text:span><text:span text:style-name="T108">present</text:span><text:span text:style-name="T4"> the key findings, their implications, limitations, and </text:span><text:span text:style-name="T5">the </text:span><text:span text:style-name="T4">future directions in three major themes of the thesis: trait-based prediction</text:span><text:span text:style-name="T6">s</text:span><text:span text:style-name="T4"> of </text:span><text:span text:style-name="T6">trophic </text:span><text:span text:style-name="T4">interactions, </text:span><text:span text:style-name="T100">biogeography of </text:span><text:span text:style-name="T4">food web</text:span><text:span text:style-name="T100">s</text:span><text:span text:style-name="T4">, and seasonal bird biogeography.</text:span></text:p>
      <text:p text:style-name="P13"/>
      <text:p text:style-name="P20">Table <text:sequence text:ref-name="refTable0" text:name="Table" text:formula="ooow:Table+1" style:num-format="1">1</text:sequence>:<text:span text:style-name="T108">Summary of each chapter. </text:span></text:p>
      <table:table table:name="Table1" table:style-name="Table1">
        <table:table-column table:style-name="Table1.A"/>
        <table:table-column table:style-name="Table1.B" table:number-columns-repeated="2"/>
        <table:table-column table:style-name="Table1.D"/>
        <table:table-column table:style-name="Table1.E"/>
        <table:table-row>
          <table:table-cell table:style-name="Table1.A1" office:value-type="string">
            <text:p text:style-name="P21">Chapter</text:p>
          </table:table-cell>
          <table:table-cell table:style-name="Table1.A1" office:value-type="string">
            <text:p text:style-name="P21">Question</text:p>
          </table:table-cell>
          <table:table-cell table:style-name="Table1.A1" office:value-type="string">
            <text:p text:style-name="P21">Methodology</text:p>
          </table:table-cell>
          <table:table-cell table:style-name="Table1.A1" office:value-type="string">
            <text:p text:style-name="P21">Main Findings</text:p>
          </table:table-cell>
          <table:table-cell table:style-name="Table1.E1" office:value-type="string">
            <text:p text:style-name="P21">Implications</text:p>
          </table:table-cell>
        </table:table-row>
        <table:table-row>
          <table:table-cell table:style-name="Table1.A2" office:value-type="string">
            <text:p text:style-name="P21">1</text:p>
          </table:table-cell>
          <table:table-cell table:style-name="Table1.A2" office:value-type="string">
            <text:p text:style-name="P22"><text:span text:style-name="T67">Ho</text:span>w well <text:span text:style-name="T122">can we</text:span> predict interactions across large spatial scales and food webs ?</text:p>
          </table:table-cell>
          <table:table-cell table:style-name="Table1.A2" office:value-type="string">
            <text:p text:style-name="P23">We used the food web of European tetrapods and species traits to train a series of Bayesian hierarchical linear models.</text:p>
          </table:table-cell>
          <table:table-cell table:style-name="Table1.A2" office:value-type="string">
            <text:p text:style-name="P22"><text:span text:style-name="T67">- M</text:span>odels calibrated with very few known interactions estimated the entire food web reasonably well.</text:p>
            <text:p text:style-name="P21">- Predictability of interactions was homogeneous in space.</text:p>
            <text:p text:style-name="P21">- Interactions of some species (e.g., generalist species) are not as well predicted.</text:p>
          </table:table-cell>
          <table:table-cell table:style-name="Table1.E2" office:value-type="string">
            <text:p text:style-name="P21">- Trait relationships between interacting species are general within the European food web.</text:p>
            <text:p text:style-name="P21">- Trait-based models can make preliminary predictions to fill interaction data shortfalls.</text:p>
          </table:table-cell>
        </table:table-row>
        <table:table-row>
          <table:table-cell table:style-name="Table1.A2" office:value-type="string">
            <text:p text:style-name="P21">2</text:p>
          </table:table-cell>
          <table:table-cell table:style-name="Table1.A2" office:value-type="string">
            <text:p text:style-name="P22"><text:span text:style-name="T68">H</text:span>ow well <text:span text:style-name="T68">trait-based interaction</text:span> models can extrapolate to <text:span text:style-name="T68">predict interactions and network properties in</text:span> new ecological communities?</text:p>
          </table:table-cell>
          <table:table-cell table:style-name="Table1.A2" office:value-type="string">
            <text:p text:style-name="P22">We train<text:span text:style-name="T68">ed</text:span> models of trophic interactions on four vertebrate food webs (Canadian tundra, Serengeti, Pyrenees, and Europe) and evaluate how well these models predict each food web.</text:p>
          </table:table-cell>
          <table:table-cell table:style-name="Table1.A2" office:value-type="string">
            <text:p text:style-name="P22">- <text:span text:style-name="T68">T</text:span>rait-based models predict most interactions <text:span text:style-name="T68">correctly in other food webs.</text:span></text:p>
            <text:p text:style-name="P22">- <text:span text:style-name="T68">Transferability decreased with increasing phylogenetic and environmental dissimilarity.</text:span></text:p>
            <text:p text:style-name="P22">- <text:span text:style-name="T68">Network properties were less well predicted than interactions.</text:span></text:p>
          </table:table-cell>
          <table:table-cell table:style-name="Table1.E2" office:value-type="string">
            <text:p text:style-name="P22">- <text:span text:style-name="T69">Trait-based models can make first approximation of food webs in area with little to no data.</text:span></text:p>
            <text:p text:style-name="P22">- <text:span text:style-name="T69">Food web variation is mainly driven by variation in traits rather than by variation in trait relationships between interacting species.</text:span></text:p>
            <text:p text:style-name="P22">- <text:span text:style-name="T69">Constraint beyond trait relationships are shaping food webs.</text:span></text:p>
          </table:table-cell>
        </table:table-row>
        <table:table-row>
          <table:table-cell table:style-name="Table1.A2" office:value-type="string">
            <text:p text:style-name="P21">3</text:p>
          </table:table-cell>
          <table:table-cell table:style-name="Table1.A2" office:value-type="string">
            <text:p text:style-name="P22"><text:span text:style-name="T69">H</text:span>ow <text:span text:style-name="T69">bird </text:span>traits explain <text:span text:style-name="T122">the degree to which </text:span><text:span text:style-name="T69">birds endure winter versus migrat</text:span><text:span text:style-name="T122">e</text:span><text:span text:style-name="T69"> to be expose to similar climatic conditions across seasons?</text:span></text:p>
          </table:table-cell>
          <table:table-cell table:style-name="Table1.A2" office:value-type="string">
            <text:p text:style-name="P24">We modelled variations in North American bird distributions and climate they experience across seasons as a function of their traits.</text:p>
          </table:table-cell>
          <table:table-cell table:style-name="Table1.A2" office:value-type="string">
            <text:p text:style-name="P22">- <text:span text:style-name="T70">S</text:span>pecies traits <text:span text:style-name="T70">explain migratory</text:span> strategies with body mass better explaining movement in climatic space and the hand-wing index indicating movement in geographic space.</text:p>
            <text:p text:style-name="P22">- <text:span text:style-name="T70">Species that tend to track climate conditions</text:span> do not follow the classic latitudinal richness gradient in summer or the body mass-temperature relationship in winter, explaining some of the discrepancies in the literature</text:p>
          </table:table-cell>
          <table:table-cell table:style-name="Table1.E2" office:value-type="string">
            <text:p text:style-name="P22">- <text:span text:style-name="T71">The seasonal redistribution of bird and trait diversity across seasons will influence the functioning of communities.</text:span></text:p>
            <text:p text:style-name="P22">- <text:span text:style-name="T71">Given changing seasonal dynamics, we need a better understanding of how birds interact with climate across their annual cycle to better anticipate the consequences of climate change.</text:span></text:p>
          </table:table-cell>
        </table:table-row>
        <text:soft-page-break/>
        <table:table-row>
          <table:table-cell table:style-name="Table1.A2" office:value-type="string">
            <text:p text:style-name="P21">4</text:p>
          </table:table-cell>
          <table:table-cell table:style-name="Table1.A2" office:value-type="string">
            <text:p text:style-name="P25">How do seasonal level of human impact, protection, and bird traits explain the trends among North American bird species?</text:p>
          </table:table-cell>
          <table:table-cell table:style-name="Table1.A2" office:value-type="string">
            <text:p text:style-name="P25">We combined seasonal distribution of North American birds to quantify seasonal level of stress and protection and relate them to estimated species trends between 1970 and 2017.</text:p>
          </table:table-cell>
          <table:table-cell table:style-name="Table1.A2" office:value-type="string">
            <text:p text:style-name="P22">- <text:span text:style-name="T72">M</text:span><text:span text:style-name="T48">ost bird </text:span><text:span text:style-name="T50">communities</text:span><text:span text:style-name="T48"> declined between </text:span><text:span text:style-name="T49">19% and 39%</text:span><text:span text:style-name="T48"> since 1970 throughout North America.</text:span></text:p>
            <text:p text:style-name="P25"><text:span text:style-name="T48">- </text:span><text:span text:style-name="T47">L</text:span><text:span text:style-name="T48">evel of stress and protection during all seasons, especially during migration, </text:span><text:span text:style-name="T51">seems to be</text:span><text:span text:style-name="T48"> important drivers of bird trends.</text:span></text:p>
            <text:p text:style-name="P25"><text:span text:style-name="T48">- </text:span><text:span text:style-name="T47">S</text:span><text:span text:style-name="T48">maller birds, and birds that travel longer distances tend to decline more than average</text:span></text:p>
          </table:table-cell>
          <table:table-cell table:style-name="Table1.E2" office:value-type="string">
            <text:p text:style-name="P22">- <text:span text:style-name="T72">Birds that are more tolerant during breeding and nonbreeding to human impacts decline less.</text:span></text:p>
            <text:p text:style-name="P22"><text:span text:style-name="T72">- It is important to </text:span>integrate spatiotemporal variation<text:span text:style-name="T72">s</text:span> in stressors, protection measures, and species traits <text:span text:style-name="T72">into conservation efforts.</text:span></text:p>
            <text:p text:style-name="P22"/>
          </table:table-cell>
        </table:table-row>
      </table:table>
      <text:h text:style-name="P29" text:outline-level="2" text:is-list-header="true"/>
      <text:h text:style-name="P29" text:outline-level="2">Trait-based predictions of <text:span text:style-name="T6">trophic </text:span>interactions</text:h>
      <text:p text:style-name="P26"><text:span text:style-name="T33">Trophic interactions, </text:span><text:span text:style-name="T11">where a predator species feeds on a prey species, </text:span><text:span text:style-name="T12">are constrained by neutral and niche processes </text:span><text:reference-mark-start text:name="ZOTERO_ITEM CSL_CITATION {&quot;citationID&quot;:&quot;jKQ1jpnn&quot;,&quot;properties&quot;:{&quot;formattedCitation&quot;:&quot;(Morales-Castilla {\\i{}et al.} 2015)&quot;,&quot;plainCitation&quot;:&quot;(Morales-Castilla et al. 2015)&quot;,&quot;noteIndex&quot;:0},&quot;citationItems&quot;:[{&quot;id&quot;:115,&quot;uris&quot;:[&quot;http://zotero.org/users/7057764/items/ZI6XAMFC&quot;],&quot;itemData&quot;:{&quot;id&quot;:115,&quot;type&quot;:&quot;article-journal&quot;,&quot;abstract&quot;:&quot;Inferring biotic interactions from functional, phylogenetic and geographical proxies remains one great challenge in ecology. We propose a conceptual framework to infer the backbone of biotic interaction networks within regional species pools. First, interacting groups are identified to order links and remove forbidden interactions between species. Second, additional links are removed by examination of the geographical context in which species co-occur. Third, hypotheses are proposed to establish interaction probabilities between species. We illustrate the framework using published food-webs in terrestrial and marine systems. We conclude that preliminary descriptions of the web of life can be made by careful integration of data with theory.&quot;,&quot;container-title&quot;:&quot;Trends in Ecology &amp; Evolution&quot;,&quot;DOI&quot;:&quot;10.1016/j.tree.2015.03.014&quot;,&quot;ISSN&quot;:&quot;0169-5347&quot;,&quot;issue&quot;:&quot;6&quot;,&quot;journalAbbreviation&quot;:&quot;Trends in Ecology &amp; Evolution&quot;,&quot;language&quot;:&quot;en&quot;,&quot;page&quot;:&quot;347-356&quot;,&quot;source&quot;:&quot;ScienceDirect&quot;,&quot;title&quot;:&quot;Inferring biotic interactions from proxies&quot;,&quot;volume&quot;:&quot;30&quot;,&quot;author&quot;:[{&quot;family&quot;:&quot;Morales-Castilla&quot;,&quot;given&quot;:&quot;Ignacio&quot;},{&quot;family&quot;:&quot;Matias&quot;,&quot;given&quot;:&quot;Miguel G.&quot;},{&quot;family&quot;:&quot;Gravel&quot;,&quot;given&quot;:&quot;Dominique&quot;},{&quot;family&quot;:&quot;Araújo&quot;,&quot;given&quot;:&quot;Miguel B.&quot;}],&quot;issued&quot;:{&quot;date-parts&quot;:[[&quot;2015&quot;,6,1]]}}}],&quot;schema&quot;:&quot;https://github.com/citation-style-language/schema/raw/master/csl-citation.json&quot;} RNDuqDeysMnro"/><text:span text:style-name="T86">(Morales-Castilla </text:span><text:span text:style-name="T87">et al.</text:span><text:span text:style-name="T88"> 2015)</text:span><text:reference-mark-end text:name="ZOTERO_ITEM CSL_CITATION {&quot;citationID&quot;:&quot;jKQ1jpnn&quot;,&quot;properties&quot;:{&quot;formattedCitation&quot;:&quot;(Morales-Castilla {\\i{}et al.} 2015)&quot;,&quot;plainCitation&quot;:&quot;(Morales-Castilla et al. 2015)&quot;,&quot;noteIndex&quot;:0},&quot;citationItems&quot;:[{&quot;id&quot;:115,&quot;uris&quot;:[&quot;http://zotero.org/users/7057764/items/ZI6XAMFC&quot;],&quot;itemData&quot;:{&quot;id&quot;:115,&quot;type&quot;:&quot;article-journal&quot;,&quot;abstract&quot;:&quot;Inferring biotic interactions from functional, phylogenetic and geographical proxies remains one great challenge in ecology. We propose a conceptual framework to infer the backbone of biotic interaction networks within regional species pools. First, interacting groups are identified to order links and remove forbidden interactions between species. Second, additional links are removed by examination of the geographical context in which species co-occur. Third, hypotheses are proposed to establish interaction probabilities between species. We illustrate the framework using published food-webs in terrestrial and marine systems. We conclude that preliminary descriptions of the web of life can be made by careful integration of data with theory.&quot;,&quot;container-title&quot;:&quot;Trends in Ecology &amp; Evolution&quot;,&quot;DOI&quot;:&quot;10.1016/j.tree.2015.03.014&quot;,&quot;ISSN&quot;:&quot;0169-5347&quot;,&quot;issue&quot;:&quot;6&quot;,&quot;journalAbbreviation&quot;:&quot;Trends in Ecology &amp; Evolution&quot;,&quot;language&quot;:&quot;en&quot;,&quot;page&quot;:&quot;347-356&quot;,&quot;source&quot;:&quot;ScienceDirect&quot;,&quot;title&quot;:&quot;Inferring biotic interactions from proxies&quot;,&quot;volume&quot;:&quot;30&quot;,&quot;author&quot;:[{&quot;family&quot;:&quot;Morales-Castilla&quot;,&quot;given&quot;:&quot;Ignacio&quot;},{&quot;family&quot;:&quot;Matias&quot;,&quot;given&quot;:&quot;Miguel G.&quot;},{&quot;family&quot;:&quot;Gravel&quot;,&quot;given&quot;:&quot;Dominique&quot;},{&quot;family&quot;:&quot;Araújo&quot;,&quot;given&quot;:&quot;Miguel B.&quot;}],&quot;issued&quot;:{&quot;date-parts&quot;:[[&quot;2015&quot;,6,1]]}}}],&quot;schema&quot;:&quot;https://github.com/citation-style-language/schema/raw/master/csl-citation.json&quot;} RNDuqDeysMnro"/><text:span text:style-name="T12">. </text:span><text:span text:style-name="T13">First, a species can only feed on another if they co-occur (neutral constraint) which results from environmental filters, dispersal limitations, and species interactions. Second, a </text:span><text:span text:style-name="T17">predator</text:span><text:span text:style-name="T13"> will feed on </text:span><text:span text:style-name="T17">prey</text:span><text:span text:style-name="T13"> only if the prey’</text:span><text:span text:style-name="T17">s</text:span><text:span text:style-name="T13"> </text:span><text:span text:style-name="T17">traits</text:span><text:span text:style-name="T13"> fits within the </text:span><text:span text:style-name="T17">predator's</text:span><text:span text:style-name="T13"> trophic niche </text:span><text:span text:style-name="T14">(niche constraint)</text:span><text:span text:style-name="T13">. This ‘match’ between the trophic niche of the predator and the traits of the prey is </text:span><text:span text:style-name="T17">captured</text:span><text:span text:style-name="T13"> </text:span><text:span text:style-name="T17">by</text:span><text:span text:style-name="T13"> trait-based trophic interaction models. </text:span><text:span text:style-name="T15">The accuracy of</text:span><text:span text:style-name="T16"> these</text:span><text:span text:style-name="T14"> models </text:span><text:span text:style-name="T15">depends</text:span><text:span text:style-name="T16"> on</text:span><text:span text:style-name="T14"> </text:span><text:span text:style-name="T15">the</text:span><text:span text:style-name="T16"> generalities in the trait-interaction relationships of predators and prey across taxa and ecosystems.</text:span></text:p>
      <text:p text:style-name="P14"/>
      <text:p text:style-name="P14"><text:span text:style-name="T74">Findings and i</text:span>mplications</text:p>
      <text:p text:style-name="P26"><text:span text:style-name="T22">The Eltonian Shortfall – “the lack of knowledge on species' interactions and these interactions' effects on individual survival and fitness” – is one of the </text:span><text:span text:style-name="T40">main</text:span><text:span text:style-name="T22"> data gap</text:span><text:span text:style-name="T46">s</text:span><text:span text:style-name="T22"> in ecology </text:span><text:reference-mark-start text:name="ZOTERO_ITEM CSL_CITATION {&quot;citationID&quot;:&quot;4CwhMFm6&quot;,&quot;properties&quot;:{&quot;formattedCitation&quot;:&quot;(Hortal {\\i{}et al.} 2015)&quot;,&quot;plainCitation&quot;:&quot;(Hortal et al. 2015)&quot;,&quot;noteIndex&quot;:0},&quot;citationItems&quot;:[{&quot;id&quot;:3033,&quot;uris&quot;:[&quot;http://zotero.org/users/7057764/items/248VPRTB&quot;],&quot;itemData&quot;:{&quot;id&quot;:3033,&quot;type&quot;:&quot;article-journal&quot;,&quot;abstract&quot;:&quot;Ecologists and evolutionary biologists are increasingly using big-data approaches to tackle questions at large spatial, taxonomic, and temporal scales. However, despite recent efforts to gather two centuries of biodiversity inventories into comprehensive databases, many crucial research questions remain unanswered. Here, we update the concept of knowledge shortfalls and review the tradeoffs between generality and uncertainty. We present seven key shortfalls of current biodiversity data. Four previously proposed shortfalls pinpoint knowledge gaps for species taxonomy (Linnean), distribution (Wallacean), abundance (Prestonian), and evolutionary patterns (Darwinian). We also redefine the Hutchinsonian shortfall to apply to the abiotic tolerances of species and propose new shortfalls relating to limited knowledge of species traits (Raunkiæran) and biotic interactions (Eltonian). We conclude with a general framework for the combined impacts and consequences of shortfalls of large-scale biodiversity knowledge for evolutionary and ecological research and consider ways of overcoming the seven shortfalls and dealing with the uncertainty they generate.&quot;,&quot;container-title&quot;:&quot;Annual Review of Ecology, Evolution, and Systematics&quot;,&quot;DOI&quot;:&quot;10.1146/annurev-ecolsys-112414-054400&quot;,&quot;ISSN&quot;:&quot;1543-592X, 1545-2069&quot;,&quot;issue&quot;:&quot;1&quot;,&quot;journalAbbreviation&quot;:&quot;Annu. Rev. Ecol. Evol. Syst.&quot;,&quot;language&quot;:&quot;en&quot;,&quot;page&quot;:&quot;523-549&quot;,&quot;source&quot;:&quot;DOI.org (Crossref)&quot;,&quot;title&quot;:&quot;Seven Shortfalls that Beset Large-Scale Knowledge of Biodiversity&quot;,&quot;volume&quot;:&quot;46&quot;,&quot;author&quot;:[{&quot;family&quot;:&quot;Hortal&quot;,&quot;given&quot;:&quot;Joaquín&quot;},{&quot;family&quot;:&quot;Bello&quot;,&quot;given&quot;:&quot;Francesco&quot;,&quot;non-dropping-particle&quot;:&quot;de&quot;},{&quot;family&quot;:&quot;Diniz-Filho&quot;,&quot;given&quot;:&quot;José Alexandre F.&quot;},{&quot;family&quot;:&quot;Lewinsohn&quot;,&quot;given&quot;:&quot;Thomas M.&quot;},{&quot;family&quot;:&quot;Lobo&quot;,&quot;given&quot;:&quot;Jorge M.&quot;},{&quot;family&quot;:&quot;Ladle&quot;,&quot;given&quot;:&quot;Richard J.&quot;}],&quot;issued&quot;:{&quot;date-parts&quot;:[[&quot;2015&quot;,12,4]]}}}],&quot;schema&quot;:&quot;https://github.com/citation-style-language/schema/raw/master/csl-citation.json&quot;} RNDsaV965CaCD"/><text:span text:style-name="T94">(Hortal </text:span><text:span text:style-name="T87">et al.</text:span><text:span text:style-name="T88"> 2015)</text:span><text:reference-mark-end text:name="ZOTERO_ITEM CSL_CITATION {&quot;citationID&quot;:&quot;4CwhMFm6&quot;,&quot;properties&quot;:{&quot;formattedCitation&quot;:&quot;(Hortal {\\i{}et al.} 2015)&quot;,&quot;plainCitation&quot;:&quot;(Hortal et al. 2015)&quot;,&quot;noteIndex&quot;:0},&quot;citationItems&quot;:[{&quot;id&quot;:3033,&quot;uris&quot;:[&quot;http://zotero.org/users/7057764/items/248VPRTB&quot;],&quot;itemData&quot;:{&quot;id&quot;:3033,&quot;type&quot;:&quot;article-journal&quot;,&quot;abstract&quot;:&quot;Ecologists and evolutionary biologists are increasingly using big-data approaches to tackle questions at large spatial, taxonomic, and temporal scales. However, despite recent efforts to gather two centuries of biodiversity inventories into comprehensive databases, many crucial research questions remain unanswered. Here, we update the concept of knowledge shortfalls and review the tradeoffs between generality and uncertainty. We present seven key shortfalls of current biodiversity data. Four previously proposed shortfalls pinpoint knowledge gaps for species taxonomy (Linnean), distribution (Wallacean), abundance (Prestonian), and evolutionary patterns (Darwinian). We also redefine the Hutchinsonian shortfall to apply to the abiotic tolerances of species and propose new shortfalls relating to limited knowledge of species traits (Raunkiæran) and biotic interactions (Eltonian). We conclude with a general framework for the combined impacts and consequences of shortfalls of large-scale biodiversity knowledge for evolutionary and ecological research and consider ways of overcoming the seven shortfalls and dealing with the uncertainty they generate.&quot;,&quot;container-title&quot;:&quot;Annual Review of Ecology, Evolution, and Systematics&quot;,&quot;DOI&quot;:&quot;10.1146/annurev-ecolsys-112414-054400&quot;,&quot;ISSN&quot;:&quot;1543-592X, 1545-2069&quot;,&quot;issue&quot;:&quot;1&quot;,&quot;journalAbbreviation&quot;:&quot;Annu. Rev. Ecol. Evol. Syst.&quot;,&quot;language&quot;:&quot;en&quot;,&quot;page&quot;:&quot;523-549&quot;,&quot;source&quot;:&quot;DOI.org (Crossref)&quot;,&quot;title&quot;:&quot;Seven Shortfalls that Beset Large-Scale Knowledge of Biodiversity&quot;,&quot;volume&quot;:&quot;46&quot;,&quot;author&quot;:[{&quot;family&quot;:&quot;Hortal&quot;,&quot;given&quot;:&quot;Joaquín&quot;},{&quot;family&quot;:&quot;Bello&quot;,&quot;given&quot;:&quot;Francesco&quot;,&quot;non-dropping-particle&quot;:&quot;de&quot;},{&quot;family&quot;:&quot;Diniz-Filho&quot;,&quot;given&quot;:&quot;José Alexandre F.&quot;},{&quot;family&quot;:&quot;Lewinsohn&quot;,&quot;given&quot;:&quot;Thomas M.&quot;},{&quot;family&quot;:&quot;Lobo&quot;,&quot;given&quot;:&quot;Jorge M.&quot;},{&quot;family&quot;:&quot;Ladle&quot;,&quot;given&quot;:&quot;Richard J.&quot;}],&quot;issued&quot;:{&quot;date-parts&quot;:[[&quot;2015&quot;,12,4]]}}}],&quot;schema&quot;:&quot;https://github.com/citation-style-language/schema/raw/master/csl-citation.json&quot;} RNDsaV965CaCD"/><text:span text:style-name="T22">. In</text:span><text:span text:style-name="T40">deed</text:span><text:span text:style-name="T22">, we lack interaction data for most taxa and ecosystems. Our finding</text:span><text:span text:style-name="T40">s</text:span><text:span text:style-name="T22"> of generalities within food web (Chapter 1) and across food webs (Chapter 2) indicate that trait-</text:span><text:soft-page-break/><text:span text:style-name="T22">based </text:span><text:span text:style-name="T23">predictions</text:span><text:span text:style-name="T22"> </text:span><text:span text:style-name="T40">can provide</text:span><text:span text:style-name="T22"> </text:span><text:span text:style-name="T21">first-order approximations of food web</text:span><text:span text:style-name="T22">s. We showed that even with limited data, these models can fill gaps in incomplete food web or predict interactions in ecosystems </text:span><text:span text:style-name="T41">with</text:span><text:span text:style-name="T23"> little to no data</text:span><text:span text:style-name="T22">. </text:span><text:span text:style-name="T41">However, t</text:span><text:span text:style-name="T23">rait-based models tend to systematically overestimate the number of interactions, suggesting that predicted interactions are candidate interactions. </text:span><text:span text:style-name="T41">These predictions</text:span><text:span text:style-name="T23"> can then be refined through geographic subsets, expert opinion, or additional data.</text:span></text:p>
      <text:p text:style-name="P10"/>
      <text:p text:style-name="P26"><text:span text:style-name="T24">Protecting species interactions should </text:span><text:span text:style-name="T41">enable</text:span><text:span text:style-name="T24"> a more functional approach to conservation </text:span><text:span text:style-name="T41">for a </text:span><text:span text:style-name="T45">few</text:span><text:span text:style-name="T41"> reasons:</text:span><text:span text:style-name="T30"> (1)</text:span><text:span text:style-name="T25"> interactions provide ecosystems function</text:span><text:span text:style-name="T41">s</text:span><text:span text:style-name="T25"> </text:span><text:reference-mark-start text:name="ZOTERO_ITEM CSL_CITATION {&quot;citationID&quot;:&quot;viVqI5tl&quot;,&quot;properties&quot;:{&quot;formattedCitation&quot;:&quot;(Dehling &amp; Stouffer 2018)&quot;,&quot;plainCitation&quot;:&quot;(Dehling &amp; Stouffer 2018)&quot;,&quot;noteIndex&quot;:0},&quot;citationItems&quot;:[{&quot;id&quot;:241,&quot;uris&quot;:[&quot;http://zotero.org/users/7057764/items/EK5NTAX5&quot;],&quot;itemData&quot;:{&quot;id&quot;:241,&quot;type&quot;:&quot;article-journal&quot;,&quot;abstract&quot;:&quot;Studies of functional diversity (FD) have gained immense interest because they promise a more mechanistic understanding of the relationship between diversity and ecosystem functioning. However, the concept of FD is currently not used to its full potential because of several biases and shortcomings. For instance, while the analysis of traits related to species’ Grinnellian niches, i.e. traits influencing species’ fitness under different environmental conditions, is well-advanced, there is a lack of studies on the functional diversity related to species’ Eltonian niches, i.e. species’ functional roles in ecological processes and their effects on other species, a discrepancy known as the Eltonian Shortfall. Most importantly, the current indirect approach of measuring FD via species traits restricts analyses to species with similar traits, usually a taxon. Consequently, FD is generally measured for only one taxon but across different ecological processes, when it would ideally be measured for one ecological process but across all taxa that contribute to that process. These discrepancies hinder advances of our understanding of the relationship between diversity and ecosystem functions and services. We introduce a new approach to measuring functional diversity that is designed to overcome these shortcomings by bridging research on networks, species niches, and functional traits. Instead of characterizing functional roles indirectly via species’ traits, we propose to characterize functional roles directly via the traits of species’ resources and interaction partners in a given ecological process. Critically, this shift in perspective for the first time allows comparisons of the functional roles of all taxa that participate in an ecological process regardless of their own morphology. We illustrate our new approach with a study on functional roles of frugivores in seed-dispersal systems. Our approach is an important addition to existing approaches to studying FD, and it facilitates new studies in a vastly unexplored field of functional diversity research.&quot;,&quot;container-title&quot;:&quot;Oikos&quot;,&quot;DOI&quot;:&quot;10.1111/oik.05415&quot;,&quot;ISSN&quot;:&quot;1600-0706&quot;,&quot;issue&quot;:&quot;12&quot;,&quot;language&quot;:&quot;en&quot;,&quot;license&quot;:&quot;© 2018 The Authors&quot;,&quot;page&quot;:&quot;1711-1723&quot;,&quot;source&quot;:&quot;Wiley Online Library&quot;,&quot;title&quot;:&quot;Bringing the Eltonian niche into functional diversity&quot;,&quot;volume&quot;:&quot;127&quot;,&quot;author&quot;:[{&quot;family&quot;:&quot;Dehling&quot;,&quot;given&quot;:&quot;D. Matthias&quot;},{&quot;family&quot;:&quot;Stouffer&quot;,&quot;given&quot;:&quot;Daniel B.&quot;}],&quot;issued&quot;:{&quot;date-parts&quot;:[[&quot;2018&quot;]]}}}],&quot;schema&quot;:&quot;https://github.com/citation-style-language/schema/raw/master/csl-citation.json&quot;} RNDWbucE7mnq2"/><text:span text:style-name="T25">(Dehling &amp; Stouffer 2018)</text:span><text:reference-mark-end text:name="ZOTERO_ITEM CSL_CITATION {&quot;citationID&quot;:&quot;viVqI5tl&quot;,&quot;properties&quot;:{&quot;formattedCitation&quot;:&quot;(Dehling &amp; Stouffer 2018)&quot;,&quot;plainCitation&quot;:&quot;(Dehling &amp; Stouffer 2018)&quot;,&quot;noteIndex&quot;:0},&quot;citationItems&quot;:[{&quot;id&quot;:241,&quot;uris&quot;:[&quot;http://zotero.org/users/7057764/items/EK5NTAX5&quot;],&quot;itemData&quot;:{&quot;id&quot;:241,&quot;type&quot;:&quot;article-journal&quot;,&quot;abstract&quot;:&quot;Studies of functional diversity (FD) have gained immense interest because they promise a more mechanistic understanding of the relationship between diversity and ecosystem functioning. However, the concept of FD is currently not used to its full potential because of several biases and shortcomings. For instance, while the analysis of traits related to species’ Grinnellian niches, i.e. traits influencing species’ fitness under different environmental conditions, is well-advanced, there is a lack of studies on the functional diversity related to species’ Eltonian niches, i.e. species’ functional roles in ecological processes and their effects on other species, a discrepancy known as the Eltonian Shortfall. Most importantly, the current indirect approach of measuring FD via species traits restricts analyses to species with similar traits, usually a taxon. Consequently, FD is generally measured for only one taxon but across different ecological processes, when it would ideally be measured for one ecological process but across all taxa that contribute to that process. These discrepancies hinder advances of our understanding of the relationship between diversity and ecosystem functions and services. We introduce a new approach to measuring functional diversity that is designed to overcome these shortcomings by bridging research on networks, species niches, and functional traits. Instead of characterizing functional roles indirectly via species’ traits, we propose to characterize functional roles directly via the traits of species’ resources and interaction partners in a given ecological process. Critically, this shift in perspective for the first time allows comparisons of the functional roles of all taxa that participate in an ecological process regardless of their own morphology. We illustrate our new approach with a study on functional roles of frugivores in seed-dispersal systems. Our approach is an important addition to existing approaches to studying FD, and it facilitates new studies in a vastly unexplored field of functional diversity research.&quot;,&quot;container-title&quot;:&quot;Oikos&quot;,&quot;DOI&quot;:&quot;10.1111/oik.05415&quot;,&quot;ISSN&quot;:&quot;1600-0706&quot;,&quot;issue&quot;:&quot;12&quot;,&quot;language&quot;:&quot;en&quot;,&quot;license&quot;:&quot;© 2018 The Authors&quot;,&quot;page&quot;:&quot;1711-1723&quot;,&quot;source&quot;:&quot;Wiley Online Library&quot;,&quot;title&quot;:&quot;Bringing the Eltonian niche into functional diversity&quot;,&quot;volume&quot;:&quot;127&quot;,&quot;author&quot;:[{&quot;family&quot;:&quot;Dehling&quot;,&quot;given&quot;:&quot;D. Matthias&quot;},{&quot;family&quot;:&quot;Stouffer&quot;,&quot;given&quot;:&quot;Daniel B.&quot;}],&quot;issued&quot;:{&quot;date-parts&quot;:[[&quot;2018&quot;]]}}}],&quot;schema&quot;:&quot;https://github.com/citation-style-language/schema/raw/master/csl-citation.json&quot;} RNDWbucE7mnq2"/><text:span text:style-name="T30">, (2) </text:span><text:span text:style-name="T25">from interactions, we can infer the role</text:span><text:span text:style-name="T41">s</text:span><text:span text:style-name="T25"> of species </text:span><text:span text:style-name="T41">with</text:span><text:span text:style-name="T25">in ecosystems </text:span><text:reference-mark-start text:name="ZOTERO_ITEM CSL_CITATION {&quot;citationID&quot;:&quot;5x29sbIV&quot;,&quot;properties&quot;:{&quot;formattedCitation&quot;:&quot;(Cirtwill {\\i{}et al.} 2018)&quot;,&quot;plainCitation&quot;:&quot;(Cirtwill et al. 2018)&quot;,&quot;noteIndex&quot;:0},&quot;citationItems&quot;:[{&quot;id&quot;:638,&quot;uris&quot;:[&quot;http://zotero.org/users/7057764/items/F2PMQMEL&quot;],&quot;itemData&quot;:{&quot;id&quot;:638,&quot;type&quot;:&quot;article-journal&quot;,&quot;abstract&quot;:&quot;Many different concepts have been used to describe species' roles in food webs (i.e., the ways in which species participate in their communities as consumers and resources). As each concept focuses on a different aspect of food-web structure, it can be difficult to relate these concepts to each other and to other aspects of ecology. Here we use the Eltonian niche as an overarching framework, within which we summarize several commonly-used role concepts (degree, trophic level, motif roles, and centrality). We focus mainly on the topological versions of these concepts but, where dynamical versions of a role concept exist, we acknowledge these as well. Our aim is to highlight areas of overlap and ambiguity between different role concepts and to describe how these roles can be used to group species according to different strategies (i.e., equivalence and functional roles). The existence of “gray areas” between role concepts make it essential for authors to carefully consider both which role concept(s) are most appropriate for the analyses they wish to conduct and what aspect of species' niches (if any) they wish to address. The ecological meaning of differences between species' roles can change dramatically depending on which role concept(s) are used.&quot;,&quot;container-title&quot;:&quot;Food Webs&quot;,&quot;DOI&quot;:&quot;10.1016/j.fooweb.2018.e00093&quot;,&quot;ISSN&quot;:&quot;2352-2496&quot;,&quot;journalAbbreviation&quot;:&quot;Food Webs&quot;,&quot;language&quot;:&quot;en&quot;,&quot;page&quot;:&quot;e00093&quot;,&quot;source&quot;:&quot;ScienceDirect&quot;,&quot;title&quot;:&quot;A review of species role concepts in food webs&quot;,&quot;volume&quot;:&quot;16&quot;,&quot;author&quot;:[{&quot;family&quot;:&quot;Cirtwill&quot;,&quot;given&quot;:&quot;Alyssa R.&quot;},{&quot;family&quot;:&quot;Dalla Riva&quot;,&quot;given&quot;:&quot;Giulio Valentino&quot;},{&quot;family&quot;:&quot;Gaiarsa&quot;,&quot;given&quot;:&quot;Marilia P.&quot;},{&quot;family&quot;:&quot;Bimler&quot;,&quot;given&quot;:&quot;Malyon D.&quot;},{&quot;family&quot;:&quot;Cagua&quot;,&quot;given&quot;:&quot;E. Fernando&quot;},{&quot;family&quot;:&quot;Coux&quot;,&quot;given&quot;:&quot;Camille&quot;},{&quot;family&quot;:&quot;Dehling&quot;,&quot;given&quot;:&quot;D. Matthias&quot;}],&quot;issued&quot;:{&quot;date-parts&quot;:[[&quot;2018&quot;,9,1]]}}}],&quot;schema&quot;:&quot;https://github.com/citation-style-language/schema/raw/master/csl-citation.json&quot;} RNDaWMkYrQZSX"/><text:span text:style-name="T93">(Cirtwill </text:span><text:span text:style-name="T87">et al.</text:span><text:span text:style-name="T88"> 2018)</text:span><text:reference-mark-end text:name="ZOTERO_ITEM CSL_CITATION {&quot;citationID&quot;:&quot;5x29sbIV&quot;,&quot;properties&quot;:{&quot;formattedCitation&quot;:&quot;(Cirtwill {\\i{}et al.} 2018)&quot;,&quot;plainCitation&quot;:&quot;(Cirtwill et al. 2018)&quot;,&quot;noteIndex&quot;:0},&quot;citationItems&quot;:[{&quot;id&quot;:638,&quot;uris&quot;:[&quot;http://zotero.org/users/7057764/items/F2PMQMEL&quot;],&quot;itemData&quot;:{&quot;id&quot;:638,&quot;type&quot;:&quot;article-journal&quot;,&quot;abstract&quot;:&quot;Many different concepts have been used to describe species' roles in food webs (i.e., the ways in which species participate in their communities as consumers and resources). As each concept focuses on a different aspect of food-web structure, it can be difficult to relate these concepts to each other and to other aspects of ecology. Here we use the Eltonian niche as an overarching framework, within which we summarize several commonly-used role concepts (degree, trophic level, motif roles, and centrality). We focus mainly on the topological versions of these concepts but, where dynamical versions of a role concept exist, we acknowledge these as well. Our aim is to highlight areas of overlap and ambiguity between different role concepts and to describe how these roles can be used to group species according to different strategies (i.e., equivalence and functional roles). The existence of “gray areas” between role concepts make it essential for authors to carefully consider both which role concept(s) are most appropriate for the analyses they wish to conduct and what aspect of species' niches (if any) they wish to address. The ecological meaning of differences between species' roles can change dramatically depending on which role concept(s) are used.&quot;,&quot;container-title&quot;:&quot;Food Webs&quot;,&quot;DOI&quot;:&quot;10.1016/j.fooweb.2018.e00093&quot;,&quot;ISSN&quot;:&quot;2352-2496&quot;,&quot;journalAbbreviation&quot;:&quot;Food Webs&quot;,&quot;language&quot;:&quot;en&quot;,&quot;page&quot;:&quot;e00093&quot;,&quot;source&quot;:&quot;ScienceDirect&quot;,&quot;title&quot;:&quot;A review of species role concepts in food webs&quot;,&quot;volume&quot;:&quot;16&quot;,&quot;author&quot;:[{&quot;family&quot;:&quot;Cirtwill&quot;,&quot;given&quot;:&quot;Alyssa R.&quot;},{&quot;family&quot;:&quot;Dalla Riva&quot;,&quot;given&quot;:&quot;Giulio Valentino&quot;},{&quot;family&quot;:&quot;Gaiarsa&quot;,&quot;given&quot;:&quot;Marilia P.&quot;},{&quot;family&quot;:&quot;Bimler&quot;,&quot;given&quot;:&quot;Malyon D.&quot;},{&quot;family&quot;:&quot;Cagua&quot;,&quot;given&quot;:&quot;E. Fernando&quot;},{&quot;family&quot;:&quot;Coux&quot;,&quot;given&quot;:&quot;Camille&quot;},{&quot;family&quot;:&quot;Dehling&quot;,&quot;given&quot;:&quot;D. Matthias&quot;}],&quot;issued&quot;:{&quot;date-parts&quot;:[[&quot;2018&quot;,9,1]]}}}],&quot;schema&quot;:&quot;https://github.com/citation-style-language/schema/raw/master/csl-citation.json&quot;} RNDaWMkYrQZSX"/><text:span text:style-name="T30">, and (3) </text:span><text:span text:style-name="T25">we can anticipate indirect consequences of managing species on other species in the ecosystems </text:span><text:reference-mark-start text:name="ZOTERO_ITEM CSL_CITATION {&quot;citationID&quot;:&quot;zoUIdHtQ&quot;,&quot;properties&quot;:{&quot;formattedCitation&quot;:&quot;(McDonald-Madden {\\i{}et al.} 2016)&quot;,&quot;plainCitation&quot;:&quot;(McDonald-Madden et al. 2016)&quot;,&quot;noteIndex&quot;:0},&quot;citationItems&quot;:[{&quot;id&quot;:546,&quot;uris&quot;:[&quot;http://zotero.org/users/7057764/items/3ZXZ97AH&quot;],&quot;itemData&quot;:{&quot;id&quot;:546,&quot;type&quot;:&quot;article-journal&quot;,&quot;abstract&quot;:&quot;The influence of species conservation on food webs is less well understood than the effects of species loss. Here, the authors test several indices against optimal food web management and find no current metrics are reliably effective at identifying species conservation priorities.&quot;,&quot;container-title&quot;:&quot;Nature Communications&quot;,&quot;DOI&quot;:&quot;10.1038/ncomms10245&quot;,&quot;ISSN&quot;:&quot;2041-1723&quot;,&quot;issue&quot;:&quot;1&quot;,&quot;journalAbbreviation&quot;:&quot;Nat Commun&quot;,&quot;language&quot;:&quot;en&quot;,&quot;license&quot;:&quot;2016 The Author(s)&quot;,&quot;note&quot;:&quot;number: 1\npublisher: Nature Publishing Group&quot;,&quot;page&quot;:&quot;1-8&quot;,&quot;source&quot;:&quot;www.nature.com&quot;,&quot;title&quot;:&quot;Using food-web theory to conserve ecosystems&quot;,&quot;volume&quot;:&quot;7&quot;,&quot;author&quot;:[{&quot;family&quot;:&quot;McDonald-Madden&quot;,&quot;given&quot;:&quot;E.&quot;},{&quot;family&quot;:&quot;Sabbadin&quot;,&quot;given&quot;:&quot;R.&quot;},{&quot;family&quot;:&quot;Game&quot;,&quot;given&quot;:&quot;E. T.&quot;},{&quot;family&quot;:&quot;Baxter&quot;,&quot;given&quot;:&quot;P. W. J.&quot;},{&quot;family&quot;:&quot;Chadès&quot;,&quot;given&quot;:&quot;I.&quot;},{&quot;family&quot;:&quot;Possingham&quot;,&quot;given&quot;:&quot;H. P.&quot;}],&quot;issued&quot;:{&quot;date-parts&quot;:[[&quot;2016&quot;,1,18]]}}}],&quot;schema&quot;:&quot;https://github.com/citation-style-language/schema/raw/master/csl-citation.json&quot;} RNDQcT3rvsZGq"/><text:span text:style-name="T93">(McDonald-Madden </text:span><text:span text:style-name="T87">et al.</text:span><text:span text:style-name="T88"> 2016)</text:span><text:reference-mark-end text:name="ZOTERO_ITEM CSL_CITATION {&quot;citationID&quot;:&quot;zoUIdHtQ&quot;,&quot;properties&quot;:{&quot;formattedCitation&quot;:&quot;(McDonald-Madden {\\i{}et al.} 2016)&quot;,&quot;plainCitation&quot;:&quot;(McDonald-Madden et al. 2016)&quot;,&quot;noteIndex&quot;:0},&quot;citationItems&quot;:[{&quot;id&quot;:546,&quot;uris&quot;:[&quot;http://zotero.org/users/7057764/items/3ZXZ97AH&quot;],&quot;itemData&quot;:{&quot;id&quot;:546,&quot;type&quot;:&quot;article-journal&quot;,&quot;abstract&quot;:&quot;The influence of species conservation on food webs is less well understood than the effects of species loss. Here, the authors test several indices against optimal food web management and find no current metrics are reliably effective at identifying species conservation priorities.&quot;,&quot;container-title&quot;:&quot;Nature Communications&quot;,&quot;DOI&quot;:&quot;10.1038/ncomms10245&quot;,&quot;ISSN&quot;:&quot;2041-1723&quot;,&quot;issue&quot;:&quot;1&quot;,&quot;journalAbbreviation&quot;:&quot;Nat Commun&quot;,&quot;language&quot;:&quot;en&quot;,&quot;license&quot;:&quot;2016 The Author(s)&quot;,&quot;note&quot;:&quot;number: 1\npublisher: Nature Publishing Group&quot;,&quot;page&quot;:&quot;1-8&quot;,&quot;source&quot;:&quot;www.nature.com&quot;,&quot;title&quot;:&quot;Using food-web theory to conserve ecosystems&quot;,&quot;volume&quot;:&quot;7&quot;,&quot;author&quot;:[{&quot;family&quot;:&quot;McDonald-Madden&quot;,&quot;given&quot;:&quot;E.&quot;},{&quot;family&quot;:&quot;Sabbadin&quot;,&quot;given&quot;:&quot;R.&quot;},{&quot;family&quot;:&quot;Game&quot;,&quot;given&quot;:&quot;E. T.&quot;},{&quot;family&quot;:&quot;Baxter&quot;,&quot;given&quot;:&quot;P. W. J.&quot;},{&quot;family&quot;:&quot;Chadès&quot;,&quot;given&quot;:&quot;I.&quot;},{&quot;family&quot;:&quot;Possingham&quot;,&quot;given&quot;:&quot;H. P.&quot;}],&quot;issued&quot;:{&quot;date-parts&quot;:[[&quot;2016&quot;,1,18]]}}}],&quot;schema&quot;:&quot;https://github.com/citation-style-language/schema/raw/master/csl-citation.json&quot;} RNDQcT3rvsZGq"/><text:span text:style-name="T25">. So far, the lack of interaction data </text:span><text:span text:style-name="T45">have limited the integration of species interactions into conservation efforts</text:span><text:span text:style-name="T25">. T</text:span><text:span text:style-name="T24">he </text:span><text:span text:style-name="T41">ability</text:span><text:span text:style-name="T24"> to predict interactions even in places w</text:span><text:span text:style-name="T41">ith</text:span><text:span text:style-name="T24"> </text:span><text:span text:style-name="T41">minimal</text:span><text:span text:style-name="T24"> data, as demonstrated in </text:span><text:span text:style-name="T30">C</text:span><text:span text:style-name="T24">hapters 1 and 2, </text:span><text:span text:style-name="T25">should </text:span><text:span text:style-name="T41">help overcome</text:span><text:span text:style-name="T25"> some of the</text:span><text:span text:style-name="T45">se</text:span><text:span text:style-name="T25"> </text:span><text:span text:style-name="T26">barriers, </text:span><text:span text:style-name="T45">and help a more functional approach to conservation planning</text:span><text:span text:style-name="T25">.</text:span></text:p>
      <text:p text:style-name="P9"/>
      <text:p text:style-name="P15"><text:span text:style-name="T74">Limitations and f</text:span><text:span text:style-name="T73">uture directions</text:span></text:p>
      <text:list text:style-name="L1">
        <text:list-item>
          <text:p text:style-name="P34"><text:span text:style-name="T27">Interaction strength, unlike the </text:span><text:span text:style-name="T41">qualitative </text:span><text:span text:style-name="T27">presence or absence of an interaction, is a continuous measurement quantify</text:span><text:span text:style-name="T41">ing</text:span><text:span text:style-name="T27"> the effect of one species on another </text:span><text:reference-mark-start text:name="ZOTERO_ITEM CSL_CITATION {&quot;citationID&quot;:&quot;QVSp5q59&quot;,&quot;properties&quot;:{&quot;formattedCitation&quot;:&quot;(Berlow {\\i{}et al.} 2004; Wootton &amp; Emmerson 2005)&quot;,&quot;plainCitation&quot;:&quot;(Berlow et al. 2004; Wootton &amp; Emmerson 2005)&quot;,&quot;noteIndex&quot;:0},&quot;citationItems&quot;:[{&quot;id&quot;:2807,&quot;uris&quot;:[&quot;http://zotero.org/groups/2713172/items/PG8BIIVJ&quot;],&quot;itemData&quot;:{&quot;id&quot;:2807,&quot;type&quot;:&quot;article-journal&quot;,&quot;abstract&quot;:&quot;1 Recent efforts to understand how the patterning of interaction strength affects both structure and dynamics in food webs have highlighted several obstacles to productive synthesis. Issues arise with respect to goals and driving questions, methods and approaches, and placing results in the context of broader ecological theory. 2 Much confusion stems from lack of clarity about whether the questions posed relate to community-level patterns or to species dynamics, and to what authors actually mean by the term ‘interaction strength’. Here, we describe the various ways in which this term has been applied and discuss the implications of loose terminology and definition for the development of this field. 3 Of particular concern is the clear gap between theoretical and empirical investigations of interaction strengths and food web dynamics. The ecological community urgently needs to explore new ways to estimate biologically reasonable model coefficients from empirical data, such as foraging rates, body size, metabolic rate, biomass distribution and other species traits. 4 Combining numerical and analytical modelling approaches should allow exploration of the conditions under which different interaction strengths metrics are interchangeable with regard to relative magnitude, system responses, and species identity. 5 Finally, the prime focus on predator–prey links in much of the research to date on interaction strengths in food webs has meant that the potential significance of non-trophic interactions, such as competition, facilitation and biotic disturbance, has been largely ignored by the food web community. Such interactions may be important dynamically and should be routinely included in future food web research programmes.&quot;,&quot;container-title&quot;:&quot;Journal of Animal Ecology&quot;,&quot;DOI&quot;:&quot;https://doi.org/10.1111/j.0021-8790.2004.00833.x&quot;,&quot;ISSN&quot;:&quot;1365-2656&quot;,&quot;issue&quot;:&quot;3&quot;,&quot;language&quot;:&quot;en&quot;,&quot;page&quot;:&quot;585-598&quot;,&quot;source&quot;:&quot;Wiley Online Library&quot;,&quot;title&quot;:&quot;Interaction strengths in food webs: issues and opportunities&quot;,&quot;title-short&quot;:&quot;Interaction strengths in food webs&quot;,&quot;volume&quot;:&quot;73&quot;,&quot;author&quot;:[{&quot;family&quot;:&quot;Berlow&quot;,&quot;given&quot;:&quot;Eric L.&quot;},{&quot;family&quot;:&quot;Neutel&quot;,&quot;given&quot;:&quot;Anje-Margiet&quot;},{&quot;family&quot;:&quot;Cohen&quot;,&quot;given&quot;:&quot;Joel E.&quot;},{&quot;family&quot;:&quot;Ruiter&quot;,&quot;given&quot;:&quot;Peter C. De&quot;},{&quot;family&quot;:&quot;Ebenman&quot;,&quot;given&quot;:&quot;Bo&quot;},{&quot;family&quot;:&quot;Emmerson&quot;,&quot;given&quot;:&quot;Mark&quot;},{&quot;family&quot;:&quot;Fox&quot;,&quot;given&quot;:&quot;Jeremy W.&quot;},{&quot;family&quot;:&quot;Jansen&quot;,&quot;given&quot;:&quot;Vincent A. A.&quot;},{&quot;family&quot;:&quot;Jones&quot;,&quot;given&quot;:&quot;J. Iwan&quot;},{&quot;family&quot;:&quot;Kokkoris&quot;,&quot;given&quot;:&quot;Giorgos D.&quot;},{&quot;family&quot;:&quot;Logofet&quot;,&quot;given&quot;:&quot;Dmitrii O.&quot;},{&quot;family&quot;:&quot;McKane&quot;,&quot;given&quot;:&quot;Alan J.&quot;},{&quot;family&quot;:&quot;Montoya&quot;,&quot;given&quot;:&quot;Jose M.&quot;},{&quot;family&quot;:&quot;Petchey&quot;,&quot;given&quot;:&quot;Owen&quot;}],&quot;issued&quot;:{&quot;date-parts&quot;:[[&quot;2004&quot;]]}}},{&quot;id&quot;:2206,&quot;uris&quot;:[&quot;http://zotero.org/groups/2597052/items/BUMAGQUP&quot;],&quot;itemData&quot;:{&quot;id&quot;:2206,&quot;type&quot;:&quot;article-journal&quot;,&quot;abstract&quot;:&quot;Understanding and predicting the dynamics of multispecies systems generally require estimates of interaction strength among species. Measuring interaction strength is difficult because of the large number of interactions in any natural system, long-term feedback, multiple pathways of effects between species pairs, and possible nonlinearities in interaction-strength functions. Presently, the few studies that extensively estimate interaction strength suggest that distributions of interaction strength tend to be skewed toward few strong and many weak interactions. Modeling studies indicate that such skewed patterns tend to promote system stability and arise during assembly of persistent communities. Methods for estimating interaction strength efficiently from traits of organisms, such as allometric relationships, show some promise. Methods for estimating community response to environmental perturbations without an estimate of interaction strength may also be of use. Spatial and temporal scale may affect patterns of interaction strength, but these effects require further investigation and new multispecies modeling frameworks. Future progress will be aided by development of long-term multispecies time series of natural communities, by experimental tests of different methods for estimating interaction strength, and by increased understanding of nonlinear functional forms.&quot;,&quot;container-title&quot;:&quot;Annual Review of Ecology, Evolution, and Systematics&quot;,&quot;DOI&quot;:&quot;10.1146/annurev.ecolsys.36.091704.175535&quot;,&quot;issue&quot;:&quot;1&quot;,&quot;note&quot;:&quot;_eprint: https://doi.org/10.1146/annurev.ecolsys.36.091704.175535&quot;,&quot;page&quot;:&quot;419-444&quot;,&quot;source&quot;:&quot;Annual Reviews&quot;,&quot;title&quot;:&quot;Measurement of Interaction Strength in Nature&quot;,&quot;volume&quot;:&quot;36&quot;,&quot;author&quot;:[{&quot;family&quot;:&quot;Wootton&quot;,&quot;given&quot;:&quot;J. Timothy&quot;},{&quot;family&quot;:&quot;Emmerson&quot;,&quot;given&quot;:&quot;Mark&quot;}],&quot;issued&quot;:{&quot;date-parts&quot;:[[&quot;2005&quot;]]}}}],&quot;schema&quot;:&quot;https://github.com/citation-style-language/schema/raw/master/csl-citation.json&quot;} RNDidX2B1EcwX"/><text:span text:style-name="T96">(Berlow </text:span><text:span text:style-name="T87">et al.</text:span><text:span text:style-name="T88"> 2004; Wootton &amp; Emmerson 2005)</text:span><text:reference-mark-end text:name="ZOTERO_ITEM CSL_CITATION {&quot;citationID&quot;:&quot;QVSp5q59&quot;,&quot;properties&quot;:{&quot;formattedCitation&quot;:&quot;(Berlow {\\i{}et al.} 2004; Wootton &amp; Emmerson 2005)&quot;,&quot;plainCitation&quot;:&quot;(Berlow et al. 2004; Wootton &amp; Emmerson 2005)&quot;,&quot;noteIndex&quot;:0},&quot;citationItems&quot;:[{&quot;id&quot;:2807,&quot;uris&quot;:[&quot;http://zotero.org/groups/2713172/items/PG8BIIVJ&quot;],&quot;itemData&quot;:{&quot;id&quot;:2807,&quot;type&quot;:&quot;article-journal&quot;,&quot;abstract&quot;:&quot;1 Recent efforts to understand how the patterning of interaction strength affects both structure and dynamics in food webs have highlighted several obstacles to productive synthesis. Issues arise with respect to goals and driving questions, methods and approaches, and placing results in the context of broader ecological theory. 2 Much confusion stems from lack of clarity about whether the questions posed relate to community-level patterns or to species dynamics, and to what authors actually mean by the term ‘interaction strength’. Here, we describe the various ways in which this term has been applied and discuss the implications of loose terminology and definition for the development of this field. 3 Of particular concern is the clear gap between theoretical and empirical investigations of interaction strengths and food web dynamics. The ecological community urgently needs to explore new ways to estimate biologically reasonable model coefficients from empirical data, such as foraging rates, body size, metabolic rate, biomass distribution and other species traits. 4 Combining numerical and analytical modelling approaches should allow exploration of the conditions under which different interaction strengths metrics are interchangeable with regard to relative magnitude, system responses, and species identity. 5 Finally, the prime focus on predator–prey links in much of the research to date on interaction strengths in food webs has meant that the potential significance of non-trophic interactions, such as competition, facilitation and biotic disturbance, has been largely ignored by the food web community. Such interactions may be important dynamically and should be routinely included in future food web research programmes.&quot;,&quot;container-title&quot;:&quot;Journal of Animal Ecology&quot;,&quot;DOI&quot;:&quot;https://doi.org/10.1111/j.0021-8790.2004.00833.x&quot;,&quot;ISSN&quot;:&quot;1365-2656&quot;,&quot;issue&quot;:&quot;3&quot;,&quot;language&quot;:&quot;en&quot;,&quot;page&quot;:&quot;585-598&quot;,&quot;source&quot;:&quot;Wiley Online Library&quot;,&quot;title&quot;:&quot;Interaction strengths in food webs: issues and opportunities&quot;,&quot;title-short&quot;:&quot;Interaction strengths in food webs&quot;,&quot;volume&quot;:&quot;73&quot;,&quot;author&quot;:[{&quot;family&quot;:&quot;Berlow&quot;,&quot;given&quot;:&quot;Eric L.&quot;},{&quot;family&quot;:&quot;Neutel&quot;,&quot;given&quot;:&quot;Anje-Margiet&quot;},{&quot;family&quot;:&quot;Cohen&quot;,&quot;given&quot;:&quot;Joel E.&quot;},{&quot;family&quot;:&quot;Ruiter&quot;,&quot;given&quot;:&quot;Peter C. De&quot;},{&quot;family&quot;:&quot;Ebenman&quot;,&quot;given&quot;:&quot;Bo&quot;},{&quot;family&quot;:&quot;Emmerson&quot;,&quot;given&quot;:&quot;Mark&quot;},{&quot;family&quot;:&quot;Fox&quot;,&quot;given&quot;:&quot;Jeremy W.&quot;},{&quot;family&quot;:&quot;Jansen&quot;,&quot;given&quot;:&quot;Vincent A. A.&quot;},{&quot;family&quot;:&quot;Jones&quot;,&quot;given&quot;:&quot;J. Iwan&quot;},{&quot;family&quot;:&quot;Kokkoris&quot;,&quot;given&quot;:&quot;Giorgos D.&quot;},{&quot;family&quot;:&quot;Logofet&quot;,&quot;given&quot;:&quot;Dmitrii O.&quot;},{&quot;family&quot;:&quot;McKane&quot;,&quot;given&quot;:&quot;Alan J.&quot;},{&quot;family&quot;:&quot;Montoya&quot;,&quot;given&quot;:&quot;Jose M.&quot;},{&quot;family&quot;:&quot;Petchey&quot;,&quot;given&quot;:&quot;Owen&quot;}],&quot;issued&quot;:{&quot;date-parts&quot;:[[&quot;2004&quot;]]}}},{&quot;id&quot;:2206,&quot;uris&quot;:[&quot;http://zotero.org/groups/2597052/items/BUMAGQUP&quot;],&quot;itemData&quot;:{&quot;id&quot;:2206,&quot;type&quot;:&quot;article-journal&quot;,&quot;abstract&quot;:&quot;Understanding and predicting the dynamics of multispecies systems generally require estimates of interaction strength among species. Measuring interaction strength is difficult because of the large number of interactions in any natural system, long-term feedback, multiple pathways of effects between species pairs, and possible nonlinearities in interaction-strength functions. Presently, the few studies that extensively estimate interaction strength suggest that distributions of interaction strength tend to be skewed toward few strong and many weak interactions. Modeling studies indicate that such skewed patterns tend to promote system stability and arise during assembly of persistent communities. Methods for estimating interaction strength efficiently from traits of organisms, such as allometric relationships, show some promise. Methods for estimating community response to environmental perturbations without an estimate of interaction strength may also be of use. Spatial and temporal scale may affect patterns of interaction strength, but these effects require further investigation and new multispecies modeling frameworks. Future progress will be aided by development of long-term multispecies time series of natural communities, by experimental tests of different methods for estimating interaction strength, and by increased understanding of nonlinear functional forms.&quot;,&quot;container-title&quot;:&quot;Annual Review of Ecology, Evolution, and Systematics&quot;,&quot;DOI&quot;:&quot;10.1146/annurev.ecolsys.36.091704.175535&quot;,&quot;issue&quot;:&quot;1&quot;,&quot;note&quot;:&quot;_eprint: https://doi.org/10.1146/annurev.ecolsys.36.091704.175535&quot;,&quot;page&quot;:&quot;419-444&quot;,&quot;source&quot;:&quot;Annual Reviews&quot;,&quot;title&quot;:&quot;Measurement of Interaction Strength in Nature&quot;,&quot;volume&quot;:&quot;36&quot;,&quot;author&quot;:[{&quot;family&quot;:&quot;Wootton&quot;,&quot;given&quot;:&quot;J. Timothy&quot;},{&quot;family&quot;:&quot;Emmerson&quot;,&quot;given&quot;:&quot;Mark&quot;}],&quot;issued&quot;:{&quot;date-parts&quot;:[[&quot;2005&quot;]]}}}],&quot;schema&quot;:&quot;https://github.com/citation-style-language/schema/raw/master/csl-citation.json&quot;} RNDidX2B1EcwX"/><text:span text:style-name="T27">. </text:span><text:span text:style-name="T38">The distribution of interaction strength</text:span><text:span text:style-name="T41">s</text:span><text:span text:style-name="T38"> within a food web</text:span> <text:span text:style-name="T107">influence</text:span><text:span text:style-name="T122">s</text:span><text:span text:style-name="T107"> its stability </text:span><text:reference-mark-start text:name="ZOTERO_ITEM CSL_CITATION {&quot;citationID&quot;:&quot;StgS3pGo&quot;,&quot;properties&quot;:{&quot;formattedCitation&quot;:&quot;(Ruiter {\\i{}et al.} 1995)&quot;,&quot;plainCitation&quot;:&quot;(Ruiter et al. 1995)&quot;,&quot;noteIndex&quot;:0},&quot;citationItems&quot;:[{&quot;id&quot;:2193,&quot;uris&quot;:[&quot;http://zotero.org/groups/2597052/items/8Z4EJA6P&quot;],&quot;itemData&quot;:{&quot;id&quot;:2193,&quot;type&quot;:&quot;article-journal&quot;,&quot;abstract&quot;:&quot;Ecologists have long been studying stability in ecosystems by looking at the structuring and the strengths of trophic interactions in community food webs. In a series of real food webs from native and agricultural soils, the strengths of the interactions were found to be patterned in a way that is important to ecosystem stability. The patterning consisted of the simultaneous occurrence of strong \&quot;top down\&quot; effects at lower trophic levels and strong \&quot;bottom up\&quot; effects at higher trophic levels. As the patterning resulted directly from the energetic organization of the food webs, the results show that energetics and community structure govern ecosystem stability by imposing stabilizing patterns of interaction strengths.&quot;,&quot;container-title&quot;:&quot;Science&quot;,&quot;DOI&quot;:&quot;10.1126/science.269.5228.1257&quot;,&quot;ISSN&quot;:&quot;0036-8075, 1095-9203&quot;,&quot;issue&quot;:&quot;5228&quot;,&quot;language&quot;:&quot;en&quot;,&quot;license&quot;:&quot;1995 by the American Association for the Advancement of           Science&quot;,&quot;note&quot;:&quot;publisher: American Association for the Advancement of Science\nsection: Reports\nPMID: 17732112&quot;,&quot;page&quot;:&quot;1257-1260&quot;,&quot;source&quot;:&quot;science.sciencemag.org&quot;,&quot;title&quot;:&quot;Energetics, Patterns of Interaction Strengths, and Stability in Real Ecosystems&quot;,&quot;volume&quot;:&quot;269&quot;,&quot;author&quot;:[{&quot;family&quot;:&quot;Ruiter&quot;,&quot;given&quot;:&quot;Peter C.&quot;,&quot;dropping-particle&quot;:&quot;de&quot;},{&quot;family&quot;:&quot;Neutel&quot;,&quot;given&quot;:&quot;Anje-Margriet&quot;},{&quot;family&quot;:&quot;Moore&quot;,&quot;given&quot;:&quot;John C.&quot;}],&quot;issued&quot;:{&quot;date-parts&quot;:[[&quot;1995&quot;,9,1]]}}}],&quot;schema&quot;:&quot;https://github.com/citation-style-language/schema/raw/master/csl-citation.json&quot;} RNDqOXSQcXHaD"/><text:span text:style-name="T88">(Ruiter </text:span><text:span text:style-name="T87">et al.</text:span><text:span text:style-name="T88"> 1995)</text:span><text:reference-mark-end text:name="ZOTERO_ITEM CSL_CITATION {&quot;citationID&quot;:&quot;StgS3pGo&quot;,&quot;properties&quot;:{&quot;formattedCitation&quot;:&quot;(Ruiter {\\i{}et al.} 1995)&quot;,&quot;plainCitation&quot;:&quot;(Ruiter et al. 1995)&quot;,&quot;noteIndex&quot;:0},&quot;citationItems&quot;:[{&quot;id&quot;:2193,&quot;uris&quot;:[&quot;http://zotero.org/groups/2597052/items/8Z4EJA6P&quot;],&quot;itemData&quot;:{&quot;id&quot;:2193,&quot;type&quot;:&quot;article-journal&quot;,&quot;abstract&quot;:&quot;Ecologists have long been studying stability in ecosystems by looking at the structuring and the strengths of trophic interactions in community food webs. In a series of real food webs from native and agricultural soils, the strengths of the interactions were found to be patterned in a way that is important to ecosystem stability. The patterning consisted of the simultaneous occurrence of strong \&quot;top down\&quot; effects at lower trophic levels and strong \&quot;bottom up\&quot; effects at higher trophic levels. As the patterning resulted directly from the energetic organization of the food webs, the results show that energetics and community structure govern ecosystem stability by imposing stabilizing patterns of interaction strengths.&quot;,&quot;container-title&quot;:&quot;Science&quot;,&quot;DOI&quot;:&quot;10.1126/science.269.5228.1257&quot;,&quot;ISSN&quot;:&quot;0036-8075, 1095-9203&quot;,&quot;issue&quot;:&quot;5228&quot;,&quot;language&quot;:&quot;en&quot;,&quot;license&quot;:&quot;1995 by the American Association for the Advancement of           Science&quot;,&quot;note&quot;:&quot;publisher: American Association for the Advancement of Science\nsection: Reports\nPMID: 17732112&quot;,&quot;page&quot;:&quot;1257-1260&quot;,&quot;source&quot;:&quot;science.sciencemag.org&quot;,&quot;title&quot;:&quot;Energetics, Patterns of Interaction Strengths, and Stability in Real Ecosystems&quot;,&quot;volume&quot;:&quot;269&quot;,&quot;author&quot;:[{&quot;family&quot;:&quot;Ruiter&quot;,&quot;given&quot;:&quot;Peter C.&quot;,&quot;dropping-particle&quot;:&quot;de&quot;},{&quot;family&quot;:&quot;Neutel&quot;,&quot;given&quot;:&quot;Anje-Margriet&quot;},{&quot;family&quot;:&quot;Moore&quot;,&quot;given&quot;:&quot;John C.&quot;}],&quot;issued&quot;:{&quot;date-parts&quot;:[[&quot;1995&quot;,9,1]]}}}],&quot;schema&quot;:&quot;https://github.com/citation-style-language/schema/raw/master/csl-citation.json&quot;} RNDqOXSQcXHaD"/><text:span text:style-name="T107"> and functioning </text:span><text:reference-mark-start text:name="ZOTERO_ITEM CSL_CITATION {&quot;citationID&quot;:&quot;zmvOVsqG&quot;,&quot;properties&quot;:{&quot;formattedCitation&quot;:&quot;(Duffy 2002)&quot;,&quot;plainCitation&quot;:&quot;(Duffy 2002)&quot;,&quot;noteIndex&quot;:0},&quot;citationItems&quot;:[{&quot;id&quot;:2191,&quot;uris&quot;:[&quot;http://zotero.org/groups/2597052/items/SVCVL3TH&quot;],&quot;itemData&quot;:{&quot;id&quot;:2191,&quot;type&quot;:&quot;article-journal&quot;,&quot;abstract&quot;:&quot;Proposed links between biodiversity and ecosystem processes have generated intense interest and controversy in recent years. With few exceptions, however, empirical studies have focused on grassland plants and laboratory aquatic microbial systems, whereas there has been little attention to how changing animal diversity may influence ecosystem processes. Meanwhile, a separate research tradition has demonstrated strong top-down forcing in many systems, but has considered the role of diversity in these processes only tangentially. Integration of these research directions is necessary for more complete understanding in both areas. Several considerations suggest that changing diversity in multi-level food webs can have important ecosystem effects that can be qualitatively different than those mediated by plants. First, extinctions tend to be biased by trophic level: higher-level consumers are less diverse, less abundant, and under stronger anthropogenic pressure on average than wild plants, and thus face greater risk of extinction. Second, unlike plants, consumers often have impacts on ecosystems disproportionate to their abundance. Thus, an early consequence of declining diversity will often be skewed trophic structure, potentially reducing top-down influence. Third, where predators remain abundant, declining diversity at lower trophic levels may change effectiveness of predation and penetrance of trophic cascades by reducing trait diversity and the potential for compensation among species within a level. The mostly indirect evidence available provides some support for this prediction. Yet effects of changing animal diversity on functional processes have rarely been tested experimentally. Evaluating impacts of biodiversity loss on ecosystem function requires expanding the scope of current experimental research to multi-level food webs. A central challenge to doing so, and to evaluating the importance of trophic cascades specifically, is understanding the distribution of interaction strengths within natural communities and how they change with community composition. Although topology of most real food webs is extremely complex, it is not at all clear how much of this complexity translates to strong dynamic linkages that influence aggregate biomass and community composition. Finally, there is a need for more detailed data on patterns of species loss from real ecosystems (community “disassembly” rules).&quot;,&quot;container-title&quot;:&quot;Oikos&quot;,&quot;DOI&quot;:&quot;https://doi.org/10.1034/j.1600-0706.2002.990201.x&quot;,&quot;ISSN&quot;:&quot;1600-0706&quot;,&quot;issue&quot;:&quot;2&quot;,&quot;language&quot;:&quot;en&quot;,&quot;note&quot;:&quot;_eprint: https://onlinelibrary.wiley.com/doi/pdf/10.1034/j.1600-0706.2002.990201.x&quot;,&quot;page&quot;:&quot;201-219&quot;,&quot;source&quot;:&quot;Wiley Online Library&quot;,&quot;title&quot;:&quot;Biodiversity and ecosystem function: the consumer connection&quot;,&quot;title-short&quot;:&quot;Biodiversity and ecosystem function&quot;,&quot;volume&quot;:&quot;99&quot;,&quot;author&quot;:[{&quot;family&quot;:&quot;Duffy&quot;,&quot;given&quot;:&quot;J. Emmett&quot;}],&quot;issued&quot;:{&quot;date-parts&quot;:[[&quot;2002&quot;]]}}}],&quot;schema&quot;:&quot;https://github.com/citation-style-language/schema/raw/master/csl-citation.json&quot;} RNDuAOq4ikvcK"/><text:span text:style-name="T107">(Duffy 2002)</text:span><text:reference-mark-end text:name="ZOTERO_ITEM CSL_CITATION {&quot;citationID&quot;:&quot;zmvOVsqG&quot;,&quot;properties&quot;:{&quot;formattedCitation&quot;:&quot;(Duffy 2002)&quot;,&quot;plainCitation&quot;:&quot;(Duffy 2002)&quot;,&quot;noteIndex&quot;:0},&quot;citationItems&quot;:[{&quot;id&quot;:2191,&quot;uris&quot;:[&quot;http://zotero.org/groups/2597052/items/SVCVL3TH&quot;],&quot;itemData&quot;:{&quot;id&quot;:2191,&quot;type&quot;:&quot;article-journal&quot;,&quot;abstract&quot;:&quot;Proposed links between biodiversity and ecosystem processes have generated intense interest and controversy in recent years. With few exceptions, however, empirical studies have focused on grassland plants and laboratory aquatic microbial systems, whereas there has been little attention to how changing animal diversity may influence ecosystem processes. Meanwhile, a separate research tradition has demonstrated strong top-down forcing in many systems, but has considered the role of diversity in these processes only tangentially. Integration of these research directions is necessary for more complete understanding in both areas. Several considerations suggest that changing diversity in multi-level food webs can have important ecosystem effects that can be qualitatively different than those mediated by plants. First, extinctions tend to be biased by trophic level: higher-level consumers are less diverse, less abundant, and under stronger anthropogenic pressure on average than wild plants, and thus face greater risk of extinction. Second, unlike plants, consumers often have impacts on ecosystems disproportionate to their abundance. Thus, an early consequence of declining diversity will often be skewed trophic structure, potentially reducing top-down influence. Third, where predators remain abundant, declining diversity at lower trophic levels may change effectiveness of predation and penetrance of trophic cascades by reducing trait diversity and the potential for compensation among species within a level. The mostly indirect evidence available provides some support for this prediction. Yet effects of changing animal diversity on functional processes have rarely been tested experimentally. Evaluating impacts of biodiversity loss on ecosystem function requires expanding the scope of current experimental research to multi-level food webs. A central challenge to doing so, and to evaluating the importance of trophic cascades specifically, is understanding the distribution of interaction strengths within natural communities and how they change with community composition. Although topology of most real food webs is extremely complex, it is not at all clear how much of this complexity translates to strong dynamic linkages that influence aggregate biomass and community composition. Finally, there is a need for more detailed data on patterns of species loss from real ecosystems (community “disassembly” rules).&quot;,&quot;container-title&quot;:&quot;Oikos&quot;,&quot;DOI&quot;:&quot;https://doi.org/10.1034/j.1600-0706.2002.990201.x&quot;,&quot;ISSN&quot;:&quot;1600-0706&quot;,&quot;issue&quot;:&quot;2&quot;,&quot;language&quot;:&quot;en&quot;,&quot;note&quot;:&quot;_eprint: https://onlinelibrary.wiley.com/doi/pdf/10.1034/j.1600-0706.2002.990201.x&quot;,&quot;page&quot;:&quot;201-219&quot;,&quot;source&quot;:&quot;Wiley Online Library&quot;,&quot;title&quot;:&quot;Biodiversity and ecosystem function: the consumer connection&quot;,&quot;title-short&quot;:&quot;Biodiversity and ecosystem function&quot;,&quot;volume&quot;:&quot;99&quot;,&quot;author&quot;:[{&quot;family&quot;:&quot;Duffy&quot;,&quot;given&quot;:&quot;J. Emmett&quot;}],&quot;issued&quot;:{&quot;date-parts&quot;:[[&quot;2002&quot;]]}}}],&quot;schema&quot;:&quot;https://github.com/citation-style-language/schema/raw/master/csl-citation.json&quot;} RNDuAOq4ikvcK"/><text:span text:style-name="T107">. </text:span><text:span text:style-name="T109">Q</text:span><text:span text:style-name="T107">uantifying </text:span><text:span text:style-name="T109">energy flows between species </text:span><text:span text:style-name="T107">can </text:span><text:span text:style-name="T109">also </text:span><text:span text:style-name="T107">help anticipate cascading effects of perturbations </text:span><text:reference-mark-start text:name="ZOTERO_ITEM CSL_CITATION {&quot;citationID&quot;:&quot;nuP5T7bu&quot;,&quot;properties&quot;:{&quot;formattedCitation&quot;:&quot;(Bascompte {\\i{}et al.} 2005)&quot;,&quot;plainCitation&quot;:&quot;(Bascompte et al. 2005)&quot;,&quot;noteIndex&quot;:0},&quot;citationItems&quot;:[{&quot;id&quot;:3280,&quot;uris&quot;:[&quot;http://zotero.org/users/7057764/items/ZXGW3HXJ&quot;],&quot;itemData&quot;:{&quot;id&quot;:3280,&quot;type&quot;:&quot;article-journal&quot;,&quot;abstract&quot;:&quot;The stability of ecological communities largely depends on the strength of interactions between predators and their prey. Here we show that these interaction strengths are structured nonrandomly in a large Caribbean marine food web. Specifically, the cooccurrence of strong interactions on two consecutive levels of food chains occurs less frequently than expected by chance. Even when they occur, these strongly interacting chains are accompanied by strong omnivory more often than expected by chance. By using a food web model, we show that these interaction strength combinations reduce the likelihood of trophic cascades after the overfishing of top predators. However, fishing selectively removes predators that are overrepresented in strongly interacting chains. Hence, the potential for strong community-wide effects remains a threat.&quot;,&quot;container-title&quot;:&quot;Proceedings of the National Academy of Sciences&quot;,&quot;DOI&quot;:&quot;10.1073/pnas.0501562102&quot;,&quot;issue&quot;:&quot;15&quot;,&quot;note&quot;:&quot;publisher: Proceedings of the National Academy of Sciences&quot;,&quot;page&quot;:&quot;5443-5447&quot;,&quot;source&quot;:&quot;pnas.org (Atypon)&quot;,&quot;title&quot;:&quot;Interaction strength combinations and the overfishing of a marine food web&quot;,&quot;volume&quot;:&quot;102&quot;,&quot;author&quot;:[{&quot;family&quot;:&quot;Bascompte&quot;,&quot;given&quot;:&quot;Jordi&quot;},{&quot;family&quot;:&quot;Melián&quot;,&quot;given&quot;:&quot;Carlos J.&quot;},{&quot;family&quot;:&quot;Sala&quot;,&quot;given&quot;:&quot;Enric&quot;}],&quot;issued&quot;:{&quot;date-parts&quot;:[[&quot;2005&quot;,4,12]]}}}],&quot;schema&quot;:&quot;https://github.com/citation-style-language/schema/raw/master/csl-citation.json&quot;} RNDngndVypYpm"/><text:span text:style-name="T88">(Bascompte </text:span><text:span text:style-name="T87">et al.</text:span><text:span text:style-name="T88"> 2005)</text:span><text:reference-mark-end text:name="ZOTERO_ITEM CSL_CITATION {&quot;citationID&quot;:&quot;nuP5T7bu&quot;,&quot;properties&quot;:{&quot;formattedCitation&quot;:&quot;(Bascompte {\\i{}et al.} 2005)&quot;,&quot;plainCitation&quot;:&quot;(Bascompte et al. 2005)&quot;,&quot;noteIndex&quot;:0},&quot;citationItems&quot;:[{&quot;id&quot;:3280,&quot;uris&quot;:[&quot;http://zotero.org/users/7057764/items/ZXGW3HXJ&quot;],&quot;itemData&quot;:{&quot;id&quot;:3280,&quot;type&quot;:&quot;article-journal&quot;,&quot;abstract&quot;:&quot;The stability of ecological communities largely depends on the strength of interactions between predators and their prey. Here we show that these interaction strengths are structured nonrandomly in a large Caribbean marine food web. Specifically, the cooccurrence of strong interactions on two consecutive levels of food chains occurs less frequently than expected by chance. Even when they occur, these strongly interacting chains are accompanied by strong omnivory more often than expected by chance. By using a food web model, we show that these interaction strength combinations reduce the likelihood of trophic cascades after the overfishing of top predators. However, fishing selectively removes predators that are overrepresented in strongly interacting chains. Hence, the potential for strong community-wide effects remains a threat.&quot;,&quot;container-title&quot;:&quot;Proceedings of the National Academy of Sciences&quot;,&quot;DOI&quot;:&quot;10.1073/pnas.0501562102&quot;,&quot;issue&quot;:&quot;15&quot;,&quot;note&quot;:&quot;publisher: Proceedings of the National Academy of Sciences&quot;,&quot;page&quot;:&quot;5443-5447&quot;,&quot;source&quot;:&quot;pnas.org (Atypon)&quot;,&quot;title&quot;:&quot;Interaction strength combinations and the overfishing of a marine food web&quot;,&quot;volume&quot;:&quot;102&quot;,&quot;author&quot;:[{&quot;family&quot;:&quot;Bascompte&quot;,&quot;given&quot;:&quot;Jordi&quot;},{&quot;family&quot;:&quot;Melián&quot;,&quot;given&quot;:&quot;Carlos J.&quot;},{&quot;family&quot;:&quot;Sala&quot;,&quot;given&quot;:&quot;Enric&quot;}],&quot;issued&quot;:{&quot;date-parts&quot;:[[&quot;2005&quot;,4,12]]}}}],&quot;schema&quot;:&quot;https://github.com/citation-style-language/schema/raw/master/csl-citation.json&quot;} RNDngndVypYpm"/><text:span text:style-name="T107">. </text:span><text:span text:style-name="T58">Yet, most trophic interactions model</text:span><text:span text:style-name="T118">s</text:span><text:span text:style-name="T58">, including </text:span><text:soft-page-break/><text:span text:style-name="T109">those</text:span><text:span text:style-name="T58"> used in </text:span><text:span text:style-name="T83">C</text:span><text:span text:style-name="T58">hapters 1 and 2, predict the probability that a species could feed on another species </text:span><text:span text:style-name="T118">without quantifying the strength of interactions</text:span><text:span text:style-name="T28">. </text:span><text:span text:style-name="T39">F</text:span><text:span text:style-name="T30">uture</text:span><text:span text:style-name="T28"> </text:span><text:span text:style-name="T29">models </text:span><text:span text:style-name="T30">that sought to quantify th</text:span><text:span text:style-name="T28">e effect</text:span><text:span text:style-name="T30">s</text:span><text:span text:style-name="T28"> of one species on another </text:span><text:span text:style-name="T29">would be more useful</text:span><text:span text:style-name="T28">. <text:s/></text:span></text:p>
        </text:list-item>
        <text:list-item>
          <text:p text:style-name="P34"><text:span text:style-name="T28">Since we focused on trophic interactions between terrestrial vertebrates, our food webs do not include </text:span><text:span text:style-name="T42">primary producers</text:span><text:span text:style-name="T28"> or invertebrates. </text:span><text:span text:style-name="T31">These are, of course, important to understand how energy flow</text:span><text:span text:style-name="T42">s</text:span><text:span text:style-name="T31"> </text:span><text:span text:style-name="T45">and cycles with</text:span><text:span text:style-name="T31">in ecosystem</text:span><text:span text:style-name="T32">s</text:span><text:span text:style-name="T31">. </text:span><text:span text:style-name="T37">Other models and traits</text:span><text:span text:style-name="T31"> could address this gap </text:span><text:reference-mark-start text:name="ZOTERO_ITEM CSL_CITATION {&quot;citationID&quot;:&quot;XvtleZJt&quot;,&quot;properties&quot;:{&quot;formattedCitation&quot;:&quot;(Laigle {\\i{}et al.} 2018; Li {\\i{}et al.} 2023)&quot;,&quot;plainCitation&quot;:&quot;(Laigle et al. 2018; Li et al. 2023)&quot;,&quot;noteIndex&quot;:0},&quot;citationItems&quot;:[{&quot;id&quot;:254,&quot;uris&quot;:[&quot;http://zotero.org/users/7057764/items/5FQZ3HMU&quot;],&quot;itemData&quot;:{&quot;id&quot;:254,&quot;type&quot;:&quot;article-journal&quot;,&quot;abstract&quot;:&quot;The use of functional traits to describe community structure is a promising approach to reveal generalities across organisms and ecosystems. Plant ecologists have demonstrated the importance of traits in explaining community structure, competitive interactions as well as ecosystem functioning. The application of trait-based methods to more complex communities such as food webs is however more challenging owing to the diversity of animal characteristics and of interactions. The objective of this study was to determine how functional structure is related to food web structure. We consider that food web structure is the result of 1) the match between consumer and resource traits, which determine the occurence of a trophic interaction between them, and 2) the distribution of functional traits in the community. We implemented a statistical approach to assess whether or not 35 466 pairwise interactions between soil organisms are constrained by trait-matching and then used a Procrustes analysis to investigate correlations between functional indices and network properties across 48 sites. We found that the occurrence of trophic interactions is well predicted by matching the traits of the resource with those of the consumer. Taxonomy and body mass of both species were the most important traits for the determination of an interaction. As a consequence, functional evenness and the variance of certain traits in the community were correlated to trophic complementarity between species, while trait identity, more than diversity, was related to network topology. The analysis was however limited by trait data availability, and a coarse resolution of certain taxonomic groups in our dataset. These limitations explain the importance of taxonomy, as well as the complexity of the statistical model needed. Our results outline the important implications of trait composition on ecological networks, opening promising avenues of research into the relationship between functional diversity and ecosystem functioning in multi-trophic systems.&quot;,&quot;container-title&quot;:&quot;Oikos&quot;,&quot;DOI&quot;:&quot;10.1111/oik.04712&quot;,&quot;ISSN&quot;:&quot;1600-0706&quot;,&quot;issue&quot;:&quot;2&quot;,&quot;language&quot;:&quot;en&quot;,&quot;license&quot;:&quot;© 2017 The Authors&quot;,&quot;page&quot;:&quot;316-326&quot;,&quot;source&quot;:&quot;Wiley Online Library&quot;,&quot;title&quot;:&quot;Species traits as drivers of food web structure&quot;,&quot;volume&quot;:&quot;127&quot;,&quot;author&quot;:[{&quot;family&quot;:&quot;Laigle&quot;,&quot;given&quot;:&quot;Idaline&quot;},{&quot;family&quot;:&quot;Aubin&quot;,&quot;given&quot;:&quot;Isabelle&quot;},{&quot;family&quot;:&quot;Digel&quot;,&quot;given&quot;:&quot;Christoph&quot;},{&quot;family&quot;:&quot;Brose&quot;,&quot;given&quot;:&quot;Ulrich&quot;},{&quot;family&quot;:&quot;Boulangeat&quot;,&quot;given&quot;:&quot;Isabelle&quot;},{&quot;family&quot;:&quot;Gravel&quot;,&quot;given&quot;:&quot;Dominique&quot;}],&quot;issued&quot;:{&quot;date-parts&quot;:[[&quot;2018&quot;]]}}},{&quot;id&quot;:3277,&quot;uris&quot;:[&quot;http://zotero.org/users/7057764/items/MKGL3XI3&quot;],&quot;itemData&quot;:{&quot;id&quot;:3277,&quot;type&quot;:&quot;article-journal&quot;,&quot;abstract&quot;:&quot;Understanding the formation of feeding links provides insights into processes underlying food webs. Generally, predators feed on prey within a certain body-size range, but a systematic quantification of such feeding niches is lacking. We developed a size-constrained feeding-niche (SCFN) model and parameterized it with information on both realized and non-realized feeding links in 72 aquatic and 65 terrestrial food webs. Our analyses revealed profound differences in feeding niches between aquatic and terrestrial predators and variation along a temperature gradient. Specifically, the predator–prey body-size ratio and the range in prey sizes increase with the size of aquatic predators, whereas they are nearly constant across gradients in terrestrial predator size. Overall, our SCFN model well reproduces the feeding relationships and predation architecture across 137 natural food webs (including 3878 species and 136,839 realized links). Our results illuminate the organisation of natural food webs and enables novel trait-based and environment-explicit modelling approaches.&quot;,&quot;container-title&quot;:&quot;Ecology Letters&quot;,&quot;DOI&quot;:&quot;10.1111/ele.14134&quot;,&quot;ISSN&quot;:&quot;1461-0248&quot;,&quot;issue&quot;:&quot;1&quot;,&quot;language&quot;:&quot;en&quot;,&quot;note&quot;:&quot;_eprint: https://onlinelibrary.wiley.com/doi/pdf/10.1111/ele.14134&quot;,&quot;page&quot;:&quot;76-86&quot;,&quot;source&quot;:&quot;Wiley Online Library&quot;,&quot;title&quot;:&quot;A size-constrained feeding-niche model distinguishes predation patterns between aquatic and terrestrial food webs&quot;,&quot;volume&quot;:&quot;26&quot;,&quot;author&quot;:[{&quot;family&quot;:&quot;Li&quot;,&quot;given&quot;:&quot;Jingyi&quot;},{&quot;family&quot;:&quot;Luo&quot;,&quot;given&quot;:&quot;Mingyu&quot;},{&quot;family&quot;:&quot;Wang&quot;,&quot;given&quot;:&quot;Shaopeng&quot;},{&quot;family&quot;:&quot;Gauzens&quot;,&quot;given&quot;:&quot;Benoit&quot;},{&quot;family&quot;:&quot;Hirt&quot;,&quot;given&quot;:&quot;Myriam R.&quot;},{&quot;family&quot;:&quot;Rosenbaum&quot;,&quot;given&quot;:&quot;Benjamin&quot;},{&quot;family&quot;:&quot;Brose&quot;,&quot;given&quot;:&quot;Ulrich&quot;}],&quot;issued&quot;:{&quot;date-parts&quot;:[[&quot;2023&quot;]]}}}],&quot;schema&quot;:&quot;https://github.com/citation-style-language/schema/raw/master/csl-citation.json&quot;} RNDNNIllSCKF6"/><text:span text:style-name="T95">(Laigle </text:span><text:span text:style-name="T87">et al.</text:span><text:span text:style-name="T88"> 2018; Li </text:span><text:span text:style-name="T87">et al.</text:span><text:span text:style-name="T88"> 2023)</text:span><text:reference-mark-end text:name="ZOTERO_ITEM CSL_CITATION {&quot;citationID&quot;:&quot;XvtleZJt&quot;,&quot;properties&quot;:{&quot;formattedCitation&quot;:&quot;(Laigle {\\i{}et al.} 2018; Li {\\i{}et al.} 2023)&quot;,&quot;plainCitation&quot;:&quot;(Laigle et al. 2018; Li et al. 2023)&quot;,&quot;noteIndex&quot;:0},&quot;citationItems&quot;:[{&quot;id&quot;:254,&quot;uris&quot;:[&quot;http://zotero.org/users/7057764/items/5FQZ3HMU&quot;],&quot;itemData&quot;:{&quot;id&quot;:254,&quot;type&quot;:&quot;article-journal&quot;,&quot;abstract&quot;:&quot;The use of functional traits to describe community structure is a promising approach to reveal generalities across organisms and ecosystems. Plant ecologists have demonstrated the importance of traits in explaining community structure, competitive interactions as well as ecosystem functioning. The application of trait-based methods to more complex communities such as food webs is however more challenging owing to the diversity of animal characteristics and of interactions. The objective of this study was to determine how functional structure is related to food web structure. We consider that food web structure is the result of 1) the match between consumer and resource traits, which determine the occurence of a trophic interaction between them, and 2) the distribution of functional traits in the community. We implemented a statistical approach to assess whether or not 35 466 pairwise interactions between soil organisms are constrained by trait-matching and then used a Procrustes analysis to investigate correlations between functional indices and network properties across 48 sites. We found that the occurrence of trophic interactions is well predicted by matching the traits of the resource with those of the consumer. Taxonomy and body mass of both species were the most important traits for the determination of an interaction. As a consequence, functional evenness and the variance of certain traits in the community were correlated to trophic complementarity between species, while trait identity, more than diversity, was related to network topology. The analysis was however limited by trait data availability, and a coarse resolution of certain taxonomic groups in our dataset. These limitations explain the importance of taxonomy, as well as the complexity of the statistical model needed. Our results outline the important implications of trait composition on ecological networks, opening promising avenues of research into the relationship between functional diversity and ecosystem functioning in multi-trophic systems.&quot;,&quot;container-title&quot;:&quot;Oikos&quot;,&quot;DOI&quot;:&quot;10.1111/oik.04712&quot;,&quot;ISSN&quot;:&quot;1600-0706&quot;,&quot;issue&quot;:&quot;2&quot;,&quot;language&quot;:&quot;en&quot;,&quot;license&quot;:&quot;© 2017 The Authors&quot;,&quot;page&quot;:&quot;316-326&quot;,&quot;source&quot;:&quot;Wiley Online Library&quot;,&quot;title&quot;:&quot;Species traits as drivers of food web structure&quot;,&quot;volume&quot;:&quot;127&quot;,&quot;author&quot;:[{&quot;family&quot;:&quot;Laigle&quot;,&quot;given&quot;:&quot;Idaline&quot;},{&quot;family&quot;:&quot;Aubin&quot;,&quot;given&quot;:&quot;Isabelle&quot;},{&quot;family&quot;:&quot;Digel&quot;,&quot;given&quot;:&quot;Christoph&quot;},{&quot;family&quot;:&quot;Brose&quot;,&quot;given&quot;:&quot;Ulrich&quot;},{&quot;family&quot;:&quot;Boulangeat&quot;,&quot;given&quot;:&quot;Isabelle&quot;},{&quot;family&quot;:&quot;Gravel&quot;,&quot;given&quot;:&quot;Dominique&quot;}],&quot;issued&quot;:{&quot;date-parts&quot;:[[&quot;2018&quot;]]}}},{&quot;id&quot;:3277,&quot;uris&quot;:[&quot;http://zotero.org/users/7057764/items/MKGL3XI3&quot;],&quot;itemData&quot;:{&quot;id&quot;:3277,&quot;type&quot;:&quot;article-journal&quot;,&quot;abstract&quot;:&quot;Understanding the formation of feeding links provides insights into processes underlying food webs. Generally, predators feed on prey within a certain body-size range, but a systematic quantification of such feeding niches is lacking. We developed a size-constrained feeding-niche (SCFN) model and parameterized it with information on both realized and non-realized feeding links in 72 aquatic and 65 terrestrial food webs. Our analyses revealed profound differences in feeding niches between aquatic and terrestrial predators and variation along a temperature gradient. Specifically, the predator–prey body-size ratio and the range in prey sizes increase with the size of aquatic predators, whereas they are nearly constant across gradients in terrestrial predator size. Overall, our SCFN model well reproduces the feeding relationships and predation architecture across 137 natural food webs (including 3878 species and 136,839 realized links). Our results illuminate the organisation of natural food webs and enables novel trait-based and environment-explicit modelling approaches.&quot;,&quot;container-title&quot;:&quot;Ecology Letters&quot;,&quot;DOI&quot;:&quot;10.1111/ele.14134&quot;,&quot;ISSN&quot;:&quot;1461-0248&quot;,&quot;issue&quot;:&quot;1&quot;,&quot;language&quot;:&quot;en&quot;,&quot;note&quot;:&quot;_eprint: https://onlinelibrary.wiley.com/doi/pdf/10.1111/ele.14134&quot;,&quot;page&quot;:&quot;76-86&quot;,&quot;source&quot;:&quot;Wiley Online Library&quot;,&quot;title&quot;:&quot;A size-constrained feeding-niche model distinguishes predation patterns between aquatic and terrestrial food webs&quot;,&quot;volume&quot;:&quot;26&quot;,&quot;author&quot;:[{&quot;family&quot;:&quot;Li&quot;,&quot;given&quot;:&quot;Jingyi&quot;},{&quot;family&quot;:&quot;Luo&quot;,&quot;given&quot;:&quot;Mingyu&quot;},{&quot;family&quot;:&quot;Wang&quot;,&quot;given&quot;:&quot;Shaopeng&quot;},{&quot;family&quot;:&quot;Gauzens&quot;,&quot;given&quot;:&quot;Benoit&quot;},{&quot;family&quot;:&quot;Hirt&quot;,&quot;given&quot;:&quot;Myriam R.&quot;},{&quot;family&quot;:&quot;Rosenbaum&quot;,&quot;given&quot;:&quot;Benjamin&quot;},{&quot;family&quot;:&quot;Brose&quot;,&quot;given&quot;:&quot;Ulrich&quot;}],&quot;issued&quot;:{&quot;date-parts&quot;:[[&quot;2023&quot;]]}}}],&quot;schema&quot;:&quot;https://github.com/citation-style-language/schema/raw/master/csl-citation.json&quot;} RNDNNIllSCKF6"/><text:span text:style-name="T31">, but future research is needed to determine whether trait-interaction relationships are also generalizable for herbivory or invertebrate interactions.</text:span></text:p>
        </text:list-item>
        <text:list-item>
          <text:p text:style-name="P35"><text:span text:style-name="Default_20_Paragraph_20_Font"><text:span text:style-name="T60">In both </text:span></text:span><text:span text:style-name="Default_20_Paragraph_20_Font"><text:span text:style-name="T61">Ch</text:span></text:span><text:span text:style-name="Default_20_Paragraph_20_Font"><text:span text:style-name="T60">apter</text:span></text:span><text:span text:style-name="Default_20_Paragraph_20_Font"><text:span text:style-name="T61">s</text:span></text:span><text:span text:style-name="Default_20_Paragraph_20_Font"><text:span text:style-name="T60"> 1 and 2, we used species-level traits,</text:span></text:span><text:span text:style-name="Default_20_Paragraph_20_Font"><text:span text:style-name="T62"> ignoring </text:span></text:span><text:span text:style-name="Default_20_Paragraph_20_Font"><text:span text:style-name="T60">the potential role of </text:span></text:span><text:span text:style-name="Default_20_Paragraph_20_Font"><text:span text:style-name="T62">intraspecific variation within and across regions </text:span></text:span><text:span text:style-name="Default_20_Paragraph_20_Font"><text:span text:style-name="T60">on species interactions</text:span></text:span><text:span text:style-name="Default_20_Paragraph_20_Font"><text:span text:style-name="T62">. Different environmental conditions and co-evolutionary dynamics can lead to shifts in trait-interaction relationships if the shifts in the traits of prey and predators are asymmetric </text:span></text:span><text:reference-mark-start text:name="ZOTERO_ITEM CSL_CITATION {&quot;citationID&quot;:&quot;lwdE73Sb&quot;,&quot;properties&quot;:{&quot;formattedCitation&quot;:&quot;(Gomulkiewicz {\\i{}et al.} 2000)&quot;,&quot;plainCitation&quot;:&quot;(Gomulkiewicz et al. 2000)&quot;,&quot;noteIndex&quot;:0},&quot;citationItems&quot;:[{&quot;id&quot;:3661,&quot;uris&quot;:[&quot;http://zotero.org/users/7057764/items/2JQ3SFGS&quot;],&quot;itemData&quot;:{&quot;id&quot;:3661,&quot;type&quot;:&quot;article-journal&quot;,&quot;abstract&quot;:&quot;Species interactions commonly coevolve as complex geographic mosaics of populations shaped by differences in local selection and gene flow. We use a haploid matching‐alleles model for coevolution to evaluate how a pair of species coevolves when fitness interactions are reciprocal in some locations (“hot spots”) but not in others (“cold spots”). Our analyses consider mutualistic and antagonistic interspecific interactions and a variety of gene flow patterns between hot and cold spots. We found that hot and cold spots together with gene flow influence coevolutionary dynamics in four important ways. First, hot spots need not be ubiquitous to have a global influence on evolution, although rare hot spots will not have a disproportionate impact unless selection is relatively strong there. Second, asymmetries in gene flow can influence local adaptation, sometimes creating stable equilibria at which species experience minimal fitness in hot spots and maximal fitness in cold spots, or vice versa. Third, asymmetries in gene flow are no more important than asymmetries in population regulation for determining the maintenance of local polymorphisms through coevolution. Fourth, intraspecific allele frequency differences among hot and cold spot populations evolve under some, but not all, conditions. That is, selection mosaics are indeed capable of producing spatially variable coevolutionary outcomes across the landscapes over which species interact. Altogether, our analyses indicate that coevolutionary trajectories can be strongly shaped by the geographic distribution of coevolutionary hot and cold spots, and by the pattern of gene flow among populations.&quot;,&quot;container-title&quot;:&quot;The American Naturalist&quot;,&quot;DOI&quot;:&quot;10.1086/303382&quot;,&quot;ISSN&quot;:&quot;0003-0147&quot;,&quot;issue&quot;:&quot;2&quot;,&quot;note&quot;:&quot;publisher: The University of Chicago Press&quot;,&quot;page&quot;:&quot;156-174&quot;,&quot;source&quot;:&quot;journals.uchicago.edu (Atypon)&quot;,&quot;title&quot;:&quot;Hot Spots, Cold Spots, and the Geographic Mosaic Theory of Coevolution.&quot;,&quot;volume&quot;:&quot;156&quot;,&quot;author&quot;:[{&quot;family&quot;:&quot;Gomulkiewicz&quot;,&quot;given&quot;:&quot;Richard&quot;},{&quot;family&quot;:&quot;Thompson&quot;,&quot;given&quot;:&quot;John N.&quot;},{&quot;family&quot;:&quot;Holt&quot;,&quot;given&quot;:&quot;Robert D.&quot;},{&quot;family&quot;:&quot;Nuismer&quot;,&quot;given&quot;:&quot;Scott L.&quot;},{&quot;family&quot;:&quot;Hochberg&quot;,&quot;given&quot;:&quot;Michael E.&quot;}],&quot;issued&quot;:{&quot;date-parts&quot;:[[&quot;2000&quot;,8]]}}}],&quot;schema&quot;:&quot;https://github.com/citation-style-language/schema/raw/master/csl-citation.json&quot;} RNDVmf7AK3rYD"/><text:span text:style-name="Default_20_Paragraph_20_Font"><text:span text:style-name="T90">(Gomulkiewicz </text:span></text:span><text:span text:style-name="T87">et al.</text:span><text:span text:style-name="T88"> 2000)</text:span><text:reference-mark-end text:name="ZOTERO_ITEM CSL_CITATION {&quot;citationID&quot;:&quot;lwdE73Sb&quot;,&quot;properties&quot;:{&quot;formattedCitation&quot;:&quot;(Gomulkiewicz {\\i{}et al.} 2000)&quot;,&quot;plainCitation&quot;:&quot;(Gomulkiewicz et al. 2000)&quot;,&quot;noteIndex&quot;:0},&quot;citationItems&quot;:[{&quot;id&quot;:3661,&quot;uris&quot;:[&quot;http://zotero.org/users/7057764/items/2JQ3SFGS&quot;],&quot;itemData&quot;:{&quot;id&quot;:3661,&quot;type&quot;:&quot;article-journal&quot;,&quot;abstract&quot;:&quot;Species interactions commonly coevolve as complex geographic mosaics of populations shaped by differences in local selection and gene flow. We use a haploid matching‐alleles model for coevolution to evaluate how a pair of species coevolves when fitness interactions are reciprocal in some locations (“hot spots”) but not in others (“cold spots”). Our analyses consider mutualistic and antagonistic interspecific interactions and a variety of gene flow patterns between hot and cold spots. We found that hot and cold spots together with gene flow influence coevolutionary dynamics in four important ways. First, hot spots need not be ubiquitous to have a global influence on evolution, although rare hot spots will not have a disproportionate impact unless selection is relatively strong there. Second, asymmetries in gene flow can influence local adaptation, sometimes creating stable equilibria at which species experience minimal fitness in hot spots and maximal fitness in cold spots, or vice versa. Third, asymmetries in gene flow are no more important than asymmetries in population regulation for determining the maintenance of local polymorphisms through coevolution. Fourth, intraspecific allele frequency differences among hot and cold spot populations evolve under some, but not all, conditions. That is, selection mosaics are indeed capable of producing spatially variable coevolutionary outcomes across the landscapes over which species interact. Altogether, our analyses indicate that coevolutionary trajectories can be strongly shaped by the geographic distribution of coevolutionary hot and cold spots, and by the pattern of gene flow among populations.&quot;,&quot;container-title&quot;:&quot;The American Naturalist&quot;,&quot;DOI&quot;:&quot;10.1086/303382&quot;,&quot;ISSN&quot;:&quot;0003-0147&quot;,&quot;issue&quot;:&quot;2&quot;,&quot;note&quot;:&quot;publisher: The University of Chicago Press&quot;,&quot;page&quot;:&quot;156-174&quot;,&quot;source&quot;:&quot;journals.uchicago.edu (Atypon)&quot;,&quot;title&quot;:&quot;Hot Spots, Cold Spots, and the Geographic Mosaic Theory of Coevolution.&quot;,&quot;volume&quot;:&quot;156&quot;,&quot;author&quot;:[{&quot;family&quot;:&quot;Gomulkiewicz&quot;,&quot;given&quot;:&quot;Richard&quot;},{&quot;family&quot;:&quot;Thompson&quot;,&quot;given&quot;:&quot;John N.&quot;},{&quot;family&quot;:&quot;Holt&quot;,&quot;given&quot;:&quot;Robert D.&quot;},{&quot;family&quot;:&quot;Nuismer&quot;,&quot;given&quot;:&quot;Scott L.&quot;},{&quot;family&quot;:&quot;Hochberg&quot;,&quot;given&quot;:&quot;Michael E.&quot;}],&quot;issued&quot;:{&quot;date-parts&quot;:[[&quot;2000&quot;,8]]}}}],&quot;schema&quot;:&quot;https://github.com/citation-style-language/schema/raw/master/csl-citation.json&quot;} RNDVmf7AK3rYD"/><text:span text:style-name="Default_20_Paragraph_20_Font"><text:span text:style-name="T62">. </text:span></text:span><text:span text:style-name="Default_20_Paragraph_20_Font"><text:span text:style-name="T59">While it is reasonable to believe that intraspecific variation is less significant in regional and potential food webs compared to local and realized food webs, future studies should evaluate the extent and scale to which co-evolutionary dynamics influence trait-based predictions of trophic interactions and food webs.</text:span></text:span></text:p>
        </text:list-item>
        <text:list-item>
          <text:p text:style-name="P34"><text:span text:style-name="T82">W</text:span><text:span text:style-name="T77">hen the </text:span><text:span text:style-name="T110">primary </text:span><text:span text:style-name="T77">goal is </text:span><text:span text:style-name="T110">to </text:span><text:span text:style-name="T77">fill knowledge gaps rather than ecological inferences, the <text:s/>future of trophic interaction predictions </text:span><text:span text:style-name="T110">may</text:span><text:span text:style-name="T77"> </text:span><text:span text:style-name="T122">rely</text:span><text:span text:style-name="T77"> on </text:span><text:span text:style-name="T78">less ‘traditional’</text:span><text:span text:style-name="T77"> methods. </text:span><text:span text:style-name="T78">T</text:span><text:span text:style-name="T77">he rise of computing power and machine learning methods, like </text:span><text:span text:style-name="T122">deep learning or </text:span><text:span text:style-name="T77">generative artificial intelligence, </text:span><text:span text:style-name="T110">offers</text:span><text:span text:style-name="T78"> new opportunity to gather and infer interaction data from images, bioacoustics, texts, environmental DNA, or remote-sensing </text:span><text:reference-mark-start text:name="ZOTERO_ITEM CSL_CITATION {&quot;citationID&quot;:&quot;SCX9TvTi&quot;,&quot;properties&quot;:{&quot;formattedCitation&quot;:&quot;(Pichler &amp; Hartig 2023)&quot;,&quot;plainCitation&quot;:&quot;(Pichler &amp; Hartig 2023)&quot;,&quot;noteIndex&quot;:0},&quot;citationItems&quot;:[{&quot;id&quot;:4140,&quot;uris&quot;:[&quot;http://zotero.org/users/7057764/items/5ZD87FJP&quot;],&quot;itemData&quot;:{&quot;id&quot;:4140,&quot;type&quot;:&quot;article-journal&quot;,&quot;abstract&quot;:&quot;The popularity of machine learning (ML), deep learning (DL) and artificial intelligence (AI) has risen sharply in recent years. Despite this spike in popularity, the inner workings of ML and DL algorithms are often perceived as opaque, and their relationship to classical data analysis tools remains debated. Although it is often assumed that ML and DL excel primarily at making predictions, ML and DL can also be used for analytical tasks traditionally addressed with statistical models. Moreover, most recent discussions and reviews on ML focus mainly on DL, failing to synthesise the wealth of ML algorithms with different advantages and general principles. Here, we provide a comprehensive overview of the field of ML and DL, starting by summarizing its historical developments, existing algorithm families, differences to traditional statistical tools, and universal ML principles. We then discuss why and when ML and DL models excel at prediction tasks and where they could offer alternatives to traditional statistical methods for inference, highlighting current and emerging applications for ecological problems. Finally, we summarize emerging trends such as scientific and causal ML, explainable AI, and responsible AI that may significantly impact ecological data analysis in the future. We conclude that ML and DL are powerful new tools for predictive modelling and data analysis. The superior performance of ML and DL algorithms compared to statistical models can be explained by their higher flexibility and automatic data-dependent complexity optimization. However, their use for causal inference is still disputed as the focus of ML and DL methods on predictions creates challenges for the interpretation of these models. Nevertheless, we expect ML and DL to become an indispensable tool in ecology and evolution, comparable to other traditional statistical tools.&quot;,&quot;container-title&quot;:&quot;Methods in Ecology and Evolution&quot;,&quot;DOI&quot;:&quot;10.1111/2041-210X.14061&quot;,&quot;ISSN&quot;:&quot;2041-210X&quot;,&quot;issue&quot;:&quot;4&quot;,&quot;language&quot;:&quot;en&quot;,&quot;license&quot;:&quot;© 2023 The Authors. Methods in Ecology and Evolution published by John Wiley &amp; Sons Ltd on behalf of British Ecological Society.&quot;,&quot;note&quot;:&quot;_eprint: https://onlinelibrary.wiley.com/doi/pdf/10.1111/2041-210X.14061&quot;,&quot;page&quot;:&quot;994-1016&quot;,&quot;source&quot;:&quot;Wiley Online Library&quot;,&quot;title&quot;:&quot;Machine learning and deep learning—A review for ecologists&quot;,&quot;volume&quot;:&quot;14&quot;,&quot;author&quot;:[{&quot;family&quot;:&quot;Pichler&quot;,&quot;given&quot;:&quot;Maximilian&quot;},{&quot;family&quot;:&quot;Hartig&quot;,&quot;given&quot;:&quot;Florian&quot;}],&quot;issued&quot;:{&quot;date-parts&quot;:[[&quot;2023&quot;]]}}}],&quot;schema&quot;:&quot;https://github.com/citation-style-language/schema/raw/master/csl-citation.json&quot;} RNDDIEJzyqHxh"/><text:span text:style-name="T78">(Pichler &amp; Hartig 2023)</text:span><text:reference-mark-end text:name="ZOTERO_ITEM CSL_CITATION {&quot;citationID&quot;:&quot;SCX9TvTi&quot;,&quot;properties&quot;:{&quot;formattedCitation&quot;:&quot;(Pichler &amp; Hartig 2023)&quot;,&quot;plainCitation&quot;:&quot;(Pichler &amp; Hartig 2023)&quot;,&quot;noteIndex&quot;:0},&quot;citationItems&quot;:[{&quot;id&quot;:4140,&quot;uris&quot;:[&quot;http://zotero.org/users/7057764/items/5ZD87FJP&quot;],&quot;itemData&quot;:{&quot;id&quot;:4140,&quot;type&quot;:&quot;article-journal&quot;,&quot;abstract&quot;:&quot;The popularity of machine learning (ML), deep learning (DL) and artificial intelligence (AI) has risen sharply in recent years. Despite this spike in popularity, the inner workings of ML and DL algorithms are often perceived as opaque, and their relationship to classical data analysis tools remains debated. Although it is often assumed that ML and DL excel primarily at making predictions, ML and DL can also be used for analytical tasks traditionally addressed with statistical models. Moreover, most recent discussions and reviews on ML focus mainly on DL, failing to synthesise the wealth of ML algorithms with different advantages and general principles. Here, we provide a comprehensive overview of the field of ML and DL, starting by summarizing its historical developments, existing algorithm families, differences to traditional statistical tools, and universal ML principles. We then discuss why and when ML and DL models excel at prediction tasks and where they could offer alternatives to traditional statistical methods for inference, highlighting current and emerging applications for ecological problems. Finally, we summarize emerging trends such as scientific and causal ML, explainable AI, and responsible AI that may significantly impact ecological data analysis in the future. We conclude that ML and DL are powerful new tools for predictive modelling and data analysis. The superior performance of ML and DL algorithms compared to statistical models can be explained by their higher flexibility and automatic data-dependent complexity optimization. However, their use for causal inference is still disputed as the focus of ML and DL methods on predictions creates challenges for the interpretation of these models. Nevertheless, we expect ML and DL to become an indispensable tool in ecology and evolution, comparable to other traditional statistical tools.&quot;,&quot;container-title&quot;:&quot;Methods in Ecology and Evolution&quot;,&quot;DOI&quot;:&quot;10.1111/2041-210X.14061&quot;,&quot;ISSN&quot;:&quot;2041-210X&quot;,&quot;issue&quot;:&quot;4&quot;,&quot;language&quot;:&quot;en&quot;,&quot;license&quot;:&quot;© 2023 The Authors. Methods in Ecology and Evolution published by John Wiley &amp; Sons Ltd on behalf of British Ecological Society.&quot;,&quot;note&quot;:&quot;_eprint: https://onlinelibrary.wiley.com/doi/pdf/10.1111/2041-210X.14061&quot;,&quot;page&quot;:&quot;994-1016&quot;,&quot;source&quot;:&quot;Wiley Online Library&quot;,&quot;title&quot;:&quot;Machine learning and deep learning—A review for ecologists&quot;,&quot;volume&quot;:&quot;14&quot;,&quot;author&quot;:[{&quot;family&quot;:&quot;Pichler&quot;,&quot;given&quot;:&quot;Maximilian&quot;},{&quot;family&quot;:&quot;Hartig&quot;,&quot;given&quot;:&quot;Florian&quot;}],&quot;issued&quot;:{&quot;date-parts&quot;:[[&quot;2023&quot;]]}}}],&quot;schema&quot;:&quot;https://github.com/citation-style-language/schema/raw/master/csl-citation.json&quot;} RNDDIEJzyqHxh"/><text:span text:style-name="T78">. </text:span>While machine learning algorithms hold great potential, they must be used with care as they can sometimes overfit, leading to low transferability, and may amplify <text:soft-page-break/>existing biases in the data. However, using bias mitigation and regularization techniques can address these issues. These models have demonstrated the ability to transfer well to new conditions and perform effectively with limited and biased data<text:span text:style-name="T79"> </text:span><text:reference-mark-start text:name="ZOTERO_ITEM CSL_CITATION {&quot;citationID&quot;:&quot;YynrO1Yy&quot;,&quot;properties&quot;:{&quot;formattedCitation&quot;:&quot;(Pichler &amp; Hartig 2023)&quot;,&quot;plainCitation&quot;:&quot;(Pichler &amp; Hartig 2023)&quot;,&quot;noteIndex&quot;:0},&quot;citationItems&quot;:[{&quot;id&quot;:4140,&quot;uris&quot;:[&quot;http://zotero.org/users/7057764/items/5ZD87FJP&quot;],&quot;itemData&quot;:{&quot;id&quot;:4140,&quot;type&quot;:&quot;article-journal&quot;,&quot;abstract&quot;:&quot;The popularity of machine learning (ML), deep learning (DL) and artificial intelligence (AI) has risen sharply in recent years. Despite this spike in popularity, the inner workings of ML and DL algorithms are often perceived as opaque, and their relationship to classical data analysis tools remains debated. Although it is often assumed that ML and DL excel primarily at making predictions, ML and DL can also be used for analytical tasks traditionally addressed with statistical models. Moreover, most recent discussions and reviews on ML focus mainly on DL, failing to synthesise the wealth of ML algorithms with different advantages and general principles. Here, we provide a comprehensive overview of the field of ML and DL, starting by summarizing its historical developments, existing algorithm families, differences to traditional statistical tools, and universal ML principles. We then discuss why and when ML and DL models excel at prediction tasks and where they could offer alternatives to traditional statistical methods for inference, highlighting current and emerging applications for ecological problems. Finally, we summarize emerging trends such as scientific and causal ML, explainable AI, and responsible AI that may significantly impact ecological data analysis in the future. We conclude that ML and DL are powerful new tools for predictive modelling and data analysis. The superior performance of ML and DL algorithms compared to statistical models can be explained by their higher flexibility and automatic data-dependent complexity optimization. However, their use for causal inference is still disputed as the focus of ML and DL methods on predictions creates challenges for the interpretation of these models. Nevertheless, we expect ML and DL to become an indispensable tool in ecology and evolution, comparable to other traditional statistical tools.&quot;,&quot;container-title&quot;:&quot;Methods in Ecology and Evolution&quot;,&quot;DOI&quot;:&quot;10.1111/2041-210X.14061&quot;,&quot;ISSN&quot;:&quot;2041-210X&quot;,&quot;issue&quot;:&quot;4&quot;,&quot;language&quot;:&quot;en&quot;,&quot;license&quot;:&quot;© 2023 The Authors. Methods in Ecology and Evolution published by John Wiley &amp; Sons Ltd on behalf of British Ecological Society.&quot;,&quot;note&quot;:&quot;_eprint: https://onlinelibrary.wiley.com/doi/pdf/10.1111/2041-210X.14061&quot;,&quot;page&quot;:&quot;994-1016&quot;,&quot;source&quot;:&quot;Wiley Online Library&quot;,&quot;title&quot;:&quot;Machine learning and deep learning—A review for ecologists&quot;,&quot;volume&quot;:&quot;14&quot;,&quot;author&quot;:[{&quot;family&quot;:&quot;Pichler&quot;,&quot;given&quot;:&quot;Maximilian&quot;},{&quot;family&quot;:&quot;Hartig&quot;,&quot;given&quot;:&quot;Florian&quot;}],&quot;issued&quot;:{&quot;date-parts&quot;:[[&quot;2023&quot;]]}}}],&quot;schema&quot;:&quot;https://github.com/citation-style-language/schema/raw/master/csl-citation.json&quot;} RNDrGmrGcmwHm"/><text:span text:style-name="T79">(Pichler &amp; Hartig 2023)</text:span><text:reference-mark-end text:name="ZOTERO_ITEM CSL_CITATION {&quot;citationID&quot;:&quot;YynrO1Yy&quot;,&quot;properties&quot;:{&quot;formattedCitation&quot;:&quot;(Pichler &amp; Hartig 2023)&quot;,&quot;plainCitation&quot;:&quot;(Pichler &amp; Hartig 2023)&quot;,&quot;noteIndex&quot;:0},&quot;citationItems&quot;:[{&quot;id&quot;:4140,&quot;uris&quot;:[&quot;http://zotero.org/users/7057764/items/5ZD87FJP&quot;],&quot;itemData&quot;:{&quot;id&quot;:4140,&quot;type&quot;:&quot;article-journal&quot;,&quot;abstract&quot;:&quot;The popularity of machine learning (ML), deep learning (DL) and artificial intelligence (AI) has risen sharply in recent years. Despite this spike in popularity, the inner workings of ML and DL algorithms are often perceived as opaque, and their relationship to classical data analysis tools remains debated. Although it is often assumed that ML and DL excel primarily at making predictions, ML and DL can also be used for analytical tasks traditionally addressed with statistical models. Moreover, most recent discussions and reviews on ML focus mainly on DL, failing to synthesise the wealth of ML algorithms with different advantages and general principles. Here, we provide a comprehensive overview of the field of ML and DL, starting by summarizing its historical developments, existing algorithm families, differences to traditional statistical tools, and universal ML principles. We then discuss why and when ML and DL models excel at prediction tasks and where they could offer alternatives to traditional statistical methods for inference, highlighting current and emerging applications for ecological problems. Finally, we summarize emerging trends such as scientific and causal ML, explainable AI, and responsible AI that may significantly impact ecological data analysis in the future. We conclude that ML and DL are powerful new tools for predictive modelling and data analysis. The superior performance of ML and DL algorithms compared to statistical models can be explained by their higher flexibility and automatic data-dependent complexity optimization. However, their use for causal inference is still disputed as the focus of ML and DL methods on predictions creates challenges for the interpretation of these models. Nevertheless, we expect ML and DL to become an indispensable tool in ecology and evolution, comparable to other traditional statistical tools.&quot;,&quot;container-title&quot;:&quot;Methods in Ecology and Evolution&quot;,&quot;DOI&quot;:&quot;10.1111/2041-210X.14061&quot;,&quot;ISSN&quot;:&quot;2041-210X&quot;,&quot;issue&quot;:&quot;4&quot;,&quot;language&quot;:&quot;en&quot;,&quot;license&quot;:&quot;© 2023 The Authors. Methods in Ecology and Evolution published by John Wiley &amp; Sons Ltd on behalf of British Ecological Society.&quot;,&quot;note&quot;:&quot;_eprint: https://onlinelibrary.wiley.com/doi/pdf/10.1111/2041-210X.14061&quot;,&quot;page&quot;:&quot;994-1016&quot;,&quot;source&quot;:&quot;Wiley Online Library&quot;,&quot;title&quot;:&quot;Machine learning and deep learning—A review for ecologists&quot;,&quot;volume&quot;:&quot;14&quot;,&quot;author&quot;:[{&quot;family&quot;:&quot;Pichler&quot;,&quot;given&quot;:&quot;Maximilian&quot;},{&quot;family&quot;:&quot;Hartig&quot;,&quot;given&quot;:&quot;Florian&quot;}],&quot;issued&quot;:{&quot;date-parts&quot;:[[&quot;2023&quot;]]}}}],&quot;schema&quot;:&quot;https://github.com/citation-style-language/schema/raw/master/csl-citation.json&quot;} RNDrGmrGcmwHm"/><text:span text:style-name="T79">. </text:span></text:p>
        </text:list-item>
      </text:list>
      <text:h text:style-name="P30" text:outline-level="2"/>
      <text:h text:style-name="P31" text:outline-level="2">Food web biogeography</text:h>
      <text:p text:style-name="Text_20_body"><text:span text:style-name="T52">Variation of food web structure along environmental gradients is driven by three </text:span><text:span text:style-name="T98">processes</text:span><text:span text:style-name="T52">: (1) changes in species </text:span><text:span text:style-name="T110">(and trait)</text:span><text:span text:style-name="T52"> pool, (2) </text:span><text:span text:style-name="T53">constraints acting at the food web level, and (3) </text:span><text:span text:style-name="T52">changes in trait-interaction relationships </text:span><text:reference-mark-start text:name="ZOTERO_ITEM CSL_CITATION {&quot;citationID&quot;:&quot;4lvUau18&quot;,&quot;properties&quot;:{&quot;formattedCitation&quot;:&quot;(Poisot {\\i{}et al.} 2015)&quot;,&quot;plainCitation&quot;:&quot;(Poisot et al. 2015)&quot;,&quot;noteIndex&quot;:0},&quot;citationItems&quot;:[{&quot;id&quot;:114,&quot;uris&quot;:[&quot;http://zotero.org/users/7057764/items/E2NLTV5T&quot;],&quot;itemData&quot;:{&quot;id&quot;:114,&quot;type&quot;:&quot;article-journal&quot;,&quot;abstract&quot;:&quot;Community ecology is tasked with the considerable challenge of predicting the structure, and properties, of emerging ecosystems. It requires the ability to understand how and why species interact, as this will allow the development of mechanism-based predictive models, and as such to better characterize how ecological mechanisms act locally on the existence of inter-specific interactions. Here we argue that the current conceptualization of species interaction networks is ill-suited for this task. Instead, we propose that future research must start to account for the intrinsic variability of species interactions, then scale up from here onto complex networks. This can be accomplished simply by recognizing that there exists intra-specific variability, in traits or properties related to the establishment of species interactions. By shifting the scale towards population-based processes, we show that this new approach will improve our predictive ability and mechanistic understanding of how species interact over large spatial or temporal scales. Synthesis Although species interactions are the backbone of ecological communities, we have little insights on how (and why) they vary through space and time. In this article, we build on existing empirical literature to show that the same species may happen to interact in different ways when their local abundances vary, their trait distribution changes, or when the environment affects either of these factors. We discuss how these findings can be integrated in existing frameworks for the analysis and simulation of species interactions.&quot;,&quot;container-title&quot;:&quot;Oikos&quot;,&quot;DOI&quot;:&quot;10.1111/oik.01719&quot;,&quot;ISSN&quot;:&quot;1600-0706&quot;,&quot;issue&quot;:&quot;3&quot;,&quot;language&quot;:&quot;en&quot;,&quot;license&quot;:&quot;© 2014 The Authors&quot;,&quot;page&quot;:&quot;243-251&quot;,&quot;source&quot;:&quot;Wiley Online Library&quot;,&quot;title&quot;:&quot;Beyond species: why ecological interaction networks vary through space and time&quot;,&quot;title-short&quot;:&quot;Beyond species&quot;,&quot;volume&quot;:&quot;124&quot;,&quot;author&quot;:[{&quot;family&quot;:&quot;Poisot&quot;,&quot;given&quot;:&quot;Timothée&quot;},{&quot;family&quot;:&quot;Stouffer&quot;,&quot;given&quot;:&quot;Daniel B.&quot;},{&quot;family&quot;:&quot;Gravel&quot;,&quot;given&quot;:&quot;Dominique&quot;}],&quot;issued&quot;:{&quot;date-parts&quot;:[[&quot;2015&quot;]]}}}],&quot;schema&quot;:&quot;https://github.com/citation-style-language/schema/raw/master/csl-citation.json&quot;} RNDjH3XH4Z9aa"/><text:span text:style-name="T88">(Poisot </text:span><text:span text:style-name="T87">et al.</text:span><text:span text:style-name="T88"> 2015)</text:span><text:reference-mark-end text:name="ZOTERO_ITEM CSL_CITATION {&quot;citationID&quot;:&quot;4lvUau18&quot;,&quot;properties&quot;:{&quot;formattedCitation&quot;:&quot;(Poisot {\\i{}et al.} 2015)&quot;,&quot;plainCitation&quot;:&quot;(Poisot et al. 2015)&quot;,&quot;noteIndex&quot;:0},&quot;citationItems&quot;:[{&quot;id&quot;:114,&quot;uris&quot;:[&quot;http://zotero.org/users/7057764/items/E2NLTV5T&quot;],&quot;itemData&quot;:{&quot;id&quot;:114,&quot;type&quot;:&quot;article-journal&quot;,&quot;abstract&quot;:&quot;Community ecology is tasked with the considerable challenge of predicting the structure, and properties, of emerging ecosystems. It requires the ability to understand how and why species interact, as this will allow the development of mechanism-based predictive models, and as such to better characterize how ecological mechanisms act locally on the existence of inter-specific interactions. Here we argue that the current conceptualization of species interaction networks is ill-suited for this task. Instead, we propose that future research must start to account for the intrinsic variability of species interactions, then scale up from here onto complex networks. This can be accomplished simply by recognizing that there exists intra-specific variability, in traits or properties related to the establishment of species interactions. By shifting the scale towards population-based processes, we show that this new approach will improve our predictive ability and mechanistic understanding of how species interact over large spatial or temporal scales. Synthesis Although species interactions are the backbone of ecological communities, we have little insights on how (and why) they vary through space and time. In this article, we build on existing empirical literature to show that the same species may happen to interact in different ways when their local abundances vary, their trait distribution changes, or when the environment affects either of these factors. We discuss how these findings can be integrated in existing frameworks for the analysis and simulation of species interactions.&quot;,&quot;container-title&quot;:&quot;Oikos&quot;,&quot;DOI&quot;:&quot;10.1111/oik.01719&quot;,&quot;ISSN&quot;:&quot;1600-0706&quot;,&quot;issue&quot;:&quot;3&quot;,&quot;language&quot;:&quot;en&quot;,&quot;license&quot;:&quot;© 2014 The Authors&quot;,&quot;page&quot;:&quot;243-251&quot;,&quot;source&quot;:&quot;Wiley Online Library&quot;,&quot;title&quot;:&quot;Beyond species: why ecological interaction networks vary through space and time&quot;,&quot;title-short&quot;:&quot;Beyond species&quot;,&quot;volume&quot;:&quot;124&quot;,&quot;author&quot;:[{&quot;family&quot;:&quot;Poisot&quot;,&quot;given&quot;:&quot;Timothée&quot;},{&quot;family&quot;:&quot;Stouffer&quot;,&quot;given&quot;:&quot;Daniel B.&quot;},{&quot;family&quot;:&quot;Gravel&quot;,&quot;given&quot;:&quot;Dominique&quot;}],&quot;issued&quot;:{&quot;date-parts&quot;:[[&quot;2015&quot;]]}}}],&quot;schema&quot;:&quot;https://github.com/citation-style-language/schema/raw/master/csl-citation.json&quot;} RNDjH3XH4Z9aa"/><text:span text:style-name="T52">. The first </text:span><text:span text:style-name="T98">process</text:span><text:span text:style-name="T52"> is </text:span><text:span text:style-name="T98">the focus of filter, coexistence,</text:span><text:span text:style-name="T52"> and co-occurrence theor</text:span><text:span text:style-name="T110">ies </text:span><text:reference-mark-start text:name="ZOTERO_ITEM CSL_CITATION {&quot;citationID&quot;:&quot;mqvkRGbR&quot;,&quot;properties&quot;:{&quot;formattedCitation&quot;:&quot;(Cazelles {\\i{}et al.} 2016; Chesson 2000; Keddy 1992)&quot;,&quot;plainCitation&quot;:&quot;(Cazelles et al. 2016; Chesson 2000; Keddy 1992)&quot;,&quot;noteIndex&quot;:0},&quot;citationItems&quot;:[{&quot;id&quot;:106,&quot;uris&quot;:[&quot;http://zotero.org/users/7057764/items/2U3HANJA&quot;],&quot;itemData&quot;:{&quot;id&quot;:106,&quot;type&quot;:&quot;article-journal&quot;,&quot;abstract&quot;:&quot;The study of species co-occurrences has been central in community ecology since the foundation of the discipline. Co-occurrence data are, nevertheless, a neglected source of information to model species distributions and biogeographers are still debating about the impact of biotic interactions on species distributions across geographical scales. We argue that a theory of species co-occurrence in ecological networks is needed to better inform interpretation of co-occurrence data, to formulate hypotheses for different community assembly mechanisms, and to extend the analysis of species distributions currently focused on the relationship between occurrences and abiotic factors. The main objective of this paper is to provide the first building blocks of a general theory for species co-occurrences. We formalize the problem with definitions of the different probabilities that are studied in the context of co-occurrence analyses. We analyze three species interactions modules and conduct multi-species simulations in order to document five principles influencing the associations between species within an ecological network: (i) direct interactions impact pairwise co-occurrence, (ii) indirect interactions impact pairwise co-occurrence, (iii) pairwise co-occurrence rarely are symmetric, (iv) the strength of an association decreases with the length of the shortest path between two species, and (v) the strength of an association decreases with the number of interactions a species is experiencing. Our analyses reveal the difficulty of the interpretation of species interactions from co-occurrence data. We discuss whether the inference of the structure of interaction networks is feasible from co-occurrence data. We also argue that species distributions models could benefit from incorporating conditional probabilities of interactions within the models as an attempt to take into account the contribution of biotic interactions to shaping individual distributions of species.&quot;,&quot;container-title&quot;:&quot;Theoretical Ecology&quot;,&quot;DOI&quot;:&quot;10.1007/s12080-015-0281-9&quot;,&quot;ISSN&quot;:&quot;1874-1746&quot;,&quot;issue&quot;:&quot;1&quot;,&quot;journalAbbreviation&quot;:&quot;Theor Ecol&quot;,&quot;language&quot;:&quot;en&quot;,&quot;page&quot;:&quot;39-48&quot;,&quot;source&quot;:&quot;Springer Link&quot;,&quot;title&quot;:&quot;A theory for species co-occurrence in interaction networks&quot;,&quot;volume&quot;:&quot;9&quot;,&quot;author&quot;:[{&quot;family&quot;:&quot;Cazelles&quot;,&quot;given&quot;:&quot;Kévin&quot;},{&quot;family&quot;:&quot;Araújo&quot;,&quot;given&quot;:&quot;Miguel B.&quot;},{&quot;family&quot;:&quot;Mouquet&quot;,&quot;given&quot;:&quot;Nicolas&quot;},{&quot;family&quot;:&quot;Gravel&quot;,&quot;given&quot;:&quot;Dominique&quot;}],&quot;issued&quot;:{&quot;date-parts&quot;:[[&quot;2016&quot;,2,1]]}}},{&quot;id&quot;:423,&quot;uris&quot;:[&quot;http://zotero.org/users/7057764/items/3FUXFZ7T&quot;],&quot;itemData&quot;:{&quot;id&quot;:423,&quot;type&quot;:&quot;article-journal&quot;,&quot;abstract&quot;:&quot;The focus of most ideas on diversity maintenance is species coexistence, which may be stable or unstable. Stable coexistence can be quantified by the long-term rates at which community members recover from low density. Quantification shows that coexistence mechanisms function in two major ways: They may be (a) equalizing because they tend to minimize average fitness differences between species, or (b) stabilizing because they tend to increase negative intraspecific interactions relative to negative interspecific interactions. Stabilizing mechanisms are essential for species coexistence and include traditional mechanisms such as resource partitioning and frequency-dependent predation, as well as mechanisms that depend on fluctuations in population densities and environmental factors in space and time. Equalizing mechanisms contribute to stable coexistence because they reduce large average fitness inequalities which might negate the effects of stabilizing mechanisms. Models of unstable coexitence, in which species diversity slowly decays over time, have focused almost exclusively on equalizing mechanisms. These models would be more robust if they also included stabilizing mechanisms, which arise in many and varied ways but need not be adequate for full stability of a system. Models of unstable coexistence invite a broader view of diversity maintenance incorporating species turnover.&quot;,&quot;container-title&quot;:&quot;Annual Review of Ecology and Systematics&quot;,&quot;DOI&quot;:&quot;10.1146/annurev.ecolsys.31.1.343&quot;,&quot;issue&quot;:&quot;1&quot;,&quot;note&quot;:&quot;_eprint: https://doi.org/10.1146/annurev.ecolsys.31.1.343\ntex.ids= chesson2000\npublisher: Annual Reviews&quot;,&quot;page&quot;:&quot;343-366&quot;,&quot;source&quot;:&quot;Annual Reviews&quot;,&quot;title&quot;:&quot;Mechanisms of Maintenance of Species Diversity&quot;,&quot;volume&quot;:&quot;31&quot;,&quot;author&quot;:[{&quot;family&quot;:&quot;Chesson&quot;,&quot;given&quot;:&quot;Peter&quot;}],&quot;issued&quot;:{&quot;date-parts&quot;:[[&quot;2000&quot;]]}}},{&quot;id&quot;:4113,&quot;uris&quot;:[&quot;http://zotero.org/users/7057764/items/EFMHZ2WN&quot;],&quot;itemData&quot;:{&quot;id&quot;:4113,&quot;type&quot;:&quot;article-journal&quot;,&quot;abstract&quot;:&quot;Abstract. Assembly rules provide one possible unifying framework for community ecology. Given a species pool, and measured traits for each species, the objective is to specify which traits (and therefore which subset of species) will occur in a particular environment. Because the problem primarily involves traits and environments, answers should be generalizable to systems with very different taxonomic composition. In this context, the environment functions like a filter (or sieve) removing all species lacking specified combinations of traits. In this way, assembly rules are a community level analogue of natural selection. Response rules follow a similar process except that they transform a vector of species abundances to a new vector using the same information. Examples already exist from a range of habitats, scales, and kinds of organisms.&quot;,&quot;container-title&quot;:&quot;Journal of Vegetation Science&quot;,&quot;DOI&quot;:&quot;10.2307/3235676&quot;,&quot;ISSN&quot;:&quot;1654-1103&quot;,&quot;issue&quot;:&quot;2&quot;,&quot;language&quot;:&quot;en&quot;,&quot;license&quot;:&quot;1992 IAVS - the International Association of Vegetation Science&quot;,&quot;note&quot;:&quot;_eprint: https://onlinelibrary.wiley.com/doi/pdf/10.2307/3235676&quot;,&quot;page&quot;:&quot;157-164&quot;,&quot;source&quot;:&quot;Wiley Online Library&quot;,&quot;title&quot;:&quot;Assembly and response rules: two goals for predictive community ecology&quot;,&quot;title-short&quot;:&quot;Assembly and response rules&quot;,&quot;volume&quot;:&quot;3&quot;,&quot;author&quot;:[{&quot;family&quot;:&quot;Keddy&quot;,&quot;given&quot;:&quot;Paul A.&quot;}],&quot;issued&quot;:{&quot;date-parts&quot;:[[&quot;1992&quot;]]}}}],&quot;schema&quot;:&quot;https://github.com/citation-style-language/schema/raw/master/csl-citation.json&quot;} RNDoUjkVNXRIw"/><text:span text:style-name="T88">(Cazelles </text:span><text:span text:style-name="T87">et al.</text:span><text:span text:style-name="T88"> 2016; Chesson 2000; Keddy 1992)</text:span><text:reference-mark-end text:name="ZOTERO_ITEM CSL_CITATION {&quot;citationID&quot;:&quot;mqvkRGbR&quot;,&quot;properties&quot;:{&quot;formattedCitation&quot;:&quot;(Cazelles {\\i{}et al.} 2016; Chesson 2000; Keddy 1992)&quot;,&quot;plainCitation&quot;:&quot;(Cazelles et al. 2016; Chesson 2000; Keddy 1992)&quot;,&quot;noteIndex&quot;:0},&quot;citationItems&quot;:[{&quot;id&quot;:106,&quot;uris&quot;:[&quot;http://zotero.org/users/7057764/items/2U3HANJA&quot;],&quot;itemData&quot;:{&quot;id&quot;:106,&quot;type&quot;:&quot;article-journal&quot;,&quot;abstract&quot;:&quot;The study of species co-occurrences has been central in community ecology since the foundation of the discipline. Co-occurrence data are, nevertheless, a neglected source of information to model species distributions and biogeographers are still debating about the impact of biotic interactions on species distributions across geographical scales. We argue that a theory of species co-occurrence in ecological networks is needed to better inform interpretation of co-occurrence data, to formulate hypotheses for different community assembly mechanisms, and to extend the analysis of species distributions currently focused on the relationship between occurrences and abiotic factors. The main objective of this paper is to provide the first building blocks of a general theory for species co-occurrences. We formalize the problem with definitions of the different probabilities that are studied in the context of co-occurrence analyses. We analyze three species interactions modules and conduct multi-species simulations in order to document five principles influencing the associations between species within an ecological network: (i) direct interactions impact pairwise co-occurrence, (ii) indirect interactions impact pairwise co-occurrence, (iii) pairwise co-occurrence rarely are symmetric, (iv) the strength of an association decreases with the length of the shortest path between two species, and (v) the strength of an association decreases with the number of interactions a species is experiencing. Our analyses reveal the difficulty of the interpretation of species interactions from co-occurrence data. We discuss whether the inference of the structure of interaction networks is feasible from co-occurrence data. We also argue that species distributions models could benefit from incorporating conditional probabilities of interactions within the models as an attempt to take into account the contribution of biotic interactions to shaping individual distributions of species.&quot;,&quot;container-title&quot;:&quot;Theoretical Ecology&quot;,&quot;DOI&quot;:&quot;10.1007/s12080-015-0281-9&quot;,&quot;ISSN&quot;:&quot;1874-1746&quot;,&quot;issue&quot;:&quot;1&quot;,&quot;journalAbbreviation&quot;:&quot;Theor Ecol&quot;,&quot;language&quot;:&quot;en&quot;,&quot;page&quot;:&quot;39-48&quot;,&quot;source&quot;:&quot;Springer Link&quot;,&quot;title&quot;:&quot;A theory for species co-occurrence in interaction networks&quot;,&quot;volume&quot;:&quot;9&quot;,&quot;author&quot;:[{&quot;family&quot;:&quot;Cazelles&quot;,&quot;given&quot;:&quot;Kévin&quot;},{&quot;family&quot;:&quot;Araújo&quot;,&quot;given&quot;:&quot;Miguel B.&quot;},{&quot;family&quot;:&quot;Mouquet&quot;,&quot;given&quot;:&quot;Nicolas&quot;},{&quot;family&quot;:&quot;Gravel&quot;,&quot;given&quot;:&quot;Dominique&quot;}],&quot;issued&quot;:{&quot;date-parts&quot;:[[&quot;2016&quot;,2,1]]}}},{&quot;id&quot;:423,&quot;uris&quot;:[&quot;http://zotero.org/users/7057764/items/3FUXFZ7T&quot;],&quot;itemData&quot;:{&quot;id&quot;:423,&quot;type&quot;:&quot;article-journal&quot;,&quot;abstract&quot;:&quot;The focus of most ideas on diversity maintenance is species coexistence, which may be stable or unstable. Stable coexistence can be quantified by the long-term rates at which community members recover from low density. Quantification shows that coexistence mechanisms function in two major ways: They may be (a) equalizing because they tend to minimize average fitness differences between species, or (b) stabilizing because they tend to increase negative intraspecific interactions relative to negative interspecific interactions. Stabilizing mechanisms are essential for species coexistence and include traditional mechanisms such as resource partitioning and frequency-dependent predation, as well as mechanisms that depend on fluctuations in population densities and environmental factors in space and time. Equalizing mechanisms contribute to stable coexistence because they reduce large average fitness inequalities which might negate the effects of stabilizing mechanisms. Models of unstable coexitence, in which species diversity slowly decays over time, have focused almost exclusively on equalizing mechanisms. These models would be more robust if they also included stabilizing mechanisms, which arise in many and varied ways but need not be adequate for full stability of a system. Models of unstable coexistence invite a broader view of diversity maintenance incorporating species turnover.&quot;,&quot;container-title&quot;:&quot;Annual Review of Ecology and Systematics&quot;,&quot;DOI&quot;:&quot;10.1146/annurev.ecolsys.31.1.343&quot;,&quot;issue&quot;:&quot;1&quot;,&quot;note&quot;:&quot;_eprint: https://doi.org/10.1146/annurev.ecolsys.31.1.343\ntex.ids= chesson2000\npublisher: Annual Reviews&quot;,&quot;page&quot;:&quot;343-366&quot;,&quot;source&quot;:&quot;Annual Reviews&quot;,&quot;title&quot;:&quot;Mechanisms of Maintenance of Species Diversity&quot;,&quot;volume&quot;:&quot;31&quot;,&quot;author&quot;:[{&quot;family&quot;:&quot;Chesson&quot;,&quot;given&quot;:&quot;Peter&quot;}],&quot;issued&quot;:{&quot;date-parts&quot;:[[&quot;2000&quot;]]}}},{&quot;id&quot;:4113,&quot;uris&quot;:[&quot;http://zotero.org/users/7057764/items/EFMHZ2WN&quot;],&quot;itemData&quot;:{&quot;id&quot;:4113,&quot;type&quot;:&quot;article-journal&quot;,&quot;abstract&quot;:&quot;Abstract. Assembly rules provide one possible unifying framework for community ecology. Given a species pool, and measured traits for each species, the objective is to specify which traits (and therefore which subset of species) will occur in a particular environment. Because the problem primarily involves traits and environments, answers should be generalizable to systems with very different taxonomic composition. In this context, the environment functions like a filter (or sieve) removing all species lacking specified combinations of traits. In this way, assembly rules are a community level analogue of natural selection. Response rules follow a similar process except that they transform a vector of species abundances to a new vector using the same information. Examples already exist from a range of habitats, scales, and kinds of organisms.&quot;,&quot;container-title&quot;:&quot;Journal of Vegetation Science&quot;,&quot;DOI&quot;:&quot;10.2307/3235676&quot;,&quot;ISSN&quot;:&quot;1654-1103&quot;,&quot;issue&quot;:&quot;2&quot;,&quot;language&quot;:&quot;en&quot;,&quot;license&quot;:&quot;1992 IAVS - the International Association of Vegetation Science&quot;,&quot;note&quot;:&quot;_eprint: https://onlinelibrary.wiley.com/doi/pdf/10.2307/3235676&quot;,&quot;page&quot;:&quot;157-164&quot;,&quot;source&quot;:&quot;Wiley Online Library&quot;,&quot;title&quot;:&quot;Assembly and response rules: two goals for predictive community ecology&quot;,&quot;title-short&quot;:&quot;Assembly and response rules&quot;,&quot;volume&quot;:&quot;3&quot;,&quot;author&quot;:[{&quot;family&quot;:&quot;Keddy&quot;,&quot;given&quot;:&quot;Paul A.&quot;}],&quot;issued&quot;:{&quot;date-parts&quot;:[[&quot;1992&quot;]]}}}],&quot;schema&quot;:&quot;https://github.com/citation-style-language/schema/raw/master/csl-citation.json&quot;} RNDoUjkVNXRIw"/><text:span text:style-name="T52">. </text:span><text:span text:style-name="T53">This </text:span><text:span text:style-name="T110">process</text:span><text:span text:style-name="T53"> results from the individual responses of species to the abiotic and biotic environment, and from dispersal limitations. The second </text:span><text:span text:style-name="T98">process</text:span><text:span text:style-name="T53">, </text:span><text:span text:style-name="T98">food web-level constraints,</text:span><text:span text:style-name="T53"> include environmental, </text:span><text:span text:style-name="T98">dynamic, and spatiotemporal</text:span><text:span text:style-name="T53"> factors. For example, primary productivity </text:span><text:span text:style-name="T99">or ecosystem size </text:span><text:span text:style-name="T98">might</text:span><text:span text:style-name="T53"> increase the feasible number of trophic level</text:span><text:span text:style-name="T119">s</text:span><text:span text:style-name="T53"> </text:span><text:reference-mark-start text:name="ZOTERO_ITEM CSL_CITATION {&quot;citationID&quot;:&quot;ayX4AFK2&quot;,&quot;properties&quot;:{&quot;formattedCitation&quot;:&quot;(Takimoto &amp; Post 2013)&quot;,&quot;plainCitation&quot;:&quot;(Takimoto &amp; Post 2013)&quot;,&quot;noteIndex&quot;:0},&quot;citationItems&quot;:[{&quot;id&quot;:4136,&quot;uris&quot;:[&quot;http://zotero.org/users/7057764/items/CL7IKEZ3&quot;],&quot;itemData&quot;:{&quot;id&quot;:4136,&quot;type&quot;:&quot;article-journal&quot;,&quot;abstract&quot;:&quot;Food-chain length is an important character of ecological communities that affects many of their functional aspects. Recently, an increasing number of studies have tested the effects of productivity, disturbance, or ecosystem size on food-chain length in a variety of natural systems. Here we conduct a formal meta-analysis to summarize findings from these empirical studies. We found significant positive mean effects of productivity and ecosystem size but no significant mean effect of disturbance on food-chain length. The strength of mean effect sizes was not significantly different between productivity and ecosystem size. These results lend general support to previous theories predicting the effect of productivity and ecosystem size, but fail to support the prediction that disturbance shortens food chains. In addition, our meta-analysis found that the effect sizes of primary studies were significantly heterogeneous for ecosystem size and disturbance, but not for productivity. This pattern might reflect that ecosystem size and disturbance can affect food-chain length through multiple different mechanisms, while productivity influences food-chain length in a simple manner through energy limitation.&quot;,&quot;container-title&quot;:&quot;Ecological Research&quot;,&quot;DOI&quot;:&quot;10.1007/s11284-012-0943-7&quot;,&quot;ISSN&quot;:&quot;1440-1703&quot;,&quot;issue&quot;:&quot;5&quot;,&quot;journalAbbreviation&quot;:&quot;Ecol Res&quot;,&quot;language&quot;:&quot;en&quot;,&quot;page&quot;:&quot;675-681&quot;,&quot;source&quot;:&quot;Springer Link&quot;,&quot;title&quot;:&quot;Environmental determinants of food-chain length: a meta-analysis&quot;,&quot;title-short&quot;:&quot;Environmental determinants of food-chain length&quot;,&quot;volume&quot;:&quot;28&quot;,&quot;author&quot;:[{&quot;family&quot;:&quot;Takimoto&quot;,&quot;given&quot;:&quot;Gaku&quot;},{&quot;family&quot;:&quot;Post&quot;,&quot;given&quot;:&quot;David M.&quot;}],&quot;issued&quot;:{&quot;date-parts&quot;:[[&quot;2013&quot;,9,1]]}}}],&quot;schema&quot;:&quot;https://github.com/citation-style-language/schema/raw/master/csl-citation.json&quot;} RND8nb91j07Rj"/><text:span text:style-name="T53">(Takimoto &amp; Post 2013)</text:span><text:reference-mark-end text:name="ZOTERO_ITEM CSL_CITATION {&quot;citationID&quot;:&quot;ayX4AFK2&quot;,&quot;properties&quot;:{&quot;formattedCitation&quot;:&quot;(Takimoto &amp; Post 2013)&quot;,&quot;plainCitation&quot;:&quot;(Takimoto &amp; Post 2013)&quot;,&quot;noteIndex&quot;:0},&quot;citationItems&quot;:[{&quot;id&quot;:4136,&quot;uris&quot;:[&quot;http://zotero.org/users/7057764/items/CL7IKEZ3&quot;],&quot;itemData&quot;:{&quot;id&quot;:4136,&quot;type&quot;:&quot;article-journal&quot;,&quot;abstract&quot;:&quot;Food-chain length is an important character of ecological communities that affects many of their functional aspects. Recently, an increasing number of studies have tested the effects of productivity, disturbance, or ecosystem size on food-chain length in a variety of natural systems. Here we conduct a formal meta-analysis to summarize findings from these empirical studies. We found significant positive mean effects of productivity and ecosystem size but no significant mean effect of disturbance on food-chain length. The strength of mean effect sizes was not significantly different between productivity and ecosystem size. These results lend general support to previous theories predicting the effect of productivity and ecosystem size, but fail to support the prediction that disturbance shortens food chains. In addition, our meta-analysis found that the effect sizes of primary studies were significantly heterogeneous for ecosystem size and disturbance, but not for productivity. This pattern might reflect that ecosystem size and disturbance can affect food-chain length through multiple different mechanisms, while productivity influences food-chain length in a simple manner through energy limitation.&quot;,&quot;container-title&quot;:&quot;Ecological Research&quot;,&quot;DOI&quot;:&quot;10.1007/s11284-012-0943-7&quot;,&quot;ISSN&quot;:&quot;1440-1703&quot;,&quot;issue&quot;:&quot;5&quot;,&quot;journalAbbreviation&quot;:&quot;Ecol Res&quot;,&quot;language&quot;:&quot;en&quot;,&quot;page&quot;:&quot;675-681&quot;,&quot;source&quot;:&quot;Springer Link&quot;,&quot;title&quot;:&quot;Environmental determinants of food-chain length: a meta-analysis&quot;,&quot;title-short&quot;:&quot;Environmental determinants of food-chain length&quot;,&quot;volume&quot;:&quot;28&quot;,&quot;author&quot;:[{&quot;family&quot;:&quot;Takimoto&quot;,&quot;given&quot;:&quot;Gaku&quot;},{&quot;family&quot;:&quot;Post&quot;,&quot;given&quot;:&quot;David M.&quot;}],&quot;issued&quot;:{&quot;date-parts&quot;:[[&quot;2013&quot;,9,1]]}}}],&quot;schema&quot;:&quot;https://github.com/citation-style-language/schema/raw/master/csl-citation.json&quot;} RND8nb91j07Rj"/><text:span text:style-name="T53">, </text:span><text:span text:style-name="T110">while </text:span><text:span text:style-name="T98">seasonality</text:span><text:span text:style-name="T53"> can create modules in food webs </text:span><text:reference-mark-start text:name="ZOTERO_ITEM CSL_CITATION {&quot;citationID&quot;:&quot;A9UlII2V&quot;,&quot;properties&quot;:{&quot;formattedCitation&quot;:&quot;(McMeans {\\i{}et al.} 2015)&quot;,&quot;plainCitation&quot;:&quot;(McMeans et al. 2015)&quot;,&quot;noteIndex&quot;:0},&quot;citationItems&quot;:[{&quot;id&quot;:500,&quot;uris&quot;:[&quot;http://zotero.org/users/7057764/items/BXTN7VGC&quot;],&quot;itemData&quot;:{&quot;id&quot;:500,&quot;type&quot;:&quot;article-journal&quot;,&quot;abstract&quot;:&quot;Temporal variation characterizes many of Earth's ecosystems. Despite this, little is known about how food webs respond to regular variation in time, such as occurs broadly with season. We argue that season, and likely any periodicity, structures food webs along a temporal axis in an analogous way to that previously recognized in space; predators shift their diet as different resource compartments and trophic levels become available through time. These characteristics are likely (i) central to ecosystem function and stability based on theory, and (ii) widespread across ecosystem types based on empirical observations. The temporal food web perspective outlined here could provide new insight into the ecosystem-level consequences of altered abiotic and biotic processes that might accompany globally changing environments.&quot;,&quot;container-title&quot;:&quot;Trends in Ecology &amp; Evolution&quot;,&quot;DOI&quot;:&quot;10.1016/j.tree.2015.09.001&quot;,&quot;ISSN&quot;:&quot;0169-5347&quot;,&quot;issue&quot;:&quot;11&quot;,&quot;journalAbbreviation&quot;:&quot;Trends in Ecology &amp; Evolution&quot;,&quot;language&quot;:&quot;en&quot;,&quot;page&quot;:&quot;662-672&quot;,&quot;source&quot;:&quot;ScienceDirect&quot;,&quot;title&quot;:&quot;Food Web Structure in Temporally-Forced Ecosystems&quot;,&quot;volume&quot;:&quot;30&quot;,&quot;author&quot;:[{&quot;family&quot;:&quot;McMeans&quot;,&quot;given&quot;:&quot;Bailey C.&quot;},{&quot;family&quot;:&quot;McCann&quot;,&quot;given&quot;:&quot;Kevin S.&quot;},{&quot;family&quot;:&quot;Humphries&quot;,&quot;given&quot;:&quot;Murray&quot;},{&quot;family&quot;:&quot;Rooney&quot;,&quot;given&quot;:&quot;Neil&quot;},{&quot;family&quot;:&quot;Fisk&quot;,&quot;given&quot;:&quot;Aaron T.&quot;}],&quot;issued&quot;:{&quot;date-parts&quot;:[[&quot;2015&quot;,11,1]]}}}],&quot;schema&quot;:&quot;https://github.com/citation-style-language/schema/raw/master/csl-citation.json&quot;} RND0UfeZZF8gN"/><text:span text:style-name="T88">(McMeans </text:span><text:span text:style-name="T87">et al.</text:span><text:span text:style-name="T88"> 2015)</text:span><text:reference-mark-end text:name="ZOTERO_ITEM CSL_CITATION {&quot;citationID&quot;:&quot;A9UlII2V&quot;,&quot;properties&quot;:{&quot;formattedCitation&quot;:&quot;(McMeans {\\i{}et al.} 2015)&quot;,&quot;plainCitation&quot;:&quot;(McMeans et al. 2015)&quot;,&quot;noteIndex&quot;:0},&quot;citationItems&quot;:[{&quot;id&quot;:500,&quot;uris&quot;:[&quot;http://zotero.org/users/7057764/items/BXTN7VGC&quot;],&quot;itemData&quot;:{&quot;id&quot;:500,&quot;type&quot;:&quot;article-journal&quot;,&quot;abstract&quot;:&quot;Temporal variation characterizes many of Earth's ecosystems. Despite this, little is known about how food webs respond to regular variation in time, such as occurs broadly with season. We argue that season, and likely any periodicity, structures food webs along a temporal axis in an analogous way to that previously recognized in space; predators shift their diet as different resource compartments and trophic levels become available through time. These characteristics are likely (i) central to ecosystem function and stability based on theory, and (ii) widespread across ecosystem types based on empirical observations. The temporal food web perspective outlined here could provide new insight into the ecosystem-level consequences of altered abiotic and biotic processes that might accompany globally changing environments.&quot;,&quot;container-title&quot;:&quot;Trends in Ecology &amp; Evolution&quot;,&quot;DOI&quot;:&quot;10.1016/j.tree.2015.09.001&quot;,&quot;ISSN&quot;:&quot;0169-5347&quot;,&quot;issue&quot;:&quot;11&quot;,&quot;journalAbbreviation&quot;:&quot;Trends in Ecology &amp; Evolution&quot;,&quot;language&quot;:&quot;en&quot;,&quot;page&quot;:&quot;662-672&quot;,&quot;source&quot;:&quot;ScienceDirect&quot;,&quot;title&quot;:&quot;Food Web Structure in Temporally-Forced Ecosystems&quot;,&quot;volume&quot;:&quot;30&quot;,&quot;author&quot;:[{&quot;family&quot;:&quot;McMeans&quot;,&quot;given&quot;:&quot;Bailey C.&quot;},{&quot;family&quot;:&quot;McCann&quot;,&quot;given&quot;:&quot;Kevin S.&quot;},{&quot;family&quot;:&quot;Humphries&quot;,&quot;given&quot;:&quot;Murray&quot;},{&quot;family&quot;:&quot;Rooney&quot;,&quot;given&quot;:&quot;Neil&quot;},{&quot;family&quot;:&quot;Fisk&quot;,&quot;given&quot;:&quot;Aaron T.&quot;}],&quot;issued&quot;:{&quot;date-parts&quot;:[[&quot;2015&quot;,11,1]]}}}],&quot;schema&quot;:&quot;https://github.com/citation-style-language/schema/raw/master/csl-citation.json&quot;} RND0UfeZZF8gN"/><text:span text:style-name="T98">, </text:span><text:span text:style-name="T110">and</text:span><text:span text:style-name="T98"> </text:span><text:span text:style-name="T99">stability might limit the number of possible interactions</text:span><text:span text:style-name="T98"> </text:span><text:reference-mark-start text:name="ZOTERO_ITEM CSL_CITATION {&quot;citationID&quot;:&quot;EK0vNQZ6&quot;,&quot;properties&quot;:{&quot;formattedCitation&quot;:&quot;(Grilli {\\i{}et al.} 2017)&quot;,&quot;plainCitation&quot;:&quot;(Grilli et al. 2017)&quot;,&quot;noteIndex&quot;:0},&quot;citationItems&quot;:[{&quot;id&quot;:2810,&quot;uris&quot;:[&quot;http://zotero.org/groups/2713172/items/DC72NCM2&quot;],&quot;itemData&quot;:{&quot;id&quot;:2810,&quot;type&quot;:&quot;article-journal&quot;,&quot;abstract&quot;:&quot;Abstract \n            The role of species interactions in controlling the interplay between the stability of ecosystems and their biodiversity is still not well understood. The ability of ecological communities to recover after small perturbations of the species abundances (local asymptotic stability) has been well studied, whereas the likelihood of a community to persist when the conditions change (structural stability) has received much less attention. Our goal is to understand the effects of diversity, interaction strengths and ecological network structure on the volume of parameter space leading to feasible equilibria. We develop a geometrical framework to study the range of conditions necessary for feasible coexistence. We show that feasibility is determined by few quantities describing the interactions, yielding a nontrivial complexity–feasibility relationship. Analysing more than 100 empirical networks, we show that the range of coexistence conditions in mutualistic systems can be analytically predicted. Finally, we characterize the geometric shape of the feasibility domain, thereby identifying the direction of perturbations that are more likely to cause extinctions.&quot;,&quot;container-title&quot;:&quot;Nature Communications&quot;,&quot;DOI&quot;:&quot;10.1038/ncomms14389&quot;,&quot;ISSN&quot;:&quot;2041-1723&quot;,&quot;issue&quot;:&quot;1&quot;,&quot;journalAbbreviation&quot;:&quot;Nat Commun&quot;,&quot;language&quot;:&quot;en&quot;,&quot;page&quot;:&quot;14389&quot;,&quot;source&quot;:&quot;DOI.org (Crossref)&quot;,&quot;title&quot;:&quot;Feasibility and coexistence of large ecological communities&quot;,&quot;volume&quot;:&quot;8&quot;,&quot;author&quot;:[{&quot;family&quot;:&quot;Grilli&quot;,&quot;given&quot;:&quot;Jacopo&quot;},{&quot;family&quot;:&quot;Adorisio&quot;,&quot;given&quot;:&quot;Matteo&quot;},{&quot;family&quot;:&quot;Suweis&quot;,&quot;given&quot;:&quot;Samir&quot;},{&quot;family&quot;:&quot;Barabás&quot;,&quot;given&quot;:&quot;György&quot;},{&quot;family&quot;:&quot;Banavar&quot;,&quot;given&quot;:&quot;Jayanth R.&quot;},{&quot;family&quot;:&quot;Allesina&quot;,&quot;given&quot;:&quot;Stefano&quot;},{&quot;family&quot;:&quot;Maritan&quot;,&quot;given&quot;:&quot;Amos&quot;}],&quot;issued&quot;:{&quot;date-parts&quot;:[[&quot;2017&quot;,4,28]]}}}],&quot;schema&quot;:&quot;https://github.com/citation-style-language/schema/raw/master/csl-citation.json&quot;} RNDY3JiyoAL0a"/><text:span text:style-name="T88">(Grilli </text:span><text:span text:style-name="T87">et al.</text:span><text:span text:style-name="T88"> 2017)</text:span><text:reference-mark-end text:name="ZOTERO_ITEM CSL_CITATION {&quot;citationID&quot;:&quot;EK0vNQZ6&quot;,&quot;properties&quot;:{&quot;formattedCitation&quot;:&quot;(Grilli {\\i{}et al.} 2017)&quot;,&quot;plainCitation&quot;:&quot;(Grilli et al. 2017)&quot;,&quot;noteIndex&quot;:0},&quot;citationItems&quot;:[{&quot;id&quot;:2810,&quot;uris&quot;:[&quot;http://zotero.org/groups/2713172/items/DC72NCM2&quot;],&quot;itemData&quot;:{&quot;id&quot;:2810,&quot;type&quot;:&quot;article-journal&quot;,&quot;abstract&quot;:&quot;Abstract \n            The role of species interactions in controlling the interplay between the stability of ecosystems and their biodiversity is still not well understood. The ability of ecological communities to recover after small perturbations of the species abundances (local asymptotic stability) has been well studied, whereas the likelihood of a community to persist when the conditions change (structural stability) has received much less attention. Our goal is to understand the effects of diversity, interaction strengths and ecological network structure on the volume of parameter space leading to feasible equilibria. We develop a geometrical framework to study the range of conditions necessary for feasible coexistence. We show that feasibility is determined by few quantities describing the interactions, yielding a nontrivial complexity–feasibility relationship. Analysing more than 100 empirical networks, we show that the range of coexistence conditions in mutualistic systems can be analytically predicted. Finally, we characterize the geometric shape of the feasibility domain, thereby identifying the direction of perturbations that are more likely to cause extinctions.&quot;,&quot;container-title&quot;:&quot;Nature Communications&quot;,&quot;DOI&quot;:&quot;10.1038/ncomms14389&quot;,&quot;ISSN&quot;:&quot;2041-1723&quot;,&quot;issue&quot;:&quot;1&quot;,&quot;journalAbbreviation&quot;:&quot;Nat Commun&quot;,&quot;language&quot;:&quot;en&quot;,&quot;page&quot;:&quot;14389&quot;,&quot;source&quot;:&quot;DOI.org (Crossref)&quot;,&quot;title&quot;:&quot;Feasibility and coexistence of large ecological communities&quot;,&quot;volume&quot;:&quot;8&quot;,&quot;author&quot;:[{&quot;family&quot;:&quot;Grilli&quot;,&quot;given&quot;:&quot;Jacopo&quot;},{&quot;family&quot;:&quot;Adorisio&quot;,&quot;given&quot;:&quot;Matteo&quot;},{&quot;family&quot;:&quot;Suweis&quot;,&quot;given&quot;:&quot;Samir&quot;},{&quot;family&quot;:&quot;Barabás&quot;,&quot;given&quot;:&quot;György&quot;},{&quot;family&quot;:&quot;Banavar&quot;,&quot;given&quot;:&quot;Jayanth R.&quot;},{&quot;family&quot;:&quot;Allesina&quot;,&quot;given&quot;:&quot;Stefano&quot;},{&quot;family&quot;:&quot;Maritan&quot;,&quot;given&quot;:&quot;Amos&quot;}],&quot;issued&quot;:{&quot;date-parts&quot;:[[&quot;2017&quot;,4,28]]}}}],&quot;schema&quot;:&quot;https://github.com/citation-style-language/schema/raw/master/csl-citation.json&quot;} RNDY3JiyoAL0a"/><text:span text:style-name="T53">. Finally, the third </text:span><text:span text:style-name="T110">process</text:span><text:span text:style-name="T53">, </text:span><text:span text:style-name="T110">variation in </text:span><text:span text:style-name="T53">trait-interaction relationships, </text:span><text:span text:style-name="T119">is</text:span><text:span text:style-name="T110"> the</text:span><text:span text:style-name="T53"> change in the traits </text:span><text:span text:style-name="T111">explaining</text:span><text:span text:style-name="T53"> why a predator </text:span><text:span text:style-name="T111">might</text:span><text:span text:style-name="T53"> feed on a prey. For example, the body mass ratio between the consumer and resources might vary with temperature due to metabolic constraints </text:span><text:reference-mark-start text:name="ZOTERO_ITEM CSL_CITATION {&quot;citationID&quot;:&quot;JWmuF9M2&quot;,&quot;properties&quot;:{&quot;formattedCitation&quot;:&quot;(Brose {\\i{}et al.} 2006)&quot;,&quot;plainCitation&quot;:&quot;(Brose et al. 2006)&quot;,&quot;noteIndex&quot;:0},&quot;citationItems&quot;:[{&quot;id&quot;:3081,&quot;uris&quot;:[&quot;http://zotero.org/users/7057764/items/SVECLCZ7&quot;],&quot;itemData&quot;:{&quot;id&quot;:3081,&quot;type&quot;:&quot;article-journal&quot;,&quot;abstract&quot;:&quot;It has been suggested that differences in body size between consumer and resource species may have important implications for interaction strengths, population dynamics, and eventually food web structure, function, and evolution. Still, the general distribution of consumer–resource body-size ratios in real ecosystems, and whether they vary systematically among habitats or broad taxonomic groups, is poorly understood. Using a unique global database on consumer and resource body sizes, we show that the mean body-size ratios of aquatic herbivorous and detritivorous consumers are several orders of magnitude larger than those of carnivorous predators. Carnivorous predator–prey body-size ratios vary across different habitats and predator and prey types (invertebrates, ectotherm, and endotherm vertebrates). Predator–prey body-size ratios are on average significantly higher (1) in freshwater habitats than in marine or terrestrial habitats, (2) for vertebrate than for invertebrate predators, and (3) for invertebrate than for ectotherm vertebrate prey. If recent studies that relate body-size ratios to interaction strengths are general, our results suggest that mean consumer–resource interaction strengths may vary systematically across different habitat categories and consumer types.&quot;,&quot;container-title&quot;:&quot;Ecology&quot;,&quot;DOI&quot;:&quot;10.1890/0012-9658(2006)87[2411:CBRINF]2.0.CO;2&quot;,&quot;ISSN&quot;:&quot;1939-9170&quot;,&quot;issue&quot;:&quot;10&quot;,&quot;language&quot;:&quot;en&quot;,&quot;note&quot;:&quot;_eprint: https://onlinelibrary.wiley.com/doi/pdf/10.1890/0012-9658%282006%2987%5B2411%3ACBRINF%5D2.0.CO%3B2&quot;,&quot;page&quot;:&quot;2411-2417&quot;,&quot;source&quot;:&quot;Wiley Online Library&quot;,&quot;title&quot;:&quot;Consumer–Resource Body-Size Relationships in Natural Food Webs&quot;,&quot;volume&quot;:&quot;87&quot;,&quot;author&quot;:[{&quot;family&quot;:&quot;Brose&quot;,&quot;given&quot;:&quot;Ulrich&quot;},{&quot;family&quot;:&quot;Jonsson&quot;,&quot;given&quot;:&quot;Tomas&quot;},{&quot;family&quot;:&quot;Berlow&quot;,&quot;given&quot;:&quot;Eric L.&quot;},{&quot;family&quot;:&quot;Warren&quot;,&quot;given&quot;:&quot;Philip&quot;},{&quot;family&quot;:&quot;Banasek-Richter&quot;,&quot;given&quot;:&quot;Carolin&quot;},{&quot;family&quot;:&quot;Bersier&quot;,&quot;given&quot;:&quot;Louis-Félix&quot;},{&quot;family&quot;:&quot;Blanchard&quot;,&quot;given&quot;:&quot;Julia L.&quot;},{&quot;family&quot;:&quot;Brey&quot;,&quot;given&quot;:&quot;Thomas&quot;},{&quot;family&quot;:&quot;Carpenter&quot;,&quot;given&quot;:&quot;Stephen R.&quot;},{&quot;family&quot;:&quot;Blandenier&quot;,&quot;given&quot;:&quot;Marie-France Cattin&quot;},{&quot;family&quot;:&quot;Cushing&quot;,&quot;given&quot;:&quot;Lara&quot;},{&quot;family&quot;:&quot;Dawah&quot;,&quot;given&quot;:&quot;Hassan Ali&quot;},{&quot;family&quot;:&quot;Dell&quot;,&quot;given&quot;:&quot;Tony&quot;},{&quot;family&quot;:&quot;Edwards&quot;,&quot;given&quot;:&quot;Francois&quot;},{&quot;family&quot;:&quot;Harper-Smith&quot;,&quot;given&quot;:&quot;Sarah&quot;},{&quot;family&quot;:&quot;Jacob&quot;,&quot;given&quot;:&quot;Ute&quot;},{&quot;family&quot;:&quot;Ledger&quot;,&quot;given&quot;:&quot;Mark E.&quot;},{&quot;family&quot;:&quot;Martinez&quot;,&quot;given&quot;:&quot;Neo D.&quot;},{&quot;family&quot;:&quot;Memmott&quot;,&quot;given&quot;:&quot;Jane&quot;},{&quot;family&quot;:&quot;Mintenbeck&quot;,&quot;given&quot;:&quot;Katja&quot;},{&quot;family&quot;:&quot;Pinnegar&quot;,&quot;given&quot;:&quot;John K.&quot;},{&quot;family&quot;:&quot;Rall&quot;,&quot;given&quot;:&quot;Björn C.&quot;},{&quot;family&quot;:&quot;Rayner&quot;,&quot;given&quot;:&quot;Thomas S.&quot;},{&quot;family&quot;:&quot;Reuman&quot;,&quot;given&quot;:&quot;Daniel C.&quot;},{&quot;family&quot;:&quot;Ruess&quot;,&quot;given&quot;:&quot;Liliane&quot;},{&quot;family&quot;:&quot;Ulrich&quot;,&quot;given&quot;:&quot;Werner&quot;},{&quot;family&quot;:&quot;Williams&quot;,&quot;given&quot;:&quot;Richard J.&quot;},{&quot;family&quot;:&quot;Woodward&quot;,&quot;given&quot;:&quot;Guy&quot;},{&quot;family&quot;:&quot;Cohen&quot;,&quot;given&quot;:&quot;Joel E.&quot;}],&quot;issued&quot;:{&quot;date-parts&quot;:[[&quot;2006&quot;]]}}}],&quot;schema&quot;:&quot;https://github.com/citation-style-language/schema/raw/master/csl-citation.json&quot;} RND34v8jcsFs5"/><text:span text:style-name="T88">(Brose </text:span><text:span text:style-name="T87">et al.</text:span><text:span text:style-name="T88"> 2006)</text:span><text:reference-mark-end text:name="ZOTERO_ITEM CSL_CITATION {&quot;citationID&quot;:&quot;JWmuF9M2&quot;,&quot;properties&quot;:{&quot;formattedCitation&quot;:&quot;(Brose {\\i{}et al.} 2006)&quot;,&quot;plainCitation&quot;:&quot;(Brose et al. 2006)&quot;,&quot;noteIndex&quot;:0},&quot;citationItems&quot;:[{&quot;id&quot;:3081,&quot;uris&quot;:[&quot;http://zotero.org/users/7057764/items/SVECLCZ7&quot;],&quot;itemData&quot;:{&quot;id&quot;:3081,&quot;type&quot;:&quot;article-journal&quot;,&quot;abstract&quot;:&quot;It has been suggested that differences in body size between consumer and resource species may have important implications for interaction strengths, population dynamics, and eventually food web structure, function, and evolution. Still, the general distribution of consumer–resource body-size ratios in real ecosystems, and whether they vary systematically among habitats or broad taxonomic groups, is poorly understood. Using a unique global database on consumer and resource body sizes, we show that the mean body-size ratios of aquatic herbivorous and detritivorous consumers are several orders of magnitude larger than those of carnivorous predators. Carnivorous predator–prey body-size ratios vary across different habitats and predator and prey types (invertebrates, ectotherm, and endotherm vertebrates). Predator–prey body-size ratios are on average significantly higher (1) in freshwater habitats than in marine or terrestrial habitats, (2) for vertebrate than for invertebrate predators, and (3) for invertebrate than for ectotherm vertebrate prey. If recent studies that relate body-size ratios to interaction strengths are general, our results suggest that mean consumer–resource interaction strengths may vary systematically across different habitat categories and consumer types.&quot;,&quot;container-title&quot;:&quot;Ecology&quot;,&quot;DOI&quot;:&quot;10.1890/0012-9658(2006)87[2411:CBRINF]2.0.CO;2&quot;,&quot;ISSN&quot;:&quot;1939-9170&quot;,&quot;issue&quot;:&quot;10&quot;,&quot;language&quot;:&quot;en&quot;,&quot;note&quot;:&quot;_eprint: https://onlinelibrary.wiley.com/doi/pdf/10.1890/0012-9658%282006%2987%5B2411%3ACBRINF%5D2.0.CO%3B2&quot;,&quot;page&quot;:&quot;2411-2417&quot;,&quot;source&quot;:&quot;Wiley Online Library&quot;,&quot;title&quot;:&quot;Consumer–Resource Body-Size Relationships in Natural Food Webs&quot;,&quot;volume&quot;:&quot;87&quot;,&quot;author&quot;:[{&quot;family&quot;:&quot;Brose&quot;,&quot;given&quot;:&quot;Ulrich&quot;},{&quot;family&quot;:&quot;Jonsson&quot;,&quot;given&quot;:&quot;Tomas&quot;},{&quot;family&quot;:&quot;Berlow&quot;,&quot;given&quot;:&quot;Eric L.&quot;},{&quot;family&quot;:&quot;Warren&quot;,&quot;given&quot;:&quot;Philip&quot;},{&quot;family&quot;:&quot;Banasek-Richter&quot;,&quot;given&quot;:&quot;Carolin&quot;},{&quot;family&quot;:&quot;Bersier&quot;,&quot;given&quot;:&quot;Louis-Félix&quot;},{&quot;family&quot;:&quot;Blanchard&quot;,&quot;given&quot;:&quot;Julia L.&quot;},{&quot;family&quot;:&quot;Brey&quot;,&quot;given&quot;:&quot;Thomas&quot;},{&quot;family&quot;:&quot;Carpenter&quot;,&quot;given&quot;:&quot;Stephen R.&quot;},{&quot;family&quot;:&quot;Blandenier&quot;,&quot;given&quot;:&quot;Marie-France Cattin&quot;},{&quot;family&quot;:&quot;Cushing&quot;,&quot;given&quot;:&quot;Lara&quot;},{&quot;family&quot;:&quot;Dawah&quot;,&quot;given&quot;:&quot;Hassan Ali&quot;},{&quot;family&quot;:&quot;Dell&quot;,&quot;given&quot;:&quot;Tony&quot;},{&quot;family&quot;:&quot;Edwards&quot;,&quot;given&quot;:&quot;Francois&quot;},{&quot;family&quot;:&quot;Harper-Smith&quot;,&quot;given&quot;:&quot;Sarah&quot;},{&quot;family&quot;:&quot;Jacob&quot;,&quot;given&quot;:&quot;Ute&quot;},{&quot;family&quot;:&quot;Ledger&quot;,&quot;given&quot;:&quot;Mark E.&quot;},{&quot;family&quot;:&quot;Martinez&quot;,&quot;given&quot;:&quot;Neo D.&quot;},{&quot;family&quot;:&quot;Memmott&quot;,&quot;given&quot;:&quot;Jane&quot;},{&quot;family&quot;:&quot;Mintenbeck&quot;,&quot;given&quot;:&quot;Katja&quot;},{&quot;family&quot;:&quot;Pinnegar&quot;,&quot;given&quot;:&quot;John K.&quot;},{&quot;family&quot;:&quot;Rall&quot;,&quot;given&quot;:&quot;Björn C.&quot;},{&quot;family&quot;:&quot;Rayner&quot;,&quot;given&quot;:&quot;Thomas S.&quot;},{&quot;family&quot;:&quot;Reuman&quot;,&quot;given&quot;:&quot;Daniel C.&quot;},{&quot;family&quot;:&quot;Ruess&quot;,&quot;given&quot;:&quot;Liliane&quot;},{&quot;family&quot;:&quot;Ulrich&quot;,&quot;given&quot;:&quot;Werner&quot;},{&quot;family&quot;:&quot;Williams&quot;,&quot;given&quot;:&quot;Richard J.&quot;},{&quot;family&quot;:&quot;Woodward&quot;,&quot;given&quot;:&quot;Guy&quot;},{&quot;family&quot;:&quot;Cohen&quot;,&quot;given&quot;:&quot;Joel E.&quot;}],&quot;issued&quot;:{&quot;date-parts&quot;:[[&quot;2006&quot;]]}}}],&quot;schema&quot;:&quot;https://github.com/citation-style-language/schema/raw/master/csl-citation.json&quot;} RND34v8jcsFs5"/><text:span text:style-name="T53">. </text:span><text:span text:style-name="T111">In Chapter</text:span><text:span text:style-name="T119">s</text:span><text:span text:style-name="T111"> 1 and 2, I investigated this third process among terrestrial vertebrates.</text:span></text:p>
      <text:p text:style-name="P1"/>
      <text:p text:style-name="P15"><text:span text:style-name="T74">Findings and i</text:span>mplications</text:p>
      <text:p text:style-name="P27"><text:soft-page-break/><text:span text:style-name="T34">In Chapter 1, </text:span><text:span text:style-name="T36">I</text:span><text:span text:style-name="T34"> </text:span><text:span text:style-name="T36">showed</text:span><text:span text:style-name="T34"> that we were able to predict the food web of European terrestrial vertebrate</text:span><text:span text:style-name="T43">s relatively well</text:span><text:span text:style-name="T34"> </text:span><text:span text:style-name="T43">using</text:span><text:span text:style-name="T34"> a fraction of all </text:span><text:span text:style-name="T43">possible </text:span><text:span text:style-name="T34">interactions. </text:span><text:span text:style-name="T43">I</text:span><text:span text:style-name="T34">n Chapter 2, </text:span><text:span text:style-name="T43">I found</text:span><text:span text:style-name="T34"> that a model calibrated in one ecosystem could predict most trophic interactions in other ecosystems </text:span><text:span text:style-name="T43">given enough environmental and phylogenetic similarities</text:span><text:span text:style-name="T34">. These results </text:span><text:span text:style-name="T35">suggest that </text:span><text:span text:style-name="T34">variation in trait-interaction relationships is not the primary driver of </text:span><text:span text:style-name="T35">food web variation. </text:span><text:span text:style-name="T43">Instead, it seems like changes</text:span><text:span text:style-name="T34"> in species and trait distributions, </text:span><text:span text:style-name="T43">as well as</text:span><text:span text:style-name="T34"> constraints on food web structure </text:span><text:span text:style-name="T43">are more important</text:span><text:span text:style-name="T34">. </text:span></text:p>
      <text:p text:style-name="P12"/>
      <text:p text:style-name="P27"><text:span text:style-name="T35">These results </text:span><text:span text:style-name="T43">are consistent</text:span><text:span text:style-name="T35"> with previous research finding generalities made on predator–prey body-size ratios within habitat, predator and prey types </text:span><text:reference-mark-start text:name="ZOTERO_ITEM CSL_CITATION {&quot;citationID&quot;:&quot;zCs133BJ&quot;,&quot;properties&quot;:{&quot;formattedCitation&quot;:&quot;(Brose {\\i{}et al.} 2006)&quot;,&quot;plainCitation&quot;:&quot;(Brose et al. 2006)&quot;,&quot;noteIndex&quot;:0},&quot;citationItems&quot;:[{&quot;id&quot;:3081,&quot;uris&quot;:[&quot;http://zotero.org/users/7057764/items/SVECLCZ7&quot;],&quot;itemData&quot;:{&quot;id&quot;:3081,&quot;type&quot;:&quot;article-journal&quot;,&quot;abstract&quot;:&quot;It has been suggested that differences in body size between consumer and resource species may have important implications for interaction strengths, population dynamics, and eventually food web structure, function, and evolution. Still, the general distribution of consumer–resource body-size ratios in real ecosystems, and whether they vary systematically among habitats or broad taxonomic groups, is poorly understood. Using a unique global database on consumer and resource body sizes, we show that the mean body-size ratios of aquatic herbivorous and detritivorous consumers are several orders of magnitude larger than those of carnivorous predators. Carnivorous predator–prey body-size ratios vary across different habitats and predator and prey types (invertebrates, ectotherm, and endotherm vertebrates). Predator–prey body-size ratios are on average significantly higher (1) in freshwater habitats than in marine or terrestrial habitats, (2) for vertebrate than for invertebrate predators, and (3) for invertebrate than for ectotherm vertebrate prey. If recent studies that relate body-size ratios to interaction strengths are general, our results suggest that mean consumer–resource interaction strengths may vary systematically across different habitat categories and consumer types.&quot;,&quot;container-title&quot;:&quot;Ecology&quot;,&quot;DOI&quot;:&quot;10.1890/0012-9658(2006)87[2411:CBRINF]2.0.CO;2&quot;,&quot;ISSN&quot;:&quot;1939-9170&quot;,&quot;issue&quot;:&quot;10&quot;,&quot;language&quot;:&quot;en&quot;,&quot;note&quot;:&quot;_eprint: https://onlinelibrary.wiley.com/doi/pdf/10.1890/0012-9658%282006%2987%5B2411%3ACBRINF%5D2.0.CO%3B2&quot;,&quot;page&quot;:&quot;2411-2417&quot;,&quot;source&quot;:&quot;Wiley Online Library&quot;,&quot;title&quot;:&quot;Consumer–Resource Body-Size Relationships in Natural Food Webs&quot;,&quot;volume&quot;:&quot;87&quot;,&quot;author&quot;:[{&quot;family&quot;:&quot;Brose&quot;,&quot;given&quot;:&quot;Ulrich&quot;},{&quot;family&quot;:&quot;Jonsson&quot;,&quot;given&quot;:&quot;Tomas&quot;},{&quot;family&quot;:&quot;Berlow&quot;,&quot;given&quot;:&quot;Eric L.&quot;},{&quot;family&quot;:&quot;Warren&quot;,&quot;given&quot;:&quot;Philip&quot;},{&quot;family&quot;:&quot;Banasek-Richter&quot;,&quot;given&quot;:&quot;Carolin&quot;},{&quot;family&quot;:&quot;Bersier&quot;,&quot;given&quot;:&quot;Louis-Félix&quot;},{&quot;family&quot;:&quot;Blanchard&quot;,&quot;given&quot;:&quot;Julia L.&quot;},{&quot;family&quot;:&quot;Brey&quot;,&quot;given&quot;:&quot;Thomas&quot;},{&quot;family&quot;:&quot;Carpenter&quot;,&quot;given&quot;:&quot;Stephen R.&quot;},{&quot;family&quot;:&quot;Blandenier&quot;,&quot;given&quot;:&quot;Marie-France Cattin&quot;},{&quot;family&quot;:&quot;Cushing&quot;,&quot;given&quot;:&quot;Lara&quot;},{&quot;family&quot;:&quot;Dawah&quot;,&quot;given&quot;:&quot;Hassan Ali&quot;},{&quot;family&quot;:&quot;Dell&quot;,&quot;given&quot;:&quot;Tony&quot;},{&quot;family&quot;:&quot;Edwards&quot;,&quot;given&quot;:&quot;Francois&quot;},{&quot;family&quot;:&quot;Harper-Smith&quot;,&quot;given&quot;:&quot;Sarah&quot;},{&quot;family&quot;:&quot;Jacob&quot;,&quot;given&quot;:&quot;Ute&quot;},{&quot;family&quot;:&quot;Ledger&quot;,&quot;given&quot;:&quot;Mark E.&quot;},{&quot;family&quot;:&quot;Martinez&quot;,&quot;given&quot;:&quot;Neo D.&quot;},{&quot;family&quot;:&quot;Memmott&quot;,&quot;given&quot;:&quot;Jane&quot;},{&quot;family&quot;:&quot;Mintenbeck&quot;,&quot;given&quot;:&quot;Katja&quot;},{&quot;family&quot;:&quot;Pinnegar&quot;,&quot;given&quot;:&quot;John K.&quot;},{&quot;family&quot;:&quot;Rall&quot;,&quot;given&quot;:&quot;Björn C.&quot;},{&quot;family&quot;:&quot;Rayner&quot;,&quot;given&quot;:&quot;Thomas S.&quot;},{&quot;family&quot;:&quot;Reuman&quot;,&quot;given&quot;:&quot;Daniel C.&quot;},{&quot;family&quot;:&quot;Ruess&quot;,&quot;given&quot;:&quot;Liliane&quot;},{&quot;family&quot;:&quot;Ulrich&quot;,&quot;given&quot;:&quot;Werner&quot;},{&quot;family&quot;:&quot;Williams&quot;,&quot;given&quot;:&quot;Richard J.&quot;},{&quot;family&quot;:&quot;Woodward&quot;,&quot;given&quot;:&quot;Guy&quot;},{&quot;family&quot;:&quot;Cohen&quot;,&quot;given&quot;:&quot;Joel E.&quot;}],&quot;issued&quot;:{&quot;date-parts&quot;:[[&quot;2006&quot;]]}}}],&quot;schema&quot;:&quot;https://github.com/citation-style-language/schema/raw/master/csl-citation.json&quot;} RNDIWjs9EdA4I"/><text:span text:style-name="T97">(Brose </text:span><text:span text:style-name="T87">et al.</text:span><text:span text:style-name="T88"> 2006)</text:span><text:reference-mark-end text:name="ZOTERO_ITEM CSL_CITATION {&quot;citationID&quot;:&quot;zCs133BJ&quot;,&quot;properties&quot;:{&quot;formattedCitation&quot;:&quot;(Brose {\\i{}et al.} 2006)&quot;,&quot;plainCitation&quot;:&quot;(Brose et al. 2006)&quot;,&quot;noteIndex&quot;:0},&quot;citationItems&quot;:[{&quot;id&quot;:3081,&quot;uris&quot;:[&quot;http://zotero.org/users/7057764/items/SVECLCZ7&quot;],&quot;itemData&quot;:{&quot;id&quot;:3081,&quot;type&quot;:&quot;article-journal&quot;,&quot;abstract&quot;:&quot;It has been suggested that differences in body size between consumer and resource species may have important implications for interaction strengths, population dynamics, and eventually food web structure, function, and evolution. Still, the general distribution of consumer–resource body-size ratios in real ecosystems, and whether they vary systematically among habitats or broad taxonomic groups, is poorly understood. Using a unique global database on consumer and resource body sizes, we show that the mean body-size ratios of aquatic herbivorous and detritivorous consumers are several orders of magnitude larger than those of carnivorous predators. Carnivorous predator–prey body-size ratios vary across different habitats and predator and prey types (invertebrates, ectotherm, and endotherm vertebrates). Predator–prey body-size ratios are on average significantly higher (1) in freshwater habitats than in marine or terrestrial habitats, (2) for vertebrate than for invertebrate predators, and (3) for invertebrate than for ectotherm vertebrate prey. If recent studies that relate body-size ratios to interaction strengths are general, our results suggest that mean consumer–resource interaction strengths may vary systematically across different habitat categories and consumer types.&quot;,&quot;container-title&quot;:&quot;Ecology&quot;,&quot;DOI&quot;:&quot;10.1890/0012-9658(2006)87[2411:CBRINF]2.0.CO;2&quot;,&quot;ISSN&quot;:&quot;1939-9170&quot;,&quot;issue&quot;:&quot;10&quot;,&quot;language&quot;:&quot;en&quot;,&quot;note&quot;:&quot;_eprint: https://onlinelibrary.wiley.com/doi/pdf/10.1890/0012-9658%282006%2987%5B2411%3ACBRINF%5D2.0.CO%3B2&quot;,&quot;page&quot;:&quot;2411-2417&quot;,&quot;source&quot;:&quot;Wiley Online Library&quot;,&quot;title&quot;:&quot;Consumer–Resource Body-Size Relationships in Natural Food Webs&quot;,&quot;volume&quot;:&quot;87&quot;,&quot;author&quot;:[{&quot;family&quot;:&quot;Brose&quot;,&quot;given&quot;:&quot;Ulrich&quot;},{&quot;family&quot;:&quot;Jonsson&quot;,&quot;given&quot;:&quot;Tomas&quot;},{&quot;family&quot;:&quot;Berlow&quot;,&quot;given&quot;:&quot;Eric L.&quot;},{&quot;family&quot;:&quot;Warren&quot;,&quot;given&quot;:&quot;Philip&quot;},{&quot;family&quot;:&quot;Banasek-Richter&quot;,&quot;given&quot;:&quot;Carolin&quot;},{&quot;family&quot;:&quot;Bersier&quot;,&quot;given&quot;:&quot;Louis-Félix&quot;},{&quot;family&quot;:&quot;Blanchard&quot;,&quot;given&quot;:&quot;Julia L.&quot;},{&quot;family&quot;:&quot;Brey&quot;,&quot;given&quot;:&quot;Thomas&quot;},{&quot;family&quot;:&quot;Carpenter&quot;,&quot;given&quot;:&quot;Stephen R.&quot;},{&quot;family&quot;:&quot;Blandenier&quot;,&quot;given&quot;:&quot;Marie-France Cattin&quot;},{&quot;family&quot;:&quot;Cushing&quot;,&quot;given&quot;:&quot;Lara&quot;},{&quot;family&quot;:&quot;Dawah&quot;,&quot;given&quot;:&quot;Hassan Ali&quot;},{&quot;family&quot;:&quot;Dell&quot;,&quot;given&quot;:&quot;Tony&quot;},{&quot;family&quot;:&quot;Edwards&quot;,&quot;given&quot;:&quot;Francois&quot;},{&quot;family&quot;:&quot;Harper-Smith&quot;,&quot;given&quot;:&quot;Sarah&quot;},{&quot;family&quot;:&quot;Jacob&quot;,&quot;given&quot;:&quot;Ute&quot;},{&quot;family&quot;:&quot;Ledger&quot;,&quot;given&quot;:&quot;Mark E.&quot;},{&quot;family&quot;:&quot;Martinez&quot;,&quot;given&quot;:&quot;Neo D.&quot;},{&quot;family&quot;:&quot;Memmott&quot;,&quot;given&quot;:&quot;Jane&quot;},{&quot;family&quot;:&quot;Mintenbeck&quot;,&quot;given&quot;:&quot;Katja&quot;},{&quot;family&quot;:&quot;Pinnegar&quot;,&quot;given&quot;:&quot;John K.&quot;},{&quot;family&quot;:&quot;Rall&quot;,&quot;given&quot;:&quot;Björn C.&quot;},{&quot;family&quot;:&quot;Rayner&quot;,&quot;given&quot;:&quot;Thomas S.&quot;},{&quot;family&quot;:&quot;Reuman&quot;,&quot;given&quot;:&quot;Daniel C.&quot;},{&quot;family&quot;:&quot;Ruess&quot;,&quot;given&quot;:&quot;Liliane&quot;},{&quot;family&quot;:&quot;Ulrich&quot;,&quot;given&quot;:&quot;Werner&quot;},{&quot;family&quot;:&quot;Williams&quot;,&quot;given&quot;:&quot;Richard J.&quot;},{&quot;family&quot;:&quot;Woodward&quot;,&quot;given&quot;:&quot;Guy&quot;},{&quot;family&quot;:&quot;Cohen&quot;,&quot;given&quot;:&quot;Joel E.&quot;}],&quot;issued&quot;:{&quot;date-parts&quot;:[[&quot;2006&quot;]]}}}],&quot;schema&quot;:&quot;https://github.com/citation-style-language/schema/raw/master/csl-citation.json&quot;} RNDIWjs9EdA4I"/><text:span text:style-name="T35">, and the trait-interaction relationships in soil invertebrates across three forest areas in Germany </text:span><text:reference-mark-start text:name="ZOTERO_ITEM CSL_CITATION {&quot;citationID&quot;:&quot;cbEJjtW5&quot;,&quot;properties&quot;:{&quot;formattedCitation&quot;:&quot;(Laigle {\\i{}et al.} 2018)&quot;,&quot;plainCitation&quot;:&quot;(Laigle et al. 2018)&quot;,&quot;noteIndex&quot;:0},&quot;citationItems&quot;:[{&quot;id&quot;:254,&quot;uris&quot;:[&quot;http://zotero.org/users/7057764/items/5FQZ3HMU&quot;],&quot;itemData&quot;:{&quot;id&quot;:254,&quot;type&quot;:&quot;article-journal&quot;,&quot;abstract&quot;:&quot;The use of functional traits to describe community structure is a promising approach to reveal generalities across organisms and ecosystems. Plant ecologists have demonstrated the importance of traits in explaining community structure, competitive interactions as well as ecosystem functioning. The application of trait-based methods to more complex communities such as food webs is however more challenging owing to the diversity of animal characteristics and of interactions. The objective of this study was to determine how functional structure is related to food web structure. We consider that food web structure is the result of 1) the match between consumer and resource traits, which determine the occurence of a trophic interaction between them, and 2) the distribution of functional traits in the community. We implemented a statistical approach to assess whether or not 35 466 pairwise interactions between soil organisms are constrained by trait-matching and then used a Procrustes analysis to investigate correlations between functional indices and network properties across 48 sites. We found that the occurrence of trophic interactions is well predicted by matching the traits of the resource with those of the consumer. Taxonomy and body mass of both species were the most important traits for the determination of an interaction. As a consequence, functional evenness and the variance of certain traits in the community were correlated to trophic complementarity between species, while trait identity, more than diversity, was related to network topology. The analysis was however limited by trait data availability, and a coarse resolution of certain taxonomic groups in our dataset. These limitations explain the importance of taxonomy, as well as the complexity of the statistical model needed. Our results outline the important implications of trait composition on ecological networks, opening promising avenues of research into the relationship between functional diversity and ecosystem functioning in multi-trophic systems.&quot;,&quot;container-title&quot;:&quot;Oikos&quot;,&quot;DOI&quot;:&quot;10.1111/oik.04712&quot;,&quot;ISSN&quot;:&quot;1600-0706&quot;,&quot;issue&quot;:&quot;2&quot;,&quot;language&quot;:&quot;en&quot;,&quot;license&quot;:&quot;© 2017 The Authors&quot;,&quot;page&quot;:&quot;316-326&quot;,&quot;source&quot;:&quot;Wiley Online Library&quot;,&quot;title&quot;:&quot;Species traits as drivers of food web structure&quot;,&quot;volume&quot;:&quot;127&quot;,&quot;author&quot;:[{&quot;family&quot;:&quot;Laigle&quot;,&quot;given&quot;:&quot;Idaline&quot;},{&quot;family&quot;:&quot;Aubin&quot;,&quot;given&quot;:&quot;Isabelle&quot;},{&quot;family&quot;:&quot;Digel&quot;,&quot;given&quot;:&quot;Christoph&quot;},{&quot;family&quot;:&quot;Brose&quot;,&quot;given&quot;:&quot;Ulrich&quot;},{&quot;family&quot;:&quot;Boulangeat&quot;,&quot;given&quot;:&quot;Isabelle&quot;},{&quot;family&quot;:&quot;Gravel&quot;,&quot;given&quot;:&quot;Dominique&quot;}],&quot;issued&quot;:{&quot;date-parts&quot;:[[&quot;2018&quot;]]}}}],&quot;schema&quot;:&quot;https://github.com/citation-style-language/schema/raw/master/csl-citation.json&quot;} RNDhVOOxiLZe8"/><text:span text:style-name="T97">(Laigle </text:span><text:span text:style-name="T87">et al.</text:span><text:span text:style-name="T88"> 2018)</text:span><text:reference-mark-end text:name="ZOTERO_ITEM CSL_CITATION {&quot;citationID&quot;:&quot;cbEJjtW5&quot;,&quot;properties&quot;:{&quot;formattedCitation&quot;:&quot;(Laigle {\\i{}et al.} 2018)&quot;,&quot;plainCitation&quot;:&quot;(Laigle et al. 2018)&quot;,&quot;noteIndex&quot;:0},&quot;citationItems&quot;:[{&quot;id&quot;:254,&quot;uris&quot;:[&quot;http://zotero.org/users/7057764/items/5FQZ3HMU&quot;],&quot;itemData&quot;:{&quot;id&quot;:254,&quot;type&quot;:&quot;article-journal&quot;,&quot;abstract&quot;:&quot;The use of functional traits to describe community structure is a promising approach to reveal generalities across organisms and ecosystems. Plant ecologists have demonstrated the importance of traits in explaining community structure, competitive interactions as well as ecosystem functioning. The application of trait-based methods to more complex communities such as food webs is however more challenging owing to the diversity of animal characteristics and of interactions. The objective of this study was to determine how functional structure is related to food web structure. We consider that food web structure is the result of 1) the match between consumer and resource traits, which determine the occurence of a trophic interaction between them, and 2) the distribution of functional traits in the community. We implemented a statistical approach to assess whether or not 35 466 pairwise interactions between soil organisms are constrained by trait-matching and then used a Procrustes analysis to investigate correlations between functional indices and network properties across 48 sites. We found that the occurrence of trophic interactions is well predicted by matching the traits of the resource with those of the consumer. Taxonomy and body mass of both species were the most important traits for the determination of an interaction. As a consequence, functional evenness and the variance of certain traits in the community were correlated to trophic complementarity between species, while trait identity, more than diversity, was related to network topology. The analysis was however limited by trait data availability, and a coarse resolution of certain taxonomic groups in our dataset. These limitations explain the importance of taxonomy, as well as the complexity of the statistical model needed. Our results outline the important implications of trait composition on ecological networks, opening promising avenues of research into the relationship between functional diversity and ecosystem functioning in multi-trophic systems.&quot;,&quot;container-title&quot;:&quot;Oikos&quot;,&quot;DOI&quot;:&quot;10.1111/oik.04712&quot;,&quot;ISSN&quot;:&quot;1600-0706&quot;,&quot;issue&quot;:&quot;2&quot;,&quot;language&quot;:&quot;en&quot;,&quot;license&quot;:&quot;© 2017 The Authors&quot;,&quot;page&quot;:&quot;316-326&quot;,&quot;source&quot;:&quot;Wiley Online Library&quot;,&quot;title&quot;:&quot;Species traits as drivers of food web structure&quot;,&quot;volume&quot;:&quot;127&quot;,&quot;author&quot;:[{&quot;family&quot;:&quot;Laigle&quot;,&quot;given&quot;:&quot;Idaline&quot;},{&quot;family&quot;:&quot;Aubin&quot;,&quot;given&quot;:&quot;Isabelle&quot;},{&quot;family&quot;:&quot;Digel&quot;,&quot;given&quot;:&quot;Christoph&quot;},{&quot;family&quot;:&quot;Brose&quot;,&quot;given&quot;:&quot;Ulrich&quot;},{&quot;family&quot;:&quot;Boulangeat&quot;,&quot;given&quot;:&quot;Isabelle&quot;},{&quot;family&quot;:&quot;Gravel&quot;,&quot;given&quot;:&quot;Dominique&quot;}],&quot;issued&quot;:{&quot;date-parts&quot;:[[&quot;2018&quot;]]}}}],&quot;schema&quot;:&quot;https://github.com/citation-style-language/schema/raw/master/csl-citation.json&quot;} RNDhVOOxiLZe8"/><text:span text:style-name="T35">. Additionally, </text:span><text:span text:style-name="T43">the</text:span><text:span text:style-name="T35"> generalities we found in trait-matching relationships within major taxonomic groups (order and class) </text:span><text:span text:style-name="T43">in Chapter 1 and the decrease in model transferability with increasing phylogenetic similarity in Chapter 2, </text:span><text:span text:style-name="T35">add to previous research indicating evolutionary conservation of species interactions </text:span><text:reference-mark-start text:name="ZOTERO_ITEM CSL_CITATION {&quot;citationID&quot;:&quot;HZ9CLvV4&quot;,&quot;properties&quot;:{&quot;formattedCitation&quot;:&quot;(G\\uc0\\u243{}mez {\\i{}et al.} 2010)&quot;,&quot;plainCitation&quot;:&quot;(Gómez et al. 2010)&quot;,&quot;noteIndex&quot;:0},&quot;citationItems&quot;:[{&quot;id&quot;:10,&quot;uris&quot;:[&quot;http://zotero.org/users/7057764/items/EHDK9IGN&quot;],&quot;itemData&quot;:{&quot;id&quot;:10,&quot;type&quot;:&quot;article-journal&quot;,&quot;abstract&quot;:&quot;The characteristics that regulate species interactions are largely inherited, so it seems logical to expect that closely related organisms are more likely to have similar ecological interactions than less related ones. Few studies have been done on this relationship, and those that have tend to focus on specialized organisms, such as parasites or insect herbivores. A new analysis of the evolution of host use in a diverse group of interactions comprising both specialist and generalist, acellular, unicellular and multicellular organisms, and including all types of interaction, finds support for the evolutionary conservation of ecological interactions across all species. The same rules seem to drive the evolution of most ecological interactions, and are strongly contributing to the organization of biodiversity on Earth.&quot;,&quot;container-title&quot;:&quot;Nature&quot;,&quot;DOI&quot;:&quot;10.1038/nature09113&quot;,&quot;ISSN&quot;:&quot;1476-4687&quot;,&quot;issue&quot;:&quot;7300&quot;,&quot;language&quot;:&quot;en&quot;,&quot;note&quot;:&quot;number: 7300\npublisher: Nature Publishing Group&quot;,&quot;page&quot;:&quot;918-921&quot;,&quot;source&quot;:&quot;www-nature-com.proxy3.library.mcgill.ca&quot;,&quot;title&quot;:&quot;Ecological interactions are evolutionarily conserved across the entire tree of life&quot;,&quot;volume&quot;:&quot;465&quot;,&quot;author&quot;:[{&quot;family&quot;:&quot;Gómez&quot;,&quot;given&quot;:&quot;José M.&quot;},{&quot;family&quot;:&quot;Verdú&quot;,&quot;given&quot;:&quot;Miguel&quot;},{&quot;family&quot;:&quot;Perfectti&quot;,&quot;given&quot;:&quot;Francisco&quot;}],&quot;issued&quot;:{&quot;date-parts&quot;:[[&quot;2010&quot;,6]]}}}],&quot;schema&quot;:&quot;https://github.com/citation-style-language/schema/raw/master/csl-citation.json&quot;} RNDVXefqnrYVX"/><text:span text:style-name="T97">(G</text:span><text:span text:style-name="T88">ómez </text:span><text:span text:style-name="T87">et al.</text:span><text:span text:style-name="T88"> 2010)</text:span><text:reference-mark-end text:name="ZOTERO_ITEM CSL_CITATION {&quot;citationID&quot;:&quot;HZ9CLvV4&quot;,&quot;properties&quot;:{&quot;formattedCitation&quot;:&quot;(G\\uc0\\u243{}mez {\\i{}et al.} 2010)&quot;,&quot;plainCitation&quot;:&quot;(Gómez et al. 2010)&quot;,&quot;noteIndex&quot;:0},&quot;citationItems&quot;:[{&quot;id&quot;:10,&quot;uris&quot;:[&quot;http://zotero.org/users/7057764/items/EHDK9IGN&quot;],&quot;itemData&quot;:{&quot;id&quot;:10,&quot;type&quot;:&quot;article-journal&quot;,&quot;abstract&quot;:&quot;The characteristics that regulate species interactions are largely inherited, so it seems logical to expect that closely related organisms are more likely to have similar ecological interactions than less related ones. Few studies have been done on this relationship, and those that have tend to focus on specialized organisms, such as parasites or insect herbivores. A new analysis of the evolution of host use in a diverse group of interactions comprising both specialist and generalist, acellular, unicellular and multicellular organisms, and including all types of interaction, finds support for the evolutionary conservation of ecological interactions across all species. The same rules seem to drive the evolution of most ecological interactions, and are strongly contributing to the organization of biodiversity on Earth.&quot;,&quot;container-title&quot;:&quot;Nature&quot;,&quot;DOI&quot;:&quot;10.1038/nature09113&quot;,&quot;ISSN&quot;:&quot;1476-4687&quot;,&quot;issue&quot;:&quot;7300&quot;,&quot;language&quot;:&quot;en&quot;,&quot;note&quot;:&quot;number: 7300\npublisher: Nature Publishing Group&quot;,&quot;page&quot;:&quot;918-921&quot;,&quot;source&quot;:&quot;www-nature-com.proxy3.library.mcgill.ca&quot;,&quot;title&quot;:&quot;Ecological interactions are evolutionarily conserved across the entire tree of life&quot;,&quot;volume&quot;:&quot;465&quot;,&quot;author&quot;:[{&quot;family&quot;:&quot;Gómez&quot;,&quot;given&quot;:&quot;José M.&quot;},{&quot;family&quot;:&quot;Verdú&quot;,&quot;given&quot;:&quot;Miguel&quot;},{&quot;family&quot;:&quot;Perfectti&quot;,&quot;given&quot;:&quot;Francisco&quot;}],&quot;issued&quot;:{&quot;date-parts&quot;:[[&quot;2010&quot;,6]]}}}],&quot;schema&quot;:&quot;https://github.com/citation-style-language/schema/raw/master/csl-citation.json&quot;} RNDVXefqnrYVX"/><text:span text:style-name="T35"> and role</text:span><text:span text:style-name="T44">s</text:span><text:span text:style-name="T35"> </text:span><text:reference-mark-start text:name="ZOTERO_ITEM CSL_CITATION {&quot;citationID&quot;:&quot;Cw7y8xxI&quot;,&quot;properties&quot;:{&quot;formattedCitation&quot;:&quot;(Stouffer {\\i{}et al.} 2012)&quot;,&quot;plainCitation&quot;:&quot;(Stouffer et al. 2012)&quot;,&quot;noteIndex&quot;:0},&quot;citationItems&quot;:[{&quot;id&quot;:279,&quot;uris&quot;:[&quot;http://zotero.org/users/7057764/items/KMT2YRNY&quot;],&quot;itemData&quot;:{&quot;id&quot;:279,&quot;type&quot;:&quot;article-journal&quot;,&quot;abstract&quot;:&quot;Studies of ecological networks (the web of interactions between species in a community) demonstrate an intricate link between a community’s structure and its long-term viability. It remains unclear, however, how much a community’s persistence depends on the identities of the species present, or how much the role played by each species varies as a function of the community in which it is found. We measured species’ roles by studying how species are embedded within the overall network and the subsequent dynamic implications. Using data from 32 empirical food webs, we find that species’ roles and dynamic importance are inherent species attributes and can be extrapolated across communities on the basis of taxonomic classification alone. Our results illustrate the variability of roles across species and communities and the relative importance of distinct species groups when attempting to conserve ecological communities.\nHow species are embedded in food webs is an intrinsic species attribute and is conserved across diverse ecological communities.\nHow species are embedded in food webs is an intrinsic species attribute and is conserved across diverse ecological communities.&quot;,&quot;container-title&quot;:&quot;Science&quot;,&quot;DOI&quot;:&quot;10.1126/science.1216556&quot;,&quot;ISSN&quot;:&quot;0036-8075, 1095-9203&quot;,&quot;issue&quot;:&quot;6075&quot;,&quot;language&quot;:&quot;en&quot;,&quot;license&quot;:&quot;Copyright © 2012, American Association for the Advancement of Science&quot;,&quot;note&quot;:&quot;PMID: 22442483&quot;,&quot;page&quot;:&quot;1489-1492&quot;,&quot;source&quot;:&quot;science.sciencemag.org&quot;,&quot;title&quot;:&quot;Evolutionary Conservation of Species’ Roles in Food Webs&quot;,&quot;volume&quot;:&quot;335&quot;,&quot;author&quot;:[{&quot;family&quot;:&quot;Stouffer&quot;,&quot;given&quot;:&quot;Daniel B.&quot;},{&quot;family&quot;:&quot;Sales-Pardo&quot;,&quot;given&quot;:&quot;Marta&quot;},{&quot;family&quot;:&quot;Sirer&quot;,&quot;given&quot;:&quot;M. Irmak&quot;},{&quot;family&quot;:&quot;Bascompte&quot;,&quot;given&quot;:&quot;Jordi&quot;}],&quot;issued&quot;:{&quot;date-parts&quot;:[[&quot;2012&quot;,3,23]]}}}],&quot;schema&quot;:&quot;https://github.com/citation-style-language/schema/raw/master/csl-citation.json&quot;} RNDlyjju5YKiU"/><text:span text:style-name="T97">(Stouffer </text:span><text:span text:style-name="T87">et al.</text:span><text:span text:style-name="T88"> 2012)</text:span><text:reference-mark-end text:name="ZOTERO_ITEM CSL_CITATION {&quot;citationID&quot;:&quot;Cw7y8xxI&quot;,&quot;properties&quot;:{&quot;formattedCitation&quot;:&quot;(Stouffer {\\i{}et al.} 2012)&quot;,&quot;plainCitation&quot;:&quot;(Stouffer et al. 2012)&quot;,&quot;noteIndex&quot;:0},&quot;citationItems&quot;:[{&quot;id&quot;:279,&quot;uris&quot;:[&quot;http://zotero.org/users/7057764/items/KMT2YRNY&quot;],&quot;itemData&quot;:{&quot;id&quot;:279,&quot;type&quot;:&quot;article-journal&quot;,&quot;abstract&quot;:&quot;Studies of ecological networks (the web of interactions between species in a community) demonstrate an intricate link between a community’s structure and its long-term viability. It remains unclear, however, how much a community’s persistence depends on the identities of the species present, or how much the role played by each species varies as a function of the community in which it is found. We measured species’ roles by studying how species are embedded within the overall network and the subsequent dynamic implications. Using data from 32 empirical food webs, we find that species’ roles and dynamic importance are inherent species attributes and can be extrapolated across communities on the basis of taxonomic classification alone. Our results illustrate the variability of roles across species and communities and the relative importance of distinct species groups when attempting to conserve ecological communities.\nHow species are embedded in food webs is an intrinsic species attribute and is conserved across diverse ecological communities.\nHow species are embedded in food webs is an intrinsic species attribute and is conserved across diverse ecological communities.&quot;,&quot;container-title&quot;:&quot;Science&quot;,&quot;DOI&quot;:&quot;10.1126/science.1216556&quot;,&quot;ISSN&quot;:&quot;0036-8075, 1095-9203&quot;,&quot;issue&quot;:&quot;6075&quot;,&quot;language&quot;:&quot;en&quot;,&quot;license&quot;:&quot;Copyright © 2012, American Association for the Advancement of Science&quot;,&quot;note&quot;:&quot;PMID: 22442483&quot;,&quot;page&quot;:&quot;1489-1492&quot;,&quot;source&quot;:&quot;science.sciencemag.org&quot;,&quot;title&quot;:&quot;Evolutionary Conservation of Species’ Roles in Food Webs&quot;,&quot;volume&quot;:&quot;335&quot;,&quot;author&quot;:[{&quot;family&quot;:&quot;Stouffer&quot;,&quot;given&quot;:&quot;Daniel B.&quot;},{&quot;family&quot;:&quot;Sales-Pardo&quot;,&quot;given&quot;:&quot;Marta&quot;},{&quot;family&quot;:&quot;Sirer&quot;,&quot;given&quot;:&quot;M. Irmak&quot;},{&quot;family&quot;:&quot;Bascompte&quot;,&quot;given&quot;:&quot;Jordi&quot;}],&quot;issued&quot;:{&quot;date-parts&quot;:[[&quot;2012&quot;,3,23]]}}}],&quot;schema&quot;:&quot;https://github.com/citation-style-language/schema/raw/master/csl-citation.json&quot;} RNDlyjju5YKiU"/><text:span text:style-name="T35">.</text:span></text:p>
      <text:p text:style-name="P8"/>
      <text:p text:style-name="Text_20_body"><text:span text:style-name="T54">We also highlighted a major limit</text:span><text:span text:style-name="T112">ation</text:span><text:span text:style-name="T54"> of trait-based interaction model</text:span><text:span text:style-name="T112">s</text:span><text:span text:style-name="T54">: they </text:span><text:span text:style-name="T112">are unable to</text:span><text:span text:style-name="T54"> predict food web structures. This suggest</text:span><text:span text:style-name="T112">s</text:span><text:span text:style-name="T54"> that additional constraints are not captured b</text:span><text:span text:style-name="T112">eyond trait-interaction relationships</text:span><text:span text:style-name="T54">. </text:span><text:span text:style-name="T112">Factors such as a</text:span><text:span text:style-name="T54">rea, spatial and temporal structure</text:span><text:span text:style-name="T112">s</text:span><text:span text:style-name="T54"> of the environment, for example, have been shown to </text:span><text:span text:style-name="T112">shape</text:span><text:span text:style-name="T54"> ecological networks by creating modules and </text:span><text:span text:style-name="T112">influencing </text:span><text:span text:style-name="T54">specialization </text:span><text:span text:style-name="T112">distributions</text:span><text:span text:style-name="T54"> </text:span><text:reference-mark-start text:name="ZOTERO_ITEM CSL_CITATION {&quot;citationID&quot;:&quot;jL56RCw0&quot;,&quot;properties&quot;:{&quot;formattedCitation&quot;:&quot;(Galiana {\\i{}et al.} 2018)&quot;,&quot;plainCitation&quot;:&quot;(Galiana et al. 2018)&quot;,&quot;noteIndex&quot;:0},&quot;citationItems&quot;:[{&quot;id&quot;:805,&quot;uris&quot;:[&quot;http://zotero.org/users/7057764/items/X6F67XBL&quot;],&quot;itemData&quot;:{&quot;id&quot;:805,&quot;type&quot;:&quot;article-journal&quot;,&quot;abstract&quot;:&quot;How biotic interactions change across spatial scales is not well characterized. Here, the authors outline a theoretical framework to explore the spatial scaling of multitrophic communities, and present testable predictions on network-area relationships (NARs).&quot;,&quot;container-title&quot;:&quot;Nature Ecology &amp; Evolution&quot;,&quot;DOI&quot;:&quot;10.1038/s41559-018-0517-3&quot;,&quot;ISSN&quot;:&quot;2397-334X&quot;,&quot;issue&quot;:&quot;5&quot;,&quot;journalAbbreviation&quot;:&quot;Nat Ecol Evol&quot;,&quot;language&quot;:&quot;en&quot;,&quot;license&quot;:&quot;2018 The Author(s)&quot;,&quot;note&quot;:&quot;number: 5\npublisher: Nature Publishing Group&quot;,&quot;page&quot;:&quot;782-790&quot;,&quot;source&quot;:&quot;www.nature.com&quot;,&quot;title&quot;:&quot;The spatial scaling of species interaction networks&quot;,&quot;volume&quot;:&quot;2&quot;,&quot;author&quot;:[{&quot;family&quot;:&quot;Galiana&quot;,&quot;given&quot;:&quot;Nuria&quot;},{&quot;family&quot;:&quot;Lurgi&quot;,&quot;given&quot;:&quot;Miguel&quot;},{&quot;family&quot;:&quot;Claramunt-López&quot;,&quot;given&quot;:&quot;Bernat&quot;},{&quot;family&quot;:&quot;Fortin&quot;,&quot;given&quot;:&quot;Marie-Josée&quot;},{&quot;family&quot;:&quot;Leroux&quot;,&quot;given&quot;:&quot;Shawn&quot;},{&quot;family&quot;:&quot;Cazelles&quot;,&quot;given&quot;:&quot;Kevin&quot;},{&quot;family&quot;:&quot;Gravel&quot;,&quot;given&quot;:&quot;Dominique&quot;},{&quot;family&quot;:&quot;Montoya&quot;,&quot;given&quot;:&quot;José M.&quot;}],&quot;issued&quot;:{&quot;date-parts&quot;:[[&quot;2018&quot;,5]]}}}],&quot;schema&quot;:&quot;https://github.com/citation-style-language/schema/raw/master/csl-citation.json&quot;} RND2gSAvaBLry"/><text:span text:style-name="T88">(Galiana </text:span><text:span text:style-name="T87">et al.</text:span><text:span text:style-name="T88"> 2018)</text:span><text:reference-mark-end text:name="ZOTERO_ITEM CSL_CITATION {&quot;citationID&quot;:&quot;jL56RCw0&quot;,&quot;properties&quot;:{&quot;formattedCitation&quot;:&quot;(Galiana {\\i{}et al.} 2018)&quot;,&quot;plainCitation&quot;:&quot;(Galiana et al. 2018)&quot;,&quot;noteIndex&quot;:0},&quot;citationItems&quot;:[{&quot;id&quot;:805,&quot;uris&quot;:[&quot;http://zotero.org/users/7057764/items/X6F67XBL&quot;],&quot;itemData&quot;:{&quot;id&quot;:805,&quot;type&quot;:&quot;article-journal&quot;,&quot;abstract&quot;:&quot;How biotic interactions change across spatial scales is not well characterized. Here, the authors outline a theoretical framework to explore the spatial scaling of multitrophic communities, and present testable predictions on network-area relationships (NARs).&quot;,&quot;container-title&quot;:&quot;Nature Ecology &amp; Evolution&quot;,&quot;DOI&quot;:&quot;10.1038/s41559-018-0517-3&quot;,&quot;ISSN&quot;:&quot;2397-334X&quot;,&quot;issue&quot;:&quot;5&quot;,&quot;journalAbbreviation&quot;:&quot;Nat Ecol Evol&quot;,&quot;language&quot;:&quot;en&quot;,&quot;license&quot;:&quot;2018 The Author(s)&quot;,&quot;note&quot;:&quot;number: 5\npublisher: Nature Publishing Group&quot;,&quot;page&quot;:&quot;782-790&quot;,&quot;source&quot;:&quot;www.nature.com&quot;,&quot;title&quot;:&quot;The spatial scaling of species interaction networks&quot;,&quot;volume&quot;:&quot;2&quot;,&quot;author&quot;:[{&quot;family&quot;:&quot;Galiana&quot;,&quot;given&quot;:&quot;Nuria&quot;},{&quot;family&quot;:&quot;Lurgi&quot;,&quot;given&quot;:&quot;Miguel&quot;},{&quot;family&quot;:&quot;Claramunt-López&quot;,&quot;given&quot;:&quot;Bernat&quot;},{&quot;family&quot;:&quot;Fortin&quot;,&quot;given&quot;:&quot;Marie-Josée&quot;},{&quot;family&quot;:&quot;Leroux&quot;,&quot;given&quot;:&quot;Shawn&quot;},{&quot;family&quot;:&quot;Cazelles&quot;,&quot;given&quot;:&quot;Kevin&quot;},{&quot;family&quot;:&quot;Gravel&quot;,&quot;given&quot;:&quot;Dominique&quot;},{&quot;family&quot;:&quot;Montoya&quot;,&quot;given&quot;:&quot;José M.&quot;}],&quot;issued&quot;:{&quot;date-parts&quot;:[[&quot;2018&quot;,5]]}}}],&quot;schema&quot;:&quot;https://github.com/citation-style-language/schema/raw/master/csl-citation.json&quot;} RND2gSAvaBLry"/><text:span text:style-name="T54">. Stability criteria also constrains the distribution of motifs, the number of interactions, and strength of these interactions </text:span><text:reference-mark-start text:name="ZOTERO_ITEM CSL_CITATION {&quot;citationID&quot;:&quot;aX3SAzAM&quot;,&quot;properties&quot;:{&quot;formattedCitation&quot;:&quot;(Borrelli 2015; Grilli {\\i{}et al.} 2017)&quot;,&quot;plainCitation&quot;:&quot;(Borrelli 2015; Grilli et al. 2017)&quot;,&quot;noteIndex&quot;:0},&quot;citationItems&quot;:[{&quot;id&quot;:3214,&quot;uris&quot;:[&quot;http://zotero.org/users/7057764/items/T3D5J8IJ&quot;],&quot;itemData&quot;:{&quot;id&quot;:3214,&quot;type&quot;:&quot;article-journal&quot;,&quot;abstract&quot;:&quot;Food web structure can be characterized by the particular frequencies of subgraphs found within them. Although there are thirteen possible configurations of three species subgraphs, some are consistently over-represented in empirical food webs. This is a robust pattern that is found across marine, freshwater or terrestrial environments. The preferential elimination of unstable subgraphs during the assembly of the food web can explain the observed pattern. It follows from this hypothesis that there should be differences in the stability of different subgraphs, and that stability should be positively correlated to their frequency in food webs. Using 50 food webs collected from a variety of databases I determined the frequency of each of the thirteen possible subgraphs with respect to randomized webs. Then by numerical simulation I determined the quasi sign stability (QSS) of each subgraph. My results clearly show a positive correlation between QSS and over-representation of the different subgraphs in empirical food webs.&quot;,&quot;container-title&quot;:&quot;Oikos&quot;,&quot;DOI&quot;:&quot;10.1111/oik.02176&quot;,&quot;ISSN&quot;:&quot;1600-0706&quot;,&quot;issue&quot;:&quot;12&quot;,&quot;language&quot;:&quot;en&quot;,&quot;note&quot;:&quot;_eprint: https://onlinelibrary.wiley.com/doi/pdf/10.1111/oik.02176&quot;,&quot;page&quot;:&quot;1583-1588&quot;,&quot;source&quot;:&quot;Wiley Online Library&quot;,&quot;title&quot;:&quot;Selection against instability: stable subgraphs are most frequent in empirical food webs&quot;,&quot;title-short&quot;:&quot;Selection against instability&quot;,&quot;volume&quot;:&quot;124&quot;,&quot;author&quot;:[{&quot;family&quot;:&quot;Borrelli&quot;,&quot;given&quot;:&quot;Jonathan J.&quot;}],&quot;issued&quot;:{&quot;date-parts&quot;:[[&quot;2015&quot;]]}}},{&quot;id&quot;:2810,&quot;uris&quot;:[&quot;http://zotero.org/groups/2713172/items/DC72NCM2&quot;],&quot;itemData&quot;:{&quot;id&quot;:2810,&quot;type&quot;:&quot;article-journal&quot;,&quot;abstract&quot;:&quot;Abstract \n            The role of species interactions in controlling the interplay between the stability of ecosystems and their biodiversity is still not well understood. The ability of ecological communities to recover after small perturbations of the species abundances (local asymptotic stability) has been well studied, whereas the likelihood of a community to persist when the conditions change (structural stability) has received much less attention. Our goal is to understand the effects of diversity, interaction strengths and ecological network structure on the volume of parameter space leading to feasible equilibria. We develop a geometrical framework to study the range of conditions necessary for feasible coexistence. We show that feasibility is determined by few quantities describing the interactions, yielding a nontrivial complexity–feasibility relationship. Analysing more than 100 empirical networks, we show that the range of coexistence conditions in mutualistic systems can be analytically predicted. Finally, we characterize the geometric shape of the feasibility domain, thereby identifying the direction of perturbations that are more likely to cause extinctions.&quot;,&quot;container-title&quot;:&quot;Nature Communications&quot;,&quot;DOI&quot;:&quot;10.1038/ncomms14389&quot;,&quot;ISSN&quot;:&quot;2041-1723&quot;,&quot;issue&quot;:&quot;1&quot;,&quot;journalAbbreviation&quot;:&quot;Nat Commun&quot;,&quot;language&quot;:&quot;en&quot;,&quot;page&quot;:&quot;14389&quot;,&quot;source&quot;:&quot;DOI.org (Crossref)&quot;,&quot;title&quot;:&quot;Feasibility and coexistence of large ecological communities&quot;,&quot;volume&quot;:&quot;8&quot;,&quot;author&quot;:[{&quot;family&quot;:&quot;Grilli&quot;,&quot;given&quot;:&quot;Jacopo&quot;},{&quot;family&quot;:&quot;Adorisio&quot;,&quot;given&quot;:&quot;Matteo&quot;},{&quot;family&quot;:&quot;Suweis&quot;,&quot;given&quot;:&quot;Samir&quot;},{&quot;family&quot;:&quot;Barabás&quot;,&quot;given&quot;:&quot;György&quot;},{&quot;family&quot;:&quot;Banavar&quot;,&quot;given&quot;:&quot;Jayanth R.&quot;},{&quot;family&quot;:&quot;Allesina&quot;,&quot;given&quot;:&quot;Stefano&quot;},{&quot;family&quot;:&quot;Maritan&quot;,&quot;given&quot;:&quot;Amos&quot;}],&quot;issued&quot;:{&quot;date-parts&quot;:[[&quot;2017&quot;,4,28]]}}}],&quot;schema&quot;:&quot;https://github.com/citation-style-language/schema/raw/master/csl-citation.json&quot;} RND0GLiCwfiU1"/><text:span text:style-name="T88">(Borrelli 2015; Grilli </text:span><text:span text:style-name="T87">et al.</text:span><text:span text:style-name="T88"> 2017)</text:span><text:reference-mark-end text:name="ZOTERO_ITEM CSL_CITATION {&quot;citationID&quot;:&quot;aX3SAzAM&quot;,&quot;properties&quot;:{&quot;formattedCitation&quot;:&quot;(Borrelli 2015; Grilli {\\i{}et al.} 2017)&quot;,&quot;plainCitation&quot;:&quot;(Borrelli 2015; Grilli et al. 2017)&quot;,&quot;noteIndex&quot;:0},&quot;citationItems&quot;:[{&quot;id&quot;:3214,&quot;uris&quot;:[&quot;http://zotero.org/users/7057764/items/T3D5J8IJ&quot;],&quot;itemData&quot;:{&quot;id&quot;:3214,&quot;type&quot;:&quot;article-journal&quot;,&quot;abstract&quot;:&quot;Food web structure can be characterized by the particular frequencies of subgraphs found within them. Although there are thirteen possible configurations of three species subgraphs, some are consistently over-represented in empirical food webs. This is a robust pattern that is found across marine, freshwater or terrestrial environments. The preferential elimination of unstable subgraphs during the assembly of the food web can explain the observed pattern. It follows from this hypothesis that there should be differences in the stability of different subgraphs, and that stability should be positively correlated to their frequency in food webs. Using 50 food webs collected from a variety of databases I determined the frequency of each of the thirteen possible subgraphs with respect to randomized webs. Then by numerical simulation I determined the quasi sign stability (QSS) of each subgraph. My results clearly show a positive correlation between QSS and over-representation of the different subgraphs in empirical food webs.&quot;,&quot;container-title&quot;:&quot;Oikos&quot;,&quot;DOI&quot;:&quot;10.1111/oik.02176&quot;,&quot;ISSN&quot;:&quot;1600-0706&quot;,&quot;issue&quot;:&quot;12&quot;,&quot;language&quot;:&quot;en&quot;,&quot;note&quot;:&quot;_eprint: https://onlinelibrary.wiley.com/doi/pdf/10.1111/oik.02176&quot;,&quot;page&quot;:&quot;1583-1588&quot;,&quot;source&quot;:&quot;Wiley Online Library&quot;,&quot;title&quot;:&quot;Selection against instability: stable subgraphs are most frequent in empirical food webs&quot;,&quot;title-short&quot;:&quot;Selection against instability&quot;,&quot;volume&quot;:&quot;124&quot;,&quot;author&quot;:[{&quot;family&quot;:&quot;Borrelli&quot;,&quot;given&quot;:&quot;Jonathan J.&quot;}],&quot;issued&quot;:{&quot;date-parts&quot;:[[&quot;2015&quot;]]}}},{&quot;id&quot;:2810,&quot;uris&quot;:[&quot;http://zotero.org/groups/2713172/items/DC72NCM2&quot;],&quot;itemData&quot;:{&quot;id&quot;:2810,&quot;type&quot;:&quot;article-journal&quot;,&quot;abstract&quot;:&quot;Abstract \n            The role of species interactions in controlling the interplay between the stability of ecosystems and their biodiversity is still not well understood. The ability of ecological communities to recover after small perturbations of the species abundances (local asymptotic stability) has been well studied, whereas the likelihood of a community to persist when the conditions change (structural stability) has received much less attention. Our goal is to understand the effects of diversity, interaction strengths and ecological network structure on the volume of parameter space leading to feasible equilibria. We develop a geometrical framework to study the range of conditions necessary for feasible coexistence. We show that feasibility is determined by few quantities describing the interactions, yielding a nontrivial complexity–feasibility relationship. Analysing more than 100 empirical networks, we show that the range of coexistence conditions in mutualistic systems can be analytically predicted. Finally, we characterize the geometric shape of the feasibility domain, thereby identifying the direction of perturbations that are more likely to cause extinctions.&quot;,&quot;container-title&quot;:&quot;Nature Communications&quot;,&quot;DOI&quot;:&quot;10.1038/ncomms14389&quot;,&quot;ISSN&quot;:&quot;2041-1723&quot;,&quot;issue&quot;:&quot;1&quot;,&quot;journalAbbreviation&quot;:&quot;Nat Commun&quot;,&quot;language&quot;:&quot;en&quot;,&quot;page&quot;:&quot;14389&quot;,&quot;source&quot;:&quot;DOI.org (Crossref)&quot;,&quot;title&quot;:&quot;Feasibility and coexistence of large ecological communities&quot;,&quot;volume&quot;:&quot;8&quot;,&quot;author&quot;:[{&quot;family&quot;:&quot;Grilli&quot;,&quot;given&quot;:&quot;Jacopo&quot;},{&quot;family&quot;:&quot;Adorisio&quot;,&quot;given&quot;:&quot;Matteo&quot;},{&quot;family&quot;:&quot;Suweis&quot;,&quot;given&quot;:&quot;Samir&quot;},{&quot;family&quot;:&quot;Barabás&quot;,&quot;given&quot;:&quot;György&quot;},{&quot;family&quot;:&quot;Banavar&quot;,&quot;given&quot;:&quot;Jayanth R.&quot;},{&quot;family&quot;:&quot;Allesina&quot;,&quot;given&quot;:&quot;Stefano&quot;},{&quot;family&quot;:&quot;Maritan&quot;,&quot;given&quot;:&quot;Amos&quot;}],&quot;issued&quot;:{&quot;date-parts&quot;:[[&quot;2017&quot;,4,28]]}}}],&quot;schema&quot;:&quot;https://github.com/citation-style-language/schema/raw/master/csl-citation.json&quot;} RND0GLiCwfiU1"/><text:span text:style-name="T54">. Finally, </text:span><text:span text:style-name="T76">other environmental factors may influence the structure, such as </text:span><text:soft-page-break/><text:span text:style-name="T76">primary productivity which const</text:span><text:span text:style-name="T56">r</text:span><text:span text:style-name="T76">ains the number of trophic level and the diversity at each trophic levels.</text:span></text:p>
      <text:p text:style-name="P11"/>
      <text:p text:style-name="P15"><text:span text:style-name="T74">Limitations and f</text:span><text:span text:style-name="T73">uture directions</text:span></text:p>
      <text:list text:style-name="L2">
        <text:list-item>
          <text:p text:style-name="P36"><text:span text:style-name="Default_20_Paragraph_20_Font"><text:span text:style-name="T59">In Chapter 2, the scarcity of food web data limited us to only four food webs to work with. </text:span></text:span><text:span text:style-name="Default_20_Paragraph_20_Font"><text:span text:style-name="T65">This</text:span></text:span><text:span text:style-name="Default_20_Paragraph_20_Font"><text:span text:style-name="T63"> small sample size </text:span></text:span><text:span text:style-name="Default_20_Paragraph_20_Font"><text:span text:style-name="T65">resulted in</text:span></text:span><text:span text:style-name="Default_20_Paragraph_20_Font"><text:span text:style-name="T63"> large uncertainty for some of our model transferability results.</text:span></text:span><text:span text:style-name="Default_20_Paragraph_20_Font"><text:span text:style-name="T65"> This</text:span></text:span><text:span text:style-name="Default_20_Paragraph_20_Font"><text:span text:style-name="T63"> could be address when more fully resolved food web will become available. Having more ecological network data will also enable to test the generality of our transferability results for other ecosystems, taxonomic groups, and interaction types.</text:span></text:span></text:p>
        </text:list-item>
        <text:list-item>
          <text:p text:style-name="P38"><text:span text:style-name="Default_20_Paragraph_20_Font"><text:span text:style-name="T64">In Chapter 2, we found that trait-based interactions did not predict food web properties. </text:span></text:span><text:span text:style-name="Default_20_Paragraph_20_Font"><text:span text:style-name="T65">This challenge mirrors</text:span></text:span><text:span text:style-name="Default_20_Paragraph_20_Font"><text:span text:style-name="T64"> </text:span></text:span><text:span text:style-name="Default_20_Paragraph_20_Font"><text:span text:style-name="T65">issue</text:span></text:span><text:span text:style-name="Default_20_Paragraph_20_Font"><text:span text:style-name="T66">s </text:span></text:span><text:span text:style-name="Default_20_Paragraph_20_Font"><text:span text:style-name="T65">that</text:span></text:span><text:span text:style-name="Default_20_Paragraph_20_Font"><text:span text:style-name="T64"> have been addressed in the field of species distribution modelling, where individual models predict species well, but not community level properties, </text:span></text:span><text:span text:style-name="Default_20_Paragraph_20_Font"><text:span text:style-name="T65">such as species richness </text:span></text:span><text:reference-mark-start text:name="ZOTERO_ITEM CSL_CITATION {&quot;citationID&quot;:&quot;1XFZFGch&quot;,&quot;properties&quot;:{&quot;formattedCitation&quot;:&quot;(Zurell {\\i{}et al.} 2020)&quot;,&quot;plainCitation&quot;:&quot;(Zurell et al. 2020)&quot;,&quot;noteIndex&quot;:0},&quot;citationItems&quot;:[{&quot;id&quot;:573,&quot;uris&quot;:[&quot;http://zotero.org/users/7057764/items/JKNR9TS6&quot;],&quot;itemData&quot;:{&quot;id&quot;:573,&quot;type&quot;:&quot;article-journal&quot;,&quot;abstract&quot;:&quot;Aim Predicting the spatial distribution of species assemblages remains an important challenge in biogeography. Recently, it has been proposed to extend correlative species distribution models (SDMs) by taking into account (a) covariance between species occurrences in so-called joint species distribution models (JSDMs) and (b) ecological assembly rules within the SESAM (spatially explicit species assemblage modelling) framework. Yet, little guidance exists on how these approaches could be combined. We, thus, aim to compare the accuracy of assemblage predictions derived from stacked and from joint SDMs. Location Switzerland. Taxon Birds, tree species. Methods Based on two monitoring schemes (national forest inventory and Swiss breeding bird atlas), we built SDMs and JSDMs for tree species (at 100 m resolution) and forest birds (at 1 km resolution). We tested accuracy of species assemblage and richness predictions on holdout data using different stacking procedures and ecological assembly rules. Results Despite minor differences, results were consistent between birds and tree species. Cross-validated species-level model performance was generally higher in SDMs than JSDMs. Differences in species richness and assemblage predictions were larger between stacking procedures and ecological assembly rules than between stacked SDMs and JSDMs. On average, predictions were slightly better for stacked SDMs compared to JSDMs, probabilistic stacks outperformed binary stacks, and ecological assembly rules yielded best predictions. Main conclusions When predicting the composition of species assemblages, the choice of stacking procedure and ecological assembly rule seems more decisive than differences in underlying model type (SDM vs. JSDM). JSDMs do not seem to improve community predictions compared to SDMs or improve predictions for rare species. Still, JSDMs may provide additional insights into community assembly and may help deriving hypotheses about prevailing biotic interactions in the system. We provide simple rules of thumb for choosing appropriate modelling pathways. Future studies should test these preliminary guidelines for other taxa and biogeographical realms as well as for other JSDM algorithms.&quot;,&quot;container-title&quot;:&quot;Journal of Biogeography&quot;,&quot;DOI&quot;:&quot;10.1111/jbi.13608&quot;,&quot;ISSN&quot;:&quot;1365-2699&quot;,&quot;issue&quot;:&quot;1&quot;,&quot;language&quot;:&quot;en&quot;,&quot;license&quot;:&quot;© 2019 John Wiley &amp; Sons Ltd&quot;,&quot;note&quot;:&quot;_eprint: https://onlinelibrary.wiley.com/doi/pdf/10.1111/jbi.13608&quot;,&quot;page&quot;:&quot;101-113&quot;,&quot;source&quot;:&quot;Wiley Online Library&quot;,&quot;title&quot;:&quot;Testing species assemblage predictions from stacked and joint species distribution models&quot;,&quot;volume&quot;:&quot;47&quot;,&quot;author&quot;:[{&quot;family&quot;:&quot;Zurell&quot;,&quot;given&quot;:&quot;Damaris&quot;},{&quot;family&quot;:&quot;Zimmermann&quot;,&quot;given&quot;:&quot;Niklaus E.&quot;},{&quot;family&quot;:&quot;Gross&quot;,&quot;given&quot;:&quot;Helge&quot;},{&quot;family&quot;:&quot;Baltensweiler&quot;,&quot;given&quot;:&quot;Andri&quot;},{&quot;family&quot;:&quot;Sattler&quot;,&quot;given&quot;:&quot;Thomas&quot;},{&quot;family&quot;:&quot;Wüest&quot;,&quot;given&quot;:&quot;Rafael O.&quot;}],&quot;issued&quot;:{&quot;date-parts&quot;:[[&quot;2020&quot;]]}}}],&quot;schema&quot;:&quot;https://github.com/citation-style-language/schema/raw/master/csl-citation.json&quot;} RNDEngkSavtff"/><text:span text:style-name="Default_20_Paragraph_20_Font"><text:span text:style-name="T91">(Zurell </text:span></text:span><text:span text:style-name="T87">et al.</text:span><text:span text:style-name="T88"> 2020)</text:span><text:reference-mark-end text:name="ZOTERO_ITEM CSL_CITATION {&quot;citationID&quot;:&quot;1XFZFGch&quot;,&quot;properties&quot;:{&quot;formattedCitation&quot;:&quot;(Zurell {\\i{}et al.} 2020)&quot;,&quot;plainCitation&quot;:&quot;(Zurell et al. 2020)&quot;,&quot;noteIndex&quot;:0},&quot;citationItems&quot;:[{&quot;id&quot;:573,&quot;uris&quot;:[&quot;http://zotero.org/users/7057764/items/JKNR9TS6&quot;],&quot;itemData&quot;:{&quot;id&quot;:573,&quot;type&quot;:&quot;article-journal&quot;,&quot;abstract&quot;:&quot;Aim Predicting the spatial distribution of species assemblages remains an important challenge in biogeography. Recently, it has been proposed to extend correlative species distribution models (SDMs) by taking into account (a) covariance between species occurrences in so-called joint species distribution models (JSDMs) and (b) ecological assembly rules within the SESAM (spatially explicit species assemblage modelling) framework. Yet, little guidance exists on how these approaches could be combined. We, thus, aim to compare the accuracy of assemblage predictions derived from stacked and from joint SDMs. Location Switzerland. Taxon Birds, tree species. Methods Based on two monitoring schemes (national forest inventory and Swiss breeding bird atlas), we built SDMs and JSDMs for tree species (at 100 m resolution) and forest birds (at 1 km resolution). We tested accuracy of species assemblage and richness predictions on holdout data using different stacking procedures and ecological assembly rules. Results Despite minor differences, results were consistent between birds and tree species. Cross-validated species-level model performance was generally higher in SDMs than JSDMs. Differences in species richness and assemblage predictions were larger between stacking procedures and ecological assembly rules than between stacked SDMs and JSDMs. On average, predictions were slightly better for stacked SDMs compared to JSDMs, probabilistic stacks outperformed binary stacks, and ecological assembly rules yielded best predictions. Main conclusions When predicting the composition of species assemblages, the choice of stacking procedure and ecological assembly rule seems more decisive than differences in underlying model type (SDM vs. JSDM). JSDMs do not seem to improve community predictions compared to SDMs or improve predictions for rare species. Still, JSDMs may provide additional insights into community assembly and may help deriving hypotheses about prevailing biotic interactions in the system. We provide simple rules of thumb for choosing appropriate modelling pathways. Future studies should test these preliminary guidelines for other taxa and biogeographical realms as well as for other JSDM algorithms.&quot;,&quot;container-title&quot;:&quot;Journal of Biogeography&quot;,&quot;DOI&quot;:&quot;10.1111/jbi.13608&quot;,&quot;ISSN&quot;:&quot;1365-2699&quot;,&quot;issue&quot;:&quot;1&quot;,&quot;language&quot;:&quot;en&quot;,&quot;license&quot;:&quot;© 2019 John Wiley &amp; Sons Ltd&quot;,&quot;note&quot;:&quot;_eprint: https://onlinelibrary.wiley.com/doi/pdf/10.1111/jbi.13608&quot;,&quot;page&quot;:&quot;101-113&quot;,&quot;source&quot;:&quot;Wiley Online Library&quot;,&quot;title&quot;:&quot;Testing species assemblage predictions from stacked and joint species distribution models&quot;,&quot;volume&quot;:&quot;47&quot;,&quot;author&quot;:[{&quot;family&quot;:&quot;Zurell&quot;,&quot;given&quot;:&quot;Damaris&quot;},{&quot;family&quot;:&quot;Zimmermann&quot;,&quot;given&quot;:&quot;Niklaus E.&quot;},{&quot;family&quot;:&quot;Gross&quot;,&quot;given&quot;:&quot;Helge&quot;},{&quot;family&quot;:&quot;Baltensweiler&quot;,&quot;given&quot;:&quot;Andri&quot;},{&quot;family&quot;:&quot;Sattler&quot;,&quot;given&quot;:&quot;Thomas&quot;},{&quot;family&quot;:&quot;Wüest&quot;,&quot;given&quot;:&quot;Rafael O.&quot;}],&quot;issued&quot;:{&quot;date-parts&quot;:[[&quot;2020&quot;]]}}}],&quot;schema&quot;:&quot;https://github.com/citation-style-language/schema/raw/master/csl-citation.json&quot;} RNDEngkSavtff"/><text:span text:style-name="Default_20_Paragraph_20_Font"><text:span text:style-name="T64">. Methods have been developed to harness biases in higher level properties to correct predictions. For example, Leung et al. </text:span></text:span><text:reference-mark-start text:name="ZOTERO_ITEM CSL_CITATION {&quot;citationID&quot;:&quot;6mcFEdQs&quot;,&quot;properties&quot;:{&quot;formattedCitation&quot;:&quot;(Leung {\\i{}et al.} 2019)&quot;,&quot;plainCitation&quot;:&quot;(Leung et al. 2019)&quot;,&quot;noteIndex&quot;:0},&quot;citationItems&quot;:[{&quot;id&quot;:633,&quot;uris&quot;:[&quot;http://zotero.org/users/7057764/items/UDQV98ZX&quot;],&quot;itemData&quot;:{&quot;id&quot;:633,&quot;type&quot;:&quot;article-journal&quot;,&quot;abstract&quot;:&quot;Estimating α-diversity and species distributions provides baseline information to understand factors such as biodiversity loss and erosion of ecosystem services. Yet, species surveys typically cover a small portion of any country's landmass. Public, global databases could help, but contain biases. Thus, the magnitude of bias should be identified and ameliorated, the value of integration determined, and application to current policy issues illustrated. The ideal integrative approach should be powerful, flexible, efficient, and conceptually straightforward. We estimated distributions for &gt;6,000 species, integrating species sightings (S) from the Global Biodiversity Information Facility (GBIF), systematic survey data (S2), and “bias-adjustment kernels” (BaK) using spatial and species trait databases (S2BaK). We validated our approach using both locational and species holdout sets, and then applied our predictive model to Panama. Using sightings alone (the most common approach) discriminated relative probabilities of occurrences well (area under the curve [AUC] = 0.88), but underestimated actual probabilities by 4,000%, while using survey data alone omitted over three-quarters of the &gt;6,000 species. Comparatively, S2BaK had no systematic underestimation, and substantially stronger discrimination (AUC = 0.96) and predictive power (deviance explained = 47%). Our model suggested high diversity ( 200% countrywide mean) where urban development is projected to occur (the Panama Canal watershed) and also suggested this is not due to higher sampling intensity. However, portions of the Caribbean coast and eastern Panama (the Darién Gap) were even higher, both for total plant biodiversity ( 250% countrywide mean), and CITES listed species. Finally, indigenous territories appeared half as diverse as other regions, based on survey observations. However, our model suggested this was largely due to site selection, and that richness in and out of indigenous territories was roughly equal. In brief, we provide arguably the best estimate of countrywide plant α-diversity and species distributions in the Neotropics, and make &gt;6,000 species distributions available. We identify regions of overlap between development and high biodiversity, and improve interpretation of biodiversity patterns, including for policy-relevant CITES species, and locations with limited access (i.e., indigenous territories). We derive a powerful, flexible, efficient and simple estimation approach for biodiversity science.&quot;,&quot;container-title&quot;:&quot;Ecological Applications&quot;,&quot;DOI&quot;:&quot;10.1002/eap.1866&quot;,&quot;ISSN&quot;:&quot;1939-5582&quot;,&quot;issue&quot;:&quot;3&quot;,&quot;language&quot;:&quot;en&quot;,&quot;note&quot;:&quot;_eprint: https://esajournals.onlinelibrary.wiley.com/doi/pdf/10.1002/eap.1866&quot;,&quot;page&quot;:&quot;e01866&quot;,&quot;source&quot;:&quot;Wiley Online Library&quot;,&quot;title&quot;:&quot;A new baseline for countrywide α-diversity and species distributions: illustration using &gt;6,000 plant species in Panama&quot;,&quot;title-short&quot;:&quot;A new baseline for countrywide α-diversity and species distributions&quot;,&quot;volume&quot;:&quot;29&quot;,&quot;author&quot;:[{&quot;family&quot;:&quot;Leung&quot;,&quot;given&quot;:&quot;Brian&quot;},{&quot;family&quot;:&quot;Hudgins&quot;,&quot;given&quot;:&quot;Emma J.&quot;},{&quot;family&quot;:&quot;Potapova&quot;,&quot;given&quot;:&quot;Anna&quot;},{&quot;family&quot;:&quot;Ruiz-Jaen&quot;,&quot;given&quot;:&quot;Maria C.&quot;}],&quot;issued&quot;:{&quot;date-parts&quot;:[[&quot;2019&quot;]]}}}],&quot;schema&quot;:&quot;https://github.com/citation-style-language/schema/raw/master/csl-citation.json&quot;} RNDOFNR6HdelL"/><text:span text:style-name="Default_20_Paragraph_20_Font"><text:span text:style-name="T92">(</text:span></text:span><text:span text:style-name="T88">2019)</text:span><text:reference-mark-end text:name="ZOTERO_ITEM CSL_CITATION {&quot;citationID&quot;:&quot;6mcFEdQs&quot;,&quot;properties&quot;:{&quot;formattedCitation&quot;:&quot;(Leung {\\i{}et al.} 2019)&quot;,&quot;plainCitation&quot;:&quot;(Leung et al. 2019)&quot;,&quot;noteIndex&quot;:0},&quot;citationItems&quot;:[{&quot;id&quot;:633,&quot;uris&quot;:[&quot;http://zotero.org/users/7057764/items/UDQV98ZX&quot;],&quot;itemData&quot;:{&quot;id&quot;:633,&quot;type&quot;:&quot;article-journal&quot;,&quot;abstract&quot;:&quot;Estimating α-diversity and species distributions provides baseline information to understand factors such as biodiversity loss and erosion of ecosystem services. Yet, species surveys typically cover a small portion of any country's landmass. Public, global databases could help, but contain biases. Thus, the magnitude of bias should be identified and ameliorated, the value of integration determined, and application to current policy issues illustrated. The ideal integrative approach should be powerful, flexible, efficient, and conceptually straightforward. We estimated distributions for &gt;6,000 species, integrating species sightings (S) from the Global Biodiversity Information Facility (GBIF), systematic survey data (S2), and “bias-adjustment kernels” (BaK) using spatial and species trait databases (S2BaK). We validated our approach using both locational and species holdout sets, and then applied our predictive model to Panama. Using sightings alone (the most common approach) discriminated relative probabilities of occurrences well (area under the curve [AUC] = 0.88), but underestimated actual probabilities by 4,000%, while using survey data alone omitted over three-quarters of the &gt;6,000 species. Comparatively, S2BaK had no systematic underestimation, and substantially stronger discrimination (AUC = 0.96) and predictive power (deviance explained = 47%). Our model suggested high diversity ( 200% countrywide mean) where urban development is projected to occur (the Panama Canal watershed) and also suggested this is not due to higher sampling intensity. However, portions of the Caribbean coast and eastern Panama (the Darién Gap) were even higher, both for total plant biodiversity ( 250% countrywide mean), and CITES listed species. Finally, indigenous territories appeared half as diverse as other regions, based on survey observations. However, our model suggested this was largely due to site selection, and that richness in and out of indigenous territories was roughly equal. In brief, we provide arguably the best estimate of countrywide plant α-diversity and species distributions in the Neotropics, and make &gt;6,000 species distributions available. We identify regions of overlap between development and high biodiversity, and improve interpretation of biodiversity patterns, including for policy-relevant CITES species, and locations with limited access (i.e., indigenous territories). We derive a powerful, flexible, efficient and simple estimation approach for biodiversity science.&quot;,&quot;container-title&quot;:&quot;Ecological Applications&quot;,&quot;DOI&quot;:&quot;10.1002/eap.1866&quot;,&quot;ISSN&quot;:&quot;1939-5582&quot;,&quot;issue&quot;:&quot;3&quot;,&quot;language&quot;:&quot;en&quot;,&quot;note&quot;:&quot;_eprint: https://esajournals.onlinelibrary.wiley.com/doi/pdf/10.1002/eap.1866&quot;,&quot;page&quot;:&quot;e01866&quot;,&quot;source&quot;:&quot;Wiley Online Library&quot;,&quot;title&quot;:&quot;A new baseline for countrywide α-diversity and species distributions: illustration using &gt;6,000 plant species in Panama&quot;,&quot;title-short&quot;:&quot;A new baseline for countrywide α-diversity and species distributions&quot;,&quot;volume&quot;:&quot;29&quot;,&quot;author&quot;:[{&quot;family&quot;:&quot;Leung&quot;,&quot;given&quot;:&quot;Brian&quot;},{&quot;family&quot;:&quot;Hudgins&quot;,&quot;given&quot;:&quot;Emma J.&quot;},{&quot;family&quot;:&quot;Potapova&quot;,&quot;given&quot;:&quot;Anna&quot;},{&quot;family&quot;:&quot;Ruiz-Jaen&quot;,&quot;given&quot;:&quot;Maria C.&quot;}],&quot;issued&quot;:{&quot;date-parts&quot;:[[&quot;2019&quot;]]}}}],&quot;schema&quot;:&quot;https://github.com/citation-style-language/schema/raw/master/csl-citation.json&quot;} RNDOFNR6HdelL"/><text:span text:style-name="Default_20_Paragraph_20_Font"><text:span text:style-name="T64"> </text:span></text:span><text:span text:style-name="Default_20_Paragraph_20_Font"><text:span text:style-name="T65">c</text:span></text:span><text:span text:style-name="Default_20_Paragraph_20_Font"><text:span text:style-name="T64">ombined predicted species distributions and expected species richness to quantify species and spatial biases. They then correlated these biases with species traits and environmental covariates to improve predicted species distributions. Similar </text:span></text:span><text:span text:style-name="Default_20_Paragraph_20_Font"><text:span text:style-name="T65">approaches</text:span></text:span><text:span text:style-name="Default_20_Paragraph_20_Font"><text:span text:style-name="T64"> integrating predictions of interactions and networks have the potential to provide better food web predictions </text:span></text:span><text:reference-mark-start text:name="ZOTERO_ITEM CSL_CITATION {&quot;citationID&quot;:&quot;JXvntwPC&quot;,&quot;properties&quot;:{&quot;formattedCitation&quot;:&quot;(Isaac {\\i{}et al.} 2020)&quot;,&quot;plainCitation&quot;:&quot;(Isaac et al. 2020)&quot;,&quot;noteIndex&quot;:0},&quot;citationItems&quot;:[{&quot;id&quot;:3662,&quot;uris&quot;:[&quot;http://zotero.org/users/7057764/items/BYR68T2N&quot;],&quot;itemData&quot;:{&quot;id&quot;:3662,&quot;type&quot;:&quot;article-journal&quot;,&quot;container-title&quot;:&quot;Trends in Ecology &amp; Evolution&quot;,&quot;DOI&quot;:&quot;10.1016/j.tree.2019.08.006&quot;,&quot;ISSN&quot;:&quot;0169-5347&quot;,&quot;issue&quot;:&quot;1&quot;,&quot;journalAbbreviation&quot;:&quot;Trends in Ecology &amp; Evolution&quot;,&quot;language&quot;:&quot;English&quot;,&quot;note&quot;:&quot;publisher: Elsevier\nPMID: 31676190&quot;,&quot;page&quot;:&quot;56-67&quot;,&quot;source&quot;:&quot;www.cell.com&quot;,&quot;title&quot;:&quot;Data Integration for Large-Scale Models of Species Distributions&quot;,&quot;volume&quot;:&quot;35&quot;,&quot;author&quot;:[{&quot;family&quot;:&quot;Isaac&quot;,&quot;given&quot;:&quot;Nick J. B.&quot;},{&quot;family&quot;:&quot;Jarzyna&quot;,&quot;given&quot;:&quot;Marta A.&quot;},{&quot;family&quot;:&quot;Keil&quot;,&quot;given&quot;:&quot;Petr&quot;},{&quot;family&quot;:&quot;Dambly&quot;,&quot;given&quot;:&quot;Lea I.&quot;},{&quot;family&quot;:&quot;Boersch-Supan&quot;,&quot;given&quot;:&quot;Philipp H.&quot;},{&quot;family&quot;:&quot;Browning&quot;,&quot;given&quot;:&quot;Ella&quot;},{&quot;family&quot;:&quot;Freeman&quot;,&quot;given&quot;:&quot;Stephen N.&quot;},{&quot;family&quot;:&quot;Golding&quot;,&quot;given&quot;:&quot;Nick&quot;},{&quot;family&quot;:&quot;Guillera-Arroita&quot;,&quot;given&quot;:&quot;Gurutzeta&quot;},{&quot;family&quot;:&quot;Henrys&quot;,&quot;given&quot;:&quot;Peter A.&quot;},{&quot;family&quot;:&quot;Jarvis&quot;,&quot;given&quot;:&quot;Susan&quot;},{&quot;family&quot;:&quot;Lahoz-Monfort&quot;,&quot;given&quot;:&quot;José&quot;},{&quot;family&quot;:&quot;Pagel&quot;,&quot;given&quot;:&quot;Jörn&quot;},{&quot;family&quot;:&quot;Pescott&quot;,&quot;given&quot;:&quot;Oliver L.&quot;},{&quot;family&quot;:&quot;Schmucki&quot;,&quot;given&quot;:&quot;Reto&quot;},{&quot;family&quot;:&quot;Simmonds&quot;,&quot;given&quot;:&quot;Emily G.&quot;},{&quot;family&quot;:&quot;O’Hara&quot;,&quot;given&quot;:&quot;Robert B.&quot;}],&quot;issued&quot;:{&quot;date-parts&quot;:[[&quot;2020&quot;,1,1]]}}}],&quot;schema&quot;:&quot;https://github.com/citation-style-language/schema/raw/master/csl-citation.json&quot;} RND1vVwFCY9ic"/><text:span text:style-name="Default_20_Paragraph_20_Font"><text:span text:style-name="T92">(Isaac </text:span></text:span><text:span text:style-name="T87">et al.</text:span><text:span text:style-name="T88"> 2020)</text:span><text:reference-mark-end text:name="ZOTERO_ITEM CSL_CITATION {&quot;citationID&quot;:&quot;JXvntwPC&quot;,&quot;properties&quot;:{&quot;formattedCitation&quot;:&quot;(Isaac {\\i{}et al.} 2020)&quot;,&quot;plainCitation&quot;:&quot;(Isaac et al. 2020)&quot;,&quot;noteIndex&quot;:0},&quot;citationItems&quot;:[{&quot;id&quot;:3662,&quot;uris&quot;:[&quot;http://zotero.org/users/7057764/items/BYR68T2N&quot;],&quot;itemData&quot;:{&quot;id&quot;:3662,&quot;type&quot;:&quot;article-journal&quot;,&quot;container-title&quot;:&quot;Trends in Ecology &amp; Evolution&quot;,&quot;DOI&quot;:&quot;10.1016/j.tree.2019.08.006&quot;,&quot;ISSN&quot;:&quot;0169-5347&quot;,&quot;issue&quot;:&quot;1&quot;,&quot;journalAbbreviation&quot;:&quot;Trends in Ecology &amp; Evolution&quot;,&quot;language&quot;:&quot;English&quot;,&quot;note&quot;:&quot;publisher: Elsevier\nPMID: 31676190&quot;,&quot;page&quot;:&quot;56-67&quot;,&quot;source&quot;:&quot;www.cell.com&quot;,&quot;title&quot;:&quot;Data Integration for Large-Scale Models of Species Distributions&quot;,&quot;volume&quot;:&quot;35&quot;,&quot;author&quot;:[{&quot;family&quot;:&quot;Isaac&quot;,&quot;given&quot;:&quot;Nick J. B.&quot;},{&quot;family&quot;:&quot;Jarzyna&quot;,&quot;given&quot;:&quot;Marta A.&quot;},{&quot;family&quot;:&quot;Keil&quot;,&quot;given&quot;:&quot;Petr&quot;},{&quot;family&quot;:&quot;Dambly&quot;,&quot;given&quot;:&quot;Lea I.&quot;},{&quot;family&quot;:&quot;Boersch-Supan&quot;,&quot;given&quot;:&quot;Philipp H.&quot;},{&quot;family&quot;:&quot;Browning&quot;,&quot;given&quot;:&quot;Ella&quot;},{&quot;family&quot;:&quot;Freeman&quot;,&quot;given&quot;:&quot;Stephen N.&quot;},{&quot;family&quot;:&quot;Golding&quot;,&quot;given&quot;:&quot;Nick&quot;},{&quot;family&quot;:&quot;Guillera-Arroita&quot;,&quot;given&quot;:&quot;Gurutzeta&quot;},{&quot;family&quot;:&quot;Henrys&quot;,&quot;given&quot;:&quot;Peter A.&quot;},{&quot;family&quot;:&quot;Jarvis&quot;,&quot;given&quot;:&quot;Susan&quot;},{&quot;family&quot;:&quot;Lahoz-Monfort&quot;,&quot;given&quot;:&quot;José&quot;},{&quot;family&quot;:&quot;Pagel&quot;,&quot;given&quot;:&quot;Jörn&quot;},{&quot;family&quot;:&quot;Pescott&quot;,&quot;given&quot;:&quot;Oliver L.&quot;},{&quot;family&quot;:&quot;Schmucki&quot;,&quot;given&quot;:&quot;Reto&quot;},{&quot;family&quot;:&quot;Simmonds&quot;,&quot;given&quot;:&quot;Emily G.&quot;},{&quot;family&quot;:&quot;O’Hara&quot;,&quot;given&quot;:&quot;Robert B.&quot;}],&quot;issued&quot;:{&quot;date-parts&quot;:[[&quot;2020&quot;,1,1]]}}}],&quot;schema&quot;:&quot;https://github.com/citation-style-language/schema/raw/master/csl-citation.json&quot;} RND1vVwFCY9ic"/><text:span text:style-name="Default_20_Paragraph_20_Font"><text:span text:style-name="T64">. By leveraging insights from </text:span></text:span><text:span text:style-name="Default_20_Paragraph_20_Font"><text:span text:style-name="T65">other fields</text:span></text:span><text:span text:style-name="Default_20_Paragraph_20_Font"><text:span text:style-name="T64"> and adapting them to the context of food web predictions, we may develop more robust models, </text:span></text:span><text:span text:style-name="Default_20_Paragraph_20_Font"><text:span text:style-name="T65">and better test the relative role of changes in species</text:span></text:span><text:span text:style-name="Default_20_Paragraph_20_Font"><text:span text:style-name="T64"> </text:span></text:span><text:span text:style-name="Default_20_Paragraph_20_Font"><text:span text:style-name="T65">composition, food-web level-constraints, and trait-interaction relationships in food web variations</text:span></text:span><text:span text:style-name="Default_20_Paragraph_20_Font"><text:span text:style-name="T64">.</text:span></text:span></text:p>
          <text:p text:style-name="P37"><text:soft-page-break/><text:span text:style-name="Default_20_Paragraph_20_Font"><text:span text:style-name="T64"/></text:span></text:p>
        </text:list-item>
      </text:list>
      <text:h text:style-name="P30" text:outline-level="2">Seasonal <text:span text:style-name="T2">bird </text:span>biogeography</text:h>
      <text:p text:style-name="P5"><text:span text:style-name="T10">Every year, almost 20% of the world’s bird species migrate, </text:span><text:span text:style-name="T7">sometimes over thousands of kilometres,</text:span><text:span text:style-name="T10"> in response to seasonal variation</text:span><text:span text:style-name="T8">s</text:span><text:span text:style-name="T10"> in the environment </text:span><text:reference-mark-start text:name="ZOTERO_ITEM CSL_CITATION {&quot;citationID&quot;:&quot;UvUqCCBF&quot;,&quot;properties&quot;:{&quot;formattedCitation&quot;:&quot;(Kirby {\\i{}et al.} 2008)&quot;,&quot;plainCitation&quot;:&quot;(Kirby et al. 2008)&quot;,&quot;noteIndex&quot;:0},&quot;citationItems&quot;:[{&quot;id&quot;:3510,&quot;uris&quot;:[&quot;http://zotero.org/users/7057764/items/GHUBES8M&quot;],&quot;itemData&quot;:{&quot;id&quot;:3510,&quot;type&quot;:&quot;article-journal&quot;,&quot;abstract&quot;:&quot;An estimated 19% of the world's 9,856 extant bird species are migratory, including some 1,600 species of land- and waterbirds. In 2008, 11% of migratory land- and waterbirds were classed by BirdLife International as threatened or near-threatened on the IUCN Red List. Red List indices show that these migrants have become more threatened since 1988, with 33 species deteriorating and just six improving in status. There is also increasing evidence of regional declines. Population trend data show that more Nearctic–Neotropical migrants have declined than increased in North America since the 1980s, and more Palearctic–Afrotropical migrants breeding in Europe declined than increased during 1970–2000. Reviews of the status of migratory raptors show unfavourable conservation status for 51% of species in the African–Eurasian region (in 2005), and 33% of species in Central, South and East Asia (in 2007). Land-use change owing to agriculture is the most frequently cited threat affecting nearly 80% of all threatened and near-threatened species. However, while agricultural intensification on the breeding grounds is often proposed as the major driver of declines in Palearctic–Afrotropical migrants, some species appear to be limited by the quantity and quality of available habitat in non-breeding areas, notably the drylands of tropical Africa. Forest fragmentation in breeding areas has contributed to the declines of Nearctic–Neotropical migrants with deforestation in non-breeding areas another possible factor. Infrastructure development including wind turbines, cables, towers and masts can also be a threat. Over-harvesting and persecution remain serious threats, particularly at key migration locations. Climate change is affecting birds already, is expected to exacerbate all these pressures, and may also increase competition between migratory and non-migratory species. The conservation of migratory birds thus requires a multitude of approaches. Many migratory birds require effective management of their critical sites, and Important Bird Areas (IBAs) provide an important foundation for such action; however to function effectively in conserving migratory species, IBAs need to be protected and the coherence of the network requires regular review. Since many migratory species (c. 55%) are widely dispersed across their breeding or non-breeding ranges, it is essential to address the human-induced changes at the wider landscape scale, a very considerable challenge. Efforts to conserve migratory birds in one part of the range are less effective if unaddressed threats are reducing these species' populations and habitats elsewhere. International collaboration and coordinated action along migration flyways as a whole are thus key elements in any strategy for the conservation of migratory birds.&quot;,&quot;container-title&quot;:&quot;Bird Conservation International&quot;,&quot;DOI&quot;:&quot;10.1017/S0959270908000439&quot;,&quot;ISSN&quot;:&quot;1474-0001, 0959-2709&quot;,&quot;issue&quot;:&quot;S1&quot;,&quot;language&quot;:&quot;en&quot;,&quot;note&quot;:&quot;publisher: Cambridge University Press&quot;,&quot;page&quot;:&quot;S49-S73&quot;,&quot;source&quot;:&quot;Cambridge University Press&quot;,&quot;title&quot;:&quot;Key conservation issues for migratory land- and waterbird species on the world's major flyways&quot;,&quot;volume&quot;:&quot;18&quot;,&quot;author&quot;:[{&quot;family&quot;:&quot;Kirby&quot;,&quot;given&quot;:&quot;Jeff S.&quot;},{&quot;family&quot;:&quot;Stattersfield&quot;,&quot;given&quot;:&quot;Alison J.&quot;},{&quot;family&quot;:&quot;Butchart&quot;,&quot;given&quot;:&quot;Stuart H. M.&quot;},{&quot;family&quot;:&quot;Evans&quot;,&quot;given&quot;:&quot;Michael I.&quot;},{&quot;family&quot;:&quot;Grimmett&quot;,&quot;given&quot;:&quot;Richard F. A.&quot;},{&quot;family&quot;:&quot;Jones&quot;,&quot;given&quot;:&quot;Victoria R.&quot;},{&quot;family&quot;:&quot;O'Sullivan&quot;,&quot;given&quot;:&quot;John&quot;},{&quot;family&quot;:&quot;Tucker&quot;,&quot;given&quot;:&quot;Graham M.&quot;},{&quot;family&quot;:&quot;Newton&quot;,&quot;given&quot;:&quot;Ian&quot;}],&quot;issued&quot;:{&quot;date-parts&quot;:[[&quot;2008&quot;,9]]}}}],&quot;schema&quot;:&quot;https://github.com/citation-style-language/schema/raw/master/csl-citation.json&quot;} RNDh4qWwEVT6a"/><text:span text:style-name="T85">(Kirby </text:span><text:span text:style-name="T87">et al.</text:span><text:span text:style-name="T88"> 2008)</text:span><text:reference-mark-end text:name="ZOTERO_ITEM CSL_CITATION {&quot;citationID&quot;:&quot;UvUqCCBF&quot;,&quot;properties&quot;:{&quot;formattedCitation&quot;:&quot;(Kirby {\\i{}et al.} 2008)&quot;,&quot;plainCitation&quot;:&quot;(Kirby et al. 2008)&quot;,&quot;noteIndex&quot;:0},&quot;citationItems&quot;:[{&quot;id&quot;:3510,&quot;uris&quot;:[&quot;http://zotero.org/users/7057764/items/GHUBES8M&quot;],&quot;itemData&quot;:{&quot;id&quot;:3510,&quot;type&quot;:&quot;article-journal&quot;,&quot;abstract&quot;:&quot;An estimated 19% of the world's 9,856 extant bird species are migratory, including some 1,600 species of land- and waterbirds. In 2008, 11% of migratory land- and waterbirds were classed by BirdLife International as threatened or near-threatened on the IUCN Red List. Red List indices show that these migrants have become more threatened since 1988, with 33 species deteriorating and just six improving in status. There is also increasing evidence of regional declines. Population trend data show that more Nearctic–Neotropical migrants have declined than increased in North America since the 1980s, and more Palearctic–Afrotropical migrants breeding in Europe declined than increased during 1970–2000. Reviews of the status of migratory raptors show unfavourable conservation status for 51% of species in the African–Eurasian region (in 2005), and 33% of species in Central, South and East Asia (in 2007). Land-use change owing to agriculture is the most frequently cited threat affecting nearly 80% of all threatened and near-threatened species. However, while agricultural intensification on the breeding grounds is often proposed as the major driver of declines in Palearctic–Afrotropical migrants, some species appear to be limited by the quantity and quality of available habitat in non-breeding areas, notably the drylands of tropical Africa. Forest fragmentation in breeding areas has contributed to the declines of Nearctic–Neotropical migrants with deforestation in non-breeding areas another possible factor. Infrastructure development including wind turbines, cables, towers and masts can also be a threat. Over-harvesting and persecution remain serious threats, particularly at key migration locations. Climate change is affecting birds already, is expected to exacerbate all these pressures, and may also increase competition between migratory and non-migratory species. The conservation of migratory birds thus requires a multitude of approaches. Many migratory birds require effective management of their critical sites, and Important Bird Areas (IBAs) provide an important foundation for such action; however to function effectively in conserving migratory species, IBAs need to be protected and the coherence of the network requires regular review. Since many migratory species (c. 55%) are widely dispersed across their breeding or non-breeding ranges, it is essential to address the human-induced changes at the wider landscape scale, a very considerable challenge. Efforts to conserve migratory birds in one part of the range are less effective if unaddressed threats are reducing these species' populations and habitats elsewhere. International collaboration and coordinated action along migration flyways as a whole are thus key elements in any strategy for the conservation of migratory birds.&quot;,&quot;container-title&quot;:&quot;Bird Conservation International&quot;,&quot;DOI&quot;:&quot;10.1017/S0959270908000439&quot;,&quot;ISSN&quot;:&quot;1474-0001, 0959-2709&quot;,&quot;issue&quot;:&quot;S1&quot;,&quot;language&quot;:&quot;en&quot;,&quot;note&quot;:&quot;publisher: Cambridge University Press&quot;,&quot;page&quot;:&quot;S49-S73&quot;,&quot;source&quot;:&quot;Cambridge University Press&quot;,&quot;title&quot;:&quot;Key conservation issues for migratory land- and waterbird species on the world's major flyways&quot;,&quot;volume&quot;:&quot;18&quot;,&quot;author&quot;:[{&quot;family&quot;:&quot;Kirby&quot;,&quot;given&quot;:&quot;Jeff S.&quot;},{&quot;family&quot;:&quot;Stattersfield&quot;,&quot;given&quot;:&quot;Alison J.&quot;},{&quot;family&quot;:&quot;Butchart&quot;,&quot;given&quot;:&quot;Stuart H. M.&quot;},{&quot;family&quot;:&quot;Evans&quot;,&quot;given&quot;:&quot;Michael I.&quot;},{&quot;family&quot;:&quot;Grimmett&quot;,&quot;given&quot;:&quot;Richard F. A.&quot;},{&quot;family&quot;:&quot;Jones&quot;,&quot;given&quot;:&quot;Victoria R.&quot;},{&quot;family&quot;:&quot;O'Sullivan&quot;,&quot;given&quot;:&quot;John&quot;},{&quot;family&quot;:&quot;Tucker&quot;,&quot;given&quot;:&quot;Graham M.&quot;},{&quot;family&quot;:&quot;Newton&quot;,&quot;given&quot;:&quot;Ian&quot;}],&quot;issued&quot;:{&quot;date-parts&quot;:[[&quot;2008&quot;,9]]}}}],&quot;schema&quot;:&quot;https://github.com/citation-style-language/schema/raw/master/csl-citation.json&quot;} RNDh4qWwEVT6a"/><text:span text:style-name="T10">. This proportion of migrator</text:span><text:span text:style-name="T18">y species</text:span><text:span text:style-name="T10"> </text:span><text:span text:style-name="T20">increases</text:span><text:span text:style-name="T10"> to much higher numbers </text:span><text:span text:style-name="T19">in more</text:span><text:span text:style-name="T10"> seasonal environments. </text:span><text:span text:style-name="T7">This extraordinary adaptation to seasonality </text:span><text:span text:style-name="T9">presumably </text:span><text:span text:style-name="T7">evolved to</text:span><text:span text:style-name="T10"> maintain fidelity to breeding grounds, while escaping harsh conditions </text:span><text:reference-mark-start text:name="ZOTERO_ITEM CSL_CITATION {&quot;citationID&quot;:&quot;erFWXSz4&quot;,&quot;properties&quot;:{&quot;formattedCitation&quot;:&quot;(Winger {\\i{}et al.} 2019)&quot;,&quot;plainCitation&quot;:&quot;(Winger et al. 2019)&quot;,&quot;noteIndex&quot;:0},&quot;citationItems&quot;:[{&quot;id&quot;:3482,&quot;uris&quot;:[&quot;http://zotero.org/users/7057764/items/MJ8T23TY&quot;],&quot;itemData&quot;:{&quot;id&quot;:3482,&quot;type&quot;:&quot;article-journal&quot;,&quot;abstract&quot;:&quot;This paper advances an hypothesis that the primary adaptive driver of seasonal migration is maintenance of site fidelity to familiar breeding locations. We argue that seasonal migration is therefore principally an adaptation for geographic persistence when confronted with seasonality – analogous to hibernation, freeze tolerance, or other organismal adaptations to cyclically fluctuating environments. These ideas stand in contrast to traditional views that bird migration evolved as an adaptive dispersal strategy for exploiting new breeding areas and avoiding competitors. Our synthesis is supported by a large body of research on avian breeding biology that demonstrates the reproductive benefits of breeding-site fidelity. Conceptualizing migration as an adaptation for persistence places new emphasis on understanding the evolutionary trade-offs between migratory behaviour and other adaptations to fluctuating environments both within and across species. Seasonality-induced departures from breeding areas, coupled with the reproductive benefits of maintaining breeding-site fidelity, also provide a mechanism for explaining the evolution of migration that is agnostic to the geographic origin of migratory lineages (i.e. temperate or tropical). Thus, our framework reconciles much of the conflict in previous research on the historical biogeography of migratory species. Although migratory behaviour and geographic range change fluidly and rapidly in many populations, we argue that the loss of plasticity for migration via canalization is an overlooked aspect of the evolutionary dynamics of migration and helps explain the idiosyncratic distributions and migratory routes of long-distance migrants. Our synthesis, which revolves around the insight that migratory organisms travel long distances simply to stay in the same place, provides a necessary evolutionary context for understanding historical biogeographic patterns in migratory lineages as well as the ecological dynamics of migratory connectivity between breeding and non-breeding locations.&quot;,&quot;container-title&quot;:&quot;Biological Reviews&quot;,&quot;DOI&quot;:&quot;10.1111/brv.12476&quot;,&quot;ISSN&quot;:&quot;1469-185X&quot;,&quot;issue&quot;:&quot;3&quot;,&quot;language&quot;:&quot;en&quot;,&quot;license&quot;:&quot;© 2018 Cambridge Philosophical Society&quot;,&quot;note&quot;:&quot;_eprint: https://onlinelibrary.wiley.com/doi/pdf/10.1111/brv.12476&quot;,&quot;page&quot;:&quot;737-752&quot;,&quot;source&quot;:&quot;Wiley Online Library&quot;,&quot;title&quot;:&quot;A long winter for the Red Queen: rethinking the evolution of seasonal migration&quot;,&quot;title-short&quot;:&quot;A long winter for the Red Queen&quot;,&quot;volume&quot;:&quot;94&quot;,&quot;author&quot;:[{&quot;family&quot;:&quot;Winger&quot;,&quot;given&quot;:&quot;Benjamin M.&quot;},{&quot;family&quot;:&quot;Auteri&quot;,&quot;given&quot;:&quot;Giorgia G.&quot;},{&quot;family&quot;:&quot;Pegan&quot;,&quot;given&quot;:&quot;Teresa M.&quot;},{&quot;family&quot;:&quot;Weeks&quot;,&quot;given&quot;:&quot;Brian C.&quot;}],&quot;issued&quot;:{&quot;date-parts&quot;:[[&quot;2019&quot;]]}}}],&quot;schema&quot;:&quot;https://github.com/citation-style-language/schema/raw/master/csl-citation.json&quot;} RNDYMeVCMKJgv"/><text:span text:style-name="T85">(Winger </text:span><text:span text:style-name="T87">et al.</text:span><text:span text:style-name="T88"> 2019)</text:span><text:reference-mark-end text:name="ZOTERO_ITEM CSL_CITATION {&quot;citationID&quot;:&quot;erFWXSz4&quot;,&quot;properties&quot;:{&quot;formattedCitation&quot;:&quot;(Winger {\\i{}et al.} 2019)&quot;,&quot;plainCitation&quot;:&quot;(Winger et al. 2019)&quot;,&quot;noteIndex&quot;:0},&quot;citationItems&quot;:[{&quot;id&quot;:3482,&quot;uris&quot;:[&quot;http://zotero.org/users/7057764/items/MJ8T23TY&quot;],&quot;itemData&quot;:{&quot;id&quot;:3482,&quot;type&quot;:&quot;article-journal&quot;,&quot;abstract&quot;:&quot;This paper advances an hypothesis that the primary adaptive driver of seasonal migration is maintenance of site fidelity to familiar breeding locations. We argue that seasonal migration is therefore principally an adaptation for geographic persistence when confronted with seasonality – analogous to hibernation, freeze tolerance, or other organismal adaptations to cyclically fluctuating environments. These ideas stand in contrast to traditional views that bird migration evolved as an adaptive dispersal strategy for exploiting new breeding areas and avoiding competitors. Our synthesis is supported by a large body of research on avian breeding biology that demonstrates the reproductive benefits of breeding-site fidelity. Conceptualizing migration as an adaptation for persistence places new emphasis on understanding the evolutionary trade-offs between migratory behaviour and other adaptations to fluctuating environments both within and across species. Seasonality-induced departures from breeding areas, coupled with the reproductive benefits of maintaining breeding-site fidelity, also provide a mechanism for explaining the evolution of migration that is agnostic to the geographic origin of migratory lineages (i.e. temperate or tropical). Thus, our framework reconciles much of the conflict in previous research on the historical biogeography of migratory species. Although migratory behaviour and geographic range change fluidly and rapidly in many populations, we argue that the loss of plasticity for migration via canalization is an overlooked aspect of the evolutionary dynamics of migration and helps explain the idiosyncratic distributions and migratory routes of long-distance migrants. Our synthesis, which revolves around the insight that migratory organisms travel long distances simply to stay in the same place, provides a necessary evolutionary context for understanding historical biogeographic patterns in migratory lineages as well as the ecological dynamics of migratory connectivity between breeding and non-breeding locations.&quot;,&quot;container-title&quot;:&quot;Biological Reviews&quot;,&quot;DOI&quot;:&quot;10.1111/brv.12476&quot;,&quot;ISSN&quot;:&quot;1469-185X&quot;,&quot;issue&quot;:&quot;3&quot;,&quot;language&quot;:&quot;en&quot;,&quot;license&quot;:&quot;© 2018 Cambridge Philosophical Society&quot;,&quot;note&quot;:&quot;_eprint: https://onlinelibrary.wiley.com/doi/pdf/10.1111/brv.12476&quot;,&quot;page&quot;:&quot;737-752&quot;,&quot;source&quot;:&quot;Wiley Online Library&quot;,&quot;title&quot;:&quot;A long winter for the Red Queen: rethinking the evolution of seasonal migration&quot;,&quot;title-short&quot;:&quot;A long winter for the Red Queen&quot;,&quot;volume&quot;:&quot;94&quot;,&quot;author&quot;:[{&quot;family&quot;:&quot;Winger&quot;,&quot;given&quot;:&quot;Benjamin M.&quot;},{&quot;family&quot;:&quot;Auteri&quot;,&quot;given&quot;:&quot;Giorgia G.&quot;},{&quot;family&quot;:&quot;Pegan&quot;,&quot;given&quot;:&quot;Teresa M.&quot;},{&quot;family&quot;:&quot;Weeks&quot;,&quot;given&quot;:&quot;Brian C.&quot;}],&quot;issued&quot;:{&quot;date-parts&quot;:[[&quot;2019&quot;]]}}}],&quot;schema&quot;:&quot;https://github.com/citation-style-language/schema/raw/master/csl-citation.json&quot;} RNDYMeVCMKJgv"/><text:span text:style-name="T10">. Compared to other strateg</text:span><text:span text:style-name="T20">ies</text:span><text:span text:style-name="T10">, migration has the advantage </text:span><text:span text:style-name="T20">of allowing</text:span><text:span text:style-name="T10"> species to maintain relatively similar climate conditions throughout the annual cycle, but comes with the energetic cost of moving. In Chapter 3, I explore how traits explain how species balance the cost of sustaining different climate conditions versus the cost of moving in space. </text:span></text:p>
      <text:p text:style-name="P18"/>
      <text:p text:style-name="Text_20_body"><text:span text:style-name="T114">Migration </text:span><text:span text:style-name="T113">also </text:span><text:span text:style-name="T119">entails</text:span><text:span text:style-name="T113"> that species </text:span><text:span text:style-name="T114">depend </text:span><text:span text:style-name="T113">on</text:span><text:span text:style-name="T114"> many habitat</text:span><text:span text:style-name="T122">s</text:span><text:span text:style-name="T114">, and the</text:span><text:span text:style-name="T113">ir</text:span><text:span text:style-name="T114"> ability to move between these habitats. </text:span>Migratory species are thus exposed to varying levels of stress and protection throughout their <text:span text:style-name="T113">annual</text:span> cycle <text:reference-mark-start text:name="ZOTERO_ITEM CSL_CITATION {&quot;citationID&quot;:&quot;yPajbBX8&quot;,&quot;properties&quot;:{&quot;formattedCitation&quot;:&quot;(Runge {\\i{}et al.} 2015; Rushing {\\i{}et al.} 2017)&quot;,&quot;plainCitation&quot;:&quot;(Runge et al. 2015; Rushing et al. 2017)&quot;,&quot;noteIndex&quot;:0},&quot;citationItems&quot;:[{&quot;id&quot;:3861,&quot;uris&quot;:[&quot;http://zotero.org/users/7057764/items/LCYITLRR&quot;],&quot;itemData&quot;:{&quot;id&quot;:3861,&quot;type&quot;:&quot;article-journal&quot;,&quot;abstract&quot;:&quot;Migratory species depend on a suite of interconnected sites. Threats to unprotected links in these chains of sites are driving rapid population declines of migrants around the world, yet the extent to which different parts of the annual cycle are protected remains unknown. We show that just 9% of 1451 migratory birds are adequately covered by protected areas across all stages of their annual cycle, in comparison with 45% of nonmigratory birds. This discrepancy is driven by protected area placement that does not cover the full annual cycle of migratory species, indicating that global efforts toward coordinated conservation planning for migrants are yet to bear fruit. Better-targeted investment and enhanced coordination among countries are needed to conserve migratory species throughout their migratory cycle.&quot;,&quot;container-title&quot;:&quot;Science&quot;,&quot;DOI&quot;:&quot;10.1126/science.aac9180&quot;,&quot;issue&quot;:&quot;6265&quot;,&quot;note&quot;:&quot;publisher: American Association for the Advancement of Science&quot;,&quot;page&quot;:&quot;1255-1258&quot;,&quot;source&quot;:&quot;science.org (Atypon)&quot;,&quot;title&quot;:&quot;Protected areas and global conservation of migratory birds&quot;,&quot;volume&quot;:&quot;350&quot;,&quot;author&quot;:[{&quot;family&quot;:&quot;Runge&quot;,&quot;given&quot;:&quot;Claire A.&quot;},{&quot;family&quot;:&quot;Watson&quot;,&quot;given&quot;:&quot;James E. M.&quot;},{&quot;family&quot;:&quot;Butchart&quot;,&quot;given&quot;:&quot;Stuart H. M.&quot;},{&quot;family&quot;:&quot;Hanson&quot;,&quot;given&quot;:&quot;Jeffrey O.&quot;},{&quot;family&quot;:&quot;Possingham&quot;,&quot;given&quot;:&quot;Hugh P.&quot;},{&quot;family&quot;:&quot;Fuller&quot;,&quot;given&quot;:&quot;Richard A.&quot;}],&quot;issued&quot;:{&quot;date-parts&quot;:[[&quot;2015&quot;,12,4]]}}},{&quot;id&quot;:3987,&quot;uris&quot;:[&quot;http://zotero.org/users/7057764/items/LYM4PDBS&quot;],&quot;itemData&quot;:{&quot;id&quot;:3987,&quot;type&quot;:&quot;article-journal&quot;,&quot;abstract&quot;:&quot;Untangling the spatial and temporal processes that influence population dynamics of migratory species is challenging, because changes in abundance are shaped by variation in vital rates across heterogeneous habitats and throughout the annual cycle. We developed a full-annual-cycle, integrated, population model and used demographic data collected between 2011 and 2014 in southern Indiana and Belize to estimate stage-specific vital rates of a declining migratory songbird, the Wood Thrush (Hylocichla mustelina). Our primary objective was to understand how spatial and temporal variation in demography contributes to local and regional population growth. Our full-annual-cycle model allowed us to estimate (1) age-specific, seasonal survival probabilities, including latent survival during both spring and autumn migration, and (2) how the relative contribution of vital rates to population growth differed among habitats. Wood Thrushes in our study populations experienced the lowest apparent survival rates during migration and apparent survival was lower during spring migration than during fall migration. Both mortality and high dispersal likely contributed to low apparent survival during spring migration. Population growth in high-quality habitat was most sensitive to variation in fecundity and apparent survival of juveniles during spring migration, whereas population growth in low-quality sites was most sensitive to adult apparent breeding-season survival. These results elucidate how full-annual-cycle vital rates, particularly apparent survival during migration, interact with spatial variation in habitat quality to influence population dynamics in migratory species.&quot;,&quot;container-title&quot;:&quot;Ecology&quot;,&quot;DOI&quot;:&quot;10.1002/ecy.1967&quot;,&quot;ISSN&quot;:&quot;1939-9170&quot;,&quot;issue&quot;:&quot;11&quot;,&quot;language&quot;:&quot;en&quot;,&quot;license&quot;:&quot;© 2017 by the Ecological Society of America&quot;,&quot;note&quot;:&quot;_eprint: https://onlinelibrary.wiley.com/doi/pdf/10.1002/ecy.1967&quot;,&quot;page&quot;:&quot;2837-2850&quot;,&quot;source&quot;:&quot;Wiley Online Library&quot;,&quot;title&quot;:&quot;Spatial and temporal drivers of avian population dynamics across the annual cycle&quot;,&quot;volume&quot;:&quot;98&quot;,&quot;author&quot;:[{&quot;family&quot;:&quot;Rushing&quot;,&quot;given&quot;:&quot;Clark S.&quot;},{&quot;family&quot;:&quot;Hostetler&quot;,&quot;given&quot;:&quot;Jeffrey A.&quot;},{&quot;family&quot;:&quot;Sillett&quot;,&quot;given&quot;:&quot;T. Scott&quot;},{&quot;family&quot;:&quot;Marra&quot;,&quot;given&quot;:&quot;Peter P.&quot;},{&quot;family&quot;:&quot;Rotenberg&quot;,&quot;given&quot;:&quot;James A.&quot;},{&quot;family&quot;:&quot;Ryder&quot;,&quot;given&quot;:&quot;Thomas B.&quot;}],&quot;issued&quot;:{&quot;date-parts&quot;:[[&quot;2017&quot;]]}}}],&quot;schema&quot;:&quot;https://github.com/citation-style-language/schema/raw/master/csl-citation.json&quot;} RNDB3mvSvAaF0"/><text:span text:style-name="T88">(Runge </text:span><text:span text:style-name="T87">et al.</text:span><text:span text:style-name="T88"> 2015; Rushing </text:span><text:span text:style-name="T87">et al.</text:span><text:span text:style-name="T88"> 2017)</text:span><text:reference-mark-end text:name="ZOTERO_ITEM CSL_CITATION {&quot;citationID&quot;:&quot;yPajbBX8&quot;,&quot;properties&quot;:{&quot;formattedCitation&quot;:&quot;(Runge {\\i{}et al.} 2015; Rushing {\\i{}et al.} 2017)&quot;,&quot;plainCitation&quot;:&quot;(Runge et al. 2015; Rushing et al. 2017)&quot;,&quot;noteIndex&quot;:0},&quot;citationItems&quot;:[{&quot;id&quot;:3861,&quot;uris&quot;:[&quot;http://zotero.org/users/7057764/items/LCYITLRR&quot;],&quot;itemData&quot;:{&quot;id&quot;:3861,&quot;type&quot;:&quot;article-journal&quot;,&quot;abstract&quot;:&quot;Migratory species depend on a suite of interconnected sites. Threats to unprotected links in these chains of sites are driving rapid population declines of migrants around the world, yet the extent to which different parts of the annual cycle are protected remains unknown. We show that just 9% of 1451 migratory birds are adequately covered by protected areas across all stages of their annual cycle, in comparison with 45% of nonmigratory birds. This discrepancy is driven by protected area placement that does not cover the full annual cycle of migratory species, indicating that global efforts toward coordinated conservation planning for migrants are yet to bear fruit. Better-targeted investment and enhanced coordination among countries are needed to conserve migratory species throughout their migratory cycle.&quot;,&quot;container-title&quot;:&quot;Science&quot;,&quot;DOI&quot;:&quot;10.1126/science.aac9180&quot;,&quot;issue&quot;:&quot;6265&quot;,&quot;note&quot;:&quot;publisher: American Association for the Advancement of Science&quot;,&quot;page&quot;:&quot;1255-1258&quot;,&quot;source&quot;:&quot;science.org (Atypon)&quot;,&quot;title&quot;:&quot;Protected areas and global conservation of migratory birds&quot;,&quot;volume&quot;:&quot;350&quot;,&quot;author&quot;:[{&quot;family&quot;:&quot;Runge&quot;,&quot;given&quot;:&quot;Claire A.&quot;},{&quot;family&quot;:&quot;Watson&quot;,&quot;given&quot;:&quot;James E. M.&quot;},{&quot;family&quot;:&quot;Butchart&quot;,&quot;given&quot;:&quot;Stuart H. M.&quot;},{&quot;family&quot;:&quot;Hanson&quot;,&quot;given&quot;:&quot;Jeffrey O.&quot;},{&quot;family&quot;:&quot;Possingham&quot;,&quot;given&quot;:&quot;Hugh P.&quot;},{&quot;family&quot;:&quot;Fuller&quot;,&quot;given&quot;:&quot;Richard A.&quot;}],&quot;issued&quot;:{&quot;date-parts&quot;:[[&quot;2015&quot;,12,4]]}}},{&quot;id&quot;:3987,&quot;uris&quot;:[&quot;http://zotero.org/users/7057764/items/LYM4PDBS&quot;],&quot;itemData&quot;:{&quot;id&quot;:3987,&quot;type&quot;:&quot;article-journal&quot;,&quot;abstract&quot;:&quot;Untangling the spatial and temporal processes that influence population dynamics of migratory species is challenging, because changes in abundance are shaped by variation in vital rates across heterogeneous habitats and throughout the annual cycle. We developed a full-annual-cycle, integrated, population model and used demographic data collected between 2011 and 2014 in southern Indiana and Belize to estimate stage-specific vital rates of a declining migratory songbird, the Wood Thrush (Hylocichla mustelina). Our primary objective was to understand how spatial and temporal variation in demography contributes to local and regional population growth. Our full-annual-cycle model allowed us to estimate (1) age-specific, seasonal survival probabilities, including latent survival during both spring and autumn migration, and (2) how the relative contribution of vital rates to population growth differed among habitats. Wood Thrushes in our study populations experienced the lowest apparent survival rates during migration and apparent survival was lower during spring migration than during fall migration. Both mortality and high dispersal likely contributed to low apparent survival during spring migration. Population growth in high-quality habitat was most sensitive to variation in fecundity and apparent survival of juveniles during spring migration, whereas population growth in low-quality sites was most sensitive to adult apparent breeding-season survival. These results elucidate how full-annual-cycle vital rates, particularly apparent survival during migration, interact with spatial variation in habitat quality to influence population dynamics in migratory species.&quot;,&quot;container-title&quot;:&quot;Ecology&quot;,&quot;DOI&quot;:&quot;10.1002/ecy.1967&quot;,&quot;ISSN&quot;:&quot;1939-9170&quot;,&quot;issue&quot;:&quot;11&quot;,&quot;language&quot;:&quot;en&quot;,&quot;license&quot;:&quot;© 2017 by the Ecological Society of America&quot;,&quot;note&quot;:&quot;_eprint: https://onlinelibrary.wiley.com/doi/pdf/10.1002/ecy.1967&quot;,&quot;page&quot;:&quot;2837-2850&quot;,&quot;source&quot;:&quot;Wiley Online Library&quot;,&quot;title&quot;:&quot;Spatial and temporal drivers of avian population dynamics across the annual cycle&quot;,&quot;volume&quot;:&quot;98&quot;,&quot;author&quot;:[{&quot;family&quot;:&quot;Rushing&quot;,&quot;given&quot;:&quot;Clark S.&quot;},{&quot;family&quot;:&quot;Hostetler&quot;,&quot;given&quot;:&quot;Jeffrey A.&quot;},{&quot;family&quot;:&quot;Sillett&quot;,&quot;given&quot;:&quot;T. Scott&quot;},{&quot;family&quot;:&quot;Marra&quot;,&quot;given&quot;:&quot;Peter P.&quot;},{&quot;family&quot;:&quot;Rotenberg&quot;,&quot;given&quot;:&quot;James A.&quot;},{&quot;family&quot;:&quot;Ryder&quot;,&quot;given&quot;:&quot;Thomas B.&quot;}],&quot;issued&quot;:{&quot;date-parts&quot;:[[&quot;2017&quot;]]}}}],&quot;schema&quot;:&quot;https://github.com/citation-style-language/schema/raw/master/csl-citation.json&quot;} RNDB3mvSvAaF0"/>.<text:span text:style-name="T114"> This could </text:span><text:span text:style-name="T113">explain</text:span><text:span text:style-name="T114"> why migratory birds </text:span><text:span text:style-name="T113">experienc</text:span><text:span text:style-name="T119">e</text:span><text:span text:style-name="T113"> declines</text:span><text:span text:style-name="T114"> at much higher rates than resident species </text:span><text:reference-mark-start text:name="ZOTERO_ITEM CSL_CITATION {&quot;citationID&quot;:&quot;8V5fgDzT&quot;,&quot;properties&quot;:{&quot;formattedCitation&quot;:&quot;(Wilcove &amp; Wikelski 2008)&quot;,&quot;plainCitation&quot;:&quot;(Wilcove &amp; Wikelski 2008)&quot;,&quot;noteIndex&quot;:0},&quot;citationItems&quot;:[{&quot;id&quot;:3846,&quot;uris&quot;:[&quot;http://zotero.org/users/7057764/items/7DXI54Y2&quot;],&quot;itemData&quot;:{&quot;id&quot;:3846,&quot;type&quot;:&quot;article-journal&quot;,&quot;abstract&quot;:&quot;Many of the world's migratory animals are in decline. This essay explores the unique scientific and political challenges of protecting migratory species while they are still common.&quot;,&quot;container-title&quot;:&quot;PLOS Biology&quot;,&quot;DOI&quot;:&quot;10.1371/journal.pbio.0060188&quot;,&quot;ISSN&quot;:&quot;1545-7885&quot;,&quot;issue&quot;:&quot;7&quot;,&quot;journalAbbreviation&quot;:&quot;PLOS Biology&quot;,&quot;language&quot;:&quot;en&quot;,&quot;note&quot;:&quot;publisher: Public Library of Science&quot;,&quot;page&quot;:&quot;e188&quot;,&quot;source&quot;:&quot;PLoS Journals&quot;,&quot;title&quot;:&quot;Going, Going, Gone: Is Animal Migration Disappearing&quot;,&quot;title-short&quot;:&quot;Going, Going, Gone&quot;,&quot;volume&quot;:&quot;6&quot;,&quot;author&quot;:[{&quot;family&quot;:&quot;Wilcove&quot;,&quot;given&quot;:&quot;David S.&quot;},{&quot;family&quot;:&quot;Wikelski&quot;,&quot;given&quot;:&quot;Martin&quot;}],&quot;issued&quot;:{&quot;date-parts&quot;:[[&quot;2008&quot;,7,29]]}}}],&quot;schema&quot;:&quot;https://github.com/citation-style-language/schema/raw/master/csl-citation.json&quot;} RNDYHLP2DYqSB"/><text:span text:style-name="T114">(Wilcove &amp; Wikelski 2008)</text:span><text:reference-mark-end text:name="ZOTERO_ITEM CSL_CITATION {&quot;citationID&quot;:&quot;8V5fgDzT&quot;,&quot;properties&quot;:{&quot;formattedCitation&quot;:&quot;(Wilcove &amp; Wikelski 2008)&quot;,&quot;plainCitation&quot;:&quot;(Wilcove &amp; Wikelski 2008)&quot;,&quot;noteIndex&quot;:0},&quot;citationItems&quot;:[{&quot;id&quot;:3846,&quot;uris&quot;:[&quot;http://zotero.org/users/7057764/items/7DXI54Y2&quot;],&quot;itemData&quot;:{&quot;id&quot;:3846,&quot;type&quot;:&quot;article-journal&quot;,&quot;abstract&quot;:&quot;Many of the world's migratory animals are in decline. This essay explores the unique scientific and political challenges of protecting migratory species while they are still common.&quot;,&quot;container-title&quot;:&quot;PLOS Biology&quot;,&quot;DOI&quot;:&quot;10.1371/journal.pbio.0060188&quot;,&quot;ISSN&quot;:&quot;1545-7885&quot;,&quot;issue&quot;:&quot;7&quot;,&quot;journalAbbreviation&quot;:&quot;PLOS Biology&quot;,&quot;language&quot;:&quot;en&quot;,&quot;note&quot;:&quot;publisher: Public Library of Science&quot;,&quot;page&quot;:&quot;e188&quot;,&quot;source&quot;:&quot;PLoS Journals&quot;,&quot;title&quot;:&quot;Going, Going, Gone: Is Animal Migration Disappearing&quot;,&quot;title-short&quot;:&quot;Going, Going, Gone&quot;,&quot;volume&quot;:&quot;6&quot;,&quot;author&quot;:[{&quot;family&quot;:&quot;Wilcove&quot;,&quot;given&quot;:&quot;David S.&quot;},{&quot;family&quot;:&quot;Wikelski&quot;,&quot;given&quot;:&quot;Martin&quot;}],&quot;issued&quot;:{&quot;date-parts&quot;:[[&quot;2008&quot;,7,29]]}}}],&quot;schema&quot;:&quot;https://github.com/citation-style-language/schema/raw/master/csl-citation.json&quot;} RNDYHLP2DYqSB"/><text:span text:style-name="T114">. In Chapter 4, I ask whether the level of human impact and protection at different season</text:span><text:span text:style-name="T113">s</text:span><text:span text:style-name="T114"> explain variations in trends among North American bird species. I also explore</text:span><text:span text:style-name="T55">d</text:span><text:span text:style-name="T114"> the traits of species that are especially vulnerable to decline.</text:span></text:p>
      <text:p text:style-name="P6"/>
      <text:p text:style-name="P16">Findings <text:span text:style-name="T75">and implications</text:span></text:p>
      <text:p text:style-name="P3"><text:span text:style-name="T56">Our results support the hypothesis </text:span><text:span text:style-name="T119">that migratory birds balance an</text:span><text:span text:style-name="T56"> energetic trade-off between movement within their climatic niche and geographic space, and that their traits influence this </text:span><text:soft-page-break/><text:span text:style-name="T119">trade-off</text:span><text:span text:style-name="T56">. </text:span>However, the causality of the relationship<text:span text:style-name="T119">s</text:span> between traits and migratory strategy remains unclear. It is uncertain whether traits evolved to favor a particular migratory strategy, or if migratory strategies evolved in response to certain bird traits. With climate change altering seasonal dynamics and habitat availability, traits that favor movement within climatic niche space over movement across geographic space may become more critical.</text:p>
      <text:p text:style-name="P7"/>
      <text:p text:style-name="Text_20_body"><text:span text:style-name="T56">The bird communities showed a large variation in structure across the continent and seasons, </text:span><text:span text:style-name="T57">b</text:span><text:span text:style-name="T56">oth </text:span><text:span text:style-name="T57">in terms of taxonomic diversity and also traits. It </text:span><text:span text:style-name="T119">is </text:span><text:span text:style-name="T57">therefore essential to understand the seasonal dynamics of bird communities to better protect, and anticipate changes in functioning. Some of the ecogeographical rules only stand for some species and sea</text:span><text:span text:style-name="T113">s</text:span><text:span text:style-name="T57">ons, giving insights into how those spatial structures might arise. For example, </text:span><text:span text:style-name="T113">we found contrasting effects of seasons on the temperature-body size relationships among species that track climate conditions versus the ones that do not. This might indicate different constraints (heat dissipation versus heat conservation) driving body mass distributions in these two groups </text:span><text:reference-mark-start text:name="ZOTERO_ITEM CSL_CITATION {&quot;citationID&quot;:&quot;lMjVw1TG&quot;,&quot;properties&quot;:{&quot;formattedCitation&quot;:&quot;(Henry {\\i{}et al.} 2023)&quot;,&quot;plainCitation&quot;:&quot;(Henry et al. 2023)&quot;,&quot;noteIndex&quot;:0},&quot;citationItems&quot;:[{&quot;id&quot;:4125,&quot;uris&quot;:[&quot;http://zotero.org/users/7057764/items/URS37KPZ&quot;],&quot;itemData&quot;:{&quot;id&quot;:4125,&quot;type&quot;:&quot;article-journal&quot;,&quot;abstract&quot;:&quot;Aim Whether intraspecific spatial patterns in body size are generalizable across species remains contentious, as well as the mechanisms underlying these patterns. Here we test several hypotheses explaining within-species body size variation in terrestrial vertebrates including the heat balance, seasonality, resource availability and water conservation hypotheses for ectotherms, and the heat conservation, heat dissipation, starvation resistance and resource availability hypotheses for endotherms. Location Global. Time period 1970–2016. Major taxa studied Amphibians, reptiles, birds and mammals. Methods We collected 235,905 body size records for 2,229 species (amphibians = 36; reptiles = 81; birds = 1,545; mammals = 567) and performed a phylogenetic meta-analysis of intraspecific correlations between body size and environmental variables. We further tested whether correlations differ between migratory and non-migratory bird and mammal species, and between thermoregulating and thermoconforming ectotherms. Results For bird species, smaller intraspecific body size was associated with higher mean and maximum temperatures and lower resource seasonality. Size–environment relationships followed a similar pattern in resident and migratory birds, but the effect of resource availability on body size was slightly positive only for non-migratory birds. For mammals, we found that intraspecific body size was smaller with lower resource availability and seasonality, with this pattern being more evident in sedentary than migratory species. No clear size–environment relationships were found for reptiles and amphibians. Main conclusions Within-species body size variation across endotherms is explained by disparate underlying mechanisms for birds and mammals. Heat conservation (Bergmann's rule) and heat dissipation are the dominant processes explaining biogeographic intraspecific body size variation in birds, whereas in mammals, body size clines are mostly explained by the starvation resistance and resource availability hypotheses. Our findings contribute to a better understanding of the mechanisms behind species adaptations to the environment across their geographic distributions.&quot;,&quot;container-title&quot;:&quot;Global Ecology and Biogeography&quot;,&quot;DOI&quot;:&quot;10.1111/geb.13621&quot;,&quot;ISSN&quot;:&quot;1466-8238&quot;,&quot;issue&quot;:&quot;2&quot;,&quot;language&quot;:&quot;en&quot;,&quot;license&quot;:&quot;© 2022 The Authors. Global Ecology and Biogeography published by John Wiley &amp; Sons Ltd.&quot;,&quot;note&quot;:&quot;_eprint: https://onlinelibrary.wiley.com/doi/pdf/10.1111/geb.13621&quot;,&quot;page&quot;:&quot;267-280&quot;,&quot;source&quot;:&quot;Wiley Online Library&quot;,&quot;title&quot;:&quot;Unveiling the environmental drivers of intraspecific body size variation in terrestrial vertebrates&quot;,&quot;volume&quot;:&quot;32&quot;,&quot;author&quot;:[{&quot;family&quot;:&quot;Henry&quot;,&quot;given&quot;:&quot;Erin&quot;},{&quot;family&quot;:&quot;Santini&quot;,&quot;given&quot;:&quot;Luca&quot;},{&quot;family&quot;:&quot;Huijbregts&quot;,&quot;given&quot;:&quot;Mark A. J.&quot;},{&quot;family&quot;:&quot;Benítez-López&quot;,&quot;given&quot;:&quot;Ana&quot;}],&quot;issued&quot;:{&quot;date-parts&quot;:[[&quot;2023&quot;]]}}}],&quot;schema&quot;:&quot;https://github.com/citation-style-language/schema/raw/master/csl-citation.json&quot;} RNDfdkaffnv68"/><text:span text:style-name="T88">(Henry </text:span><text:span text:style-name="T87">et al.</text:span><text:span text:style-name="T88"> 2023)</text:span><text:reference-mark-end text:name="ZOTERO_ITEM CSL_CITATION {&quot;citationID&quot;:&quot;lMjVw1TG&quot;,&quot;properties&quot;:{&quot;formattedCitation&quot;:&quot;(Henry {\\i{}et al.} 2023)&quot;,&quot;plainCitation&quot;:&quot;(Henry et al. 2023)&quot;,&quot;noteIndex&quot;:0},&quot;citationItems&quot;:[{&quot;id&quot;:4125,&quot;uris&quot;:[&quot;http://zotero.org/users/7057764/items/URS37KPZ&quot;],&quot;itemData&quot;:{&quot;id&quot;:4125,&quot;type&quot;:&quot;article-journal&quot;,&quot;abstract&quot;:&quot;Aim Whether intraspecific spatial patterns in body size are generalizable across species remains contentious, as well as the mechanisms underlying these patterns. Here we test several hypotheses explaining within-species body size variation in terrestrial vertebrates including the heat balance, seasonality, resource availability and water conservation hypotheses for ectotherms, and the heat conservation, heat dissipation, starvation resistance and resource availability hypotheses for endotherms. Location Global. Time period 1970–2016. Major taxa studied Amphibians, reptiles, birds and mammals. Methods We collected 235,905 body size records for 2,229 species (amphibians = 36; reptiles = 81; birds = 1,545; mammals = 567) and performed a phylogenetic meta-analysis of intraspecific correlations between body size and environmental variables. We further tested whether correlations differ between migratory and non-migratory bird and mammal species, and between thermoregulating and thermoconforming ectotherms. Results For bird species, smaller intraspecific body size was associated with higher mean and maximum temperatures and lower resource seasonality. Size–environment relationships followed a similar pattern in resident and migratory birds, but the effect of resource availability on body size was slightly positive only for non-migratory birds. For mammals, we found that intraspecific body size was smaller with lower resource availability and seasonality, with this pattern being more evident in sedentary than migratory species. No clear size–environment relationships were found for reptiles and amphibians. Main conclusions Within-species body size variation across endotherms is explained by disparate underlying mechanisms for birds and mammals. Heat conservation (Bergmann's rule) and heat dissipation are the dominant processes explaining biogeographic intraspecific body size variation in birds, whereas in mammals, body size clines are mostly explained by the starvation resistance and resource availability hypotheses. Our findings contribute to a better understanding of the mechanisms behind species adaptations to the environment across their geographic distributions.&quot;,&quot;container-title&quot;:&quot;Global Ecology and Biogeography&quot;,&quot;DOI&quot;:&quot;10.1111/geb.13621&quot;,&quot;ISSN&quot;:&quot;1466-8238&quot;,&quot;issue&quot;:&quot;2&quot;,&quot;language&quot;:&quot;en&quot;,&quot;license&quot;:&quot;© 2022 The Authors. Global Ecology and Biogeography published by John Wiley &amp; Sons Ltd.&quot;,&quot;note&quot;:&quot;_eprint: https://onlinelibrary.wiley.com/doi/pdf/10.1111/geb.13621&quot;,&quot;page&quot;:&quot;267-280&quot;,&quot;source&quot;:&quot;Wiley Online Library&quot;,&quot;title&quot;:&quot;Unveiling the environmental drivers of intraspecific body size variation in terrestrial vertebrates&quot;,&quot;volume&quot;:&quot;32&quot;,&quot;author&quot;:[{&quot;family&quot;:&quot;Henry&quot;,&quot;given&quot;:&quot;Erin&quot;},{&quot;family&quot;:&quot;Santini&quot;,&quot;given&quot;:&quot;Luca&quot;},{&quot;family&quot;:&quot;Huijbregts&quot;,&quot;given&quot;:&quot;Mark A. J.&quot;},{&quot;family&quot;:&quot;Benítez-López&quot;,&quot;given&quot;:&quot;Ana&quot;}],&quot;issued&quot;:{&quot;date-parts&quot;:[[&quot;2023&quot;]]}}}],&quot;schema&quot;:&quot;https://github.com/citation-style-language/schema/raw/master/csl-citation.json&quot;} RNDfdkaffnv68"/><text:span text:style-name="T113">.</text:span></text:p>
      <text:p text:style-name="P4"/>
      <text:p text:style-name="Text_20_body"><text:span text:style-name="T115">I</text:span><text:span text:style-name="T106">n Chapter 4, we highlighted the importance of the migration season in protecting species. </text:span>Spatial planning research could enhance conservation strategies by comparing the prioritization of landscapes during different seasons, potentially identifying areas that provide greater protection for the full <text:span text:style-name="T117">annual cycle</text:span> of species <text:reference-mark-start text:name="ZOTERO_ITEM CSL_CITATION {&quot;citationID&quot;:&quot;S54actUD&quot;,&quot;properties&quot;:{&quot;formattedCitation&quot;:&quot;(Runge {\\i{}et al.} 2015)&quot;,&quot;plainCitation&quot;:&quot;(Runge et al. 2015)&quot;,&quot;noteIndex&quot;:0},&quot;citationItems&quot;:[{&quot;id&quot;:3861,&quot;uris&quot;:[&quot;http://zotero.org/users/7057764/items/LCYITLRR&quot;],&quot;itemData&quot;:{&quot;id&quot;:3861,&quot;type&quot;:&quot;article-journal&quot;,&quot;abstract&quot;:&quot;Migratory species depend on a suite of interconnected sites. Threats to unprotected links in these chains of sites are driving rapid population declines of migrants around the world, yet the extent to which different parts of the annual cycle are protected remains unknown. We show that just 9% of 1451 migratory birds are adequately covered by protected areas across all stages of their annual cycle, in comparison with 45% of nonmigratory birds. This discrepancy is driven by protected area placement that does not cover the full annual cycle of migratory species, indicating that global efforts toward coordinated conservation planning for migrants are yet to bear fruit. Better-targeted investment and enhanced coordination among countries are needed to conserve migratory species throughout their migratory cycle.&quot;,&quot;container-title&quot;:&quot;Science&quot;,&quot;DOI&quot;:&quot;10.1126/science.aac9180&quot;,&quot;issue&quot;:&quot;6265&quot;,&quot;note&quot;:&quot;publisher: American Association for the Advancement of Science&quot;,&quot;page&quot;:&quot;1255-1258&quot;,&quot;source&quot;:&quot;science.org (Atypon)&quot;,&quot;title&quot;:&quot;Protected areas and global conservation of migratory birds&quot;,&quot;volume&quot;:&quot;350&quot;,&quot;author&quot;:[{&quot;family&quot;:&quot;Runge&quot;,&quot;given&quot;:&quot;Claire A.&quot;},{&quot;family&quot;:&quot;Watson&quot;,&quot;given&quot;:&quot;James E. M.&quot;},{&quot;family&quot;:&quot;Butchart&quot;,&quot;given&quot;:&quot;Stuart H. M.&quot;},{&quot;family&quot;:&quot;Hanson&quot;,&quot;given&quot;:&quot;Jeffrey O.&quot;},{&quot;family&quot;:&quot;Possingham&quot;,&quot;given&quot;:&quot;Hugh P.&quot;},{&quot;family&quot;:&quot;Fuller&quot;,&quot;given&quot;:&quot;Richard A.&quot;}],&quot;issued&quot;:{&quot;date-parts&quot;:[[&quot;2015&quot;,12,4]]}}}],&quot;schema&quot;:&quot;https://github.com/citation-style-language/schema/raw/master/csl-citation.json&quot;} RNDTpT9RfSUZr"/><text:span text:style-name="T88">(Runge </text:span><text:span text:style-name="T87">et al.</text:span><text:span text:style-name="T88"> 2015)</text:span><text:reference-mark-end text:name="ZOTERO_ITEM CSL_CITATION {&quot;citationID&quot;:&quot;S54actUD&quot;,&quot;properties&quot;:{&quot;formattedCitation&quot;:&quot;(Runge {\\i{}et al.} 2015)&quot;,&quot;plainCitation&quot;:&quot;(Runge et al. 2015)&quot;,&quot;noteIndex&quot;:0},&quot;citationItems&quot;:[{&quot;id&quot;:3861,&quot;uris&quot;:[&quot;http://zotero.org/users/7057764/items/LCYITLRR&quot;],&quot;itemData&quot;:{&quot;id&quot;:3861,&quot;type&quot;:&quot;article-journal&quot;,&quot;abstract&quot;:&quot;Migratory species depend on a suite of interconnected sites. Threats to unprotected links in these chains of sites are driving rapid population declines of migrants around the world, yet the extent to which different parts of the annual cycle are protected remains unknown. We show that just 9% of 1451 migratory birds are adequately covered by protected areas across all stages of their annual cycle, in comparison with 45% of nonmigratory birds. This discrepancy is driven by protected area placement that does not cover the full annual cycle of migratory species, indicating that global efforts toward coordinated conservation planning for migrants are yet to bear fruit. Better-targeted investment and enhanced coordination among countries are needed to conserve migratory species throughout their migratory cycle.&quot;,&quot;container-title&quot;:&quot;Science&quot;,&quot;DOI&quot;:&quot;10.1126/science.aac9180&quot;,&quot;issue&quot;:&quot;6265&quot;,&quot;note&quot;:&quot;publisher: American Association for the Advancement of Science&quot;,&quot;page&quot;:&quot;1255-1258&quot;,&quot;source&quot;:&quot;science.org (Atypon)&quot;,&quot;title&quot;:&quot;Protected areas and global conservation of migratory birds&quot;,&quot;volume&quot;:&quot;350&quot;,&quot;author&quot;:[{&quot;family&quot;:&quot;Runge&quot;,&quot;given&quot;:&quot;Claire A.&quot;},{&quot;family&quot;:&quot;Watson&quot;,&quot;given&quot;:&quot;James E. M.&quot;},{&quot;family&quot;:&quot;Butchart&quot;,&quot;given&quot;:&quot;Stuart H. M.&quot;},{&quot;family&quot;:&quot;Hanson&quot;,&quot;given&quot;:&quot;Jeffrey O.&quot;},{&quot;family&quot;:&quot;Possingham&quot;,&quot;given&quot;:&quot;Hugh P.&quot;},{&quot;family&quot;:&quot;Fuller&quot;,&quot;given&quot;:&quot;Richard A.&quot;}],&quot;issued&quot;:{&quot;date-parts&quot;:[[&quot;2015&quot;,12,4]]}}}],&quot;schema&quot;:&quot;https://github.com/citation-style-language/schema/raw/master/csl-citation.json&quot;} RNDTpT9RfSUZr"/>. By considering the specific needs and vulnerabilities of migratory birds during their migration periods, conservation planners can identify and prioritize key habitats and stopover sites critical for their survival. This seasonal approach to spatial planning offers a <text:span text:style-name="T119">more holistic</text:span> strategy for conserving migratory species across their entire annual cycle <text:reference-mark-start text:name="ZOTERO_ITEM CSL_CITATION {&quot;citationID&quot;:&quot;unwiz266&quot;,&quot;properties&quot;:{&quot;formattedCitation&quot;:&quot;(Guo {\\i{}et al.} 2024)&quot;,&quot;plainCitation&quot;:&quot;(Guo et al. 2024)&quot;,&quot;noteIndex&quot;:0},&quot;citationItems&quot;:[{&quot;id&quot;:3995,&quot;uris&quot;:[&quot;http://zotero.org/users/7057764/items/I4L7GTFV&quot;],&quot;itemData&quot;:{&quot;id&quot;:3995,&quot;type&quot;:&quot;article-journal&quot;,&quot;container-title&quot;:&quot;Current Biology&quot;,&quot;DOI&quot;:&quot;10.1016/j.cub.2023.11.033&quot;,&quot;ISSN&quot;:&quot;09609822&quot;,&quot;issue&quot;:&quot;2&quot;,&quot;journalAbbreviation&quot;:&quot;Current Biology&quot;,&quot;language&quot;:&quot;en&quot;,&quot;page&quot;:&quot;235-244.e3&quot;,&quot;source&quot;:&quot;DOI.org (Crossref)&quot;,&quot;title&quot;:&quot;Seasonal patterns and protection status of stopover hotspots for migratory landbirds in the eastern United States&quot;,&quot;volume&quot;:&quot;34&quot;,&quot;author&quot;:[{&quot;family&quot;:&quot;Guo&quot;,&quot;given&quot;:&quot;Fengyi&quot;},{&quot;family&quot;:&quot;Buler&quot;,&quot;given&quot;:&quot;Jeffrey J.&quot;},{&quot;family&quot;:&quot;Smolinsky&quot;,&quot;given&quot;:&quot;Jaclyn A.&quot;},{&quot;family&quot;:&quot;Wilcove&quot;,&quot;given&quot;:&quot;David S.&quot;}],&quot;issued&quot;:{&quot;date-parts&quot;:[[&quot;2024&quot;,1]]}}}],&quot;schema&quot;:&quot;https://github.com/citation-style-language/schema/raw/master/csl-citation.json&quot;} RNDYHzWmXbRFV"/><text:span text:style-name="T88">(Guo </text:span><text:span text:style-name="T87">et al.</text:span><text:span text:style-name="T88"> 2024)</text:span><text:reference-mark-end text:name="ZOTERO_ITEM CSL_CITATION {&quot;citationID&quot;:&quot;unwiz266&quot;,&quot;properties&quot;:{&quot;formattedCitation&quot;:&quot;(Guo {\\i{}et al.} 2024)&quot;,&quot;plainCitation&quot;:&quot;(Guo et al. 2024)&quot;,&quot;noteIndex&quot;:0},&quot;citationItems&quot;:[{&quot;id&quot;:3995,&quot;uris&quot;:[&quot;http://zotero.org/users/7057764/items/I4L7GTFV&quot;],&quot;itemData&quot;:{&quot;id&quot;:3995,&quot;type&quot;:&quot;article-journal&quot;,&quot;container-title&quot;:&quot;Current Biology&quot;,&quot;DOI&quot;:&quot;10.1016/j.cub.2023.11.033&quot;,&quot;ISSN&quot;:&quot;09609822&quot;,&quot;issue&quot;:&quot;2&quot;,&quot;journalAbbreviation&quot;:&quot;Current Biology&quot;,&quot;language&quot;:&quot;en&quot;,&quot;page&quot;:&quot;235-244.e3&quot;,&quot;source&quot;:&quot;DOI.org (Crossref)&quot;,&quot;title&quot;:&quot;Seasonal patterns and protection status of stopover hotspots for migratory landbirds in the eastern United States&quot;,&quot;volume&quot;:&quot;34&quot;,&quot;author&quot;:[{&quot;family&quot;:&quot;Guo&quot;,&quot;given&quot;:&quot;Fengyi&quot;},{&quot;family&quot;:&quot;Buler&quot;,&quot;given&quot;:&quot;Jeffrey J.&quot;},{&quot;family&quot;:&quot;Smolinsky&quot;,&quot;given&quot;:&quot;Jaclyn A.&quot;},{&quot;family&quot;:&quot;Wilcove&quot;,&quot;given&quot;:&quot;David S.&quot;}],&quot;issued&quot;:{&quot;date-parts&quot;:[[&quot;2024&quot;,1]]}}}],&quot;schema&quot;:&quot;https://github.com/citation-style-language/schema/raw/master/csl-citation.json&quot;} RNDYHzWmXbRFV"/>.</text:p>
      <text:p text:style-name="P19"><text:soft-page-break/></text:p>
      <text:p text:style-name="Text_20_body"><text:span text:style-name="T57">The findings from Chapters 3 and 4 highlight the necessity of studying the entire annual cycle of bird species for effective conservation. Conservation efforts must encompass the full migratory network to </text:span><text:span text:style-name="T115">protect</text:span><text:span text:style-name="T57"> these populations, especially as migratory birds face global declines </text:span><text:span text:style-name="T115">and are exposed to</text:span><text:span text:style-name="T57"> rapidly changing seasonal dynamics </text:span><text:reference-mark-start text:name="ZOTERO_ITEM CSL_CITATION {&quot;citationID&quot;:&quot;AwolBKTa&quot;,&quot;properties&quot;:{&quot;formattedCitation&quot;:&quot;(Zhang {\\i{}et al.} 2023)&quot;,&quot;plainCitation&quot;:&quot;(Zhang et al. 2023)&quot;,&quot;noteIndex&quot;:0},&quot;citationItems&quot;:[{&quot;id&quot;:3867,&quot;uris&quot;:[&quot;http://zotero.org/users/7057764/items/X7Z3NKLR&quot;],&quot;itemData&quot;:{&quot;id&quot;:3867,&quot;type&quot;:&quot;article-journal&quot;,&quot;abstract&quot;:&quot;Halting and reversing biodiversity loss is a grand challenge in the Anthropocene, which suggests an urgent need to effectively protect key areas that support species sustainability. However, large knowledge gaps exist in determining those key areas for migratory species and the extent to which they are protected, albeit with the essential and indispensable functions that migratory species perform in biodiversity conservation. Here, we used over 390 million community-contributed bird observations to derive order-speciﬁc, spatially explicit estimates of annual migration networks for 26 bird orders across the world. We found that 35% of the overall 343 important sites that strongly connect the migration network across the annual cycle of global migratory birds are uncovered by protected areas. This leads to nearly 87% of 1,862 migratory bird species being at risk. Migratory species beneﬁt more from considering various levels of site importance to safeguard network integrity, with conservation efforts across countries.&quot;,&quot;container-title&quot;:&quot;One Earth&quot;,&quot;DOI&quot;:&quot;10.1016/j.oneear.2023.08.017&quot;,&quot;ISSN&quot;:&quot;25903322&quot;,&quot;issue&quot;:&quot;10&quot;,&quot;journalAbbreviation&quot;:&quot;One Earth&quot;,&quot;language&quot;:&quot;en&quot;,&quot;page&quot;:&quot;1340-1349&quot;,&quot;source&quot;:&quot;DOI.org (Crossref)&quot;,&quot;title&quot;:&quot;Prioritizing global conservation of migratory birds over their migration network&quot;,&quot;volume&quot;:&quot;6&quot;,&quot;author&quot;:[{&quot;family&quot;:&quot;Zhang&quot;,&quot;given&quot;:&quot;Wenyuan&quot;},{&quot;family&quot;:&quot;Wei&quot;,&quot;given&quot;:&quot;Jie&quot;},{&quot;family&quot;:&quot;Xu&quot;,&quot;given&quot;:&quot;Yanjie&quot;}],&quot;issued&quot;:{&quot;date-parts&quot;:[[&quot;2023&quot;,10]]}}}],&quot;schema&quot;:&quot;https://github.com/citation-style-language/schema/raw/master/csl-citation.json&quot;} RNDy4klOm0Y8l"/><text:span text:style-name="T88">(Zhang </text:span><text:span text:style-name="T87">et al.</text:span><text:span text:style-name="T88"> 2023)</text:span><text:reference-mark-end text:name="ZOTERO_ITEM CSL_CITATION {&quot;citationID&quot;:&quot;AwolBKTa&quot;,&quot;properties&quot;:{&quot;formattedCitation&quot;:&quot;(Zhang {\\i{}et al.} 2023)&quot;,&quot;plainCitation&quot;:&quot;(Zhang et al. 2023)&quot;,&quot;noteIndex&quot;:0},&quot;citationItems&quot;:[{&quot;id&quot;:3867,&quot;uris&quot;:[&quot;http://zotero.org/users/7057764/items/X7Z3NKLR&quot;],&quot;itemData&quot;:{&quot;id&quot;:3867,&quot;type&quot;:&quot;article-journal&quot;,&quot;abstract&quot;:&quot;Halting and reversing biodiversity loss is a grand challenge in the Anthropocene, which suggests an urgent need to effectively protect key areas that support species sustainability. However, large knowledge gaps exist in determining those key areas for migratory species and the extent to which they are protected, albeit with the essential and indispensable functions that migratory species perform in biodiversity conservation. Here, we used over 390 million community-contributed bird observations to derive order-speciﬁc, spatially explicit estimates of annual migration networks for 26 bird orders across the world. We found that 35% of the overall 343 important sites that strongly connect the migration network across the annual cycle of global migratory birds are uncovered by protected areas. This leads to nearly 87% of 1,862 migratory bird species being at risk. Migratory species beneﬁt more from considering various levels of site importance to safeguard network integrity, with conservation efforts across countries.&quot;,&quot;container-title&quot;:&quot;One Earth&quot;,&quot;DOI&quot;:&quot;10.1016/j.oneear.2023.08.017&quot;,&quot;ISSN&quot;:&quot;25903322&quot;,&quot;issue&quot;:&quot;10&quot;,&quot;journalAbbreviation&quot;:&quot;One Earth&quot;,&quot;language&quot;:&quot;en&quot;,&quot;page&quot;:&quot;1340-1349&quot;,&quot;source&quot;:&quot;DOI.org (Crossref)&quot;,&quot;title&quot;:&quot;Prioritizing global conservation of migratory birds over their migration network&quot;,&quot;volume&quot;:&quot;6&quot;,&quot;author&quot;:[{&quot;family&quot;:&quot;Zhang&quot;,&quot;given&quot;:&quot;Wenyuan&quot;},{&quot;family&quot;:&quot;Wei&quot;,&quot;given&quot;:&quot;Jie&quot;},{&quot;family&quot;:&quot;Xu&quot;,&quot;given&quot;:&quot;Yanjie&quot;}],&quot;issued&quot;:{&quot;date-parts&quot;:[[&quot;2023&quot;,10]]}}}],&quot;schema&quot;:&quot;https://github.com/citation-style-language/schema/raw/master/csl-citation.json&quot;} RNDy4klOm0Y8l"/><text:span text:style-name="T57">. By addressing critical periods like staging and stopover sites, often overlooked in traditional conservation strategies, we can better protect migrating birds.</text:span></text:p>
      <text:p text:style-name="P17"/>
      <text:p text:style-name="P17">Limitations and future directions</text:p>
      <text:list text:style-name="L3">
        <text:list-item>
          <text:p text:style-name="P39">In Chapter 3, our findings <text:span text:style-name="T115">suggest</text:span> that bird traits play a significant role in shaping movement patterns in both geographic and climatic spaces. <text:span text:style-name="T119">However, </text:span>the relationships between traits, migration distance, and climate niche space can be complex. Our results support the hypothesis<text:span text:style-name="T115"> that</text:span> <text:span text:style-name="T101">long-distance migrants seek more resource accessibility rather than climate conditions </text:span><text:reference-mark-start text:name="ZOTERO_ITEM CSL_CITATION {&quot;citationID&quot;:&quot;H8cMRDqV&quot;,&quot;properties&quot;:{&quot;formattedCitation&quot;:&quot;(Somveille {\\i{}et al.} 2019)&quot;,&quot;plainCitation&quot;:&quot;(Somveille et al. 2019)&quot;,&quot;noteIndex&quot;:0},&quot;citationItems&quot;:[{&quot;id&quot;:3418,&quot;uris&quot;:[&quot;http://zotero.org/users/7057764/items/QU2MMAJV&quot;],&quot;itemData&quot;:{&quot;id&quot;:3418,&quot;type&quot;:&quot;article-journal&quot;,&quot;abstract&quot;:&quot;Given their large movement capacities, migratory birds have in principle a wide range of possible geographical locations for their breeding and non-breeding destinations, yet each species migrates between consistent breeding and non-breeding ranges. In this study, we use a macroecological approach to search for the general factors explaining the location of the seasonal ranges of migratory bird species across the globe. We develop a null model to test the hypotheses that access to resources, geographical distance, tracking of temperature, and habitat conditions (separately as well as considered together) have a major influence in the location of species’ migratory destinations, once each species’ geographical constraints are taken into account. Our results provide evidence for a trade-off between costs associated with distance travelled and gains in terms of better access to resources. We also provide strong support to the hypotheses that all factors tested, with the exception of habitat, have a strong and additive effect on the global geography of bird migration. Indeed, our results indicate that species’ contemporary migratory destinations (i.e. the combination of their breeding and non-breeding ranges) are such that they allow species to track a temperature regime throughout the year, to escape local competition and reach areas with better access to resources, and to minimise the spatial distance travelled, within the limitations imposed by the geographical location of each species. Our study thus sheds light on the mechanisms underpinning bird migration and provides a strong basis for predicting how migratory species will respond to future change.&quot;,&quot;container-title&quot;:&quot;Ecography&quot;,&quot;DOI&quot;:&quot;10.1111/ecog.03531&quot;,&quot;ISSN&quot;:&quot;1600-0587&quot;,&quot;issue&quot;:&quot;2&quot;,&quot;language&quot;:&quot;en&quot;,&quot;license&quot;:&quot;© 2018 The Authors&quot;,&quot;note&quot;:&quot;_eprint: https://onlinelibrary.wiley.com/doi/pdf/10.1111/ecog.03531&quot;,&quot;page&quot;:&quot;225-236&quot;,&quot;source&quot;:&quot;Wiley Online Library&quot;,&quot;title&quot;:&quot;Where the wild birds go: explaining the differences in migratory destinations across terrestrial bird species&quot;,&quot;title-short&quot;:&quot;Where the wild birds go&quot;,&quot;volume&quot;:&quot;42&quot;,&quot;author&quot;:[{&quot;family&quot;:&quot;Somveille&quot;,&quot;given&quot;:&quot;Marius&quot;},{&quot;family&quot;:&quot;Manica&quot;,&quot;given&quot;:&quot;Andrea&quot;},{&quot;family&quot;:&quot;Rodrigues&quot;,&quot;given&quot;:&quot;Ana S. L.&quot;}],&quot;issued&quot;:{&quot;date-parts&quot;:[[&quot;2019&quot;]]}}}],&quot;schema&quot;:&quot;https://github.com/citation-style-language/schema/raw/master/csl-citation.json&quot;} RNDdtuJWz2YDw"/><text:span text:style-name="T88">(Somveille </text:span><text:span text:style-name="T87">et al.</text:span><text:span text:style-name="T88"> 2019)</text:span><text:reference-mark-end text:name="ZOTERO_ITEM CSL_CITATION {&quot;citationID&quot;:&quot;H8cMRDqV&quot;,&quot;properties&quot;:{&quot;formattedCitation&quot;:&quot;(Somveille {\\i{}et al.} 2019)&quot;,&quot;plainCitation&quot;:&quot;(Somveille et al. 2019)&quot;,&quot;noteIndex&quot;:0},&quot;citationItems&quot;:[{&quot;id&quot;:3418,&quot;uris&quot;:[&quot;http://zotero.org/users/7057764/items/QU2MMAJV&quot;],&quot;itemData&quot;:{&quot;id&quot;:3418,&quot;type&quot;:&quot;article-journal&quot;,&quot;abstract&quot;:&quot;Given their large movement capacities, migratory birds have in principle a wide range of possible geographical locations for their breeding and non-breeding destinations, yet each species migrates between consistent breeding and non-breeding ranges. In this study, we use a macroecological approach to search for the general factors explaining the location of the seasonal ranges of migratory bird species across the globe. We develop a null model to test the hypotheses that access to resources, geographical distance, tracking of temperature, and habitat conditions (separately as well as considered together) have a major influence in the location of species’ migratory destinations, once each species’ geographical constraints are taken into account. Our results provide evidence for a trade-off between costs associated with distance travelled and gains in terms of better access to resources. We also provide strong support to the hypotheses that all factors tested, with the exception of habitat, have a strong and additive effect on the global geography of bird migration. Indeed, our results indicate that species’ contemporary migratory destinations (i.e. the combination of their breeding and non-breeding ranges) are such that they allow species to track a temperature regime throughout the year, to escape local competition and reach areas with better access to resources, and to minimise the spatial distance travelled, within the limitations imposed by the geographical location of each species. Our study thus sheds light on the mechanisms underpinning bird migration and provides a strong basis for predicting how migratory species will respond to future change.&quot;,&quot;container-title&quot;:&quot;Ecography&quot;,&quot;DOI&quot;:&quot;10.1111/ecog.03531&quot;,&quot;ISSN&quot;:&quot;1600-0587&quot;,&quot;issue&quot;:&quot;2&quot;,&quot;language&quot;:&quot;en&quot;,&quot;license&quot;:&quot;© 2018 The Authors&quot;,&quot;note&quot;:&quot;_eprint: https://onlinelibrary.wiley.com/doi/pdf/10.1111/ecog.03531&quot;,&quot;page&quot;:&quot;225-236&quot;,&quot;source&quot;:&quot;Wiley Online Library&quot;,&quot;title&quot;:&quot;Where the wild birds go: explaining the differences in migratory destinations across terrestrial bird species&quot;,&quot;title-short&quot;:&quot;Where the wild birds go&quot;,&quot;volume&quot;:&quot;42&quot;,&quot;author&quot;:[{&quot;family&quot;:&quot;Somveille&quot;,&quot;given&quot;:&quot;Marius&quot;},{&quot;family&quot;:&quot;Manica&quot;,&quot;given&quot;:&quot;Andrea&quot;},{&quot;family&quot;:&quot;Rodrigues&quot;,&quot;given&quot;:&quot;Ana S. L.&quot;}],&quot;issued&quot;:{&quot;date-parts&quot;:[[&quot;2019&quot;]]}}}],&quot;schema&quot;:&quot;https://github.com/citation-style-language/schema/raw/master/csl-citation.json&quot;} RNDdtuJWz2YDw"/><text:span text:style-name="T101">. </text:span><text:span text:style-name="T115">It also highlight</text:span><text:span text:style-name="T122">s</text:span><text:span text:style-name="T115"> the need to consider another</text:span><text:span text:style-name="T101"> type of ‘tracking’: resource-tracking. </text:span>Future research could explore the relationship<text:span text:style-name="T119">s</text:span> between traits and bird movement in geographic space, as well as within different dimensions of their niches, including Eltonian <text:span text:style-name="T119">(e.g., diet switching) </text:span>and Grinnellian <text:span text:style-name="T119">(e.g., temperature switching)</text:span> niches.</text:p>
        </text:list-item>
        <text:list-item>
          <text:p text:style-name="P39"><text:span text:style-name="T101">Chapter 3 also highlighted a broader limit</text:span><text:span text:style-name="T115">ation</text:span><text:span text:style-name="T101"> </text:span><text:span text:style-name="T115">with</text:span><text:span text:style-name="T101">in the concept of the </text:span><text:span text:style-name="T115">ecological </text:span><text:span text:style-name="T101">niche. </text:span><text:span text:style-name="T102">Traditionally, the ecological niche is defined as the combination of biotic and abiotic factors that allow a species to maintain a positive growth rate </text:span><text:reference-mark-start text:name="ZOTERO_ITEM CSL_CITATION {&quot;citationID&quot;:&quot;3pQnciB1&quot;,&quot;properties&quot;:{&quot;formattedCitation&quot;:&quot;(Chase &amp; Leibold 2003; Holt 2009)&quot;,&quot;plainCitation&quot;:&quot;(Chase &amp; Leibold 2003; Holt 2009)&quot;,&quot;noteIndex&quot;:0},&quot;citationItems&quot;:[{&quot;id&quot;:643,&quot;uris&quot;:[&quot;http://zotero.org/users/7057764/items/8VIIGR9C&quot;],&quot;itemData&quot;:{&quot;id&quot;:643,&quot;type&quot;:&quot;book&quot;,&quot;ISBN&quot;:&quot;978-0-226-10180-4&quot;,&quot;language&quot;:&quot;en&quot;,&quot;note&quot;:&quot;DOI: 10.7208/chicago/9780226101811.001.0001&quot;,&quot;publisher&quot;:&quot;University of Chicago Press&quot;,&quot;source&quot;:&quot;DOI.org (Crossref)&quot;,&quot;title&quot;:&quot;Ecological Niches: Linking Classical and Contemporary Approaches&quot;,&quot;title-short&quot;:&quot;Ecological Niches&quot;,&quot;URL&quot;:&quot;http://www.bibliovault.org/BV.landing.epl?ISBN=9780226101804&quot;,&quot;author&quot;:[{&quot;family&quot;:&quot;Chase&quot;,&quot;given&quot;:&quot;Jonathan M.&quot;},{&quot;family&quot;:&quot;Leibold&quot;,&quot;given&quot;:&quot;Mathew A.&quot;}],&quot;accessed&quot;:{&quot;date-parts&quot;:[[&quot;2022&quot;,1,25]]},&quot;issued&quot;:{&quot;date-parts&quot;:[[&quot;2003&quot;]]}}},{&quot;id&quot;:101,&quot;uris&quot;:[&quot;http://zotero.org/users/7057764/items/WV4F5JRF&quot;],&quot;itemData&quot;:{&quot;id&quot;:101,&quot;type&quot;:&quot;article-journal&quot;,&quot;abstract&quot;:&quot;G. Evelyn Hutchinson more than a half century ago proposed that one could characterize the ecological niche of a species as an abstract mapping of population dynamics onto an environmental space, the axes of which are abiotic and biotic factors that influence birth and death rates. If a habitat has conditions within a species' niche, a population should persist without immigration from external sources, whereas if conditions are outside the niche, it faces extinction. Analyses of species' niches are essential to understanding controls on species' geographical range limits and how these limits might shift in our rapidly changing world. Recent developments in ecology and evolutionary biology suggest it is time to revisit and refine Hutchinson's niche concept. After reviewing techniques for quantifying niches, I examine subtleties that arise because of impacts species have on their own environments, the density-dependent modulation of how individuals experience environments, and the interplay of dispersal and temporal heterogeneity in determining population persistence. Moreover, the evolutionary record over all time scales reveals a spectrum of rates of change in species' niches, from rapid niche evolution to profound niche conservatism. Substantial challenges revolving around the evolutionary dimension of the Hutchinsonian niche include quantifying the magnitude of evolved intraspecific and clade-level variation in niches and understanding the factors that govern where along the spectrum of potential evolutionary rates any given lineage lies. A growing body of theory provides elements of a conceptual framework for understanding niche conservatism and evolution, paving the way for an evolutionary theory of the niche.&quot;,&quot;container-title&quot;:&quot;Proceedings of the National Academy of Sciences&quot;,&quot;DOI&quot;:&quot;10.1073/pnas.0905137106&quot;,&quot;ISSN&quot;:&quot;0027-8424, 1091-6490&quot;,&quot;issue&quot;:&quot;Supplement 2&quot;,&quot;journalAbbreviation&quot;:&quot;PNAS&quot;,&quot;language&quot;:&quot;en&quot;,&quot;license&quot;:&quot;© 2009&quot;,&quot;note&quot;:&quot;tex.ids= holt2009b\nPMID: 19903876\npublisher: National Academy of Sciences\nsection: Colloquium Paper&quot;,&quot;page&quot;:&quot;19659-19665&quot;,&quot;source&quot;:&quot;www.pnas.org&quot;,&quot;title&quot;:&quot;Bringing the Hutchinsonian niche into the 21st century: Ecological and evolutionary perspectives&quot;,&quot;title-short&quot;:&quot;Bringing the Hutchinsonian niche into the 21st century&quot;,&quot;volume&quot;:&quot;106&quot;,&quot;author&quot;:[{&quot;family&quot;:&quot;Holt&quot;,&quot;given&quot;:&quot;Robert D.&quot;}],&quot;issued&quot;:{&quot;date-parts&quot;:[[&quot;2009&quot;,11,17]]}}}],&quot;schema&quot;:&quot;https://github.com/citation-style-language/schema/raw/master/csl-citation.json&quot;} RND1dFMnRpnt0"/><text:span text:style-name="T102">(Chase &amp; Leibold 2003; Holt 2009)</text:span><text:reference-mark-end text:name="ZOTERO_ITEM CSL_CITATION {&quot;citationID&quot;:&quot;3pQnciB1&quot;,&quot;properties&quot;:{&quot;formattedCitation&quot;:&quot;(Chase &amp; Leibold 2003; Holt 2009)&quot;,&quot;plainCitation&quot;:&quot;(Chase &amp; Leibold 2003; Holt 2009)&quot;,&quot;noteIndex&quot;:0},&quot;citationItems&quot;:[{&quot;id&quot;:643,&quot;uris&quot;:[&quot;http://zotero.org/users/7057764/items/8VIIGR9C&quot;],&quot;itemData&quot;:{&quot;id&quot;:643,&quot;type&quot;:&quot;book&quot;,&quot;ISBN&quot;:&quot;978-0-226-10180-4&quot;,&quot;language&quot;:&quot;en&quot;,&quot;note&quot;:&quot;DOI: 10.7208/chicago/9780226101811.001.0001&quot;,&quot;publisher&quot;:&quot;University of Chicago Press&quot;,&quot;source&quot;:&quot;DOI.org (Crossref)&quot;,&quot;title&quot;:&quot;Ecological Niches: Linking Classical and Contemporary Approaches&quot;,&quot;title-short&quot;:&quot;Ecological Niches&quot;,&quot;URL&quot;:&quot;http://www.bibliovault.org/BV.landing.epl?ISBN=9780226101804&quot;,&quot;author&quot;:[{&quot;family&quot;:&quot;Chase&quot;,&quot;given&quot;:&quot;Jonathan M.&quot;},{&quot;family&quot;:&quot;Leibold&quot;,&quot;given&quot;:&quot;Mathew A.&quot;}],&quot;accessed&quot;:{&quot;date-parts&quot;:[[&quot;2022&quot;,1,25]]},&quot;issued&quot;:{&quot;date-parts&quot;:[[&quot;2003&quot;]]}}},{&quot;id&quot;:101,&quot;uris&quot;:[&quot;http://zotero.org/users/7057764/items/WV4F5JRF&quot;],&quot;itemData&quot;:{&quot;id&quot;:101,&quot;type&quot;:&quot;article-journal&quot;,&quot;abstract&quot;:&quot;G. Evelyn Hutchinson more than a half century ago proposed that one could characterize the ecological niche of a species as an abstract mapping of population dynamics onto an environmental space, the axes of which are abiotic and biotic factors that influence birth and death rates. If a habitat has conditions within a species' niche, a population should persist without immigration from external sources, whereas if conditions are outside the niche, it faces extinction. Analyses of species' niches are essential to understanding controls on species' geographical range limits and how these limits might shift in our rapidly changing world. Recent developments in ecology and evolutionary biology suggest it is time to revisit and refine Hutchinson's niche concept. After reviewing techniques for quantifying niches, I examine subtleties that arise because of impacts species have on their own environments, the density-dependent modulation of how individuals experience environments, and the interplay of dispersal and temporal heterogeneity in determining population persistence. Moreover, the evolutionary record over all time scales reveals a spectrum of rates of change in species' niches, from rapid niche evolution to profound niche conservatism. Substantial challenges revolving around the evolutionary dimension of the Hutchinsonian niche include quantifying the magnitude of evolved intraspecific and clade-level variation in niches and understanding the factors that govern where along the spectrum of potential evolutionary rates any given lineage lies. A growing body of theory provides elements of a conceptual framework for understanding niche conservatism and evolution, paving the way for an evolutionary theory of the niche.&quot;,&quot;container-title&quot;:&quot;Proceedings of the National Academy of Sciences&quot;,&quot;DOI&quot;:&quot;10.1073/pnas.0905137106&quot;,&quot;ISSN&quot;:&quot;0027-8424, 1091-6490&quot;,&quot;issue&quot;:&quot;Supplement 2&quot;,&quot;journalAbbreviation&quot;:&quot;PNAS&quot;,&quot;language&quot;:&quot;en&quot;,&quot;license&quot;:&quot;© 2009&quot;,&quot;note&quot;:&quot;tex.ids= holt2009b\nPMID: 19903876\npublisher: National Academy of Sciences\nsection: Colloquium Paper&quot;,&quot;page&quot;:&quot;19659-19665&quot;,&quot;source&quot;:&quot;www.pnas.org&quot;,&quot;title&quot;:&quot;Bringing the Hutchinsonian niche into the 21st century: Ecological and evolutionary perspectives&quot;,&quot;title-short&quot;:&quot;Bringing the Hutchinsonian niche into the 21st century&quot;,&quot;volume&quot;:&quot;106&quot;,&quot;author&quot;:[{&quot;family&quot;:&quot;Holt&quot;,&quot;given&quot;:&quot;Robert D.&quot;}],&quot;issued&quot;:{&quot;date-parts&quot;:[[&quot;2009&quot;,11,17]]}}}],&quot;schema&quot;:&quot;https://github.com/citation-style-language/schema/raw/master/csl-citation.json&quot;} RND1dFMnRpnt0"/><text:span text:style-name="T102">. </text:span><text:span text:style-name="T105">However, i</text:span><text:span text:style-name="T103">n a seasonal environment, these factors vary </text:span><text:span text:style-name="T105">over</text:span><text:span text:style-name="T103"> time in a predictable way. </text:span><text:span text:style-name="T105">Additionally, t</text:span><text:span text:style-name="T103">he responses and impacts of species can also vary </text:span><text:span text:style-name="T104">to </text:span><text:span text:style-name="T105">these </text:span><text:soft-page-break/><text:span text:style-name="T104">biotic and abiotic factors can vary as the species enters different stages of </text:span><text:span text:style-name="T105">their</text:span><text:span text:style-name="T104"> annual cycle. By better integrating seasonality into niche concepts and models, we can more accurately anticipate species' responses to changing climate conditions and seasonal dynamics.</text:span></text:p>
        </text:list-item>
        <text:list-item>
          <text:p text:style-name="P40"><text:span text:style-name="T106">In Chapter 4, we </text:span><text:span text:style-name="T115">found contrasting </text:span><text:span text:style-name="T106">effect</text:span><text:span text:style-name="T115">s</text:span><text:span text:style-name="T106"> of human footprint during different seasons on species trends. </text:span>Higher human footprint was associated with declines during the migration season, but with increasing species trends during the breeding and wintering seasons.<text:span text:style-name="T106"> </text:span>One possible explanation is that the human footprint, as a composite of various human stressors, obscures more intricate interactions between individual stressors (such as light pollution and human density) <text:span text:style-name="T115">at</text:span> different seasons <text:span text:style-name="T115">and species trends</text:span>. Birds have distinct requirements during each season, and their vulnerability to individual stressors likely varies accordingly <text:reference-mark-start text:name="ZOTERO_ITEM CSL_CITATION {&quot;citationID&quot;:&quot;ggpchdCG&quot;,&quot;properties&quot;:{&quot;formattedCitation&quot;:&quot;(Rushing {\\i{}et al.} 2017)&quot;,&quot;plainCitation&quot;:&quot;(Rushing et al. 2017)&quot;,&quot;noteIndex&quot;:0},&quot;citationItems&quot;:[{&quot;id&quot;:3987,&quot;uris&quot;:[&quot;http://zotero.org/users/7057764/items/LYM4PDBS&quot;],&quot;itemData&quot;:{&quot;id&quot;:3987,&quot;type&quot;:&quot;article-journal&quot;,&quot;abstract&quot;:&quot;Untangling the spatial and temporal processes that influence population dynamics of migratory species is challenging, because changes in abundance are shaped by variation in vital rates across heterogeneous habitats and throughout the annual cycle. We developed a full-annual-cycle, integrated, population model and used demographic data collected between 2011 and 2014 in southern Indiana and Belize to estimate stage-specific vital rates of a declining migratory songbird, the Wood Thrush (Hylocichla mustelina). Our primary objective was to understand how spatial and temporal variation in demography contributes to local and regional population growth. Our full-annual-cycle model allowed us to estimate (1) age-specific, seasonal survival probabilities, including latent survival during both spring and autumn migration, and (2) how the relative contribution of vital rates to population growth differed among habitats. Wood Thrushes in our study populations experienced the lowest apparent survival rates during migration and apparent survival was lower during spring migration than during fall migration. Both mortality and high dispersal likely contributed to low apparent survival during spring migration. Population growth in high-quality habitat was most sensitive to variation in fecundity and apparent survival of juveniles during spring migration, whereas population growth in low-quality sites was most sensitive to adult apparent breeding-season survival. These results elucidate how full-annual-cycle vital rates, particularly apparent survival during migration, interact with spatial variation in habitat quality to influence population dynamics in migratory species.&quot;,&quot;container-title&quot;:&quot;Ecology&quot;,&quot;DOI&quot;:&quot;10.1002/ecy.1967&quot;,&quot;ISSN&quot;:&quot;1939-9170&quot;,&quot;issue&quot;:&quot;11&quot;,&quot;language&quot;:&quot;en&quot;,&quot;license&quot;:&quot;© 2017 by the Ecological Society of America&quot;,&quot;note&quot;:&quot;_eprint: https://onlinelibrary.wiley.com/doi/pdf/10.1002/ecy.1967&quot;,&quot;page&quot;:&quot;2837-2850&quot;,&quot;source&quot;:&quot;Wiley Online Library&quot;,&quot;title&quot;:&quot;Spatial and temporal drivers of avian population dynamics across the annual cycle&quot;,&quot;volume&quot;:&quot;98&quot;,&quot;author&quot;:[{&quot;family&quot;:&quot;Rushing&quot;,&quot;given&quot;:&quot;Clark S.&quot;},{&quot;family&quot;:&quot;Hostetler&quot;,&quot;given&quot;:&quot;Jeffrey A.&quot;},{&quot;family&quot;:&quot;Sillett&quot;,&quot;given&quot;:&quot;T. Scott&quot;},{&quot;family&quot;:&quot;Marra&quot;,&quot;given&quot;:&quot;Peter P.&quot;},{&quot;family&quot;:&quot;Rotenberg&quot;,&quot;given&quot;:&quot;James A.&quot;},{&quot;family&quot;:&quot;Ryder&quot;,&quot;given&quot;:&quot;Thomas B.&quot;}],&quot;issued&quot;:{&quot;date-parts&quot;:[[&quot;2017&quot;]]}}}],&quot;schema&quot;:&quot;https://github.com/citation-style-language/schema/raw/master/csl-citation.json&quot;} RNDKzz2ir2vYM"/><text:span text:style-name="T88">(Rushing </text:span><text:span text:style-name="T87">et al.</text:span><text:span text:style-name="T88"> 2017)</text:span><text:reference-mark-end text:name="ZOTERO_ITEM CSL_CITATION {&quot;citationID&quot;:&quot;ggpchdCG&quot;,&quot;properties&quot;:{&quot;formattedCitation&quot;:&quot;(Rushing {\\i{}et al.} 2017)&quot;,&quot;plainCitation&quot;:&quot;(Rushing et al. 2017)&quot;,&quot;noteIndex&quot;:0},&quot;citationItems&quot;:[{&quot;id&quot;:3987,&quot;uris&quot;:[&quot;http://zotero.org/users/7057764/items/LYM4PDBS&quot;],&quot;itemData&quot;:{&quot;id&quot;:3987,&quot;type&quot;:&quot;article-journal&quot;,&quot;abstract&quot;:&quot;Untangling the spatial and temporal processes that influence population dynamics of migratory species is challenging, because changes in abundance are shaped by variation in vital rates across heterogeneous habitats and throughout the annual cycle. We developed a full-annual-cycle, integrated, population model and used demographic data collected between 2011 and 2014 in southern Indiana and Belize to estimate stage-specific vital rates of a declining migratory songbird, the Wood Thrush (Hylocichla mustelina). Our primary objective was to understand how spatial and temporal variation in demography contributes to local and regional population growth. Our full-annual-cycle model allowed us to estimate (1) age-specific, seasonal survival probabilities, including latent survival during both spring and autumn migration, and (2) how the relative contribution of vital rates to population growth differed among habitats. Wood Thrushes in our study populations experienced the lowest apparent survival rates during migration and apparent survival was lower during spring migration than during fall migration. Both mortality and high dispersal likely contributed to low apparent survival during spring migration. Population growth in high-quality habitat was most sensitive to variation in fecundity and apparent survival of juveniles during spring migration, whereas population growth in low-quality sites was most sensitive to adult apparent breeding-season survival. These results elucidate how full-annual-cycle vital rates, particularly apparent survival during migration, interact with spatial variation in habitat quality to influence population dynamics in migratory species.&quot;,&quot;container-title&quot;:&quot;Ecology&quot;,&quot;DOI&quot;:&quot;10.1002/ecy.1967&quot;,&quot;ISSN&quot;:&quot;1939-9170&quot;,&quot;issue&quot;:&quot;11&quot;,&quot;language&quot;:&quot;en&quot;,&quot;license&quot;:&quot;© 2017 by the Ecological Society of America&quot;,&quot;note&quot;:&quot;_eprint: https://onlinelibrary.wiley.com/doi/pdf/10.1002/ecy.1967&quot;,&quot;page&quot;:&quot;2837-2850&quot;,&quot;source&quot;:&quot;Wiley Online Library&quot;,&quot;title&quot;:&quot;Spatial and temporal drivers of avian population dynamics across the annual cycle&quot;,&quot;volume&quot;:&quot;98&quot;,&quot;author&quot;:[{&quot;family&quot;:&quot;Rushing&quot;,&quot;given&quot;:&quot;Clark S.&quot;},{&quot;family&quot;:&quot;Hostetler&quot;,&quot;given&quot;:&quot;Jeffrey A.&quot;},{&quot;family&quot;:&quot;Sillett&quot;,&quot;given&quot;:&quot;T. Scott&quot;},{&quot;family&quot;:&quot;Marra&quot;,&quot;given&quot;:&quot;Peter P.&quot;},{&quot;family&quot;:&quot;Rotenberg&quot;,&quot;given&quot;:&quot;James A.&quot;},{&quot;family&quot;:&quot;Ryder&quot;,&quot;given&quot;:&quot;Thomas B.&quot;}],&quot;issued&quot;:{&quot;date-parts&quot;:[[&quot;2017&quot;]]}}}],&quot;schema&quot;:&quot;https://github.com/citation-style-language/schema/raw/master/csl-citation.json&quot;} RNDKzz2ir2vYM"/>. Additionally, <text:reference-mark-start text:name="ZOTERO_ITEM CSL_CITATION {&quot;citationID&quot;:&quot;YQKTWV6i&quot;,&quot;properties&quot;:{&quot;formattedCitation&quot;:&quot;(Serratosa {\\i{}et al.} 2024)&quot;,&quot;plainCitation&quot;:&quot;(Serratosa et al. 2024)&quot;,&quot;noteIndex&quot;:0},&quot;citationItems&quot;:[{&quot;id&quot;:4030,&quot;uris&quot;:[&quot;http://zotero.org/users/7057764/items/JLYQH7VH&quot;],&quot;itemData&quot;:{&quot;id&quot;:4030,&quot;type&quot;:&quot;article-journal&quot;,&quot;abstract&quot;:&quot;Human-induced direct mortality affects huge numbers of birds each year, threatening hundreds of species worldwide. Tracking technologies can be an important tool to investigate temporal and spatial patterns of bird mortality as well as their drivers. We compiled 1704 mortality records from tracking studies across the African-Eurasian flyway for 45 species, including raptors, storks, and cranes, covering the period from 2003 to 2021. Our results show a higher frequency of human-induced causes of mortality than natural causes across taxonomic groups, geographical areas, and age classes. Moreover, we found that the frequency of human-induced mortality remained stable over the study period. From the human-induced mortality events with a known cause (n = 637), three main causes were identified: electrocution (40.5 %), illegal killing (21.7 %), and poisoning (16.3 %). Additionally, combined energy infrastructure-related mortality (i.e., electrocution, power line collision, and wind-farm collision) represented 49 % of all human-induced mortality events. Using a random forest model, the main predictors of human-induced mortality were found to be taxonomic group, geographic location (latitude and longitude), and human footprint index value at the location of mortality. Despite conservation efforts, human drivers of bird mortality in the African-Eurasian flyway do not appear to have declined over the last 15 years for the studied group of species. Results suggest that stronger conservation actions to address these threats across the flyway can reduce their impacts on species. In particular, projected future development of energy infrastructure is a representative example where application of planning, operation, and mitigation measures can enhance bird conservation.&quot;,&quot;container-title&quot;:&quot;Biological Conservation&quot;,&quot;DOI&quot;:&quot;10.1016/j.biocon.2024.110525&quot;,&quot;ISSN&quot;:&quot;0006-3207&quot;,&quot;journalAbbreviation&quot;:&quot;Biological Conservation&quot;,&quot;page&quot;:&quot;110525&quot;,&quot;source&quot;:&quot;ScienceDirect&quot;,&quot;title&quot;:&quot;Tracking data highlight the importance of human-induced mortality for large migratory birds at a flyway scale&quot;,&quot;volume&quot;:&quot;293&quot;,&quot;author&quot;:[{&quot;family&quot;:&quot;Serratosa&quot;,&quot;given&quot;:&quot;Juan&quot;},{&quot;family&quot;:&quot;Oppel&quot;,&quot;given&quot;:&quot;Steffen&quot;},{&quot;family&quot;:&quot;Rotics&quot;,&quot;given&quot;:&quot;Shay&quot;},{&quot;family&quot;:&quot;Santangeli&quot;,&quot;given&quot;:&quot;Andrea&quot;},{&quot;family&quot;:&quot;Butchart&quot;,&quot;given&quot;:&quot;Stuart H. M.&quot;},{&quot;family&quot;:&quot;Cano-Alonso&quot;,&quot;given&quot;:&quot;Luis S.&quot;},{&quot;family&quot;:&quot;Tellería&quot;,&quot;given&quot;:&quot;Jose Luis&quot;},{&quot;family&quot;:&quot;Kemp&quot;,&quot;given&quot;:&quot;Ryno&quot;},{&quot;family&quot;:&quot;Nicholas&quot;,&quot;given&quot;:&quot;Aaron&quot;},{&quot;family&quot;:&quot;Kalvāns&quot;,&quot;given&quot;:&quot;Aigars&quot;},{&quot;family&quot;:&quot;Galarza&quot;,&quot;given&quot;:&quot;Aitor&quot;},{&quot;family&quot;:&quot;Franco&quot;,&quot;given&quot;:&quot;Aldina M. A.&quot;},{&quot;family&quot;:&quot;Andreotti&quot;,&quot;given&quot;:&quot;Alessandro&quot;},{&quot;family&quot;:&quot;Kirschel&quot;,&quot;given&quot;:&quot;Alexander N. G.&quot;},{&quot;family&quot;:&quot;Ngari&quot;,&quot;given&quot;:&quot;Alex&quot;},{&quot;family&quot;:&quot;Soutullo&quot;,&quot;given&quot;:&quot;Alvaro&quot;},{&quot;family&quot;:&quot;Bermejo-Bermejo&quot;,&quot;given&quot;:&quot;Ana&quot;},{&quot;family&quot;:&quot;Botha&quot;,&quot;given&quot;:&quot;Andre J.&quot;},{&quot;family&quot;:&quot;Ferri&quot;,&quot;given&quot;:&quot;Andrea&quot;},{&quot;family&quot;:&quot;Evangelidis&quot;,&quot;given&quot;:&quot;Angelos&quot;},{&quot;family&quot;:&quot;Cenerini&quot;,&quot;given&quot;:&quot;Anna&quot;},{&quot;family&quot;:&quot;Stamenov&quot;,&quot;given&quot;:&quot;Anton&quot;},{&quot;family&quot;:&quot;Hernández-Matías&quot;,&quot;given&quot;:&quot;Antonio&quot;},{&quot;family&quot;:&quot;Aradis&quot;,&quot;given&quot;:&quot;Arianna&quot;},{&quot;family&quot;:&quot;Grozdanov&quot;,&quot;given&quot;:&quot;Atanas P.&quot;},{&quot;family&quot;:&quot;Rodríguez&quot;,&quot;given&quot;:&quot;Beneharo&quot;},{&quot;family&quot;:&quot;Şekercioğlu&quot;,&quot;given&quot;:&quot;Çağan H.&quot;},{&quot;family&quot;:&quot;Cerecedo-Iglesias&quot;,&quot;given&quot;:&quot;Catuxa&quot;},{&quot;family&quot;:&quot;Kassara&quot;,&quot;given&quot;:&quot;Christina&quot;},{&quot;family&quot;:&quot;Barboutis&quot;,&quot;given&quot;:&quot;Christos&quot;},{&quot;family&quot;:&quot;Bracebridge&quot;,&quot;given&quot;:&quot;Claire&quot;},{&quot;family&quot;:&quot;García-Ripollés&quot;,&quot;given&quot;:&quot;Clara&quot;},{&quot;family&quot;:&quot;Kendall&quot;,&quot;given&quot;:&quot;Corinne J.&quot;},{&quot;family&quot;:&quot;Denac&quot;,&quot;given&quot;:&quot;Damijan&quot;},{&quot;family&quot;:&quot;Schabo&quot;,&quot;given&quot;:&quot;Dana G.&quot;},{&quot;family&quot;:&quot;Barber&quot;,&quot;given&quot;:&quot;David R.&quot;},{&quot;family&quot;:&quot;Popov&quot;,&quot;given&quot;:&quot;Dimitar V.&quot;},{&quot;family&quot;:&quot;Dobrev&quot;,&quot;given&quot;:&quot;Dobromir D.&quot;},{&quot;family&quot;:&quot;Mallia&quot;,&quot;given&quot;:&quot;Egidio&quot;},{&quot;family&quot;:&quot;Kmetova-Biro&quot;,&quot;given&quot;:&quot;Elena&quot;},{&quot;family&quot;:&quot;Álvarez&quot;,&quot;given&quot;:&quot;Ernesto&quot;},{&quot;family&quot;:&quot;Buechley&quot;,&quot;given&quot;:&quot;Evan R.&quot;},{&quot;family&quot;:&quot;Bragin&quot;,&quot;given&quot;:&quot;Evgeny A.&quot;},{&quot;family&quot;:&quot;Cordischi&quot;,&quot;given&quot;:&quot;Fabrizio&quot;},{&quot;family&quot;:&quot;Zengeya&quot;,&quot;given&quot;:&quot;Fadzai M.&quot;},{&quot;family&quot;:&quot;Monti&quot;,&quot;given&quot;:&quot;Flavio&quot;},{&quot;family&quot;:&quot;Mougeot&quot;,&quot;given&quot;:&quot;Francois&quot;},{&quot;family&quot;:&quot;Tate&quot;,&quot;given&quot;:&quot;Gareth&quot;},{&quot;family&quot;:&quot;Stoyanov&quot;,&quot;given&quot;:&quot;Georgi&quot;},{&quot;family&quot;:&quot;Dell'Omo&quot;,&quot;given&quot;:&quot;Giacomo&quot;},{&quot;family&quot;:&quot;Lucia&quot;,&quot;given&quot;:&quot;Giuseppe&quot;},{&quot;family&quot;:&quot;Gradev&quot;,&quot;given&quot;:&quot;Gradimir&quot;},{&quot;family&quot;:&quot;Ceccolini&quot;,&quot;given&quot;:&quot;Guido&quot;},{&quot;family&quot;:&quot;Friedemann&quot;,&quot;given&quot;:&quot;Guilad&quot;},{&quot;family&quot;:&quot;Bauer&quot;,&quot;given&quot;:&quot;Hans-Günther&quot;},{&quot;family&quot;:&quot;Kolberg&quot;,&quot;given&quot;:&quot;Holger&quot;},{&quot;family&quot;:&quot;Peshev&quot;,&quot;given&quot;:&quot;Hristo&quot;},{&quot;family&quot;:&quot;Catry&quot;,&quot;given&quot;:&quot;Inês&quot;},{&quot;family&quot;:&quot;Øien&quot;,&quot;given&quot;:&quot;Ingar J.&quot;},{&quot;family&quot;:&quot;Alanís&quot;,&quot;given&quot;:&quot;Isidoro Carbonell&quot;},{&quot;family&quot;:&quot;Literák&quot;,&quot;given&quot;:&quot;Ivan&quot;},{&quot;family&quot;:&quot;Pokrovsky&quot;,&quot;given&quot;:&quot;Ivan&quot;},{&quot;family&quot;:&quot;Ojaste&quot;,&quot;given&quot;:&quot;Ivar&quot;},{&quot;family&quot;:&quot;Østnes&quot;,&quot;given&quot;:&quot;Jan E.&quot;},{&quot;family&quot;:&quot;Puente&quot;,&quot;given&quot;:&quot;Javier&quot;,&quot;non-dropping-particle&quot;:&quot;de la&quot;},{&quot;family&quot;:&quot;Real&quot;,&quot;given&quot;:&quot;Joan&quot;},{&quot;family&quot;:&quot;Guilherme&quot;,&quot;given&quot;:&quot;João L.&quot;},{&quot;family&quot;:&quot;González&quot;,&quot;given&quot;:&quot;José C.&quot;},{&quot;family&quot;:&quot;Fernández-García&quot;,&quot;given&quot;:&quot;José M.&quot;},{&quot;family&quot;:&quot;Gil&quot;,&quot;given&quot;:&quot;Juan Antonio&quot;},{&quot;family&quot;:&quot;Terraube&quot;,&quot;given&quot;:&quot;Julien&quot;},{&quot;family&quot;:&quot;Poprach&quot;,&quot;given&quot;:&quot;Karel&quot;},{&quot;family&quot;:&quot;Aghababyan&quot;,&quot;given&quot;:&quot;Karen&quot;},{&quot;family&quot;:&quot;Klein&quot;,&quot;given&quot;:&quot;Katharina&quot;},{&quot;family&quot;:&quot;Bildstein&quot;,&quot;given&quot;:&quot;Keith L.&quot;},{&quot;family&quot;:&quot;Wolter&quot;,&quot;given&quot;:&quot;Kerri&quot;},{&quot;family&quot;:&quot;Janssens&quot;,&quot;given&quot;:&quot;Kjell&quot;},{&quot;family&quot;:&quot;Kittelberger&quot;,&quot;given&quot;:&quot;Kyle D.&quot;},{&quot;family&quot;:&quot;Thompson&quot;,&quot;given&quot;:&quot;Lindy J.&quot;},{&quot;family&quot;:&quot;AlJahdhami&quot;,&quot;given&quot;:&quot;Mansoor H.&quot;},{&quot;family&quot;:&quot;Galán&quot;,&quot;given&quot;:&quot;Manuel&quot;},{&quot;family&quot;:&quot;Tobolka&quot;,&quot;given&quot;:&quot;Marcin&quot;},{&quot;family&quot;:&quot;Posillico&quot;,&quot;given&quot;:&quot;Mario&quot;},{&quot;family&quot;:&quot;Cipollone&quot;,&quot;given&quot;:&quot;Mario&quot;},{&quot;family&quot;:&quot;Gschweng&quot;,&quot;given&quot;:&quot;Marion&quot;},{&quot;family&quot;:&quot;Strazds&quot;,&quot;given&quot;:&quot;Māris&quot;},{&quot;family&quot;:&quot;Boorman&quot;,&quot;given&quot;:&quot;Mark&quot;},{&quot;family&quot;:&quot;Zvidzai&quot;,&quot;given&quot;:&quot;Mark&quot;},{&quot;family&quot;:&quot;Acácio&quot;,&quot;given&quot;:&quot;Marta&quot;},{&quot;family&quot;:&quot;Romero&quot;,&quot;given&quot;:&quot;Marta&quot;},{&quot;family&quot;:&quot;Wikelski&quot;,&quot;given&quot;:&quot;Martin&quot;},{&quot;family&quot;:&quot;Schmidt&quot;,&quot;given&quot;:&quot;Matthias&quot;},{&quot;family&quot;:&quot;Sarà&quot;,&quot;given&quot;:&quot;Maurizio&quot;},{&quot;family&quot;:&quot;McGrady&quot;,&quot;given&quot;:&quot;Michael J.&quot;},{&quot;family&quot;:&quot;Dagys&quot;,&quot;given&quot;:&quot;Mindaugas&quot;},{&quot;family&quot;:&quot;Mackenzie&quot;,&quot;given&quot;:&quot;Monique L.&quot;},{&quot;family&quot;:&quot;Al Taq&quot;,&quot;given&quot;:&quot;Muna&quot;},{&quot;family&quot;:&quot;Mgumba&quot;,&quot;given&quot;:&quot;Msafiri P.&quot;},{&quot;family&quot;:&quot;Virani&quot;,&quot;given&quot;:&quot;Munir Z.&quot;},{&quot;family&quot;:&quot;Kassinis&quot;,&quot;given&quot;:&quot;Nicolaos I.&quot;},{&quot;family&quot;:&quot;Borgianni&quot;,&quot;given&quot;:&quot;Nicolò&quot;},{&quot;family&quot;:&quot;Thie&quot;,&quot;given&quot;:&quot;Nikki&quot;},{&quot;family&quot;:&quot;Tsiopelas&quot;,&quot;given&quot;:&quot;Nikos&quot;},{&quot;family&quot;:&quot;Anglister&quot;,&quot;given&quot;:&quot;Nili&quot;},{&quot;family&quot;:&quot;Farwig&quot;,&quot;given&quot;:&quot;Nina&quot;},{&quot;family&quot;:&quot;Sapir&quot;,&quot;given&quot;:&quot;Nir&quot;},{&quot;family&quot;:&quot;Kleven&quot;,&quot;given&quot;:&quot;Oddmund&quot;},{&quot;family&quot;:&quot;Krone&quot;,&quot;given&quot;:&quot;Oliver&quot;},{&quot;family&quot;:&quot;Duriez&quot;,&quot;given&quot;:&quot;Olivier&quot;},{&quot;family&quot;:&quot;Spiegel&quot;,&quot;given&quot;:&quot;Orr&quot;},{&quot;family&quot;:&quot;Al Nouri&quot;,&quot;given&quot;:&quot;Osama&quot;},{&quot;family&quot;:&quot;López-López&quot;,&quot;given&quot;:&quot;Pascual&quot;},{&quot;family&quot;:&quot;Byholm&quot;,&quot;given&quot;:&quot;Patrik&quot;},{&quot;family&quot;:&quot;Kamath&quot;,&quot;given&quot;:&quot;Pauline L.&quot;},{&quot;family&quot;:&quot;Mirski&quot;,&quot;given&quot;:&quot;Paweł&quot;},{&quot;family&quot;:&quot;Palatitz&quot;,&quot;given&quot;:&quot;Peter&quot;},{&quot;family&quot;:&quot;Serroni&quot;,&quot;given&quot;:&quot;Pietro&quot;},{&quot;family&quot;:&quot;Raab&quot;,&quot;given&quot;:&quot;Rainer&quot;},{&quot;family&quot;:&quot;Buij&quot;,&quot;given&quot;:&quot;Ralph&quot;},{&quot;family&quot;:&quot;Žydelis&quot;,&quot;given&quot;:&quot;Ramūnas&quot;},{&quot;family&quot;:&quot;Nathan&quot;,&quot;given&quot;:&quot;Ran&quot;},{&quot;family&quot;:&quot;Bowie&quot;,&quot;given&quot;:&quot;Rauri C. K.&quot;},{&quot;family&quot;:&quot;Tsiakiris&quot;,&quot;given&quot;:&quot;Rigas&quot;},{&quot;family&quot;:&quot;Hatfield&quot;,&quot;given&quot;:&quot;Richard Stratton&quot;},{&quot;family&quot;:&quot;Harel&quot;,&quot;given&quot;:&quot;Roi&quot;},{&quot;family&quot;:&quot;Kroglund&quot;,&quot;given&quot;:&quot;Rolf T.&quot;},{&quot;family&quot;:&quot;Efrat&quot;,&quot;given&quot;:&quot;Ron&quot;},{&quot;family&quot;:&quot;Limiñana&quot;,&quot;given&quot;:&quot;Ruben&quot;},{&quot;family&quot;:&quot;Javed&quot;,&quot;given&quot;:&quot;Salim&quot;},{&quot;family&quot;:&quot;Marinković&quot;,&quot;given&quot;:&quot;Saša P.&quot;},{&quot;family&quot;:&quot;Rösner&quot;,&quot;given&quot;:&quot;Sascha&quot;},{&quot;family&quot;:&quot;Pekarsky&quot;,&quot;given&quot;:&quot;Sasha&quot;},{&quot;family&quot;:&quot;Kapila&quot;,&quot;given&quot;:&quot;Shiv R.&quot;},{&quot;family&quot;:&quot;Marin&quot;,&quot;given&quot;:&quot;Simeon A.&quot;},{&quot;family&quot;:&quot;Krejčí&quot;,&quot;given&quot;:&quot;Šimon&quot;},{&quot;family&quot;:&quot;Giokas&quot;,&quot;given&quot;:&quot;Sinos&quot;},{&quot;family&quot;:&quot;Tumanyan&quot;,&quot;given&quot;:&quot;Siranush&quot;},{&quot;family&quot;:&quot;Turjeman&quot;,&quot;given&quot;:&quot;Sondra&quot;},{&quot;family&quot;:&quot;Krüger&quot;,&quot;given&quot;:&quot;Sonja C.&quot;},{&quot;family&quot;:&quot;Ewing&quot;,&quot;given&quot;:&quot;Steven R.&quot;},{&quot;family&quot;:&quot;Stoychev&quot;,&quot;given&quot;:&quot;Stoycho&quot;},{&quot;family&quot;:&quot;Nikolov&quot;,&quot;given&quot;:&quot;Stoyan C.&quot;},{&quot;family&quot;:&quot;Qaneer&quot;,&quot;given&quot;:&quot;Tareq E.&quot;},{&quot;family&quot;:&quot;Spatz&quot;,&quot;given&quot;:&quot;Theresa&quot;},{&quot;family&quot;:&quot;Hadjikyriakou&quot;,&quot;given&quot;:&quot;Thomas G.&quot;},{&quot;family&quot;:&quot;Mueller&quot;,&quot;given&quot;:&quot;Thomas&quot;},{&quot;family&quot;:&quot;Katzner&quot;,&quot;given&quot;:&quot;Todd E.&quot;},{&quot;family&quot;:&quot;Aarvak&quot;,&quot;given&quot;:&quot;Tomas&quot;},{&quot;family&quot;:&quot;Veselovský&quot;,&quot;given&quot;:&quot;Tomáš&quot;},{&quot;family&quot;:&quot;Nygård&quot;,&quot;given&quot;:&quot;Torgeir&quot;},{&quot;family&quot;:&quot;Mellone&quot;,&quot;given&quot;:&quot;Ugo&quot;},{&quot;family&quot;:&quot;Väli&quot;,&quot;given&quot;:&quot;Ülo&quot;},{&quot;family&quot;:&quot;Sellis&quot;,&quot;given&quot;:&quot;Urmas&quot;},{&quot;family&quot;:&quot;Urios&quot;,&quot;given&quot;:&quot;Vicente&quot;},{&quot;family&quot;:&quot;Nemček&quot;,&quot;given&quot;:&quot;Vladimír&quot;},{&quot;family&quot;:&quot;Arkumarev&quot;,&quot;given&quot;:&quot;Volen&quot;},{&quot;family&quot;:&quot;Getz&quot;,&quot;given&quot;:&quot;Wayne M.&quot;},{&quot;family&quot;:&quot;Fiedler&quot;,&quot;given&quot;:&quot;Wolfgang&quot;},{&quot;family&quot;:&quot;Van den Bossche&quot;,&quot;given&quot;:&quot;Willem&quot;},{&quot;family&quot;:&quot;Lehnardt&quot;,&quot;given&quot;:&quot;Yael&quot;},{&quot;family&quot;:&quot;Jones&quot;,&quot;given&quot;:&quot;Victoria R.&quot;}],&quot;issued&quot;:{&quot;date-parts&quot;:[[&quot;2024&quot;,5,1]]}}}],&quot;schema&quot;:&quot;https://github.com/citation-style-language/schema/raw/master/csl-citation.json&quot;} RNDHbi8a6XqoO"/><text:span text:style-name="T88">Serratosa </text:span><text:span text:style-name="T87">et al</text:span><text:span text:style-name="T88"> </text:span><text:span text:style-name="T89">(</text:span><text:span text:style-name="T88">2024)</text:span><text:reference-mark-end text:name="ZOTERO_ITEM CSL_CITATION {&quot;citationID&quot;:&quot;YQKTWV6i&quot;,&quot;properties&quot;:{&quot;formattedCitation&quot;:&quot;(Serratosa {\\i{}et al.} 2024)&quot;,&quot;plainCitation&quot;:&quot;(Serratosa et al. 2024)&quot;,&quot;noteIndex&quot;:0},&quot;citationItems&quot;:[{&quot;id&quot;:4030,&quot;uris&quot;:[&quot;http://zotero.org/users/7057764/items/JLYQH7VH&quot;],&quot;itemData&quot;:{&quot;id&quot;:4030,&quot;type&quot;:&quot;article-journal&quot;,&quot;abstract&quot;:&quot;Human-induced direct mortality affects huge numbers of birds each year, threatening hundreds of species worldwide. Tracking technologies can be an important tool to investigate temporal and spatial patterns of bird mortality as well as their drivers. We compiled 1704 mortality records from tracking studies across the African-Eurasian flyway for 45 species, including raptors, storks, and cranes, covering the period from 2003 to 2021. Our results show a higher frequency of human-induced causes of mortality than natural causes across taxonomic groups, geographical areas, and age classes. Moreover, we found that the frequency of human-induced mortality remained stable over the study period. From the human-induced mortality events with a known cause (n = 637), three main causes were identified: electrocution (40.5 %), illegal killing (21.7 %), and poisoning (16.3 %). Additionally, combined energy infrastructure-related mortality (i.e., electrocution, power line collision, and wind-farm collision) represented 49 % of all human-induced mortality events. Using a random forest model, the main predictors of human-induced mortality were found to be taxonomic group, geographic location (latitude and longitude), and human footprint index value at the location of mortality. Despite conservation efforts, human drivers of bird mortality in the African-Eurasian flyway do not appear to have declined over the last 15 years for the studied group of species. Results suggest that stronger conservation actions to address these threats across the flyway can reduce their impacts on species. In particular, projected future development of energy infrastructure is a representative example where application of planning, operation, and mitigation measures can enhance bird conservation.&quot;,&quot;container-title&quot;:&quot;Biological Conservation&quot;,&quot;DOI&quot;:&quot;10.1016/j.biocon.2024.110525&quot;,&quot;ISSN&quot;:&quot;0006-3207&quot;,&quot;journalAbbreviation&quot;:&quot;Biological Conservation&quot;,&quot;page&quot;:&quot;110525&quot;,&quot;source&quot;:&quot;ScienceDirect&quot;,&quot;title&quot;:&quot;Tracking data highlight the importance of human-induced mortality for large migratory birds at a flyway scale&quot;,&quot;volume&quot;:&quot;293&quot;,&quot;author&quot;:[{&quot;family&quot;:&quot;Serratosa&quot;,&quot;given&quot;:&quot;Juan&quot;},{&quot;family&quot;:&quot;Oppel&quot;,&quot;given&quot;:&quot;Steffen&quot;},{&quot;family&quot;:&quot;Rotics&quot;,&quot;given&quot;:&quot;Shay&quot;},{&quot;family&quot;:&quot;Santangeli&quot;,&quot;given&quot;:&quot;Andrea&quot;},{&quot;family&quot;:&quot;Butchart&quot;,&quot;given&quot;:&quot;Stuart H. M.&quot;},{&quot;family&quot;:&quot;Cano-Alonso&quot;,&quot;given&quot;:&quot;Luis S.&quot;},{&quot;family&quot;:&quot;Tellería&quot;,&quot;given&quot;:&quot;Jose Luis&quot;},{&quot;family&quot;:&quot;Kemp&quot;,&quot;given&quot;:&quot;Ryno&quot;},{&quot;family&quot;:&quot;Nicholas&quot;,&quot;given&quot;:&quot;Aaron&quot;},{&quot;family&quot;:&quot;Kalvāns&quot;,&quot;given&quot;:&quot;Aigars&quot;},{&quot;family&quot;:&quot;Galarza&quot;,&quot;given&quot;:&quot;Aitor&quot;},{&quot;family&quot;:&quot;Franco&quot;,&quot;given&quot;:&quot;Aldina M. A.&quot;},{&quot;family&quot;:&quot;Andreotti&quot;,&quot;given&quot;:&quot;Alessandro&quot;},{&quot;family&quot;:&quot;Kirschel&quot;,&quot;given&quot;:&quot;Alexander N. G.&quot;},{&quot;family&quot;:&quot;Ngari&quot;,&quot;given&quot;:&quot;Alex&quot;},{&quot;family&quot;:&quot;Soutullo&quot;,&quot;given&quot;:&quot;Alvaro&quot;},{&quot;family&quot;:&quot;Bermejo-Bermejo&quot;,&quot;given&quot;:&quot;Ana&quot;},{&quot;family&quot;:&quot;Botha&quot;,&quot;given&quot;:&quot;Andre J.&quot;},{&quot;family&quot;:&quot;Ferri&quot;,&quot;given&quot;:&quot;Andrea&quot;},{&quot;family&quot;:&quot;Evangelidis&quot;,&quot;given&quot;:&quot;Angelos&quot;},{&quot;family&quot;:&quot;Cenerini&quot;,&quot;given&quot;:&quot;Anna&quot;},{&quot;family&quot;:&quot;Stamenov&quot;,&quot;given&quot;:&quot;Anton&quot;},{&quot;family&quot;:&quot;Hernández-Matías&quot;,&quot;given&quot;:&quot;Antonio&quot;},{&quot;family&quot;:&quot;Aradis&quot;,&quot;given&quot;:&quot;Arianna&quot;},{&quot;family&quot;:&quot;Grozdanov&quot;,&quot;given&quot;:&quot;Atanas P.&quot;},{&quot;family&quot;:&quot;Rodríguez&quot;,&quot;given&quot;:&quot;Beneharo&quot;},{&quot;family&quot;:&quot;Şekercioğlu&quot;,&quot;given&quot;:&quot;Çağan H.&quot;},{&quot;family&quot;:&quot;Cerecedo-Iglesias&quot;,&quot;given&quot;:&quot;Catuxa&quot;},{&quot;family&quot;:&quot;Kassara&quot;,&quot;given&quot;:&quot;Christina&quot;},{&quot;family&quot;:&quot;Barboutis&quot;,&quot;given&quot;:&quot;Christos&quot;},{&quot;family&quot;:&quot;Bracebridge&quot;,&quot;given&quot;:&quot;Claire&quot;},{&quot;family&quot;:&quot;García-Ripollés&quot;,&quot;given&quot;:&quot;Clara&quot;},{&quot;family&quot;:&quot;Kendall&quot;,&quot;given&quot;:&quot;Corinne J.&quot;},{&quot;family&quot;:&quot;Denac&quot;,&quot;given&quot;:&quot;Damijan&quot;},{&quot;family&quot;:&quot;Schabo&quot;,&quot;given&quot;:&quot;Dana G.&quot;},{&quot;family&quot;:&quot;Barber&quot;,&quot;given&quot;:&quot;David R.&quot;},{&quot;family&quot;:&quot;Popov&quot;,&quot;given&quot;:&quot;Dimitar V.&quot;},{&quot;family&quot;:&quot;Dobrev&quot;,&quot;given&quot;:&quot;Dobromir D.&quot;},{&quot;family&quot;:&quot;Mallia&quot;,&quot;given&quot;:&quot;Egidio&quot;},{&quot;family&quot;:&quot;Kmetova-Biro&quot;,&quot;given&quot;:&quot;Elena&quot;},{&quot;family&quot;:&quot;Álvarez&quot;,&quot;given&quot;:&quot;Ernesto&quot;},{&quot;family&quot;:&quot;Buechley&quot;,&quot;given&quot;:&quot;Evan R.&quot;},{&quot;family&quot;:&quot;Bragin&quot;,&quot;given&quot;:&quot;Evgeny A.&quot;},{&quot;family&quot;:&quot;Cordischi&quot;,&quot;given&quot;:&quot;Fabrizio&quot;},{&quot;family&quot;:&quot;Zengeya&quot;,&quot;given&quot;:&quot;Fadzai M.&quot;},{&quot;family&quot;:&quot;Monti&quot;,&quot;given&quot;:&quot;Flavio&quot;},{&quot;family&quot;:&quot;Mougeot&quot;,&quot;given&quot;:&quot;Francois&quot;},{&quot;family&quot;:&quot;Tate&quot;,&quot;given&quot;:&quot;Gareth&quot;},{&quot;family&quot;:&quot;Stoyanov&quot;,&quot;given&quot;:&quot;Georgi&quot;},{&quot;family&quot;:&quot;Dell'Omo&quot;,&quot;given&quot;:&quot;Giacomo&quot;},{&quot;family&quot;:&quot;Lucia&quot;,&quot;given&quot;:&quot;Giuseppe&quot;},{&quot;family&quot;:&quot;Gradev&quot;,&quot;given&quot;:&quot;Gradimir&quot;},{&quot;family&quot;:&quot;Ceccolini&quot;,&quot;given&quot;:&quot;Guido&quot;},{&quot;family&quot;:&quot;Friedemann&quot;,&quot;given&quot;:&quot;Guilad&quot;},{&quot;family&quot;:&quot;Bauer&quot;,&quot;given&quot;:&quot;Hans-Günther&quot;},{&quot;family&quot;:&quot;Kolberg&quot;,&quot;given&quot;:&quot;Holger&quot;},{&quot;family&quot;:&quot;Peshev&quot;,&quot;given&quot;:&quot;Hristo&quot;},{&quot;family&quot;:&quot;Catry&quot;,&quot;given&quot;:&quot;Inês&quot;},{&quot;family&quot;:&quot;Øien&quot;,&quot;given&quot;:&quot;Ingar J.&quot;},{&quot;family&quot;:&quot;Alanís&quot;,&quot;given&quot;:&quot;Isidoro Carbonell&quot;},{&quot;family&quot;:&quot;Literák&quot;,&quot;given&quot;:&quot;Ivan&quot;},{&quot;family&quot;:&quot;Pokrovsky&quot;,&quot;given&quot;:&quot;Ivan&quot;},{&quot;family&quot;:&quot;Ojaste&quot;,&quot;given&quot;:&quot;Ivar&quot;},{&quot;family&quot;:&quot;Østnes&quot;,&quot;given&quot;:&quot;Jan E.&quot;},{&quot;family&quot;:&quot;Puente&quot;,&quot;given&quot;:&quot;Javier&quot;,&quot;non-dropping-particle&quot;:&quot;de la&quot;},{&quot;family&quot;:&quot;Real&quot;,&quot;given&quot;:&quot;Joan&quot;},{&quot;family&quot;:&quot;Guilherme&quot;,&quot;given&quot;:&quot;João L.&quot;},{&quot;family&quot;:&quot;González&quot;,&quot;given&quot;:&quot;José C.&quot;},{&quot;family&quot;:&quot;Fernández-García&quot;,&quot;given&quot;:&quot;José M.&quot;},{&quot;family&quot;:&quot;Gil&quot;,&quot;given&quot;:&quot;Juan Antonio&quot;},{&quot;family&quot;:&quot;Terraube&quot;,&quot;given&quot;:&quot;Julien&quot;},{&quot;family&quot;:&quot;Poprach&quot;,&quot;given&quot;:&quot;Karel&quot;},{&quot;family&quot;:&quot;Aghababyan&quot;,&quot;given&quot;:&quot;Karen&quot;},{&quot;family&quot;:&quot;Klein&quot;,&quot;given&quot;:&quot;Katharina&quot;},{&quot;family&quot;:&quot;Bildstein&quot;,&quot;given&quot;:&quot;Keith L.&quot;},{&quot;family&quot;:&quot;Wolter&quot;,&quot;given&quot;:&quot;Kerri&quot;},{&quot;family&quot;:&quot;Janssens&quot;,&quot;given&quot;:&quot;Kjell&quot;},{&quot;family&quot;:&quot;Kittelberger&quot;,&quot;given&quot;:&quot;Kyle D.&quot;},{&quot;family&quot;:&quot;Thompson&quot;,&quot;given&quot;:&quot;Lindy J.&quot;},{&quot;family&quot;:&quot;AlJahdhami&quot;,&quot;given&quot;:&quot;Mansoor H.&quot;},{&quot;family&quot;:&quot;Galán&quot;,&quot;given&quot;:&quot;Manuel&quot;},{&quot;family&quot;:&quot;Tobolka&quot;,&quot;given&quot;:&quot;Marcin&quot;},{&quot;family&quot;:&quot;Posillico&quot;,&quot;given&quot;:&quot;Mario&quot;},{&quot;family&quot;:&quot;Cipollone&quot;,&quot;given&quot;:&quot;Mario&quot;},{&quot;family&quot;:&quot;Gschweng&quot;,&quot;given&quot;:&quot;Marion&quot;},{&quot;family&quot;:&quot;Strazds&quot;,&quot;given&quot;:&quot;Māris&quot;},{&quot;family&quot;:&quot;Boorman&quot;,&quot;given&quot;:&quot;Mark&quot;},{&quot;family&quot;:&quot;Zvidzai&quot;,&quot;given&quot;:&quot;Mark&quot;},{&quot;family&quot;:&quot;Acácio&quot;,&quot;given&quot;:&quot;Marta&quot;},{&quot;family&quot;:&quot;Romero&quot;,&quot;given&quot;:&quot;Marta&quot;},{&quot;family&quot;:&quot;Wikelski&quot;,&quot;given&quot;:&quot;Martin&quot;},{&quot;family&quot;:&quot;Schmidt&quot;,&quot;given&quot;:&quot;Matthias&quot;},{&quot;family&quot;:&quot;Sarà&quot;,&quot;given&quot;:&quot;Maurizio&quot;},{&quot;family&quot;:&quot;McGrady&quot;,&quot;given&quot;:&quot;Michael J.&quot;},{&quot;family&quot;:&quot;Dagys&quot;,&quot;given&quot;:&quot;Mindaugas&quot;},{&quot;family&quot;:&quot;Mackenzie&quot;,&quot;given&quot;:&quot;Monique L.&quot;},{&quot;family&quot;:&quot;Al Taq&quot;,&quot;given&quot;:&quot;Muna&quot;},{&quot;family&quot;:&quot;Mgumba&quot;,&quot;given&quot;:&quot;Msafiri P.&quot;},{&quot;family&quot;:&quot;Virani&quot;,&quot;given&quot;:&quot;Munir Z.&quot;},{&quot;family&quot;:&quot;Kassinis&quot;,&quot;given&quot;:&quot;Nicolaos I.&quot;},{&quot;family&quot;:&quot;Borgianni&quot;,&quot;given&quot;:&quot;Nicolò&quot;},{&quot;family&quot;:&quot;Thie&quot;,&quot;given&quot;:&quot;Nikki&quot;},{&quot;family&quot;:&quot;Tsiopelas&quot;,&quot;given&quot;:&quot;Nikos&quot;},{&quot;family&quot;:&quot;Anglister&quot;,&quot;given&quot;:&quot;Nili&quot;},{&quot;family&quot;:&quot;Farwig&quot;,&quot;given&quot;:&quot;Nina&quot;},{&quot;family&quot;:&quot;Sapir&quot;,&quot;given&quot;:&quot;Nir&quot;},{&quot;family&quot;:&quot;Kleven&quot;,&quot;given&quot;:&quot;Oddmund&quot;},{&quot;family&quot;:&quot;Krone&quot;,&quot;given&quot;:&quot;Oliver&quot;},{&quot;family&quot;:&quot;Duriez&quot;,&quot;given&quot;:&quot;Olivier&quot;},{&quot;family&quot;:&quot;Spiegel&quot;,&quot;given&quot;:&quot;Orr&quot;},{&quot;family&quot;:&quot;Al Nouri&quot;,&quot;given&quot;:&quot;Osama&quot;},{&quot;family&quot;:&quot;López-López&quot;,&quot;given&quot;:&quot;Pascual&quot;},{&quot;family&quot;:&quot;Byholm&quot;,&quot;given&quot;:&quot;Patrik&quot;},{&quot;family&quot;:&quot;Kamath&quot;,&quot;given&quot;:&quot;Pauline L.&quot;},{&quot;family&quot;:&quot;Mirski&quot;,&quot;given&quot;:&quot;Paweł&quot;},{&quot;family&quot;:&quot;Palatitz&quot;,&quot;given&quot;:&quot;Peter&quot;},{&quot;family&quot;:&quot;Serroni&quot;,&quot;given&quot;:&quot;Pietro&quot;},{&quot;family&quot;:&quot;Raab&quot;,&quot;given&quot;:&quot;Rainer&quot;},{&quot;family&quot;:&quot;Buij&quot;,&quot;given&quot;:&quot;Ralph&quot;},{&quot;family&quot;:&quot;Žydelis&quot;,&quot;given&quot;:&quot;Ramūnas&quot;},{&quot;family&quot;:&quot;Nathan&quot;,&quot;given&quot;:&quot;Ran&quot;},{&quot;family&quot;:&quot;Bowie&quot;,&quot;given&quot;:&quot;Rauri C. K.&quot;},{&quot;family&quot;:&quot;Tsiakiris&quot;,&quot;given&quot;:&quot;Rigas&quot;},{&quot;family&quot;:&quot;Hatfield&quot;,&quot;given&quot;:&quot;Richard Stratton&quot;},{&quot;family&quot;:&quot;Harel&quot;,&quot;given&quot;:&quot;Roi&quot;},{&quot;family&quot;:&quot;Kroglund&quot;,&quot;given&quot;:&quot;Rolf T.&quot;},{&quot;family&quot;:&quot;Efrat&quot;,&quot;given&quot;:&quot;Ron&quot;},{&quot;family&quot;:&quot;Limiñana&quot;,&quot;given&quot;:&quot;Ruben&quot;},{&quot;family&quot;:&quot;Javed&quot;,&quot;given&quot;:&quot;Salim&quot;},{&quot;family&quot;:&quot;Marinković&quot;,&quot;given&quot;:&quot;Saša P.&quot;},{&quot;family&quot;:&quot;Rösner&quot;,&quot;given&quot;:&quot;Sascha&quot;},{&quot;family&quot;:&quot;Pekarsky&quot;,&quot;given&quot;:&quot;Sasha&quot;},{&quot;family&quot;:&quot;Kapila&quot;,&quot;given&quot;:&quot;Shiv R.&quot;},{&quot;family&quot;:&quot;Marin&quot;,&quot;given&quot;:&quot;Simeon A.&quot;},{&quot;family&quot;:&quot;Krejčí&quot;,&quot;given&quot;:&quot;Šimon&quot;},{&quot;family&quot;:&quot;Giokas&quot;,&quot;given&quot;:&quot;Sinos&quot;},{&quot;family&quot;:&quot;Tumanyan&quot;,&quot;given&quot;:&quot;Siranush&quot;},{&quot;family&quot;:&quot;Turjeman&quot;,&quot;given&quot;:&quot;Sondra&quot;},{&quot;family&quot;:&quot;Krüger&quot;,&quot;given&quot;:&quot;Sonja C.&quot;},{&quot;family&quot;:&quot;Ewing&quot;,&quot;given&quot;:&quot;Steven R.&quot;},{&quot;family&quot;:&quot;Stoychev&quot;,&quot;given&quot;:&quot;Stoycho&quot;},{&quot;family&quot;:&quot;Nikolov&quot;,&quot;given&quot;:&quot;Stoyan C.&quot;},{&quot;family&quot;:&quot;Qaneer&quot;,&quot;given&quot;:&quot;Tareq E.&quot;},{&quot;family&quot;:&quot;Spatz&quot;,&quot;given&quot;:&quot;Theresa&quot;},{&quot;family&quot;:&quot;Hadjikyriakou&quot;,&quot;given&quot;:&quot;Thomas G.&quot;},{&quot;family&quot;:&quot;Mueller&quot;,&quot;given&quot;:&quot;Thomas&quot;},{&quot;family&quot;:&quot;Katzner&quot;,&quot;given&quot;:&quot;Todd E.&quot;},{&quot;family&quot;:&quot;Aarvak&quot;,&quot;given&quot;:&quot;Tomas&quot;},{&quot;family&quot;:&quot;Veselovský&quot;,&quot;given&quot;:&quot;Tomáš&quot;},{&quot;family&quot;:&quot;Nygård&quot;,&quot;given&quot;:&quot;Torgeir&quot;},{&quot;family&quot;:&quot;Mellone&quot;,&quot;given&quot;:&quot;Ugo&quot;},{&quot;family&quot;:&quot;Väli&quot;,&quot;given&quot;:&quot;Ülo&quot;},{&quot;family&quot;:&quot;Sellis&quot;,&quot;given&quot;:&quot;Urmas&quot;},{&quot;family&quot;:&quot;Urios&quot;,&quot;given&quot;:&quot;Vicente&quot;},{&quot;family&quot;:&quot;Nemček&quot;,&quot;given&quot;:&quot;Vladimír&quot;},{&quot;family&quot;:&quot;Arkumarev&quot;,&quot;given&quot;:&quot;Volen&quot;},{&quot;family&quot;:&quot;Getz&quot;,&quot;given&quot;:&quot;Wayne M.&quot;},{&quot;family&quot;:&quot;Fiedler&quot;,&quot;given&quot;:&quot;Wolfgang&quot;},{&quot;family&quot;:&quot;Van den Bossche&quot;,&quot;given&quot;:&quot;Willem&quot;},{&quot;family&quot;:&quot;Lehnardt&quot;,&quot;given&quot;:&quot;Yael&quot;},{&quot;family&quot;:&quot;Jones&quot;,&quot;given&quot;:&quot;Victoria R.&quot;}],&quot;issued&quot;:{&quot;date-parts&quot;:[[&quot;2024&quot;,5,1]]}}}],&quot;schema&quot;:&quot;https://github.com/citation-style-language/schema/raw/master/csl-citation.json&quot;} RNDHbi8a6XqoO"/> <text:span text:style-name="T116">found</text:span> that mortality did not exhibit a linear relationship with human impact, underscoring the potential for more complex relationships between human activities and bird populations. <text:span text:style-name="T106">Understanding how the contrasting </text:span><text:span text:style-name="T120">seasonal </text:span><text:span text:style-name="T106">effects </text:span><text:span text:style-name="T120">we found </text:span><text:span text:style-name="T106">arises </text:span><text:span text:style-name="T120">will be crucial </text:span><text:span text:style-name="T106">to </text:span><text:span text:style-name="T121">better</text:span><text:span text:style-name="T106"> understand the drivers of bird decline.</text:span></text:p>
          <text:p text:style-name="P41"/>
        </text:list-item>
      </text:list>
      <text:h text:style-name="P32" text:outline-level="2"/>
      <text:h text:style-name="P33" text:outline-level="2">Litterature cited</text:h>
      <text:section text:style-name="Sect1" text:name="ZOTERO_BIBL {&quot;uncited&quot;:[],&quot;omitted&quot;:[],&quot;custom&quot;:[]} CSL_BIBLIOGRAPHY RND8XTKgRnnMs">
        <text:p text:style-name="Bibliography_20_1">Bascompte, J., Melián, C.J. &amp; Sala, E. (2005). Interaction strength combinations and the overfishing of a marine food web. <text:span text:style-name="T84">Proceedings of the National Academy of Sciences</text:span>, 102, 5443–5447.</text:p>
        <text:p text:style-name="Bibliography_20_1">Berlow, E.L., Neutel, A.-M., Cohen, J.E., Ruiter, P.C.D., Ebenman, B., Emmerson, M., <text:span text:style-name="T84">et al.</text:span> (2004). Interaction strengths in food webs: issues and opportunities. <text:span text:style-name="T84">Journal of Animal Ecology</text:span>, 73, 585–598.</text:p>
        <text:p text:style-name="Bibliography_20_1">Borrelli, J.J. (2015). Selection against instability: stable subgraphs are most frequent in empirical food webs. <text:span text:style-name="T84">Oikos</text:span>, 124, 1583–1588.</text:p>
        <text:p text:style-name="Bibliography_20_1">Brose, U., Jonsson, T., Berlow, E.L., Warren, P., Banasek-Richter, C., Bersier, L.-F., <text:span text:style-name="T84">et al.</text:span> (2006). Consumer–Resource Body-Size Relationships in Natural Food Webs. <text:span text:style-name="T84">Ecology</text:span>, 87, 2411–2417.</text:p>
        <text:p text:style-name="Bibliography_20_1">Cazelles, K., Araújo, M.B., Mouquet, N. &amp; Gravel, D. (2016). A theory for species co-occurrence in interaction networks. <text:span text:style-name="T84">Theor Ecol</text:span>, 9, 39–48.</text:p>
        <text:p text:style-name="Bibliography_20_1">Chase, J.M. &amp; Leibold, M.A. (2003). <text:span text:style-name="T84">Ecological Niches: Linking Classical and Contemporary Approaches</text:span>. University of Chicago Press.</text:p>
        <text:p text:style-name="Bibliography_20_1">Chesson, P. (2000). Mechanisms of Maintenance of Species Diversity. <text:span text:style-name="T84">Annual Review of Ecology and Systematics</text:span>, 31, 343–366.</text:p>
        <text:p text:style-name="Bibliography_20_1">Cirtwill, A.R., Dalla Riva, G.V., Gaiarsa, M.P., Bimler, M.D., Cagua, E.F., Coux, C., <text:span text:style-name="T84">et al.</text:span> (2018). A review of species role concepts in food webs. <text:span text:style-name="T84">Food Webs</text:span>, 16, e00093.</text:p>
        <text:p text:style-name="Bibliography_20_1">Dehling, D.M. &amp; Stouffer, D.B. (2018). Bringing the Eltonian niche into functional diversity. <text:span text:style-name="T84">Oikos</text:span>, 127, 1711–1723.</text:p>
        <text:p text:style-name="Bibliography_20_1">Duffy, J.E. (2002). Biodiversity and ecosystem function: the consumer connection. <text:span text:style-name="T84">Oikos</text:span>, 99, 201–219.</text:p>
        <text:p text:style-name="Bibliography_20_1">Galiana, N., Lurgi, M., Claramunt-López, B., Fortin, M.-J., Leroux, S., Cazelles, K., <text:span text:style-name="T84">et al.</text:span> (2018). The spatial scaling of species interaction networks. <text:span text:style-name="T84">Nat Ecol Evol</text:span>, 2, 782–790.</text:p>
        <text:p text:style-name="Bibliography_20_1">Gómez, J.M., Verdú, M. &amp; Perfectti, F. (2010). Ecological interactions are evolutionarily conserved across the entire tree of life. <text:span text:style-name="T84">Nature</text:span>, 465, 918–921.</text:p>
        <text:p text:style-name="Bibliography_20_1">Gomulkiewicz, R., Thompson, J.N., Holt, R.D., Nuismer, S.L. &amp; Hochberg, M.E. (2000). Hot Spots, Cold Spots, and the Geographic Mosaic Theory of Coevolution. <text:span text:style-name="T84">The American Naturalist</text:span>, 156, 156–174.</text:p>
        <text:p text:style-name="Bibliography_20_1">Grilli, J., Adorisio, M., Suweis, S., Barabás, G., Banavar, J.R., Allesina, S., <text:span text:style-name="T84">et al.</text:span> (2017). Feasibility and coexistence of large ecological communities. <text:span text:style-name="T84">Nat Commun</text:span>, 8, 14389.</text:p>
        <text:p text:style-name="Bibliography_20_1">Guo, F., Buler, J.J., Smolinsky, J.A. &amp; Wilcove, D.S. (2024). Seasonal patterns and protection status of stopover hotspots for migratory landbirds in the eastern United States. <text:span text:style-name="T84">Current Biology</text:span>, 34, 235-244.e3.</text:p>
        <text:p text:style-name="Bibliography_20_1">Henry, E., Santini, L., Huijbregts, M.A.J. &amp; Benítez-López, A. (2023). Unveiling the environmental drivers of intraspecific body size variation in terrestrial vertebrates. <text:span text:style-name="T84">Global Ecology and Biogeography</text:span>, 32, 267–280.</text:p>
        <text:p text:style-name="Bibliography_20_1">Holt, R.D. (2009). Bringing the Hutchinsonian niche into the 21st century: Ecological and evolutionary perspectives. <text:span text:style-name="T84">PNAS</text:span>, 106, 19659–19665.</text:p>
        <text:p text:style-name="Bibliography_20_1">Hortal, J., de Bello, F., Diniz-Filho, J.A.F., Lewinsohn, T.M., Lobo, J.M. &amp; Ladle, R.J. (2015). Seven Shortfalls that Beset Large-Scale Knowledge of Biodiversity. <text:span text:style-name="T84">Annu. Rev. Ecol. Evol. Syst.</text:span>, 46, 523–549.</text:p>
        <text:p text:style-name="Bibliography_20_1">Isaac, N.J.B., Jarzyna, M.A., Keil, P., Dambly, L.I., Boersch-Supan, P.H., Browning, E., <text:span text:style-name="T84">et al.</text:span> (2020). Data Integration for Large-Scale Models of Species Distributions. <text:span text:style-name="T84">Trends in Ecology &amp; Evolution</text:span>, 35, 56–67.</text:p>
        <text:p text:style-name="Bibliography_20_1"><text:soft-page-break/>Keddy, P.A. (1992). Assembly and response rules: two goals for predictive community ecology. <text:span text:style-name="T84">Journal of Vegetation Science</text:span>, 3, 157–164.</text:p>
        <text:p text:style-name="Bibliography_20_1">Kirby, J.S., Stattersfield, A.J., Butchart, S.H.M., Evans, M.I., Grimmett, R.F.A., Jones, V.R., <text:span text:style-name="T84">et al.</text:span> (2008). Key conservation issues for migratory land- and waterbird species on the world’s major flyways. <text:span text:style-name="T84">Bird Conservation International</text:span>, 18, S49–S73.</text:p>
        <text:p text:style-name="Bibliography_20_1">Laigle, I., Aubin, I., Digel, C., Brose, U., Boulangeat, I. &amp; Gravel, D. (2018). Species traits as drivers of food web structure. <text:span text:style-name="T84">Oikos</text:span>, 127, 316–326.</text:p>
        <text:p text:style-name="Bibliography_20_1">Leung, B., Hudgins, E.J., Potapova, A. &amp; Ruiz-Jaen, M.C. (2019). A new baseline for countrywide α-diversity and species distributions: illustration using &gt;6,000 plant species in Panama. <text:span text:style-name="T84">Ecological Applications</text:span>, 29, e01866.</text:p>
        <text:p text:style-name="Bibliography_20_1">Li, J., Luo, M., Wang, S., Gauzens, B., Hirt, M.R., Rosenbaum, B., <text:span text:style-name="T84">et al.</text:span> (2023). A size-constrained feeding-niche model distinguishes predation patterns between aquatic and terrestrial food webs. <text:span text:style-name="T84">Ecology Letters</text:span>, 26, 76–86.</text:p>
        <text:p text:style-name="Bibliography_20_1">McDonald-Madden, E., Sabbadin, R., Game, E.T., Baxter, P.W.J., Chadès, I. &amp; Possingham, H.P. (2016). Using food-web theory to conserve ecosystems. <text:span text:style-name="T84">Nat Commun</text:span>, 7, 1–8.</text:p>
        <text:p text:style-name="Bibliography_20_1">McMeans, B.C., McCann, K.S., Humphries, M., Rooney, N. &amp; Fisk, A.T. (2015). Food Web Structure in Temporally-Forced Ecosystems. <text:span text:style-name="T84">Trends in Ecology &amp; Evolution</text:span>, 30, 662–672.</text:p>
        <text:p text:style-name="Bibliography_20_1">Morales-Castilla, I., Matias, M.G., Gravel, D. &amp; Araújo, M.B. (2015). Inferring biotic interactions from proxies. <text:span text:style-name="T84">Trends in Ecology &amp; Evolution</text:span>, 30, 347–356.</text:p>
        <text:p text:style-name="Bibliography_20_1">Pichler, M. &amp; Hartig, F. (2023). Machine learning and deep learning—A review for ecologists. <text:span text:style-name="T84">Methods in Ecology and Evolution</text:span>, 14, 994–1016.</text:p>
        <text:p text:style-name="Bibliography_20_1">Poisot, T., Stouffer, D.B. &amp; Gravel, D. (2015). Beyond species: why ecological interaction networks vary through space and time. <text:span text:style-name="T84">Oikos</text:span>, 124, 243–251.</text:p>
        <text:p text:style-name="Bibliography_20_1">Ruiter, P.C. de, Neutel, A.-M. &amp; Moore, J.C. (1995). Energetics, Patterns of Interaction Strengths, and Stability in Real Ecosystems. <text:span text:style-name="T84">Science</text:span>, 269, 1257–1260.</text:p>
        <text:p text:style-name="Bibliography_20_1">Runge, C.A., Watson, J.E.M., Butchart, S.H.M., Hanson, J.O., Possingham, H.P. &amp; Fuller, R.A. (2015). Protected areas and global conservation of migratory birds. <text:span text:style-name="T84">Science</text:span>, 350, 1255–1258.</text:p>
        <text:p text:style-name="Bibliography_20_1">Rushing, C.S., Hostetler, J.A., Sillett, T.S., Marra, P.P., Rotenberg, J.A. &amp; Ryder, T.B. (2017). Spatial and temporal drivers of avian population dynamics across the annual cycle. <text:span text:style-name="T84">Ecology</text:span>, 98, 2837–2850.</text:p>
        <text:p text:style-name="Bibliography_20_1">Serratosa, J., Oppel, S., Rotics, S., Santangeli, A., Butchart, S.H.M., Cano-Alonso, L.S., <text:span text:style-name="T84">et al.</text:span> (2024). Tracking data highlight the importance of human-induced mortality for large migratory birds at a flyway scale. <text:span text:style-name="T84">Biological Conservation</text:span>, 293, 110525.</text:p>
        <text:p text:style-name="Bibliography_20_1">Somveille, M., Manica, A. &amp; Rodrigues, A.S.L. (2019). Where the wild birds go: explaining the differences in migratory destinations across terrestrial bird species. <text:span text:style-name="T84">Ecography</text:span>, 42, 225–236.</text:p>
        <text:p text:style-name="Bibliography_20_1">Stouffer, D.B., Sales-Pardo, M., Sirer, M.I. &amp; Bascompte, J. (2012). Evolutionary Conservation of Species’ Roles in Food Webs. <text:span text:style-name="T84">Science</text:span>, 335, 1489–1492.</text:p>
        <text:p text:style-name="Bibliography_20_1">Takimoto, G. &amp; Post, D.M. (2013). Environmental determinants of food-chain length: a meta-analysis. <text:span text:style-name="T84">Ecol Res</text:span>, 28, 675–681.</text:p>
        <text:p text:style-name="Bibliography_20_1">Wilcove, D.S. &amp; Wikelski, M. (2008). Going, Going, Gone: Is Animal Migration Disappearing. <text:span text:style-name="T84">PLOS Biology</text:span>, 6, e188.</text:p>
        <text:p text:style-name="Bibliography_20_1">Winger, B.M., Auteri, G.G., Pegan, T.M. &amp; Weeks, B.C. (2019). A long winter for the Red Queen: rethinking the evolution of seasonal migration. <text:span text:style-name="T84">Biological Reviews</text:span>, 94, 737–752.</text:p>
        <text:p text:style-name="Bibliography_20_1">Wootton, J.T. &amp; Emmerson, M. (2005). Measurement of Interaction Strength in Nature. <text:span text:style-name="T84">Annual Review of Ecology, Evolution, and Systematics</text:span>, 36, 419–444.</text:p>
        <text:p text:style-name="Bibliography_20_1"><text:soft-page-break/>Zhang, W., Wei, J. &amp; Xu, Y. (2023). Prioritizing global conservation of migratory birds over their migration network. <text:span text:style-name="T84">One Earth</text:span>, 6, 1340–1349.</text:p>
        <text:p text:style-name="Bibliography_20_1">Zurell, D., Zimmermann, N.E., Gross, H., Baltensweiler, A., Sattler, T. &amp; Wüest, R.O. (2020). Testing species assemblage predictions from stacked and joint species distribution models. <text:span text:style-name="T84">Journal of Biogeography</text:span>, 47, 101–113.</text:p>
      </text:section>
      <text:p text:style-name="Text_20_body"/>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CA"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CA"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200%"/>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4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2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Bibliography_20_1" style:display-name="Bibliography 1" style:family="paragraph" style:parent-style-name="Index" style:class="index">
      <style:paragraph-properties fo:margin-left="1.27cm" fo:margin-right="0cm" fo:margin-top="0cm" fo:margin-bottom="0cm" style:contextual-spacing="false" style:line-height-at-least="0.423cm" fo:text-indent="-1.27cm" style:auto-text-indent="false">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Default_20_Paragraph_20_Font" style:display-name="Default Paragraph Font" style:family="text"/>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2.54cm" fo:margin-right="2.5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Dominique Caron</meta:initial-creator>
    <meta:creation-date>2024-02-05T13:47:40.883374140</meta:creation-date>
    <meta:generator>LibreOffice/24.2.3.2$Linux_X86_64 LibreOffice_project/420$Build-2</meta:generator>
    <dc:date>2024-06-04T11:19:14.006153215</dc:date>
    <dc:creator>Dominique Caron</dc:creator>
    <meta:editing-duration>PT4H49M52S</meta:editing-duration>
    <meta:editing-cycles>28</meta:editing-cycles>
    <meta:document-statistic meta:table-count="1" meta:image-count="0" meta:object-count="0" meta:page-count="15" meta:paragraph-count="113" meta:word-count="4095" meta:character-count="27901" meta:non-whitespace-character-count="23956"/>
    <meta:user-defined meta:name="ZOTERO_PREF_1">&lt;data data-version="3" zotero-version="6.0.35"&gt;&lt;session id="7Q3u2bHt"/&gt;&lt;style id="http://www.zotero.org/styles/ecology-letters" hasBibliography="1" bibliographyStyleHasBeenSet="1"/&gt;&lt;prefs&gt;&lt;pref name="fieldType" value="ReferenceMark"/&gt;&lt;/prefs&gt;&lt;/data&gt;</meta:user-defined>
  </office:meta>
</office:document-meta>
</file>